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61pt"/>
    </style:style>
    <style:style style:name="ro1" style:family="table-row">
      <style:table-row-properties style:row-height="35.49pt" fo:break-before="auto" style:use-optimal-row-height="true"/>
    </style:style>
    <style:style style:name="ro2" style:family="table-row">
      <style:table-row-properties style:row-height="81.3pt" fo:break-before="auto" style:use-optimal-row-height="true"/>
    </style:style>
    <style:style style:name="ro3" style:family="table-row">
      <style:table-row-properties style:row-height="92.75pt" fo:break-before="auto" style:use-optimal-row-height="true"/>
    </style:style>
    <style:style style:name="ro4" style:family="table-row">
      <style:table-row-properties style:row-height="58.39pt" fo:break-before="auto" style:use-optimal-row-height="true"/>
    </style:style>
    <style:style style:name="ro5" style:family="table-row">
      <style:table-row-properties style:row-height="69.85pt" fo:break-before="auto" style:use-optimal-row-height="true"/>
    </style:style>
    <style:style style:name="ro6" style:family="table-row">
      <style:table-row-properties style:row-height="46.94pt" fo:break-before="auto" style:use-optimal-row-height="true"/>
    </style:style>
    <style:style style:name="ro7" style:family="table-row">
      <style:table-row-properties style:row-height="24.04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26.5pt" fo:break-before="auto" style:use-optimal-row-height="true"/>
    </style:style>
    <style:style style:name="ro10" style:family="table-row">
      <style:table-row-properties style:row-height="15.05pt" fo:break-before="auto" style:use-optimal-row-height="true"/>
    </style:style>
    <style:style style:name="ro11" style:family="table-row">
      <style:table-row-properties style:row-height="28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SO 639-2 Code</text:p>
          </table:table-cell>
          <table:table-cell table:style-name="ce1" office:value-type="string" calcext:value-type="string">
            <text:p>ISO 639-1 Code</text:p>
          </table:table-cell>
          <table:table-cell table:style-name="ce1" office:value-type="string" calcext:value-type="string">
            <text:p>English name of Language</text:p>
          </table:table-cell>
          <table:table-cell table:style-name="ce1" office:value-type="string" calcext:value-type="string">
            <text:p>French name of Language</text:p>
          </table:table-cell>
          <table:table-cell table:style-name="ce1" office:value-type="string" calcext:value-type="string">
            <text:p>German name of Langu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  <table:table-cell office:value-type="string" calcext:value-type="string">
            <text:p>Kirchenslawisch</text:p>
          </table:table-cell>
          <table:table-cell table:formula="of:=LEN([.A2])" office:value-type="float" office:value="3" calcext:value-type="float">
            <text:p>3</text:p>
          </table:table-cell>
          <table:table-cell table:formula="of:=LEN([.C2])"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  <table:table-cell office:value-type="string" calcext:value-type="string">
            <text:p>Aramäisch</text:p>
          </table:table-cell>
          <table:table-cell table:formula="of:=LEN([.A3])" office:value-type="float" office:value="3" calcext:value-type="float">
            <text:p>3</text:p>
          </table:table-cell>
          <table:table-cell table:formula="of:=LEN([.C3])" office:value-type="float" office:value="62" calcext:value-type="float">
            <text:p>62</text:p>
          </table:table-cell>
        </table:table-row>
        <table:table-row table:style-name="ro4"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  <table:table-cell office:value-type="string" calcext:value-type="string">
            <text:p>Interlingua</text:p>
          </table:table-cell>
          <table:table-cell table:formula="of:=LEN([.A4])" office:value-type="float" office:value="3" calcext:value-type="float">
            <text:p>3</text:p>
          </table:table-cell>
          <table:table-cell table:formula="of:=LEN([.C4])" office:value-type="float" office:value="58" calcext:value-type="float">
            <text:p>58</text:p>
          </table:table-cell>
        </table:table-row>
        <table:table-row table:style-name="ro4">
          <table:table-cell office:value-type="string" calcext:value-type="string">
            <text:p>nw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  <table:table-cell office:value-type="string" calcext:value-type="string">
            <text:p>Alt-Newari</text:p>
          </table:table-cell>
          <table:table-cell table:formula="of:=LEN([.A5])" office:value-type="float" office:value="3" calcext:value-type="float">
            <text:p>3</text:p>
          </table:table-cell>
          <table:table-cell table:formula="of:=LEN([.C5])" office:value-type="float" office:value="51" calcext:value-type="float">
            <text:p>51</text:p>
          </table:table-cell>
        </table:table-row>
        <table:table-row table:style-name="ro5">
          <table:table-cell office:value-type="string" calcext:value-type="string">
            <text:p>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ovençal, Old (to 1500);Occitan, Old (to 1500)</text:p>
          </table:table-cell>
          <table:table-cell office:value-type="string" calcext:value-type="string">
            <text:p>provençal ancien (jusqu'à 1500); occitan ancien (jusqu'à 1500)</text:p>
          </table:table-cell>
          <table:table-cell office:value-type="string" calcext:value-type="string">
            <text:p>Altokzitanisch</text:p>
          </table:table-cell>
          <table:table-cell table:formula="of:=LEN([.A6])" office:value-type="float" office:value="3" calcext:value-type="float">
            <text:p>3</text:p>
          </table:table-cell>
          <table:table-cell table:formula="of:=LEN([.C6])" office:value-type="float" office:value="47" calcext:value-type="float">
            <text:p>47</text:p>
          </table:table-cell>
        </table:table-row>
        <table:table-row table:style-name="ro6">
          <table:table-cell office:value-type="string" calcext:value-type="string">
            <text:p>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  <table:table-cell office:value-type="string" calcext:value-type="string">
            <text:p>Niederdeutsch</text:p>
          </table:table-cell>
          <table:table-cell table:formula="of:=LEN([.A7])" office:value-type="float" office:value="3" calcext:value-type="float">
            <text:p>3</text:p>
          </table:table-cell>
          <table:table-cell table:formula="of:=LEN([.C7])" office:value-type="float" office:value="46" calcext:value-type="float">
            <text:p>46</text:p>
          </table:table-cell>
        </table:table-row>
        <table:table-row table:style-name="ro6">
          <table:table-cell office:value-type="string" calcext:value-type="string">
            <text:p>zz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ki</text:p>
          </table:table-cell>
          <table:table-cell table:formula="of:=LEN([.A8])" office:value-type="float" office:value="3" calcext:value-type="float">
            <text:p>3</text:p>
          </table:table-cell>
          <table:table-cell table:formula="of:=LEN([.C8])" office:value-type="float" office:value="46" calcext:value-type="float">
            <text:p>46</text:p>
          </table:table-cell>
        </table:table-row>
        <table:table-row table:style-name="ro4">
          <table:table-cell office:value-type="string" calcext:value-type="string">
            <text:p>hi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  <table:table-cell office:value-type="string" calcext:value-type="string">
            <text:p>Himachali</text:p>
          </table:table-cell>
          <table:table-cell table:formula="of:=LEN([.A9])" office:value-type="float" office:value="3" calcext:value-type="float">
            <text:p>3</text:p>
          </table:table-cell>
          <table:table-cell table:formula="of:=LEN([.C9])" office:value-type="float" office:value="45" calcext:value-type="float">
            <text:p>45</text:p>
          </table:table-cell>
        </table:table-row>
        <table:table-row table:style-name="ro6">
          <table:table-cell office:value-type="string" calcext:value-type="string">
            <text:p>a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  <table:table-cell office:value-type="string" calcext:value-type="string">
            <text:p>Asturisch</text:p>
          </table:table-cell>
          <table:table-cell table:formula="of:=LEN([.A10])" office:value-type="float" office:value="3" calcext:value-type="float">
            <text:p>3</text:p>
          </table:table-cell>
          <table:table-cell table:formula="of:=LEN([.C10])" office:value-type="float" office:value="38" calcext:value-type="float">
            <text:p>38</text:p>
          </table:table-cell>
        </table:table-row>
        <table:table-row table:style-name="ro6">
          <table:table-cell office:value-type="string" calcext:value-type="string">
            <text:p>c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, Portuguese-based</text:p>
          </table:table-cell>
          <table:table-cell office:value-type="string" calcext:value-type="string">
            <text:p>créoles et pidgins basés sur le portugais</text:p>
          </table:table-cell>
          <table:table-cell office:value-type="string" calcext:value-type="string">
            <text:p>Kreolisch-Portugiesisch (Andere)</text:p>
          </table:table-cell>
          <table:table-cell table:formula="of:=LEN([.A11])" office:value-type="float" office:value="3" calcext:value-type="float">
            <text:p>3</text:p>
          </table:table-cell>
          <table:table-cell table:formula="of:=LEN([.C11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  <table:table-cell office:value-type="string" calcext:value-type="string">
            <text:p>Nynorsk</text:p>
          </table:table-cell>
          <table:table-cell table:formula="of:=LEN([.A12])" office:value-type="float" office:value="3" calcext:value-type="float">
            <text:p>3</text:p>
          </table:table-cell>
          <table:table-cell table:formula="of:=LEN([.C12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r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  <table:table-cell office:value-type="string" calcext:value-type="string">
            <text:p>Aromunisch</text:p>
          </table:table-cell>
          <table:table-cell table:formula="of:=LEN([.A13])" office:value-type="float" office:value="3" calcext:value-type="float">
            <text:p>3</text:p>
          </table:table-cell>
          <table:table-cell table:formula="of:=LEN([.C13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z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  <table:table-cell office:value-type="string" calcext:value-type="string">
            <text:p>Kein linguistischer Inhalt</text:p>
          </table:table-cell>
          <table:table-cell table:formula="of:=LEN([.A14])" office:value-type="float" office:value="3" calcext:value-type="float">
            <text:p>3</text:p>
          </table:table-cell>
          <table:table-cell table:formula="of:=LEN([.C14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  <table:table-cell office:value-type="string" calcext:value-type="string">
            <text:p>Bokmål</text:p>
          </table:table-cell>
          <table:table-cell table:formula="of:=LEN([.A15])" office:value-type="float" office:value="3" calcext:value-type="float">
            <text:p>3</text:p>
          </table:table-cell>
          <table:table-cell table:formula="of:=LEN([.C1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  <table:table-cell office:value-type="string" calcext:value-type="string">
            <text:p>Kreolisch-Englisch (Andere)</text:p>
          </table:table-cell>
          <table:table-cell table:formula="of:=LEN([.A16])" office:value-type="float" office:value="3" calcext:value-type="float">
            <text:p>3</text:p>
          </table:table-cell>
          <table:table-cell table:formula="of:=LEN([.C16])" office:value-type="float" office:value="34" calcext:value-type="float">
            <text:p>34</text:p>
          </table:table-cell>
        </table:table-row>
        <table:table-row table:style-name="ro6">
          <table:table-cell office:value-type="string" calcext:value-type="string">
            <text:p>g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  <table:table-cell office:value-type="string" calcext:value-type="string">
            <text:p>Mittelhochdeutsch</text:p>
          </table:table-cell>
          <table:table-cell table:formula="of:=LEN([.A17])" office:value-type="float" office:value="3" calcext:value-type="float">
            <text:p>3</text:p>
          </table:table-cell>
          <table:table-cell table:formula="of:=LEN([.C17])"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c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  <table:table-cell office:value-type="string" calcext:value-type="string">
            <text:p>Indianersprachen, Zentralamerika (Andere)</text:p>
          </table:table-cell>
          <table:table-cell table:formula="of:=LEN([.A18])" office:value-type="float" office:value="3" calcext:value-type="float">
            <text:p>3</text:p>
          </table:table-cell>
          <table:table-cell table:formula="of:=LEN([.C1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, French-based</text:p>
          </table:table-cell>
          <table:table-cell office:value-type="string" calcext:value-type="string">
            <text:p>créoles et pidgins basés sur le français</text:p>
          </table:table-cell>
          <table:table-cell office:value-type="string" calcext:value-type="string">
            <text:p>Kreolisch-Französisch (Andere)</text:p>
          </table:table-cell>
          <table:table-cell table:formula="of:=LEN([.A19])" office:value-type="float" office:value="3" calcext:value-type="float">
            <text:p>3</text:p>
          </table:table-cell>
          <table:table-cell table:formula="of:=LEN([.C19])" office:value-type="float" office:value="33" calcext:value-type="float">
            <text:p>33</text:p>
          </table:table-cell>
        </table:table-row>
        <table:table-row table:style-name="ro6">
          <table:table-cell office:value-type="string" calcext:value-type="string">
            <text:p>gs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  <table:table-cell office:value-type="string" calcext:value-type="string">
            <text:p>Schweizerdeutsch</text:p>
          </table:table-cell>
          <table:table-cell table:formula="of:=LEN([.A20])" office:value-type="float" office:value="3" calcext:value-type="float">
            <text:p>3</text:p>
          </table:table-cell>
          <table:table-cell table:formula="of:=LEN([.C2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zb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  <table:table-cell office:value-type="string" calcext:value-type="string">
            <text:p>Bliss-Symbol</text:p>
          </table:table-cell>
          <table:table-cell table:formula="of:=LEN([.A21])" office:value-type="float" office:value="3" calcext:value-type="float">
            <text:p>3</text:p>
          </table:table-cell>
          <table:table-cell table:formula="of:=LEN([.C21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  <table:table-cell office:value-type="string" calcext:value-type="string">
            <text:p>Limburgisch</text:p>
          </table:table-cell>
          <table:table-cell table:formula="of:=LEN([.A22])" office:value-type="float" office:value="3" calcext:value-type="float">
            <text:p>3</text:p>
          </table:table-cell>
          <table:table-cell table:formula="of:=LEN([.C22])" office:value-type="float" office:value="32" calcext:value-type="float">
            <text:p>32</text:p>
          </table:table-cell>
        </table:table-row>
        <table:table-row table:style-name="ro6">
          <table:table-cell office:value-type="string" calcext:value-type="string">
            <text:p>n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  <table:table-cell office:value-type="string" calcext:value-type="string">
            <text:p>Indianersprachen, Nordamerika (Andere)</text:p>
          </table:table-cell>
          <table:table-cell table:formula="of:=LEN([.A23])" office:value-type="float" office:value="3" calcext:value-type="float">
            <text:p>3</text:p>
          </table:table-cell>
          <table:table-cell table:formula="of:=LEN([.C23])" office:value-type="float" office:value="31" calcext:value-type="float">
            <text:p>31</text:p>
          </table:table-cell>
        </table:table-row>
        <table:table-row table:style-name="ro6">
          <table:table-cell office:value-type="string" calcext:value-type="string">
            <text:p>s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th American Indian languages</text:p>
          </table:table-cell>
          <table:table-cell office:value-type="string" calcext:value-type="string">
            <text:p>sud-amérindiennes, langues</text:p>
          </table:table-cell>
          <table:table-cell office:value-type="string" calcext:value-type="string">
            <text:p>Indianersprachen, Südamerika (Andere)</text:p>
          </table:table-cell>
          <table:table-cell table:formula="of:=LEN([.A24])" office:value-type="float" office:value="3" calcext:value-type="float">
            <text:p>3</text:p>
          </table:table-cell>
          <table:table-cell table:formula="of:=LEN([.C24])" office:value-type="float" office:value="31" calcext:value-type="float">
            <text:p>31</text:p>
          </table:table-cell>
        </table:table-row>
        <table:table-row table:style-name="ro6">
          <table:table-cell office:value-type="string" calcext:value-type="string">
            <text:p>cr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  <table:table-cell office:value-type="string" calcext:value-type="string">
            <text:p>Krimtatarisch</text:p>
          </table:table-cell>
          <table:table-cell table:formula="of:=LEN([.A25])" office:value-type="float" office:value="3" calcext:value-type="float">
            <text:p>3</text:p>
          </table:table-cell>
          <table:table-cell table:formula="of:=LEN([.C2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  <table:table-cell office:value-type="string" calcext:value-type="string">
            <text:p>Althochdeutsch</text:p>
          </table:table-cell>
          <table:table-cell table:formula="of:=LEN([.A26])" office:value-type="float" office:value="3" calcext:value-type="float">
            <text:p>3</text:p>
          </table:table-cell>
          <table:table-cell table:formula="of:=LEN([.C26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e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  <table:table-cell office:value-type="string" calcext:value-type="string">
            <text:p>Altpersisch</text:p>
          </table:table-cell>
          <table:table-cell table:formula="of:=LEN([.A27])" office:value-type="float" office:value="3" calcext:value-type="float">
            <text:p>3</text:p>
          </table:table-cell>
          <table:table-cell table:formula="of:=LEN([.C27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  <table:table-cell office:value-type="string" calcext:value-type="string">
            <text:p>Rarotonganisch</text:p>
          </table:table-cell>
          <table:table-cell table:formula="of:=LEN([.A28])" office:value-type="float" office:value="3" calcext:value-type="float">
            <text:p>3</text:p>
          </table:table-cell>
          <table:table-cell table:formula="of:=LEN([.C28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um (B)</text:p>
            <text:p>ron (T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  <table:table-cell office:value-type="string" calcext:value-type="string">
            <text:p>Rumänisch</text:p>
          </table:table-cell>
          <table:table-cell table:formula="of:=LEN([.A29])" office:value-type="float" office:value="15" calcext:value-type="float">
            <text:p>15</text:p>
          </table:table-cell>
          <table:table-cell table:formula="of:=LEN([.C29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um (B)</text:p>
            <text:p>ron (T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  <table:table-cell office:value-type="string" calcext:value-type="string">
            <text:p>Rumänisch</text:p>
          </table:table-cell>
          <table:table-cell table:formula="of:=LEN([.A30])" office:value-type="float" office:value="15" calcext:value-type="float">
            <text:p>15</text:p>
          </table:table-cell>
          <table:table-cell table:formula="of:=LEN([.C30])" office:value-type="float" office:value="29" calcext:value-type="float">
            <text:p>29</text:p>
          </table:table-cell>
        </table:table-row>
        <table:table-row table:style-name="ro6">
          <table:table-cell office:value-type="string" calcext:value-type="string">
            <text:p>fr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  <table:table-cell office:value-type="string" calcext:value-type="string">
            <text:p>Mittelfranzösisch</text:p>
          </table:table-cell>
          <table:table-cell table:formula="of:=LEN([.A31])" office:value-type="float" office:value="3" calcext:value-type="float">
            <text:p>3</text:p>
          </table:table-cell>
          <table:table-cell table:formula="of:=LEN([.C3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  <table:table-cell office:value-type="string" calcext:value-type="string">
            <text:p>Ndebele-Sprache (Transvaal)</text:p>
          </table:table-cell>
          <table:table-cell table:formula="of:=LEN([.A32])" office:value-type="float" office:value="3" calcext:value-type="float">
            <text:p>3</text:p>
          </table:table-cell>
          <table:table-cell table:formula="of:=LEN([.C32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  <table:table-cell office:value-type="string" calcext:value-type="string">
            <text:p>Ndebele-Sprache (Simbabwe)</text:p>
          </table:table-cell>
          <table:table-cell table:formula="of:=LEN([.A33])" office:value-type="float" office:value="3" calcext:value-type="float">
            <text:p>3</text:p>
          </table:table-cell>
          <table:table-cell table:formula="of:=LEN([.C3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  <table:table-cell office:value-type="string" calcext:value-type="string">
            <text:p>Mittelniederländisch</text:p>
          </table:table-cell>
          <table:table-cell table:formula="of:=LEN([.A34])" office:value-type="float" office:value="3" calcext:value-type="float">
            <text:p>3</text:p>
          </table:table-cell>
          <table:table-cell table:formula="of:=LEN([.C34])" office:value-type="float" office:value="28" calcext:value-type="float">
            <text:p>28</text:p>
          </table:table-cell>
        </table:table-row>
        <table:table-row table:style-name="ro6"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  <table:table-cell office:value-type="string" calcext:value-type="string">
            <text:p>Luxemburgisch</text:p>
          </table:table-cell>
          <table:table-cell table:formula="of:=LEN([.A35])" office:value-type="float" office:value="3" calcext:value-type="float">
            <text:p>3</text:p>
          </table:table-cell>
          <table:table-cell table:formula="of:=LEN([.C35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s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  <table:table-cell office:value-type="string" calcext:value-type="string">
            <text:p>Pedi-Sprache</text:p>
          </table:table-cell>
          <table:table-cell table:formula="of:=LEN([.A36])" office:value-type="float" office:value="3" calcext:value-type="float">
            <text:p>3</text:p>
          </table:table-cell>
          <table:table-cell table:formula="of:=LEN([.C36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  <table:table-cell office:value-type="string" calcext:value-type="string">
            <text:p>Osmanisch</text:p>
          </table:table-cell>
          <table:table-cell table:formula="of:=LEN([.A37])" office:value-type="float" office:value="3" calcext:value-type="float">
            <text:p>3</text:p>
          </table:table-cell>
          <table:table-cell table:formula="of:=LEN([.C3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n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  <table:table-cell office:value-type="string" calcext:value-type="string">
            <text:p>Mittelenglisch</text:p>
          </table:table-cell>
          <table:table-cell table:formula="of:=LEN([.A38])" office:value-type="float" office:value="3" calcext:value-type="float">
            <text:p>3</text:p>
          </table:table-cell>
          <table:table-cell table:formula="of:=LEN([.C38])" office:value-type="float" office:value="27" calcext:value-type="float">
            <text:p>27</text:p>
          </table:table-cell>
        </table:table-row>
        <table:table-row table:style-name="ro6">
          <table:table-cell office:value-type="string" calcext:value-type="string">
            <text:p>n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  <table:table-cell office:value-type="string" calcext:value-type="string">
            <text:p>Nigerkordofanische Sprachen (Andere)</text:p>
          </table:table-cell>
          <table:table-cell table:formula="of:=LEN([.A39])" office:value-type="float" office:value="3" calcext:value-type="float">
            <text:p>3</text:p>
          </table:table-cell>
          <table:table-cell table:formula="of:=LEN([.C39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g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  <table:table-cell table:style-name="ce3"/>
          <table:table-cell table:formula="of:=LEN([.A40])" office:value-type="float" office:value="3" calcext:value-type="float">
            <text:p>3</text:p>
          </table:table-cell>
          <table:table-cell table:formula="of:=LEN([.C4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  <table:table-cell office:value-type="string" calcext:value-type="string">
            <text:p>Altenglisch</text:p>
          </table:table-cell>
          <table:table-cell table:formula="of:=LEN([.A41])" office:value-type="float" office:value="3" calcext:value-type="float">
            <text:p>3</text:p>
          </table:table-cell>
          <table:table-cell table:formula="of:=LEN([.C41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  <table:table-cell office:value-type="string" calcext:value-type="string">
            <text:p>Maledivisch</text:p>
          </table:table-cell>
          <table:table-cell table:formula="of:=LEN([.A42])" office:value-type="float" office:value="3" calcext:value-type="float">
            <text:p>3</text:p>
          </table:table-cell>
          <table:table-cell table:formula="of:=LEN([.C42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  <table:table-cell office:value-type="string" calcext:value-type="string">
            <text:p>Altfranzösisch</text:p>
          </table:table-cell>
          <table:table-cell table:formula="of:=LEN([.A43])" office:value-type="float" office:value="3" calcext:value-type="float">
            <text:p>3</text:p>
          </table:table-cell>
          <table:table-cell table:formula="of:=LEN([.C4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  <table:table-cell office:value-type="string" calcext:value-type="string">
            <text:p>Griechisch</text:p>
          </table:table-cell>
          <table:table-cell table:formula="of:=LEN([.A44])" office:value-type="float" office:value="3" calcext:value-type="float">
            <text:p>3</text:p>
          </table:table-cell>
          <table:table-cell table:formula="of:=LEN([.C44])" office:value-type="float" office:value="24" calcext:value-type="float">
            <text:p>24</text:p>
          </table:table-cell>
        </table:table-row>
        <table:table-row table:style-name="ro7"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  <table:table-cell office:value-type="string" calcext:value-type="string">
            <text:p>Grönländisch</text:p>
          </table:table-cell>
          <table:table-cell table:formula="of:=LEN([.A45])" office:value-type="float" office:value="3" calcext:value-type="float">
            <text:p>3</text:p>
          </table:table-cell>
          <table:table-cell table:formula="of:=LEN([.C45])" office:value-type="float" office:value="24" calcext:value-type="float">
            <text:p>24</text:p>
          </table:table-cell>
        </table:table-row>
        <table:table-row table:style-name="ro7">
          <table:table-cell office:value-type="string" calcext:value-type="string">
            <text:p>lu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  <table:table-cell office:value-type="string" calcext:value-type="string">
            <text:p>Luo-Sprache</text:p>
          </table:table-cell>
          <table:table-cell table:formula="of:=LEN([.A46])" office:value-type="float" office:value="3" calcext:value-type="float">
            <text:p>3</text:p>
          </table:table-cell>
          <table:table-cell table:formula="of:=LEN([.C4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  <table:table-cell office:value-type="string" calcext:value-type="string">
            <text:p>Mittelirisch</text:p>
          </table:table-cell>
          <table:table-cell table:formula="of:=LEN([.A47])" office:value-type="float" office:value="3" calcext:value-type="float">
            <text:p>3</text:p>
          </table:table-cell>
          <table:table-cell table:formula="of:=LEN([.C4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  <table:table-cell office:value-type="string" calcext:value-type="string">
            <text:p>Gälisch-Schottisch</text:p>
          </table:table-cell>
          <table:table-cell table:formula="of:=LEN([.A48])" office:value-type="float" office:value="3" calcext:value-type="float">
            <text:p>3</text:p>
          </table:table-cell>
          <table:table-cell table:formula="of:=LEN([.C4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  <table:table-cell office:value-type="string" calcext:value-type="string">
            <text:p>Haïtien (Haiti-Kreolisch)</text:p>
          </table:table-cell>
          <table:table-cell table:formula="of:=LEN([.A49])" office:value-type="float" office:value="3" calcext:value-type="float">
            <text:p>3</text:p>
          </table:table-cell>
          <table:table-cell table:formula="of:=LEN([.C49])" office:value-type="float" office:value="23" calcext:value-type="float">
            <text:p>23</text:p>
          </table:table-cell>
        </table:table-row>
        <table:table-row table:style-name="ro7"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Interlingue</text:p>
          </table:table-cell>
          <table:table-cell table:formula="of:=LEN([.A50])" office:value-type="float" office:value="3" calcext:value-type="float">
            <text:p>3</text:p>
          </table:table-cell>
          <table:table-cell table:formula="of:=LEN([.C50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  <table:table-cell office:value-type="string" calcext:value-type="string">
            <text:p>Indogermanische Sprachen (Andere)</text:p>
          </table:table-cell>
          <table:table-cell table:formula="of:=LEN([.A51])" office:value-type="float" office:value="3" calcext:value-type="float">
            <text:p>3</text:p>
          </table:table-cell>
          <table:table-cell table:formula="of:=LEN([.C5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Nyanja-Sprache</text:p>
          </table:table-cell>
          <table:table-cell table:formula="of:=LEN([.A52])" office:value-type="float" office:value="3" calcext:value-type="float">
            <text:p>3</text:p>
          </table:table-cell>
          <table:table-cell table:formula="of:=LEN([.C52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qaa-qt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  <table:table-cell office:value-type="string" calcext:value-type="string">
            <text:p>Reserviert für lokale Verwendung</text:p>
          </table:table-cell>
          <table:table-cell table:formula="of:=LEN([.A53])" office:value-type="float" office:value="7" calcext:value-type="float">
            <text:p>7</text:p>
          </table:table-cell>
          <table:table-cell table:formula="of:=LEN([.C53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f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  <table:table-cell office:value-type="string" calcext:value-type="string">
            <text:p>Hamitosemitische Sprachen (Andere)</text:p>
          </table:table-cell>
          <table:table-cell table:formula="of:=LEN([.A54])" office:value-type="float" office:value="3" calcext:value-type="float">
            <text:p>3</text:p>
          </table:table-cell>
          <table:table-cell table:formula="of:=LEN([.C54])" office:value-type="float" office:value="22" calcext:value-type="float">
            <text:p>22</text:p>
          </table:table-cell>
        </table:table-row>
        <table:table-row table:style-name="ro7">
          <table:table-cell office:value-type="string" calcext:value-type="string">
            <text:p>ch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  <table:table-cell office:value-type="string" calcext:value-type="string">
            <text:p>Chipewyan-Sprache</text:p>
          </table:table-cell>
          <table:table-cell table:formula="of:=LEN([.A55])" office:value-type="float" office:value="3" calcext:value-type="float">
            <text:p>3</text:p>
          </table:table-cell>
          <table:table-cell table:formula="of:=LEN([.C55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  <table:table-cell office:value-type="string" calcext:value-type="string">
            <text:p>Finnougrische Sprachen (Andere)</text:p>
          </table:table-cell>
          <table:table-cell table:formula="of:=LEN([.A56])" office:value-type="float" office:value="3" calcext:value-type="float">
            <text:p>3</text:p>
          </table:table-cell>
          <table:table-cell table:formula="of:=LEN([.C56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  <table:table-cell office:value-type="string" calcext:value-type="string">
            <text:p>Austronesische Sprachen (Andere)</text:p>
          </table:table-cell>
          <table:table-cell table:formula="of:=LEN([.A57])" office:value-type="float" office:value="3" calcext:value-type="float">
            <text:p>3</text:p>
          </table:table-cell>
          <table:table-cell table:formula="of:=LEN([.C5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  <table:table-cell office:value-type="string" calcext:value-type="string">
            <text:p>Sinotibetische Sprachen (Andere)</text:p>
          </table:table-cell>
          <table:table-cell table:formula="of:=LEN([.A58])" office:value-type="float" office:value="3" calcext:value-type="float">
            <text:p>3</text:p>
          </table:table-cell>
          <table:table-cell table:formula="of:=LEN([.C5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  <table:table-cell office:value-type="string" calcext:value-type="string">
            <text:p>Nilosaharanische Sprachen (Andere)</text:p>
          </table:table-cell>
          <table:table-cell table:formula="of:=LEN([.A59])" office:value-type="float" office:value="3" calcext:value-type="float">
            <text:p>3</text:p>
          </table:table-cell>
          <table:table-cell table:formula="of:=LEN([.C5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re (B)</text:p>
            <text:p>ell (T)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  <table:table-cell office:value-type="string" calcext:value-type="string">
            <text:p>Neugriechisch</text:p>
          </table:table-cell>
          <table:table-cell table:formula="of:=LEN([.A60])" office:value-type="float" office:value="15" calcext:value-type="float">
            <text:p>15</text:p>
          </table:table-cell>
          <table:table-cell table:formula="of:=LEN([.C60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e (B)</text:p>
            <text:p>ell (T)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  <table:table-cell office:value-type="string" calcext:value-type="string">
            <text:p>Neugriechisch</text:p>
          </table:table-cell>
          <table:table-cell table:formula="of:=LEN([.A61])" office:value-type="float" office:value="15" calcext:value-type="float">
            <text:p>15</text:p>
          </table:table-cell>
          <table:table-cell table:formula="of:=LEN([.C61])" office:value-type="float" office:value="21" calcext:value-type="float">
            <text:p>21</text:p>
          </table:table-cell>
        </table:table-row>
        <table:table-row table:style-name="ro7">
          <table:table-cell office:value-type="string" calcext:value-type="string">
            <text:p>p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  <table:table-cell office:value-type="string" calcext:value-type="string">
            <text:p>Pampanggan-Sprache</text:p>
          </table:table-cell>
          <table:table-cell table:formula="of:=LEN([.A62])" office:value-type="float" office:value="3" calcext:value-type="float">
            <text:p>3</text:p>
          </table:table-cell>
          <table:table-cell table:formula="of:=LEN([.C62])" office:value-type="float" office:value="21" calcext:value-type="float">
            <text:p>21</text:p>
          </table:table-cell>
        </table:table-row>
        <table:table-row table:style-name="ro7">
          <table:table-cell office:value-type="string" calcext:value-type="string">
            <text:p>tl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  <table:table-cell office:value-type="string" calcext:value-type="string">
            <text:p>Klingonisch</text:p>
          </table:table-cell>
          <table:table-cell table:formula="of:=LEN([.A63])" office:value-type="float" office:value="3" calcext:value-type="float">
            <text:p>3</text:p>
          </table:table-cell>
          <table:table-cell table:formula="of:=LEN([.C63])" office:value-type="float" office:value="21" calcext:value-type="float">
            <text:p>21</text:p>
          </table:table-cell>
        </table:table-row>
        <table:table-row table:style-name="ro7"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  <table:table-cell office:value-type="string" calcext:value-type="string">
            <text:p>Tongaisch</text:p>
          </table:table-cell>
          <table:table-cell table:formula="of:=LEN([.A64])" office:value-type="float" office:value="3" calcext:value-type="float">
            <text:p>3</text:p>
          </table:table-cell>
          <table:table-cell table:formula="of:=LEN([.C64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l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  <table:table-cell office:value-type="string" calcext:value-type="string">
            <text:p>Algonkin-Sprachen (Andere)</text:p>
          </table:table-cell>
          <table:table-cell table:formula="of:=LEN([.A65])" office:value-type="float" office:value="3" calcext:value-type="float">
            <text:p>3</text:p>
          </table:table-cell>
          <table:table-cell table:formula="of:=LEN([.C65])"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ar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  <table:table-cell office:value-type="string" calcext:value-type="string">
            <text:p>Kunstsprachen (Andere)</text:p>
          </table:table-cell>
          <table:table-cell table:formula="of:=LEN([.A66])" office:value-type="float" office:value="3" calcext:value-type="float">
            <text:p>3</text:p>
          </table:table-cell>
          <table:table-cell table:formula="of:=LEN([.C6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  <table:table-cell office:value-type="string" calcext:value-type="string">
            <text:p>Athapaskische Sprachen (Andere)</text:p>
          </table:table-cell>
          <table:table-cell table:formula="of:=LEN([.A67])" office:value-type="float" office:value="3" calcext:value-type="float">
            <text:p>3</text:p>
          </table:table-cell>
          <table:table-cell table:formula="of:=LEN([.C67])"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a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  <table:table-cell office:value-type="string" calcext:value-type="string">
            <text:p>Australische Sprachen</text:p>
          </table:table-cell>
          <table:table-cell table:formula="of:=LEN([.A68])" office:value-type="float" office:value="3" calcext:value-type="float">
            <text:p>3</text:p>
          </table:table-cell>
          <table:table-cell table:formula="of:=LEN([.C68])"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d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  <table:table-cell office:value-type="string" calcext:value-type="string">
            <text:p>Dajakisch</text:p>
          </table:table-cell>
          <table:table-cell table:formula="of:=LEN([.A69])" office:value-type="float" office:value="3" calcext:value-type="float">
            <text:p>3</text:p>
          </table:table-cell>
          <table:table-cell table:formula="of:=LEN([.C69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  <table:table-cell office:value-type="string" calcext:value-type="string">
            <text:p>Philippinisch-Austronesisch (Andere)</text:p>
          </table:table-cell>
          <table:table-cell table:formula="of:=LEN([.A70])" office:value-type="float" office:value="3" calcext:value-type="float">
            <text:p>3</text:p>
          </table:table-cell>
          <table:table-cell table:formula="of:=LEN([.C70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  <table:table-cell office:value-type="string" calcext:value-type="string">
            <text:p>Arauka-Sprachen</text:p>
          </table:table-cell>
          <table:table-cell table:formula="of:=LEN([.A71])" office:value-type="float" office:value="3" calcext:value-type="float">
            <text:p>3</text:p>
          </table:table-cell>
          <table:table-cell table:formula="of:=LEN([.C7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  <table:table-cell office:value-type="string" calcext:value-type="string">
            <text:p>Kaukasische Sprachen (Andere)</text:p>
          </table:table-cell>
          <table:table-cell table:formula="of:=LEN([.A72])" office:value-type="float" office:value="3" calcext:value-type="float">
            <text:p>3</text:p>
          </table:table-cell>
          <table:table-cell table:formula="of:=LEN([.C72])" office:value-type="float" office:value="19" calcext:value-type="float">
            <text:p>19</text:p>
          </table:table-cell>
        </table:table-row>
        <table:table-row table:style-name="ro6">
          <table:table-cell office:value-type="string" calcext:value-type="string">
            <text:p>c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</text:p>
          </table:table-cell>
          <table:table-cell office:value-type="string" calcext:value-type="string">
            <text:p>créoles et pidgins</text:p>
          </table:table-cell>
          <table:table-cell office:value-type="string" calcext:value-type="string">
            <text:p>Kreolische Sprachen; Pidginsprachen (Andere)</text:p>
          </table:table-cell>
          <table:table-cell table:formula="of:=LEN([.A73])" office:value-type="float" office:value="3" calcext:value-type="float">
            <text:p>3</text:p>
          </table:table-cell>
          <table:table-cell table:formula="of:=LEN([.C7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  <table:table-cell office:value-type="string" calcext:value-type="string">
            <text:p>Drawidische Sprachen (Andere)</text:p>
          </table:table-cell>
          <table:table-cell table:formula="of:=LEN([.A74])" office:value-type="float" office:value="3" calcext:value-type="float">
            <text:p>3</text:p>
          </table:table-cell>
          <table:table-cell table:formula="of:=LEN([.C74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i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  <table:table-cell office:value-type="string" calcext:value-type="string">
            <text:p>Irokesische Sprachen</text:p>
          </table:table-cell>
          <table:table-cell table:formula="of:=LEN([.A75])" office:value-type="float" office:value="3" calcext:value-type="float">
            <text:p>3</text:p>
          </table:table-cell>
          <table:table-cell table:formula="of:=LEN([.C7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k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  <table:table-cell office:value-type="string" calcext:value-type="string">
            <text:p>Mon-Khmer-Sprachen (Andere)</text:p>
          </table:table-cell>
          <table:table-cell table:formula="of:=LEN([.A76])" office:value-type="float" office:value="3" calcext:value-type="float">
            <text:p>3</text:p>
          </table:table-cell>
          <table:table-cell table:formula="of:=LEN([.C76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ne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  <table:table-cell office:value-type="string" calcext:value-type="string">
            <text:p>Newari</text:p>
          </table:table-cell>
          <table:table-cell table:formula="of:=LEN([.A77])" office:value-type="float" office:value="3" calcext:value-type="float">
            <text:p>3</text:p>
          </table:table-cell>
          <table:table-cell table:formula="of:=LEN([.C77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ccitan (post 1500)</text:p>
          </table:table-cell>
          <table:table-cell office:value-type="string" calcext:value-type="string">
            <text:p>occitan (après 1500)</text:p>
          </table:table-cell>
          <table:table-cell office:value-type="string" calcext:value-type="string">
            <text:p>Okzitanisch</text:p>
          </table:table-cell>
          <table:table-cell table:formula="of:=LEN([.A78])" office:value-type="float" office:value="3" calcext:value-type="float">
            <text:p>3</text:p>
          </table:table-cell>
          <table:table-cell table:formula="of:=LEN([.C7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  <table:table-cell office:value-type="string" calcext:value-type="string">
            <text:p>Altirisch</text:p>
          </table:table-cell>
          <table:table-cell table:formula="of:=LEN([.A79])" office:value-type="float" office:value="3" calcext:value-type="float">
            <text:p>3</text:p>
          </table:table-cell>
          <table:table-cell table:formula="of:=LEN([.C79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b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  <table:table-cell office:value-type="string" calcext:value-type="string">
            <text:p>Bamileke-Sprachen</text:p>
          </table:table-cell>
          <table:table-cell table:formula="of:=LEN([.A80])" office:value-type="float" office:value="3" calcext:value-type="float">
            <text:p>3</text:p>
          </table:table-cell>
          <table:table-cell table:formula="of:=LEN([.C80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  <table:table-cell office:value-type="string" calcext:value-type="string">
            <text:p>Katalanisch</text:p>
          </table:table-cell>
          <table:table-cell table:formula="of:=LEN([.A81])" office:value-type="float" office:value="3" calcext:value-type="float">
            <text:p>3</text:p>
          </table:table-cell>
          <table:table-cell table:formula="of:=LEN([.C8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  <table:table-cell office:value-type="string" calcext:value-type="string">
            <text:p>Kuschitische Sprachen (Andere)</text:p>
          </table:table-cell>
          <table:table-cell table:formula="of:=LEN([.A82])" office:value-type="float" office:value="3" calcext:value-type="float">
            <text:p>3</text:p>
          </table:table-cell>
          <table:table-cell table:formula="of:=LEN([.C82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d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  <table:table-cell office:value-type="string" calcext:value-type="string">
            <text:p>Slave-Sprache</text:p>
          </table:table-cell>
          <table:table-cell table:formula="of:=LEN([.A83])" office:value-type="float" office:value="3" calcext:value-type="float">
            <text:p>3</text:p>
          </table:table-cell>
          <table:table-cell table:formula="of:=LEN([.C83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eg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  <table:table-cell office:value-type="string" calcext:value-type="string">
            <text:p>Ägyptisch</text:p>
          </table:table-cell>
          <table:table-cell table:formula="of:=LEN([.A84])" office:value-type="float" office:value="3" calcext:value-type="float">
            <text:p>3</text:p>
          </table:table-cell>
          <table:table-cell table:formula="of:=LEN([.C84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f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  <table:table-cell office:value-type="string" calcext:value-type="string">
            <text:p>Pilipino</text:p>
          </table:table-cell>
          <table:table-cell table:formula="of:=LEN([.A85])" office:value-type="float" office:value="3" calcext:value-type="float">
            <text:p>3</text:p>
          </table:table-cell>
          <table:table-cell table:formula="of:=LEN([.C8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  <table:table-cell office:value-type="string" calcext:value-type="string">
            <text:p>Germanische Sprachen (Andere)</text:p>
          </table:table-cell>
          <table:table-cell table:formula="of:=LEN([.A86])" office:value-type="float" office:value="3" calcext:value-type="float">
            <text:p>3</text:p>
          </table:table-cell>
          <table:table-cell table:formula="of:=LEN([.C86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wanyama-Sprache</text:p>
          </table:table-cell>
          <table:table-cell table:formula="of:=LEN([.A87])" office:value-type="float" office:value="3" calcext:value-type="float">
            <text:p>3</text:p>
          </table:table-cell>
          <table:table-cell table:formula="of:=LEN([.C87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mu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  <table:table-cell office:value-type="string" calcext:value-type="string">
            <text:p>Mehrere Sprachen</text:p>
          </table:table-cell>
          <table:table-cell table:formula="of:=LEN([.A88])" office:value-type="float" office:value="3" calcext:value-type="float">
            <text:p>3</text:p>
          </table:table-cell>
          <table:table-cell table:formula="of:=LEN([.C88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s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  <table:table-cell office:value-type="string" calcext:value-type="string">
            <text:p>Salish-Sprache</text:p>
          </table:table-cell>
          <table:table-cell table:formula="of:=LEN([.A89])" office:value-type="float" office:value="3" calcext:value-type="float">
            <text:p>3</text:p>
          </table:table-cell>
          <table:table-cell table:formula="of:=LEN([.C89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  <table:table-cell office:value-type="string" calcext:value-type="string">
            <text:p>Singhalesisch</text:p>
          </table:table-cell>
          <table:table-cell table:formula="of:=LEN([.A90])" office:value-type="float" office:value="3" calcext:value-type="float">
            <text:p>3</text:p>
          </table:table-cell>
          <table:table-cell table:formula="of:=LEN([.C90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  <table:table-cell office:value-type="string" calcext:value-type="string">
            <text:p>Spanisch</text:p>
          </table:table-cell>
          <table:table-cell table:formula="of:=LEN([.A91])" office:value-type="float" office:value="3" calcext:value-type="float">
            <text:p>3</text:p>
          </table:table-cell>
          <table:table-cell table:formula="of:=LEN([.C91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w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  <table:table-cell office:value-type="string" calcext:value-type="string">
            <text:p>Wakash-Sprachen</text:p>
          </table:table-cell>
          <table:table-cell table:formula="of:=LEN([.A92])" office:value-type="float" office:value="3" calcext:value-type="float">
            <text:p>3</text:p>
          </table:table-cell>
          <table:table-cell table:formula="of:=LEN([.C92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w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olaitta; Wolaytta</text:p>
          </table:table-cell>
          <table:table-cell office:value-type="string" calcext:value-type="string">
            <text:p>wolaitta; wolaytta</text:p>
          </table:table-cell>
          <table:table-cell office:value-type="string" calcext:value-type="string">
            <text:p>Walamo-Sprache</text:p>
          </table:table-cell>
          <table:table-cell table:formula="of:=LEN([.A93])" office:value-type="float" office:value="3" calcext:value-type="float">
            <text:p>3</text:p>
          </table:table-cell>
          <table:table-cell table:formula="of:=LEN([.C93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  <table:table-cell office:value-type="string" calcext:value-type="string">
            <text:p>Lalo-Sprache</text:p>
          </table:table-cell>
          <table:table-cell table:formula="of:=LEN([.A94])" office:value-type="float" office:value="3" calcext:value-type="float">
            <text:p>3</text:p>
          </table:table-cell>
          <table:table-cell table:formula="of:=LEN([.C9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  <table:table-cell office:value-type="string" calcext:value-type="string">
            <text:p>Iranische Sprachen (Andere)</text:p>
          </table:table-cell>
          <table:table-cell table:formula="of:=LEN([.A95])" office:value-type="float" office:value="3" calcext:value-type="float">
            <text:p>3</text:p>
          </table:table-cell>
          <table:table-cell table:formula="of:=LEN([.C9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  <table:table-cell office:value-type="string" calcext:value-type="string">
            <text:p>Khoisan-Sprachen (Andere)</text:p>
          </table:table-cell>
          <table:table-cell table:formula="of:=LEN([.A96])" office:value-type="float" office:value="3" calcext:value-type="float">
            <text:p>3</text:p>
          </table:table-cell>
          <table:table-cell table:formula="of:=LEN([.C9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  <table:table-cell office:value-type="string" calcext:value-type="string">
            <text:p>Einzelne andere Sprachen</text:p>
          </table:table-cell>
          <table:table-cell table:formula="of:=LEN([.A97])" office:value-type="float" office:value="3" calcext:value-type="float">
            <text:p>3</text:p>
          </table:table-cell>
          <table:table-cell table:formula="of:=LEN([.C97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  <table:table-cell office:value-type="string" calcext:value-type="string">
            <text:p>Nahuatl</text:p>
          </table:table-cell>
          <table:table-cell table:formula="of:=LEN([.A98])" office:value-type="float" office:value="3" calcext:value-type="float">
            <text:p>3</text:p>
          </table:table-cell>
          <table:table-cell table:formula="of:=LEN([.C98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  <table:table-cell office:value-type="string" calcext:value-type="string">
            <text:p>Ossetisch</text:p>
          </table:table-cell>
          <table:table-cell table:formula="of:=LEN([.A99])" office:value-type="float" office:value="3" calcext:value-type="float">
            <text:p>3</text:p>
          </table:table-cell>
          <table:table-cell table:formula="of:=LEN([.C99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ot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  <table:table-cell office:value-type="string" calcext:value-type="string">
            <text:p>Otomangue-Sprachen</text:p>
          </table:table-cell>
          <table:table-cell table:formula="of:=LEN([.A100])" office:value-type="float" office:value="3" calcext:value-type="float">
            <text:p>3</text:p>
          </table:table-cell>
          <table:table-cell table:formula="of:=LEN([.C100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p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  <table:table-cell office:value-type="string" calcext:value-type="string">
            <text:p>Prakrit</text:p>
          </table:table-cell>
          <table:table-cell table:formula="of:=LEN([.A101])" office:value-type="float" office:value="3" calcext:value-type="float">
            <text:p>3</text:p>
          </table:table-cell>
          <table:table-cell table:formula="of:=LEN([.C10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  <table:table-cell office:value-type="string" calcext:value-type="string">
            <text:p>Romanische Sprachen (Andere)</text:p>
          </table:table-cell>
          <table:table-cell table:formula="of:=LEN([.A102])" office:value-type="float" office:value="3" calcext:value-type="float">
            <text:p>3</text:p>
          </table:table-cell>
          <table:table-cell table:formula="of:=LEN([.C102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s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  <table:table-cell office:value-type="string" calcext:value-type="string">
            <text:p>Samaritanisch</text:p>
          </table:table-cell>
          <table:table-cell table:formula="of:=LEN([.A103])" office:value-type="float" office:value="3" calcext:value-type="float">
            <text:p>3</text:p>
          </table:table-cell>
          <table:table-cell table:formula="of:=LEN([.C10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  <table:table-cell office:value-type="string" calcext:value-type="string">
            <text:p>Semitische Sprachen (Andere)</text:p>
          </table:table-cell>
          <table:table-cell table:formula="of:=LEN([.A104])" office:value-type="float" office:value="3" calcext:value-type="float">
            <text:p>3</text:p>
          </table:table-cell>
          <table:table-cell table:formula="of:=LEN([.C104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  <table:table-cell office:value-type="string" calcext:value-type="string">
            <text:p>Songhai-Sprache</text:p>
          </table:table-cell>
          <table:table-cell table:formula="of:=LEN([.A105])" office:value-type="float" office:value="3" calcext:value-type="float">
            <text:p>3</text:p>
          </table:table-cell>
          <table:table-cell table:formula="of:=LEN([.C105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w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  <table:table-cell office:value-type="string" calcext:value-type="string">
            <text:p>Sorbisch (Andere)</text:p>
          </table:table-cell>
          <table:table-cell table:formula="of:=LEN([.A106])" office:value-type="float" office:value="3" calcext:value-type="float">
            <text:p>3</text:p>
          </table:table-cell>
          <table:table-cell table:formula="of:=LEN([.C106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ap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  <table:table-cell office:value-type="string" calcext:value-type="string">
            <text:p>Apachen-Sprachen</text:p>
          </table:table-cell>
          <table:table-cell table:formula="of:=LEN([.A107])" office:value-type="float" office:value="3" calcext:value-type="float">
            <text:p>3</text:p>
          </table:table-cell>
          <table:table-cell table:formula="of:=LEN([.C10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  <table:table-cell office:value-type="string" calcext:value-type="string">
            <text:p>Baltische Sprachen (Andere)</text:p>
          </table:table-cell>
          <table:table-cell table:formula="of:=LEN([.A108])" office:value-type="float" office:value="3" calcext:value-type="float">
            <text:p>3</text:p>
          </table:table-cell>
          <table:table-cell table:formula="of:=LEN([.C108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b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  <table:table-cell office:value-type="string" calcext:value-type="string">
            <text:p>Berbersprachen (Andere)</text:p>
          </table:table-cell>
          <table:table-cell table:formula="of:=LEN([.A109])" office:value-type="float" office:value="3" calcext:value-type="float">
            <text:p>3</text:p>
          </table:table-cell>
          <table:table-cell table:formula="of:=LEN([.C109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bih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  <table:table-cell office:value-type="string" calcext:value-type="string">
            <text:p>Bihari (Andere)</text:p>
          </table:table-cell>
          <table:table-cell table:formula="of:=LEN([.A110])" office:value-type="float" office:value="3" calcext:value-type="float">
            <text:p>3</text:p>
          </table:table-cell>
          <table:table-cell table:formula="of:=LEN([.C110])" office:value-type="float" office:value="16" calcext:value-type="float">
            <text:p>16</text:p>
          </table:table-cell>
        </table:table-row>
        <table:table-row table:style-name="ro6">
          <table:table-cell office:value-type="string" calcext:value-type="string">
            <text:p>c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  <table:table-cell office:value-type="string" calcext:value-type="string">
            <text:p>Keltische Sprachen (Andere)</text:p>
          </table:table-cell>
          <table:table-cell table:formula="of:=LEN([.A111])" office:value-type="float" office:value="3" calcext:value-type="float">
            <text:p>3</text:p>
          </table:table-cell>
          <table:table-cell table:formula="of:=LEN([.C111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cm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  <table:table-cell office:value-type="string" calcext:value-type="string">
            <text:p>Cham-Sprachen</text:p>
          </table:table-cell>
          <table:table-cell table:formula="of:=LEN([.A112])" office:value-type="float" office:value="3" calcext:value-type="float">
            <text:p>3</text:p>
          </table:table-cell>
          <table:table-cell table:formula="of:=LEN([.C112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f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  <table:table-cell office:value-type="string" calcext:value-type="string">
            <text:p>Nordfriesisch</text:p>
          </table:table-cell>
          <table:table-cell table:formula="of:=LEN([.A113])" office:value-type="float" office:value="3" calcext:value-type="float">
            <text:p>3</text:p>
          </table:table-cell>
          <table:table-cell table:formula="of:=LEN([.C113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k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  <table:table-cell office:value-type="string" calcext:value-type="string">
            <text:p>Sakisch</text:p>
          </table:table-cell>
          <table:table-cell table:formula="of:=LEN([.A114])" office:value-type="float" office:value="3" calcext:value-type="float">
            <text:p>3</text:p>
          </table:table-cell>
          <table:table-cell table:formula="of:=LEN([.C114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mn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  <table:table-cell office:value-type="string" calcext:value-type="string">
            <text:p>Manobo-Sprachen</text:p>
          </table:table-cell>
          <table:table-cell table:formula="of:=LEN([.A115])" office:value-type="float" office:value="3" calcext:value-type="float">
            <text:p>3</text:p>
          </table:table-cell>
          <table:table-cell table:formula="of:=LEN([.C115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n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  <table:table-cell office:value-type="string" calcext:value-type="string">
            <text:p>Nubische Sprachen</text:p>
          </table:table-cell>
          <table:table-cell table:formula="of:=LEN([.A116])" office:value-type="float" office:value="3" calcext:value-type="float">
            <text:p>3</text:p>
          </table:table-cell>
          <table:table-cell table:formula="of:=LEN([.C116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p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  <table:table-cell office:value-type="string" calcext:value-type="string">
            <text:p>Papuasprachen (Andere)</text:p>
          </table:table-cell>
          <table:table-cell table:formula="of:=LEN([.A117])" office:value-type="float" office:value="3" calcext:value-type="float">
            <text:p>3</text:p>
          </table:table-cell>
          <table:table-cell table:formula="of:=LEN([.C117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  <table:table-cell office:value-type="string" calcext:value-type="string">
            <text:p>Pandschabi-Sprache</text:p>
          </table:table-cell>
          <table:table-cell table:formula="of:=LEN([.A118])" office:value-type="float" office:value="3" calcext:value-type="float">
            <text:p>3</text:p>
          </table:table-cell>
          <table:table-cell table:formula="of:=LEN([.C11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  <table:table-cell office:value-type="string" calcext:value-type="string">
            <text:p>Sioux-Sprachen (Andere)</text:p>
          </table:table-cell>
          <table:table-cell table:formula="of:=LEN([.A119])" office:value-type="float" office:value="3" calcext:value-type="float">
            <text:p>3</text:p>
          </table:table-cell>
          <table:table-cell table:formula="of:=LEN([.C11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  <table:table-cell office:value-type="string" calcext:value-type="string">
            <text:p>Slawische Sprachen (Andere)</text:p>
          </table:table-cell>
          <table:table-cell table:formula="of:=LEN([.A120])" office:value-type="float" office:value="3" calcext:value-type="float">
            <text:p>3</text:p>
          </table:table-cell>
          <table:table-cell table:formula="of:=LEN([.C120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sy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  <table:table-cell office:value-type="string" calcext:value-type="string">
            <text:p>Syrisch</text:p>
          </table:table-cell>
          <table:table-cell table:formula="of:=LEN([.A121])" office:value-type="float" office:value="3" calcext:value-type="float">
            <text:p>3</text:p>
          </table:table-cell>
          <table:table-cell table:formula="of:=LEN([.C12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  <table:table-cell office:value-type="string" calcext:value-type="string">
            <text:p>Altaische Sprachen (Andere)</text:p>
          </table:table-cell>
          <table:table-cell table:formula="of:=LEN([.A122])" office:value-type="float" office:value="3" calcext:value-type="float">
            <text:p>3</text:p>
          </table:table-cell>
          <table:table-cell table:formula="of:=LEN([.C122])" office:value-type="float" office:value="16" calcext:value-type="float">
            <text:p>16</text:p>
          </table:table-cell>
        </table:table-row>
        <table:table-row table:style-name="ro6">
          <table:table-cell office:value-type="string" calcext:value-type="string">
            <text:p>b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  <table:table-cell office:value-type="string" calcext:value-type="string">
            <text:p>Banda-Sprachen (Ubangi-Sprachen)</text:p>
          </table:table-cell>
          <table:table-cell table:formula="of:=LEN([.A123])" office:value-type="float" office:value="3" calcext:value-type="float">
            <text:p>3</text:p>
          </table:table-cell>
          <table:table-cell table:formula="of:=LEN([.C123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be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  <table:table-cell office:value-type="string" calcext:value-type="string">
            <text:p>Bedauye</text:p>
          </table:table-cell>
          <table:table-cell table:formula="of:=LEN([.A124])" office:value-type="float" office:value="3" calcext:value-type="float">
            <text:p>3</text:p>
          </table:table-cell>
          <table:table-cell table:formula="of:=LEN([.C124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b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ntu languages</text:p>
          </table:table-cell>
          <table:table-cell office:value-type="string" calcext:value-type="string">
            <text:p>bantou, langues</text:p>
          </table:table-cell>
          <table:table-cell office:value-type="string" calcext:value-type="string">
            <text:p>Bantusprachen (Andere)</text:p>
          </table:table-cell>
          <table:table-cell table:formula="of:=LEN([.A125])" office:value-type="float" office:value="3" calcext:value-type="float">
            <text:p>3</text:p>
          </table:table-cell>
          <table:table-cell table:formula="of:=LEN([.C125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bt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  <table:table-cell office:value-type="string" calcext:value-type="string">
            <text:p>Batak-Sprache</text:p>
          </table:table-cell>
          <table:table-cell table:formula="of:=LEN([.A126])" office:value-type="float" office:value="3" calcext:value-type="float">
            <text:p>3</text:p>
          </table:table-cell>
          <table:table-cell table:formula="of:=LEN([.C126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f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  <table:table-cell office:value-type="string" calcext:value-type="string">
            <text:p>Ostfriesisch</text:p>
          </table:table-cell>
          <table:table-cell table:formula="of:=LEN([.A127])" office:value-type="float" office:value="3" calcext:value-type="float">
            <text:p>3</text:p>
          </table:table-cell>
          <table:table-cell table:formula="of:=LEN([.C127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  <table:table-cell office:value-type="string" calcext:value-type="string">
            <text:p>Friesisch</text:p>
          </table:table-cell>
          <table:table-cell table:formula="of:=LEN([.A128])" office:value-type="float" office:value="3" calcext:value-type="float">
            <text:p>3</text:p>
          </table:table-cell>
          <table:table-cell table:formula="of:=LEN([.C12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  <table:table-cell office:value-type="string" calcext:value-type="string">
            <text:p>Indoarische Sprachen (Andere)</text:p>
          </table:table-cell>
          <table:table-cell table:formula="of:=LEN([.A129])" office:value-type="float" office:value="3" calcext:value-type="float">
            <text:p>3</text:p>
          </table:table-cell>
          <table:table-cell table:formula="of:=LEN([.C129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a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  <table:table-cell office:value-type="string" calcext:value-type="string">
            <text:p>Kachin-Sprache</text:p>
          </table:table-cell>
          <table:table-cell table:formula="of:=LEN([.A130])" office:value-type="float" office:value="3" calcext:value-type="float">
            <text:p>3</text:p>
          </table:table-cell>
          <table:table-cell table:formula="of:=LEN([.C130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  <table:table-cell office:value-type="string" calcext:value-type="string">
            <text:p>Karenisch</text:p>
          </table:table-cell>
          <table:table-cell table:formula="of:=LEN([.A131])" office:value-type="float" office:value="3" calcext:value-type="float">
            <text:p>3</text:p>
          </table:table-cell>
          <table:table-cell table:formula="of:=LEN([.C131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  <table:table-cell office:value-type="string" calcext:value-type="string">
            <text:p>Kirgisisch</text:p>
          </table:table-cell>
          <table:table-cell table:formula="of:=LEN([.A132])" office:value-type="float" office:value="3" calcext:value-type="float">
            <text:p>3</text:p>
          </table:table-cell>
          <table:table-cell table:formula="of:=LEN([.C132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  <table:table-cell office:value-type="string" calcext:value-type="string">
            <text:p>Karatschaiisch-Balkarisch</text:p>
          </table:table-cell>
          <table:table-cell table:formula="of:=LEN([.A133])" office:value-type="float" office:value="3" calcext:value-type="float">
            <text:p>3</text:p>
          </table:table-cell>
          <table:table-cell table:formula="of:=LEN([.C133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m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  <table:table-cell office:value-type="string" calcext:value-type="string">
            <text:p>Micmac-Sprache</text:p>
          </table:table-cell>
          <table:table-cell table:formula="of:=LEN([.A134])" office:value-type="float" office:value="3" calcext:value-type="float">
            <text:p>3</text:p>
          </table:table-cell>
          <table:table-cell table:formula="of:=LEN([.C134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m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  <table:table-cell office:value-type="string" calcext:value-type="string">
            <text:p>Mundasprachen (Andere)</text:p>
          </table:table-cell>
          <table:table-cell table:formula="of:=LEN([.A135])" office:value-type="float" office:value="3" calcext:value-type="float">
            <text:p>3</text:p>
          </table:table-cell>
          <table:table-cell table:formula="of:=LEN([.C135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m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  <table:table-cell office:value-type="string" calcext:value-type="string">
            <text:p>Maya-Sprachen</text:p>
          </table:table-cell>
          <table:table-cell table:formula="of:=LEN([.A136])" office:value-type="float" office:value="3" calcext:value-type="float">
            <text:p>3</text:p>
          </table:table-cell>
          <table:table-cell table:formula="of:=LEN([.C136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  <table:table-cell office:value-type="string" calcext:value-type="string">
            <text:p>Süd-Sotho-Sprache</text:p>
          </table:table-cell>
          <table:table-cell table:formula="of:=LEN([.A137])" office:value-type="float" office:value="3" calcext:value-type="float">
            <text:p>3</text:p>
          </table:table-cell>
          <table:table-cell table:formula="of:=LEN([.C137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yp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  <table:table-cell office:value-type="string" calcext:value-type="string">
            <text:p>Ypik-Sprachen</text:p>
          </table:table-cell>
          <table:table-cell table:formula="of:=LEN([.A138])" office:value-type="float" office:value="3" calcext:value-type="float">
            <text:p>3</text:p>
          </table:table-cell>
          <table:table-cell table:formula="of:=LEN([.C138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z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  <table:table-cell office:value-type="string" calcext:value-type="string">
            <text:p>Zande-Sprachen</text:p>
          </table:table-cell>
          <table:table-cell table:formula="of:=LEN([.A139])" office:value-type="float" office:value="3" calcext:value-type="float">
            <text:p>3</text:p>
          </table:table-cell>
          <table:table-cell table:formula="of:=LEN([.C139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dut (B)</text:p>
            <text:p>nld (T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  <table:table-cell office:value-type="string" calcext:value-type="string">
            <text:p>Niederländisch</text:p>
          </table:table-cell>
          <table:table-cell table:formula="of:=LEN([.A140])" office:value-type="float" office:value="15" calcext:value-type="float">
            <text:p>15</text:p>
          </table:table-cell>
          <table:table-cell table:formula="of:=LEN([.C140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dut (B)</text:p>
            <text:p>nld (T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  <table:table-cell office:value-type="string" calcext:value-type="string">
            <text:p>Niederländisch</text:p>
          </table:table-cell>
          <table:table-cell table:formula="of:=LEN([.A141])" office:value-type="float" office:value="15" calcext:value-type="float">
            <text:p>15</text:p>
          </table:table-cell>
          <table:table-cell table:formula="of:=LEN([.C141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ad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  <table:table-cell office:value-type="string" calcext:value-type="string">
            <text:p>Adygisch</text:p>
          </table:table-cell>
          <table:table-cell table:formula="of:=LEN([.A142])" office:value-type="float" office:value="3" calcext:value-type="float">
            <text:p>3</text:p>
          </table:table-cell>
          <table:table-cell table:formula="of:=LEN([.C142])" office:value-type="float" office:value="14" calcext:value-type="float">
            <text:p>14</text:p>
          </table:table-cell>
        </table:table-row>
        <table:table-row table:style-name="ro8">
          <table:table-cell office:value-type="string" calcext:value-type="string">
            <text:p>al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  <table:table-cell office:value-type="string" calcext:value-type="string">
            <text:p>Altaisch</text:p>
          </table:table-cell>
          <table:table-cell table:formula="of:=LEN([.A143])" office:value-type="float" office:value="3" calcext:value-type="float">
            <text:p>3</text:p>
          </table:table-cell>
          <table:table-cell table:formula="of:=LEN([.C143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c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  <table:table-cell office:value-type="string" calcext:value-type="string">
            <text:p>Chinook-Jargon</text:p>
          </table:table-cell>
          <table:table-cell table:formula="of:=LEN([.A144])" office:value-type="float" office:value="3" calcext:value-type="float">
            <text:p>3</text:p>
          </table:table-cell>
          <table:table-cell table:formula="of:=LEN([.C144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  <table:table-cell office:value-type="string" calcext:value-type="string">
            <text:p>Kikuyu-Sprache</text:p>
          </table:table-cell>
          <table:table-cell table:formula="of:=LEN([.A145])" office:value-type="float" office:value="3" calcext:value-type="float">
            <text:p>3</text:p>
          </table:table-cell>
          <table:table-cell table:formula="of:=LEN([.C145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  <table:table-cell office:value-type="string" calcext:value-type="string">
            <text:p>Navajo-Sprache</text:p>
          </table:table-cell>
          <table:table-cell table:formula="of:=LEN([.A146])" office:value-type="float" office:value="3" calcext:value-type="float">
            <text:p>3</text:p>
          </table:table-cell>
          <table:table-cell table:formula="of:=LEN([.C146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  <table:table-cell office:value-type="string" calcext:value-type="string">
            <text:p>Paschtu</text:p>
          </table:table-cell>
          <table:table-cell table:formula="of:=LEN([.A147])" office:value-type="float" office:value="3" calcext:value-type="float">
            <text:p>3</text:p>
          </table:table-cell>
          <table:table-cell table:formula="of:=LEN([.C147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sg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  <table:table-cell office:value-type="string" calcext:value-type="string">
            <text:p>Zeichensprachen</text:p>
          </table:table-cell>
          <table:table-cell table:formula="of:=LEN([.A148])" office:value-type="float" office:value="3" calcext:value-type="float">
            <text:p>3</text:p>
          </table:table-cell>
          <table:table-cell table:formula="of:=LEN([.C148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sm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  <table:table-cell office:value-type="string" calcext:value-type="string">
            <text:p>Saamisch</text:p>
          </table:table-cell>
          <table:table-cell table:formula="of:=LEN([.A149])" office:value-type="float" office:value="3" calcext:value-type="float">
            <text:p>3</text:p>
          </table:table-cell>
          <table:table-cell table:formula="of:=LEN([.C149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t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  <table:table-cell office:value-type="string" calcext:value-type="string">
            <text:p>Tupi-Sprache</text:p>
          </table:table-cell>
          <table:table-cell table:formula="of:=LEN([.A150])" office:value-type="float" office:value="3" calcext:value-type="float">
            <text:p>3</text:p>
          </table:table-cell>
          <table:table-cell table:formula="of:=LEN([.C150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  <table:table-cell office:value-type="string" calcext:value-type="string">
            <text:p>Uigurisch</text:p>
          </table:table-cell>
          <table:table-cell table:formula="of:=LEN([.A151])" office:value-type="float" office:value="3" calcext:value-type="float">
            <text:p>3</text:p>
          </table:table-cell>
          <table:table-cell table:formula="of:=LEN([.C151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</text:p>
          </table:table-cell>
          <table:table-cell table:formula="of:=LEN([.A152])" office:value-type="float" office:value="3" calcext:value-type="float">
            <text:p>3</text:p>
          </table:table-cell>
          <table:table-cell table:formula="of:=LEN([.C152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d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  <table:table-cell office:value-type="string" calcext:value-type="string">
            <text:p>Niedersorbisch</text:p>
          </table:table-cell>
          <table:table-cell table:formula="of:=LEN([.A153])" office:value-type="float" office:value="3" calcext:value-type="float">
            <text:p>3</text:p>
          </table:table-cell>
          <table:table-cell table:formula="of:=LEN([.C153])" office:value-type="float" office:value="13" calcext:value-type="float">
            <text:p>13</text:p>
          </table:table-cell>
        </table:table-row>
        <table:table-row table:style-name="ro8">
          <table:table-cell office:value-type="string" calcext:value-type="string">
            <text:p>h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  <table:table-cell office:value-type="string" calcext:value-type="string">
            <text:p>Obersorbisch</text:p>
          </table:table-cell>
          <table:table-cell table:formula="of:=LEN([.A154])" office:value-type="float" office:value="3" calcext:value-type="float">
            <text:p>3</text:p>
          </table:table-cell>
          <table:table-cell table:formula="of:=LEN([.C154])" office:value-type="float" office:value="13" calcext:value-type="float">
            <text:p>13</text:p>
          </table:table-cell>
        </table:table-row>
        <table:table-row table:style-name="ro8">
          <table:table-cell office:value-type="string" calcext:value-type="string">
            <text:p>ij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  <table:table-cell office:value-type="string" calcext:value-type="string">
            <text:p>Ijo-Sprache</text:p>
          </table:table-cell>
          <table:table-cell table:formula="of:=LEN([.A155])" office:value-type="float" office:value="3" calcext:value-type="float">
            <text:p>3</text:p>
          </table:table-cell>
          <table:table-cell table:formula="of:=LEN([.C155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j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  <table:table-cell office:value-type="string" calcext:value-type="string">
            <text:p>Jüdisch-Persisch</text:p>
          </table:table-cell>
          <table:table-cell table:formula="of:=LEN([.A156])" office:value-type="float" office:value="3" calcext:value-type="float">
            <text:p>3</text:p>
          </table:table-cell>
          <table:table-cell table:formula="of:=LEN([.C156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  <table:table-cell office:value-type="string" calcext:value-type="string">
            <text:p>Kambodschanisch</text:p>
          </table:table-cell>
          <table:table-cell table:formula="of:=LEN([.A157])" office:value-type="float" office:value="3" calcext:value-type="float">
            <text:p>3</text:p>
          </table:table-cell>
          <table:table-cell table:formula="of:=LEN([.C157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k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  <table:table-cell office:value-type="string" calcext:value-type="string">
            <text:p>Kru-Sprachen (Andere)</text:p>
          </table:table-cell>
          <table:table-cell table:formula="of:=LEN([.A158])" office:value-type="float" office:value="3" calcext:value-type="float">
            <text:p>3</text:p>
          </table:table-cell>
          <table:table-cell table:formula="of:=LEN([.C158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sm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  <table:table-cell office:value-type="string" calcext:value-type="string">
            <text:p>Südsaamisch</text:p>
          </table:table-cell>
          <table:table-cell table:formula="of:=LEN([.A159])" office:value-type="float" office:value="3" calcext:value-type="float">
            <text:p>3</text:p>
          </table:table-cell>
          <table:table-cell table:formula="of:=LEN([.C159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  <table:table-cell office:value-type="string" calcext:value-type="string">
            <text:p>Nordsaamisch</text:p>
          </table:table-cell>
          <table:table-cell table:formula="of:=LEN([.A160])" office:value-type="float" office:value="3" calcext:value-type="float">
            <text:p>3</text:p>
          </table:table-cell>
          <table:table-cell table:formula="of:=LEN([.C160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t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  <table:table-cell office:value-type="string" calcext:value-type="string">
            <text:p>Thaisprachen (Andere)</text:p>
          </table:table-cell>
          <table:table-cell table:formula="of:=LEN([.A161])" office:value-type="float" office:value="3" calcext:value-type="float">
            <text:p>3</text:p>
          </table:table-cell>
          <table:table-cell table:formula="of:=LEN([.C16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  <table:table-cell office:value-type="string" calcext:value-type="string">
            <text:p>Tonga (Bantusprache, Sambia)</text:p>
          </table:table-cell>
          <table:table-cell table:formula="of:=LEN([.A162])" office:value-type="float" office:value="3" calcext:value-type="float">
            <text:p>3</text:p>
          </table:table-cell>
          <table:table-cell table:formula="of:=LEN([.C162])" office:value-type="float" office:value="13" calcext:value-type="float">
            <text:p>13</text:p>
          </table:table-cell>
        </table:table-row>
        <table:table-row table:style-name="ro8">
          <table:table-cell office:value-type="string" calcext:value-type="string">
            <text:p>x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  <table:table-cell office:value-type="string" calcext:value-type="string">
            <text:p>Kalmückisch</text:p>
          </table:table-cell>
          <table:table-cell table:formula="of:=LEN([.A163])" office:value-type="float" office:value="3" calcext:value-type="float">
            <text:p>3</text:p>
          </table:table-cell>
          <table:table-cell table:formula="of:=LEN([.C163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c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  <table:table-cell office:value-type="string" calcext:value-type="string">
            <text:p>Karibische Sprachen</text:p>
          </table:table-cell>
          <table:table-cell table:formula="of:=LEN([.A164])" office:value-type="float" office:value="3" calcext:value-type="float">
            <text:p>3</text:p>
          </table:table-cell>
          <table:table-cell table:formula="of:=LEN([.C164])"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j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  <table:table-cell office:value-type="string" calcext:value-type="string">
            <text:p>Jüdisch-Arabisch</text:p>
          </table:table-cell>
          <table:table-cell table:formula="of:=LEN([.A165])" office:value-type="float" office:value="3" calcext:value-type="float">
            <text:p>3</text:p>
          </table:table-cell>
          <table:table-cell table:formula="of:=LEN([.C16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-Sprache</text:p>
          </table:table-cell>
          <table:table-cell table:formula="of:=LEN([.A166])" office:value-type="float" office:value="3" calcext:value-type="float">
            <text:p>3</text:p>
          </table:table-cell>
          <table:table-cell table:formula="of:=LEN([.C166])" office:value-type="float" office:value="12" calcext:value-type="float">
            <text:p>12</text:p>
          </table:table-cell>
        </table:table-row>
        <table:table-row table:style-name="ro8">
          <table:table-cell office:value-type="string" calcext:value-type="string">
            <text:p>s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  <table:table-cell office:value-type="string" calcext:value-type="string">
            <text:p>Sranantongo</text:p>
          </table:table-cell>
          <table:table-cell table:formula="of:=LEN([.A167])" office:value-type="float" office:value="3" calcext:value-type="float">
            <text:p>3</text:p>
          </table:table-cell>
          <table:table-cell table:formula="of:=LEN([.C167])"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u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  <table:table-cell office:value-type="string" calcext:value-type="string">
            <text:p>Nicht zu entscheiden</text:p>
          </table:table-cell>
          <table:table-cell table:formula="of:=LEN([.A168])" office:value-type="float" office:value="3" calcext:value-type="float">
            <text:p>3</text:p>
          </table:table-cell>
          <table:table-cell table:formula="of:=LEN([.C168])"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  <table:table-cell office:value-type="string" calcext:value-type="string">
            <text:p>Aserbeidschanisch</text:p>
          </table:table-cell>
          <table:table-cell table:formula="of:=LEN([.A169])" office:value-type="float" office:value="3" calcext:value-type="float">
            <text:p>3</text:p>
          </table:table-cell>
          <table:table-cell table:formula="of:=LEN([.C169])" office:value-type="float" office:value="11" calcext:value-type="float">
            <text:p>11</text:p>
          </table:table-cell>
        </table:table-row>
        <table:table-row table:style-name="ro8">
          <table:table-cell office:value-type="string" calcext:value-type="string">
            <text:p>b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  <table:table-cell office:value-type="string" calcext:value-type="string">
            <text:p>Bilin-Sprache</text:p>
          </table:table-cell>
          <table:table-cell table:formula="of:=LEN([.A170])" office:value-type="float" office:value="3" calcext:value-type="float">
            <text:p>3</text:p>
          </table:table-cell>
          <table:table-cell table:formula="of:=LEN([.C170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h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  <table:table-cell office:value-type="string" calcext:value-type="string">
            <text:p>Miao-Sprachen</text:p>
          </table:table-cell>
          <table:table-cell table:formula="of:=LEN([.A171])" office:value-type="float" office:value="3" calcext:value-type="float">
            <text:p>3</text:p>
          </table:table-cell>
          <table:table-cell table:formula="of:=LEN([.C171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k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  <table:table-cell office:value-type="string" calcext:value-type="string">
            <text:p>Karakalpakisch</text:p>
          </table:table-cell>
          <table:table-cell table:formula="of:=LEN([.A172])" office:value-type="float" office:value="3" calcext:value-type="float">
            <text:p>3</text:p>
          </table:table-cell>
          <table:table-cell table:formula="of:=LEN([.C172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nda-Sprache</text:p>
          </table:table-cell>
          <table:table-cell table:formula="of:=LEN([.A173])" office:value-type="float" office:value="3" calcext:value-type="float">
            <text:p>3</text:p>
          </table:table-cell>
          <table:table-cell table:formula="of:=LEN([.C173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arschallesisch</text:p>
          </table:table-cell>
          <table:table-cell table:formula="of:=LEN([.A174])" office:value-type="float" office:value="3" calcext:value-type="float">
            <text:p>3</text:p>
          </table:table-cell>
          <table:table-cell table:formula="of:=LEN([.C174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Minangkabau-Sprache</text:p>
          </table:table-cell>
          <table:table-cell table:formula="of:=LEN([.A175])" office:value-type="float" office:value="3" calcext:value-type="float">
            <text:p>3</text:p>
          </table:table-cell>
          <table:table-cell table:formula="of:=LEN([.C175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mac (B)</text:p>
            <text:p>mkd (T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  <table:table-cell office:value-type="string" calcext:value-type="string">
            <text:p>Makedonisch</text:p>
          </table:table-cell>
          <table:table-cell table:formula="of:=LEN([.A176])" office:value-type="float" office:value="15" calcext:value-type="float">
            <text:p>15</text:p>
          </table:table-cell>
          <table:table-cell table:formula="of:=LEN([.C176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mac (B)</text:p>
            <text:p>mkd (T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  <table:table-cell office:value-type="string" calcext:value-type="string">
            <text:p>Makedonisch</text:p>
          </table:table-cell>
          <table:table-cell table:formula="of:=LEN([.A177])" office:value-type="float" office:value="15" calcext:value-type="float">
            <text:p>15</text:p>
          </table:table-cell>
          <table:table-cell table:formula="of:=LEN([.C177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Weißrussisch</text:p>
          </table:table-cell>
          <table:table-cell table:formula="of:=LEN([.A178])" office:value-type="float" office:value="3" calcext:value-type="float">
            <text:p>3</text:p>
          </table:table-cell>
          <table:table-cell table:formula="of:=LEN([.C178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g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Gilbertesisch</text:p>
          </table:table-cell>
          <table:table-cell table:formula="of:=LEN([.A179])" office:value-type="float" office:value="3" calcext:value-type="float">
            <text:p>3</text:p>
          </table:table-cell>
          <table:table-cell table:formula="of:=LEN([.C179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h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  <table:table-cell office:value-type="string" calcext:value-type="string">
            <text:p>Hiligaynon-Sprache</text:p>
          </table:table-cell>
          <table:table-cell table:formula="of:=LEN([.A180])" office:value-type="float" office:value="3" calcext:value-type="float">
            <text:p>3</text:p>
          </table:table-cell>
          <table:table-cell table:formula="of:=LEN([.C180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  <table:table-cell office:value-type="string" calcext:value-type="string">
            <text:p>Bahasa Indonesia</text:p>
          </table:table-cell>
          <table:table-cell table:formula="of:=LEN([.A181])" office:value-type="float" office:value="3" calcext:value-type="float">
            <text:p>3</text:p>
          </table:table-cell>
          <table:table-cell table:formula="of:=LEN([.C181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  <table:table-cell office:value-type="string" calcext:value-type="string">
            <text:p>Litauisch</text:p>
          </table:table-cell>
          <table:table-cell table:formula="of:=LEN([.A182])" office:value-type="float" office:value="3" calcext:value-type="float">
            <text:p>3</text:p>
          </table:table-cell>
          <table:table-cell table:formula="of:=LEN([.C182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l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  <table:table-cell office:value-type="string" calcext:value-type="string">
            <text:p>Lulua-Sprache</text:p>
          </table:table-cell>
          <table:table-cell table:formula="of:=LEN([.A183])" office:value-type="float" office:value="3" calcext:value-type="float">
            <text:p>3</text:p>
          </table:table-cell>
          <table:table-cell table:formula="of:=LEN([.C183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n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  <table:table-cell office:value-type="string" calcext:value-type="string">
            <text:p>Neapel / Mundart</text:p>
          </table:table-cell>
          <table:table-cell table:formula="of:=LEN([.A184])" office:value-type="float" office:value="3" calcext:value-type="float">
            <text:p>3</text:p>
          </table:table-cell>
          <table:table-cell table:formula="of:=LEN([.C184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n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  <table:table-cell office:value-type="string" calcext:value-type="string">
            <text:p>Altnorwegisch</text:p>
          </table:table-cell>
          <table:table-cell table:formula="of:=LEN([.A185])" office:value-type="float" office:value="3" calcext:value-type="float">
            <text:p>3</text:p>
          </table:table-cell>
          <table:table-cell table:formula="of:=LEN([.C185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p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  <table:table-cell office:value-type="string" calcext:value-type="string">
            <text:p>Pangasinan-Sprache</text:p>
          </table:table-cell>
          <table:table-cell table:formula="of:=LEN([.A186])" office:value-type="float" office:value="3" calcext:value-type="float">
            <text:p>3</text:p>
          </table:table-cell>
          <table:table-cell table:formula="of:=LEN([.C186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p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  <table:table-cell table:formula="of:=LEN([.A187])" office:value-type="float" office:value="3" calcext:value-type="float">
            <text:p>3</text:p>
          </table:table-cell>
          <table:table-cell table:formula="of:=LEN([.C187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p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  <table:table-cell office:value-type="string" calcext:value-type="string">
            <text:p>Phönikisch</text:p>
          </table:table-cell>
          <table:table-cell table:formula="of:=LEN([.A188])" office:value-type="float" office:value="3" calcext:value-type="float">
            <text:p>3</text:p>
          </table:table-cell>
          <table:table-cell table:formula="of:=LEN([.C188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  <table:table-cell office:value-type="string" calcext:value-type="string">
            <text:p>Portugiesisch</text:p>
          </table:table-cell>
          <table:table-cell table:formula="of:=LEN([.A189])" office:value-type="float" office:value="3" calcext:value-type="float">
            <text:p>3</text:p>
          </table:table-cell>
          <table:table-cell table:formula="of:=LEN([.C189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ra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  <table:table-cell table:formula="of:=LEN([.A190])" office:value-type="float" office:value="3" calcext:value-type="float">
            <text:p>3</text:p>
          </table:table-cell>
          <table:table-cell table:formula="of:=LEN([.C190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s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  <table:table-cell office:value-type="string" calcext:value-type="string">
            <text:p>Inarisaamisch</text:p>
          </table:table-cell>
          <table:table-cell table:formula="of:=LEN([.A191])" office:value-type="float" office:value="3" calcext:value-type="float">
            <text:p>3</text:p>
          </table:table-cell>
          <table:table-cell table:formula="of:=LEN([.C191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s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  <table:table-cell office:value-type="string" calcext:value-type="string">
            <text:p>Skoltsaamisch</text:p>
          </table:table-cell>
          <table:table-cell table:formula="of:=LEN([.A192])" office:value-type="float" office:value="3" calcext:value-type="float">
            <text:p>3</text:p>
          </table:table-cell>
          <table:table-cell table:formula="of:=LEN([.C192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  <table:table-cell office:value-type="string" calcext:value-type="string">
            <text:p>Vietnamesisch</text:p>
          </table:table-cell>
          <table:table-cell table:formula="of:=LEN([.A193])" office:value-type="float" office:value="3" calcext:value-type="float">
            <text:p>3</text:p>
          </table:table-cell>
          <table:table-cell table:formula="of:=LEN([.C193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ice (B)</text:p>
            <text:p>isl (T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  <table:table-cell office:value-type="string" calcext:value-type="string">
            <text:p>Isländisch</text:p>
          </table:table-cell>
          <table:table-cell table:formula="of:=LEN([.A194])" office:value-type="float" office:value="15" calcext:value-type="float">
            <text:p>15</text:p>
          </table:table-cell>
          <table:table-cell table:formula="of:=LEN([.C194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ice (B)</text:p>
            <text:p>isl (T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  <table:table-cell office:value-type="string" calcext:value-type="string">
            <text:p>Isländisch</text:p>
          </table:table-cell>
          <table:table-cell table:formula="of:=LEN([.A195])" office:value-type="float" office:value="15" calcext:value-type="float">
            <text:p>15</text:p>
          </table:table-cell>
          <table:table-cell table:formula="of:=LEN([.C195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  <table:table-cell office:value-type="string" calcext:value-type="string">
            <text:p>Abchasisch</text:p>
          </table:table-cell>
          <table:table-cell table:formula="of:=LEN([.A196])" office:value-type="float" office:value="3" calcext:value-type="float">
            <text:p>3</text:p>
          </table:table-cell>
          <table:table-cell table:formula="of:=LEN([.C196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  <table:table-cell table:formula="of:=LEN([.A197])" office:value-type="float" office:value="3" calcext:value-type="float">
            <text:p>3</text:p>
          </table:table-cell>
          <table:table-cell table:formula="of:=LEN([.C197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  <table:table-cell office:value-type="string" calcext:value-type="string">
            <text:p>Aragonesisch</text:p>
          </table:table-cell>
          <table:table-cell table:formula="of:=LEN([.A198])" office:value-type="float" office:value="3" calcext:value-type="float">
            <text:p>3</text:p>
          </table:table-cell>
          <table:table-cell table:formula="of:=LEN([.C198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b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  <table:table-cell office:value-type="string" calcext:value-type="string">
            <text:p>Edo-Sprache</text:p>
          </table:table-cell>
          <table:table-cell table:formula="of:=LEN([.A199])" office:value-type="float" office:value="3" calcext:value-type="float">
            <text:p>3</text:p>
          </table:table-cell>
          <table:table-cell table:formula="of:=LEN([.C199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  <table:table-cell office:value-type="string" calcext:value-type="string">
            <text:p>Bulgarisch</text:p>
          </table:table-cell>
          <table:table-cell table:formula="of:=LEN([.A200])" office:value-type="float" office:value="3" calcext:value-type="float">
            <text:p>3</text:p>
          </table:table-cell>
          <table:table-cell table:formula="of:=LEN([.C200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c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  <table:table-cell office:value-type="string" calcext:value-type="string">
            <text:p>Kaschubisch</text:p>
          </table:table-cell>
          <table:table-cell table:formula="of:=LEN([.A201])" office:value-type="float" office:value="3" calcext:value-type="float">
            <text:p>3</text:p>
          </table:table-cell>
          <table:table-cell table:formula="of:=LEN([.C201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  <table:table-cell office:value-type="string" calcext:value-type="string">
            <text:p>Esperanto</text:p>
          </table:table-cell>
          <table:table-cell table:formula="of:=LEN([.A202])" office:value-type="float" office:value="3" calcext:value-type="float">
            <text:p>3</text:p>
          </table:table-cell>
          <table:table-cell table:formula="of:=LEN([.C202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g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Gorontalesisch</text:p>
          </table:table-cell>
          <table:table-cell table:formula="of:=LEN([.A203])" office:value-type="float" office:value="3" calcext:value-type="float">
            <text:p>3</text:p>
          </table:table-cell>
          <table:table-cell table:formula="of:=LEN([.C203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-Motu</text:p>
          </table:table-cell>
          <table:table-cell table:formula="of:=LEN([.A204])" office:value-type="float" office:value="3" calcext:value-type="float">
            <text:p>3</text:p>
          </table:table-cell>
          <table:table-cell table:formula="of:=LEN([.C204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  <table:table-cell office:value-type="string" calcext:value-type="string">
            <text:p>Ungarisch</text:p>
          </table:table-cell>
          <table:table-cell table:formula="of:=LEN([.A205])" office:value-type="float" office:value="3" calcext:value-type="float">
            <text:p>3</text:p>
          </table:table-cell>
          <table:table-cell table:formula="of:=LEN([.C205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  <table:table-cell table:formula="of:=LEN([.A206])" office:value-type="float" office:value="3" calcext:value-type="float">
            <text:p>3</text:p>
          </table:table-cell>
          <table:table-cell table:formula="of:=LEN([.C206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kb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  <table:table-cell office:value-type="string" calcext:value-type="string">
            <text:p>Kabardinisch</text:p>
          </table:table-cell>
          <table:table-cell table:formula="of:=LEN([.A207])" office:value-type="float" office:value="3" calcext:value-type="float">
            <text:p>3</text:p>
          </table:table-cell>
          <table:table-cell table:formula="of:=LEN([.C207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  <table:table-cell table:formula="of:=LEN([.A208])" office:value-type="float" office:value="3" calcext:value-type="float">
            <text:p>3</text:p>
          </table:table-cell>
          <table:table-cell table:formula="of:=LEN([.C208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  <table:table-cell office:value-type="string" calcext:value-type="string">
            <text:p>Mongolisch</text:p>
          </table:table-cell>
          <table:table-cell table:formula="of:=LEN([.A209])" office:value-type="float" office:value="3" calcext:value-type="float">
            <text:p>3</text:p>
          </table:table-cell>
          <table:table-cell table:formula="of:=LEN([.C209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mw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  <table:table-cell office:value-type="string" calcext:value-type="string">
            <text:p>Mirandesisch</text:p>
          </table:table-cell>
          <table:table-cell table:formula="of:=LEN([.A210])" office:value-type="float" office:value="3" calcext:value-type="float">
            <text:p>3</text:p>
          </table:table-cell>
          <table:table-cell table:formula="of:=LEN([.C210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  <table:table-cell office:value-type="string" calcext:value-type="string">
            <text:p>Norwegisch</text:p>
          </table:table-cell>
          <table:table-cell table:formula="of:=LEN([.A211])" office:value-type="float" office:value="3" calcext:value-type="float">
            <text:p>3</text:p>
          </table:table-cell>
          <table:table-cell table:formula="of:=LEN([.C211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p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  <table:table-cell office:value-type="string" calcext:value-type="string">
            <text:p>Ponapeanisch</text:p>
          </table:table-cell>
          <table:table-cell table:formula="of:=LEN([.A212])" office:value-type="float" office:value="3" calcext:value-type="float">
            <text:p>3</text:p>
          </table:table-cell>
          <table:table-cell table:formula="of:=LEN([.C212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  <table:table-cell office:value-type="string" calcext:value-type="string">
            <text:p>Slowenisch</text:p>
          </table:table-cell>
          <table:table-cell table:formula="of:=LEN([.A213])" office:value-type="float" office:value="3" calcext:value-type="float">
            <text:p>3</text:p>
          </table:table-cell>
          <table:table-cell table:formula="of:=LEN([.C213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m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  <table:table-cell office:value-type="string" calcext:value-type="string">
            <text:p>Lulesaamisch</text:p>
          </table:table-cell>
          <table:table-cell table:formula="of:=LEN([.A214])" office:value-type="float" office:value="3" calcext:value-type="float">
            <text:p>3</text:p>
          </table:table-cell>
          <table:table-cell table:formula="of:=LEN([.C214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  <table:table-cell office:value-type="string" calcext:value-type="string">
            <text:p>Sardisch</text:p>
          </table:table-cell>
          <table:table-cell table:formula="of:=LEN([.A215])" office:value-type="float" office:value="3" calcext:value-type="float">
            <text:p>3</text:p>
          </table:table-cell>
          <table:table-cell table:formula="of:=LEN([.C215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  <table:table-cell office:value-type="string" calcext:value-type="string">
            <text:p>Sundanesisch</text:p>
          </table:table-cell>
          <table:table-cell table:formula="of:=LEN([.A216])" office:value-type="float" office:value="3" calcext:value-type="float">
            <text:p>3</text:p>
          </table:table-cell>
          <table:table-cell table:formula="of:=LEN([.C216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tp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  <table:table-cell office:value-type="string" calcext:value-type="string">
            <text:p>Neumelanesisch</text:p>
          </table:table-cell>
          <table:table-cell table:formula="of:=LEN([.A217])" office:value-type="float" office:value="3" calcext:value-type="float">
            <text:p>3</text:p>
          </table:table-cell>
          <table:table-cell table:formula="of:=LEN([.C217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ts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  <table:table-cell office:value-type="string" calcext:value-type="string">
            <text:p>Tsimshian-Sprache</text:p>
          </table:table-cell>
          <table:table-cell table:formula="of:=LEN([.A218])" office:value-type="float" office:value="3" calcext:value-type="float">
            <text:p>3</text:p>
          </table:table-cell>
          <table:table-cell table:formula="of:=LEN([.C218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  <table:table-cell office:value-type="string" calcext:value-type="string">
            <text:p>Ukrainisch</text:p>
          </table:table-cell>
          <table:table-cell table:formula="of:=LEN([.A219])" office:value-type="float" office:value="3" calcext:value-type="float">
            <text:p>3</text:p>
          </table:table-cell>
          <table:table-cell table:formula="of:=LEN([.C219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alb (B)</text:p>
            <text:p>sqi (T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  <table:table-cell office:value-type="string" calcext:value-type="string">
            <text:p>Albanisch</text:p>
          </table:table-cell>
          <table:table-cell table:formula="of:=LEN([.A220])" office:value-type="float" office:value="15" calcext:value-type="float">
            <text:p>15</text:p>
          </table:table-cell>
          <table:table-cell table:formula="of:=LEN([.C220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arm (B)</text:p>
            <text:p>hye (T)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  <table:table-cell office:value-type="string" calcext:value-type="string">
            <text:p>Armenisch</text:p>
          </table:table-cell>
          <table:table-cell table:formula="of:=LEN([.A221])" office:value-type="float" office:value="15" calcext:value-type="float">
            <text:p>15</text:p>
          </table:table-cell>
          <table:table-cell table:formula="of:=LEN([.C221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eo (B)</text:p>
            <text:p>kat (T)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  <table:table-cell office:value-type="string" calcext:value-type="string">
            <text:p>Georgisch</text:p>
          </table:table-cell>
          <table:table-cell table:formula="of:=LEN([.A222])" office:value-type="float" office:value="15" calcext:value-type="float">
            <text:p>15</text:p>
          </table:table-cell>
          <table:table-cell table:formula="of:=LEN([.C222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arm (B)</text:p>
            <text:p>hye (T)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  <table:table-cell office:value-type="string" calcext:value-type="string">
            <text:p>Armenisch</text:p>
          </table:table-cell>
          <table:table-cell table:formula="of:=LEN([.A223])" office:value-type="float" office:value="15" calcext:value-type="float">
            <text:p>15</text:p>
          </table:table-cell>
          <table:table-cell table:formula="of:=LEN([.C223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eo (B)</text:p>
            <text:p>kat (T)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  <table:table-cell office:value-type="string" calcext:value-type="string">
            <text:p>Georgisch</text:p>
          </table:table-cell>
          <table:table-cell table:formula="of:=LEN([.A224])" office:value-type="float" office:value="15" calcext:value-type="float">
            <text:p>15</text:p>
          </table:table-cell>
          <table:table-cell table:formula="of:=LEN([.C224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alb (B)</text:p>
            <text:p>sqi (T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  <table:table-cell office:value-type="string" calcext:value-type="string">
            <text:p>Albanisch</text:p>
          </table:table-cell>
          <table:table-cell table:formula="of:=LEN([.A225])" office:value-type="float" office:value="15" calcext:value-type="float">
            <text:p>15</text:p>
          </table:table-cell>
          <table:table-cell table:formula="of:=LEN([.C225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Aceh-Sprache</text:p>
          </table:table-cell>
          <table:table-cell table:formula="of:=LEN([.A226])" office:value-type="float" office:value="3" calcext:value-type="float">
            <text:p>3</text:p>
          </table:table-cell>
          <table:table-cell table:formula="of:=LEN([.C226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f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  <table:table-cell table:formula="of:=LEN([.A227])" office:value-type="float" office:value="3" calcext:value-type="float">
            <text:p>3</text:p>
          </table:table-cell>
          <table:table-cell table:formula="of:=LEN([.C22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k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  <table:table-cell office:value-type="string" calcext:value-type="string">
            <text:p>Akkadisch</text:p>
          </table:table-cell>
          <table:table-cell table:formula="of:=LEN([.A228])" office:value-type="float" office:value="3" calcext:value-type="float">
            <text:p>3</text:p>
          </table:table-cell>
          <table:table-cell table:formula="of:=LEN([.C228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  <table:table-cell office:value-type="string" calcext:value-type="string">
            <text:p>Assamesisch</text:p>
          </table:table-cell>
          <table:table-cell table:formula="of:=LEN([.A229])" office:value-type="float" office:value="3" calcext:value-type="float">
            <text:p>3</text:p>
          </table:table-cell>
          <table:table-cell table:formula="of:=LEN([.C229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b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  <table:table-cell office:value-type="string" calcext:value-type="string">
            <text:p>Balinesisch</text:p>
          </table:table-cell>
          <table:table-cell table:formula="of:=LEN([.A230])" office:value-type="float" office:value="3" calcext:value-type="float">
            <text:p>3</text:p>
          </table:table-cell>
          <table:table-cell table:formula="of:=LEN([.C230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b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  <table:table-cell table:formula="of:=LEN([.A231])" office:value-type="float" office:value="3" calcext:value-type="float">
            <text:p>3</text:p>
          </table:table-cell>
          <table:table-cell table:formula="of:=LEN([.C23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bu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  <table:table-cell office:value-type="string" calcext:value-type="string">
            <text:p>Bugi-Sprache</text:p>
          </table:table-cell>
          <table:table-cell table:formula="of:=LEN([.A232])" office:value-type="float" office:value="3" calcext:value-type="float">
            <text:p>3</text:p>
          </table:table-cell>
          <table:table-cell table:formula="of:=LEN([.C232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-Sprache</text:p>
          </table:table-cell>
          <table:table-cell table:formula="of:=LEN([.A233])" office:value-type="float" office:value="3" calcext:value-type="float">
            <text:p>3</text:p>
          </table:table-cell>
          <table:table-cell table:formula="of:=LEN([.C233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h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  <table:table-cell office:value-type="string" calcext:value-type="string">
            <text:p>Tschagataisch</text:p>
          </table:table-cell>
          <table:table-cell table:formula="of:=LEN([.A234])" office:value-type="float" office:value="3" calcext:value-type="float">
            <text:p>3</text:p>
          </table:table-cell>
          <table:table-cell table:formula="of:=LEN([.C234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h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  <table:table-cell office:value-type="string" calcext:value-type="string">
            <text:p>Trukesisch</text:p>
          </table:table-cell>
          <table:table-cell table:formula="of:=LEN([.A235])" office:value-type="float" office:value="3" calcext:value-type="float">
            <text:p>3</text:p>
          </table:table-cell>
          <table:table-cell table:formula="of:=LEN([.C235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h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Cherokee-Sprache</text:p>
          </table:table-cell>
          <table:table-cell table:formula="of:=LEN([.A236])" office:value-type="float" office:value="3" calcext:value-type="float">
            <text:p>3</text:p>
          </table:table-cell>
          <table:table-cell table:formula="of:=LEN([.C236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h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Cheyenne-Sprache</text:p>
          </table:table-cell>
          <table:table-cell table:formula="of:=LEN([.A237])" office:value-type="float" office:value="3" calcext:value-type="float">
            <text:p>3</text:p>
          </table:table-cell>
          <table:table-cell table:formula="of:=LEN([.C23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Korsisch</text:p>
          </table:table-cell>
          <table:table-cell table:formula="of:=LEN([.A238])" office:value-type="float" office:value="3" calcext:value-type="float">
            <text:p>3</text:p>
          </table:table-cell>
          <table:table-cell table:formula="of:=LEN([.C238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d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Delaware-Sprache</text:p>
          </table:table-cell>
          <table:table-cell table:formula="of:=LEN([.A239])" office:value-type="float" office:value="3" calcext:value-type="float">
            <text:p>3</text:p>
          </table:table-cell>
          <table:table-cell table:formula="of:=LEN([.C239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  <table:table-cell table:formula="of:=LEN([.A240])" office:value-type="float" office:value="3" calcext:value-type="float">
            <text:p>3</text:p>
          </table:table-cell>
          <table:table-cell table:formula="of:=LEN([.C240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  <table:table-cell office:value-type="string" calcext:value-type="string">
            <text:p>Estnisch</text:p>
          </table:table-cell>
          <table:table-cell table:formula="of:=LEN([.A241])" office:value-type="float" office:value="3" calcext:value-type="float">
            <text:p>3</text:p>
          </table:table-cell>
          <table:table-cell table:formula="of:=LEN([.C24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fu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  <table:table-cell office:value-type="string" calcext:value-type="string">
            <text:p>Friulisch</text:p>
          </table:table-cell>
          <table:table-cell table:formula="of:=LEN([.A242])" office:value-type="float" office:value="3" calcext:value-type="float">
            <text:p>3</text:p>
          </table:table-cell>
          <table:table-cell table:formula="of:=LEN([.C242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  <table:table-cell office:value-type="string" calcext:value-type="string">
            <text:p>Galicisch</text:p>
          </table:table-cell>
          <table:table-cell table:formula="of:=LEN([.A243])" office:value-type="float" office:value="3" calcext:value-type="float">
            <text:p>3</text:p>
          </table:table-cell>
          <table:table-cell table:formula="of:=LEN([.C243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  <table:table-cell office:value-type="string" calcext:value-type="string">
            <text:p>Gujarati-Sprache</text:p>
          </table:table-cell>
          <table:table-cell table:formula="of:=LEN([.A244])" office:value-type="float" office:value="3" calcext:value-type="float">
            <text:p>3</text:p>
          </table:table-cell>
          <table:table-cell table:formula="of:=LEN([.C244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w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  <table:table-cell office:value-type="string" calcext:value-type="string">
            <text:p>Kutchin-Sprache</text:p>
          </table:table-cell>
          <table:table-cell table:formula="of:=LEN([.A245])" office:value-type="float" office:value="3" calcext:value-type="float">
            <text:p>3</text:p>
          </table:table-cell>
          <table:table-cell table:formula="of:=LEN([.C245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h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  <table:table-cell office:value-type="string" calcext:value-type="string">
            <text:p>Hawaiisch</text:p>
          </table:table-cell>
          <table:table-cell table:formula="of:=LEN([.A246])" office:value-type="float" office:value="3" calcext:value-type="float">
            <text:p>3</text:p>
          </table:table-cell>
          <table:table-cell table:formula="of:=LEN([.C246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  <table:table-cell office:value-type="string" calcext:value-type="string">
            <text:p>Kroatisch </text:p>
          </table:table-cell>
          <table:table-cell table:formula="of:=LEN([.A247])" office:value-type="float" office:value="3" calcext:value-type="float">
            <text:p>3</text:p>
          </table:table-cell>
          <table:table-cell table:formula="of:=LEN([.C24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  <table:table-cell office:value-type="string" calcext:value-type="string">
            <text:p>Javanisch</text:p>
          </table:table-cell>
          <table:table-cell table:formula="of:=LEN([.A248])" office:value-type="float" office:value="3" calcext:value-type="float">
            <text:p>3</text:p>
          </table:table-cell>
          <table:table-cell table:formula="of:=LEN([.C248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  <table:table-cell office:value-type="string" calcext:value-type="string">
            <text:p>Japanisch</text:p>
          </table:table-cell>
          <table:table-cell table:formula="of:=LEN([.A249])" office:value-type="float" office:value="3" calcext:value-type="float">
            <text:p>3</text:p>
          </table:table-cell>
          <table:table-cell table:formula="of:=LEN([.C249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chmiri</text:p>
          </table:table-cell>
          <table:table-cell table:formula="of:=LEN([.A250])" office:value-type="float" office:value="3" calcext:value-type="float">
            <text:p>3</text:p>
          </table:table-cell>
          <table:table-cell table:formula="of:=LEN([.C250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k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  <table:table-cell office:value-type="string" calcext:value-type="string">
            <text:p>Kimbundu-Sprache</text:p>
          </table:table-cell>
          <table:table-cell table:formula="of:=LEN([.A251])" office:value-type="float" office:value="3" calcext:value-type="float">
            <text:p>3</text:p>
          </table:table-cell>
          <table:table-cell table:formula="of:=LEN([.C25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k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  <table:table-cell office:value-type="string" calcext:value-type="string">
            <text:p>Kosraeanisch</text:p>
          </table:table-cell>
          <table:table-cell table:formula="of:=LEN([.A252])" office:value-type="float" office:value="3" calcext:value-type="float">
            <text:p>3</text:p>
          </table:table-cell>
          <table:table-cell table:formula="of:=LEN([.C252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kr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  <table:table-cell office:value-type="string" calcext:value-type="string">
            <text:p>Karelisch</text:p>
          </table:table-cell>
          <table:table-cell table:formula="of:=LEN([.A253])" office:value-type="float" office:value="3" calcext:value-type="float">
            <text:p>3</text:p>
          </table:table-cell>
          <table:table-cell table:formula="of:=LEN([.C253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l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  <table:table-cell office:value-type="string" calcext:value-type="string">
            <text:p>Lesgisch</text:p>
          </table:table-cell>
          <table:table-cell table:formula="of:=LEN([.A254])" office:value-type="float" office:value="3" calcext:value-type="float">
            <text:p>3</text:p>
          </table:table-cell>
          <table:table-cell table:formula="of:=LEN([.C254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m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  <table:table-cell office:value-type="string" calcext:value-type="string">
            <text:p>Maduresisch</text:p>
          </table:table-cell>
          <table:table-cell table:formula="of:=LEN([.A255])" office:value-type="float" office:value="3" calcext:value-type="float">
            <text:p>3</text:p>
          </table:table-cell>
          <table:table-cell table:formula="of:=LEN([.C255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m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  <table:table-cell table:formula="of:=LEN([.A256])" office:value-type="float" office:value="3" calcext:value-type="float">
            <text:p>3</text:p>
          </table:table-cell>
          <table:table-cell table:formula="of:=LEN([.C256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m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  <table:table-cell office:value-type="string" calcext:value-type="string">
            <text:p>Malinke-Sprache</text:p>
          </table:table-cell>
          <table:table-cell table:formula="of:=LEN([.A257])" office:value-type="float" office:value="3" calcext:value-type="float">
            <text:p>3</text:p>
          </table:table-cell>
          <table:table-cell table:formula="of:=LEN([.C257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Malagassi-Sprache</text:p>
          </table:table-cell>
          <table:table-cell table:formula="of:=LEN([.A258])" office:value-type="float" office:value="3" calcext:value-type="float">
            <text:p>3</text:p>
          </table:table-cell>
          <table:table-cell table:formula="of:=LEN([.C258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mn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  <table:table-cell office:value-type="string" calcext:value-type="string">
            <text:p>Meithei-Sprache</text:p>
          </table:table-cell>
          <table:table-cell table:formula="of:=LEN([.A259])" office:value-type="float" office:value="3" calcext:value-type="float">
            <text:p>3</text:p>
          </table:table-cell>
          <table:table-cell table:formula="of:=LEN([.C259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ny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  <table:table-cell office:value-type="string" calcext:value-type="string">
            <text:p>Nyamwezi-Sprache</text:p>
          </table:table-cell>
          <table:table-cell table:formula="of:=LEN([.A260])" office:value-type="float" office:value="3" calcext:value-type="float">
            <text:p>3</text:p>
          </table:table-cell>
          <table:table-cell table:formula="of:=LEN([.C260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n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  <table:table-cell office:value-type="string" calcext:value-type="string">
            <text:p>Nkole-Sprache</text:p>
          </table:table-cell>
          <table:table-cell table:formula="of:=LEN([.A261])" office:value-type="float" office:value="3" calcext:value-type="float">
            <text:p>3</text:p>
          </table:table-cell>
          <table:table-cell table:formula="of:=LEN([.C26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  <table:table-cell table:formula="of:=LEN([.A262])" office:value-type="float" office:value="3" calcext:value-type="float">
            <text:p>3</text:p>
          </table:table-cell>
          <table:table-cell table:formula="of:=LEN([.C262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sc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  <table:table-cell office:value-type="string" calcext:value-type="string">
            <text:p>Sizilianisch</text:p>
          </table:table-cell>
          <table:table-cell table:formula="of:=LEN([.A263])" office:value-type="float" office:value="3" calcext:value-type="float">
            <text:p>3</text:p>
          </table:table-cell>
          <table:table-cell table:formula="of:=LEN([.C263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su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  <table:table-cell office:value-type="string" calcext:value-type="string">
            <text:p>Sumerisch</text:p>
          </table:table-cell>
          <table:table-cell table:formula="of:=LEN([.A264])" office:value-type="float" office:value="3" calcext:value-type="float">
            <text:p>3</text:p>
          </table:table-cell>
          <table:table-cell table:formula="of:=LEN([.C264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  <table:table-cell office:value-type="string" calcext:value-type="string">
            <text:p>Tahitisch</text:p>
          </table:table-cell>
          <table:table-cell table:formula="of:=LEN([.A265])" office:value-type="float" office:value="3" calcext:value-type="float">
            <text:p>3</text:p>
          </table:table-cell>
          <table:table-cell table:formula="of:=LEN([.C265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  <table:table-cell office:value-type="string" calcext:value-type="string">
            <text:p>Tigrinja-Sprache</text:p>
          </table:table-cell>
          <table:table-cell table:formula="of:=LEN([.A266])" office:value-type="float" office:value="3" calcext:value-type="float">
            <text:p>3</text:p>
          </table:table-cell>
          <table:table-cell table:formula="of:=LEN([.C266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  <table:table-cell office:value-type="string" calcext:value-type="string">
            <text:p>Tamašeq</text:p>
          </table:table-cell>
          <table:table-cell table:formula="of:=LEN([.A267])" office:value-type="float" office:value="3" calcext:value-type="float">
            <text:p>3</text:p>
          </table:table-cell>
          <table:table-cell table:formula="of:=LEN([.C26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  <table:table-cell office:value-type="string" calcext:value-type="string">
            <text:p>Tuwinisch</text:p>
          </table:table-cell>
          <table:table-cell table:formula="of:=LEN([.A268])" office:value-type="float" office:value="3" calcext:value-type="float">
            <text:p>3</text:p>
          </table:table-cell>
          <table:table-cell table:formula="of:=LEN([.C268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u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  <table:table-cell office:value-type="string" calcext:value-type="string">
            <text:p>Ugaritisch</text:p>
          </table:table-cell>
          <table:table-cell table:formula="of:=LEN([.A269])" office:value-type="float" office:value="3" calcext:value-type="float">
            <text:p>3</text:p>
          </table:table-cell>
          <table:table-cell table:formula="of:=LEN([.C269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tib (B)</text:p>
            <text:p>bod (T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  <table:table-cell office:value-type="string" calcext:value-type="string">
            <text:p>Tibetisch</text:p>
          </table:table-cell>
          <table:table-cell table:formula="of:=LEN([.A270])" office:value-type="float" office:value="15" calcext:value-type="float">
            <text:p>15</text:p>
          </table:table-cell>
          <table:table-cell table:formula="of:=LEN([.C270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ur (B)</text:p>
            <text:p>mya (T)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  <table:table-cell office:value-type="string" calcext:value-type="string">
            <text:p>Birmanisch</text:p>
          </table:table-cell>
          <table:table-cell table:formula="of:=LEN([.A271])" office:value-type="float" office:value="15" calcext:value-type="float">
            <text:p>15</text:p>
          </table:table-cell>
          <table:table-cell table:formula="of:=LEN([.C271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i (B)</text:p>
            <text:p>zho (T)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Chinesisch</text:p>
          </table:table-cell>
          <table:table-cell table:formula="of:=LEN([.A272])" office:value-type="float" office:value="15" calcext:value-type="float">
            <text:p>15</text:p>
          </table:table-cell>
          <table:table-cell table:formula="of:=LEN([.C272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per (B)</text:p>
            <text:p>fas (T)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  <table:table-cell office:value-type="string" calcext:value-type="string">
            <text:p>Persisch</text:p>
          </table:table-cell>
          <table:table-cell table:formula="of:=LEN([.A273])" office:value-type="float" office:value="15" calcext:value-type="float">
            <text:p>15</text:p>
          </table:table-cell>
          <table:table-cell table:formula="of:=LEN([.C273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ur (B)</text:p>
            <text:p>mya (T)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  <table:table-cell office:value-type="string" calcext:value-type="string">
            <text:p>Birmanisch</text:p>
          </table:table-cell>
          <table:table-cell table:formula="of:=LEN([.A274])" office:value-type="float" office:value="15" calcext:value-type="float">
            <text:p>15</text:p>
          </table:table-cell>
          <table:table-cell table:formula="of:=LEN([.C274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per (B)</text:p>
            <text:p>fas (T)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  <table:table-cell office:value-type="string" calcext:value-type="string">
            <text:p>Persisch</text:p>
          </table:table-cell>
          <table:table-cell table:formula="of:=LEN([.A275])" office:value-type="float" office:value="15" calcext:value-type="float">
            <text:p>15</text:p>
          </table:table-cell>
          <table:table-cell table:formula="of:=LEN([.C275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tib (B)</text:p>
            <text:p>bod (T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  <table:table-cell office:value-type="string" calcext:value-type="string">
            <text:p>Tibetisch</text:p>
          </table:table-cell>
          <table:table-cell table:formula="of:=LEN([.A276])" office:value-type="float" office:value="15" calcext:value-type="float">
            <text:p>15</text:p>
          </table:table-cell>
          <table:table-cell table:formula="of:=LEN([.C276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i (B)</text:p>
            <text:p>zho (T)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Chinesisch</text:p>
          </table:table-cell>
          <table:table-cell table:formula="of:=LEN([.A277])" office:value-type="float" office:value="15" calcext:value-type="float">
            <text:p>15</text:p>
          </table:table-cell>
          <table:table-cell table:formula="of:=LEN([.C277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ad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  <table:table-cell office:value-type="string" calcext:value-type="string">
            <text:p>Adangme-Sprache</text:p>
          </table:table-cell>
          <table:table-cell table:formula="of:=LEN([.A278])" office:value-type="float" office:value="3" calcext:value-type="float">
            <text:p>3</text:p>
          </table:table-cell>
          <table:table-cell table:formula="of:=LEN([.C278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  <table:table-cell office:value-type="string" calcext:value-type="string">
            <text:p>Amharisch</text:p>
          </table:table-cell>
          <table:table-cell table:formula="of:=LEN([.A279])" office:value-type="float" office:value="3" calcext:value-type="float">
            <text:p>3</text:p>
          </table:table-cell>
          <table:table-cell table:formula="of:=LEN([.C279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a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  <table:table-cell office:value-type="string" calcext:value-type="string">
            <text:p>Arapaho-Sprache</text:p>
          </table:table-cell>
          <table:table-cell table:formula="of:=LEN([.A280])" office:value-type="float" office:value="3" calcext:value-type="float">
            <text:p>3</text:p>
          </table:table-cell>
          <table:table-cell table:formula="of:=LEN([.C28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  <table:table-cell office:value-type="string" calcext:value-type="string">
            <text:p>Avestisch</text:p>
          </table:table-cell>
          <table:table-cell table:formula="of:=LEN([.A281])" office:value-type="float" office:value="3" calcext:value-type="float">
            <text:p>3</text:p>
          </table:table-cell>
          <table:table-cell table:formula="of:=LEN([.C28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  <table:table-cell office:value-type="string" calcext:value-type="string">
            <text:p>Baschkirisch</text:p>
          </table:table-cell>
          <table:table-cell table:formula="of:=LEN([.A282])" office:value-type="float" office:value="3" calcext:value-type="float">
            <text:p>3</text:p>
          </table:table-cell>
          <table:table-cell table:formula="of:=LEN([.C28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  <table:table-cell office:value-type="string" calcext:value-type="string">
            <text:p>Belutschisch</text:p>
          </table:table-cell>
          <table:table-cell table:formula="of:=LEN([.A283])" office:value-type="float" office:value="3" calcext:value-type="float">
            <text:p>3</text:p>
          </table:table-cell>
          <table:table-cell table:formula="of:=LEN([.C283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-Sprache</text:p>
          </table:table-cell>
          <table:table-cell table:formula="of:=LEN([.A284])" office:value-type="float" office:value="3" calcext:value-type="float">
            <text:p>3</text:p>
          </table:table-cell>
          <table:table-cell table:formula="of:=LEN([.C28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  <table:table-cell table:formula="of:=LEN([.A285])" office:value-type="float" office:value="3" calcext:value-type="float">
            <text:p>3</text:p>
          </table:table-cell>
          <table:table-cell table:formula="of:=LEN([.C28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  <table:table-cell office:value-type="string" calcext:value-type="string">
            <text:p>Beach-la-mar</text:p>
          </table:table-cell>
          <table:table-cell table:formula="of:=LEN([.A286])" office:value-type="float" office:value="3" calcext:value-type="float">
            <text:p>3</text:p>
          </table:table-cell>
          <table:table-cell table:formula="of:=LEN([.C286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  <table:table-cell office:value-type="string" calcext:value-type="string">
            <text:p>Blackfoot-Sprache</text:p>
          </table:table-cell>
          <table:table-cell table:formula="of:=LEN([.A287])" office:value-type="float" office:value="3" calcext:value-type="float">
            <text:p>3</text:p>
          </table:table-cell>
          <table:table-cell table:formula="of:=LEN([.C28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  <table:table-cell office:value-type="string" calcext:value-type="string">
            <text:p>Bosnisch</text:p>
          </table:table-cell>
          <table:table-cell table:formula="of:=LEN([.A288])" office:value-type="float" office:value="3" calcext:value-type="float">
            <text:p>3</text:p>
          </table:table-cell>
          <table:table-cell table:formula="of:=LEN([.C288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c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  <table:table-cell table:formula="of:=LEN([.A289])" office:value-type="float" office:value="3" calcext:value-type="float">
            <text:p>3</text:p>
          </table:table-cell>
          <table:table-cell table:formula="of:=LEN([.C289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  <table:table-cell office:value-type="string" calcext:value-type="string">
            <text:p>Chibcha-Sprachen</text:p>
          </table:table-cell>
          <table:table-cell table:formula="of:=LEN([.A290])" office:value-type="float" office:value="3" calcext:value-type="float">
            <text:p>3</text:p>
          </table:table-cell>
          <table:table-cell table:formula="of:=LEN([.C290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  <table:table-cell office:value-type="string" calcext:value-type="string">
            <text:p>Tschetschenisch</text:p>
          </table:table-cell>
          <table:table-cell table:formula="of:=LEN([.A291])" office:value-type="float" office:value="3" calcext:value-type="float">
            <text:p>3</text:p>
          </table:table-cell>
          <table:table-cell table:formula="of:=LEN([.C291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Choctaw-Sprache</text:p>
          </table:table-cell>
          <table:table-cell table:formula="of:=LEN([.A292])" office:value-type="float" office:value="3" calcext:value-type="float">
            <text:p>3</text:p>
          </table:table-cell>
          <table:table-cell table:formula="of:=LEN([.C292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  <table:table-cell office:value-type="string" calcext:value-type="string">
            <text:p>Tschuwaschisch</text:p>
          </table:table-cell>
          <table:table-cell table:formula="of:=LEN([.A293])" office:value-type="float" office:value="3" calcext:value-type="float">
            <text:p>3</text:p>
          </table:table-cell>
          <table:table-cell table:formula="of:=LEN([.C29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  <table:table-cell office:value-type="string" calcext:value-type="string">
            <text:p>Kornisch</text:p>
          </table:table-cell>
          <table:table-cell table:formula="of:=LEN([.A294])" office:value-type="float" office:value="3" calcext:value-type="float">
            <text:p>3</text:p>
          </table:table-cell>
          <table:table-cell table:formula="of:=LEN([.C29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el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  <table:table-cell office:value-type="string" calcext:value-type="string">
            <text:p>Elamisch</text:p>
          </table:table-cell>
          <table:table-cell table:formula="of:=LEN([.A295])" office:value-type="float" office:value="3" calcext:value-type="float">
            <text:p>3</text:p>
          </table:table-cell>
          <table:table-cell table:formula="of:=LEN([.C29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Englisch</text:p>
          </table:table-cell>
          <table:table-cell table:formula="of:=LEN([.A296])" office:value-type="float" office:value="3" calcext:value-type="float">
            <text:p>3</text:p>
          </table:table-cell>
          <table:table-cell table:formula="of:=LEN([.C29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  <table:table-cell office:value-type="string" calcext:value-type="string">
            <text:p>Färöisch</text:p>
          </table:table-cell>
          <table:table-cell table:formula="of:=LEN([.A297])" office:value-type="float" office:value="3" calcext:value-type="float">
            <text:p>3</text:p>
          </table:table-cell>
          <table:table-cell table:formula="of:=LEN([.C29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  <table:table-cell office:value-type="string" calcext:value-type="string">
            <text:p>Finnisch</text:p>
          </table:table-cell>
          <table:table-cell table:formula="of:=LEN([.A298])" office:value-type="float" office:value="3" calcext:value-type="float">
            <text:p>3</text:p>
          </table:table-cell>
          <table:table-cell table:formula="of:=LEN([.C298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í-Sprache</text:p>
          </table:table-cell>
          <table:table-cell table:formula="of:=LEN([.A299])" office:value-type="float" office:value="3" calcext:value-type="float">
            <text:p>3</text:p>
          </table:table-cell>
          <table:table-cell table:formula="of:=LEN([.C299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h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  <table:table-cell office:value-type="string" calcext:value-type="string">
            <text:p>Hethitisch</text:p>
          </table:table-cell>
          <table:table-cell table:formula="of:=LEN([.A300])" office:value-type="float" office:value="3" calcext:value-type="float">
            <text:p>3</text:p>
          </table:table-cell>
          <table:table-cell table:formula="of:=LEN([.C30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k</text:p>
          </table:table-cell>
          <table:table-cell table:formula="of:=LEN([.A301])" office:value-type="float" office:value="3" calcext:value-type="float">
            <text:p>3</text:p>
          </table:table-cell>
          <table:table-cell table:formula="of:=LEN([.C30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  <table:table-cell office:value-type="string" calcext:value-type="string">
            <text:p>Italienisch</text:p>
          </table:table-cell>
          <table:table-cell table:formula="of:=LEN([.A302])" office:value-type="float" office:value="3" calcext:value-type="float">
            <text:p>3</text:p>
          </table:table-cell>
          <table:table-cell table:formula="of:=LEN([.C30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  <table:table-cell table:formula="of:=LEN([.A303])" office:value-type="float" office:value="3" calcext:value-type="float">
            <text:p>3</text:p>
          </table:table-cell>
          <table:table-cell table:formula="of:=LEN([.C30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ko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  <table:table-cell table:formula="of:=LEN([.A304])" office:value-type="float" office:value="3" calcext:value-type="float">
            <text:p>3</text:p>
          </table:table-cell>
          <table:table-cell table:formula="of:=LEN([.C30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  <table:table-cell office:value-type="string" calcext:value-type="string">
            <text:p>Kurdisch</text:p>
          </table:table-cell>
          <table:table-cell table:formula="of:=LEN([.A305])" office:value-type="float" office:value="3" calcext:value-type="float">
            <text:p>3</text:p>
          </table:table-cell>
          <table:table-cell table:formula="of:=LEN([.C305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k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  <table:table-cell office:value-type="string" calcext:value-type="string">
            <text:p>Kutenai-Sprache</text:p>
          </table:table-cell>
          <table:table-cell table:formula="of:=LEN([.A306])" office:value-type="float" office:value="3" calcext:value-type="float">
            <text:p>3</text:p>
          </table:table-cell>
          <table:table-cell table:formula="of:=LEN([.C30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  <table:table-cell office:value-type="string" calcext:value-type="string">
            <text:p>Lettisch</text:p>
          </table:table-cell>
          <table:table-cell table:formula="of:=LEN([.A307])" office:value-type="float" office:value="3" calcext:value-type="float">
            <text:p>3</text:p>
          </table:table-cell>
          <table:table-cell table:formula="of:=LEN([.C30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  <table:table-cell table:formula="of:=LEN([.A308])" office:value-type="float" office:value="3" calcext:value-type="float">
            <text:p>3</text:p>
          </table:table-cell>
          <table:table-cell table:formula="of:=LEN([.C308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lu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  <table:table-cell office:value-type="string" calcext:value-type="string">
            <text:p>Luiseño-Sprache</text:p>
          </table:table-cell>
          <table:table-cell table:formula="of:=LEN([.A309])" office:value-type="float" office:value="3" calcext:value-type="float">
            <text:p>3</text:p>
          </table:table-cell>
          <table:table-cell table:formula="of:=LEN([.C309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  <table:table-cell office:value-type="string" calcext:value-type="string">
            <text:p>Makassarisch</text:p>
          </table:table-cell>
          <table:table-cell table:formula="of:=LEN([.A310])" office:value-type="float" office:value="3" calcext:value-type="float">
            <text:p>3</text:p>
          </table:table-cell>
          <table:table-cell table:formula="of:=LEN([.C31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  <table:table-cell office:value-type="string" calcext:value-type="string">
            <text:p>Marathi</text:p>
          </table:table-cell>
          <table:table-cell table:formula="of:=LEN([.A311])" office:value-type="float" office:value="3" calcext:value-type="float">
            <text:p>3</text:p>
          </table:table-cell>
          <table:table-cell table:formula="of:=LEN([.C31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  <table:table-cell office:value-type="string" calcext:value-type="string">
            <text:p>Maltesisch</text:p>
          </table:table-cell>
          <table:table-cell table:formula="of:=LEN([.A312])" office:value-type="float" office:value="3" calcext:value-type="float">
            <text:p>3</text:p>
          </table:table-cell>
          <table:table-cell table:formula="of:=LEN([.C31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w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  <table:table-cell office:value-type="string" calcext:value-type="string">
            <text:p>Marwari</text:p>
          </table:table-cell>
          <table:table-cell table:formula="of:=LEN([.A313])" office:value-type="float" office:value="3" calcext:value-type="float">
            <text:p>3</text:p>
          </table:table-cell>
          <table:table-cell table:formula="of:=LEN([.C313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p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  <table:table-cell office:value-type="string" calcext:value-type="string">
            <text:p>Mittelpersisch</text:p>
          </table:table-cell>
          <table:table-cell table:formula="of:=LEN([.A314])" office:value-type="float" office:value="3" calcext:value-type="float">
            <text:p>3</text:p>
          </table:table-cell>
          <table:table-cell table:formula="of:=LEN([.C31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p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alau-Sprache</text:p>
          </table:table-cell>
          <table:table-cell table:formula="of:=LEN([.A315])" office:value-type="float" office:value="3" calcext:value-type="float">
            <text:p>3</text:p>
          </table:table-cell>
          <table:table-cell table:formula="of:=LEN([.C315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-Sprache</text:p>
          </table:table-cell>
          <table:table-cell table:formula="of:=LEN([.A316])" office:value-type="float" office:value="3" calcext:value-type="float">
            <text:p>3</text:p>
          </table:table-cell>
          <table:table-cell table:formula="of:=LEN([.C316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r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  <table:table-cell office:value-type="string" calcext:value-type="string">
            <text:p>Osterinsel-Sprache</text:p>
          </table:table-cell>
          <table:table-cell table:formula="of:=LEN([.A317])" office:value-type="float" office:value="3" calcext:value-type="float">
            <text:p>3</text:p>
          </table:table-cell>
          <table:table-cell table:formula="of:=LEN([.C317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  <table:table-cell office:value-type="string" calcext:value-type="string">
            <text:p>Rätoromanisch</text:p>
          </table:table-cell>
          <table:table-cell table:formula="of:=LEN([.A318])" office:value-type="float" office:value="3" calcext:value-type="float">
            <text:p>3</text:p>
          </table:table-cell>
          <table:table-cell table:formula="of:=LEN([.C318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Russisch</text:p>
          </table:table-cell>
          <table:table-cell table:formula="of:=LEN([.A319])" office:value-type="float" office:value="3" calcext:value-type="float">
            <text:p>3</text:p>
          </table:table-cell>
          <table:table-cell table:formula="of:=LEN([.C319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s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  <table:table-cell office:value-type="string" calcext:value-type="string">
            <text:p>Sandawe-Sprache</text:p>
          </table:table-cell>
          <table:table-cell table:formula="of:=LEN([.A320])" office:value-type="float" office:value="3" calcext:value-type="float">
            <text:p>3</text:p>
          </table:table-cell>
          <table:table-cell table:formula="of:=LEN([.C32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  <table:table-cell office:value-type="string" calcext:value-type="string">
            <text:p>Santali</text:p>
          </table:table-cell>
          <table:table-cell table:formula="of:=LEN([.A321])" office:value-type="float" office:value="3" calcext:value-type="float">
            <text:p>3</text:p>
          </table:table-cell>
          <table:table-cell table:formula="of:=LEN([.C321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s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  <table:table-cell office:value-type="string" calcext:value-type="string">
            <text:p>Soninke-Sprache</text:p>
          </table:table-cell>
          <table:table-cell table:formula="of:=LEN([.A322])" office:value-type="float" office:value="3" calcext:value-type="float">
            <text:p>3</text:p>
          </table:table-cell>
          <table:table-cell table:formula="of:=LEN([.C32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  <table:table-cell office:value-type="string" calcext:value-type="string">
            <text:p>Sogdisch</text:p>
          </table:table-cell>
          <table:table-cell table:formula="of:=LEN([.A323])" office:value-type="float" office:value="3" calcext:value-type="float">
            <text:p>3</text:p>
          </table:table-cell>
          <table:table-cell table:formula="of:=LEN([.C32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  <table:table-cell office:value-type="string" calcext:value-type="string">
            <text:p>Serbisch </text:p>
          </table:table-cell>
          <table:table-cell table:formula="of:=LEN([.A324])" office:value-type="float" office:value="3" calcext:value-type="float">
            <text:p>3</text:p>
          </table:table-cell>
          <table:table-cell table:formula="of:=LEN([.C32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  <table:table-cell table:formula="of:=LEN([.A325])" office:value-type="float" office:value="3" calcext:value-type="float">
            <text:p>3</text:p>
          </table:table-cell>
          <table:table-cell table:formula="of:=LEN([.C32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  <table:table-cell office:value-type="string" calcext:value-type="string">
            <text:p>Schwedisch</text:p>
          </table:table-cell>
          <table:table-cell table:formula="of:=LEN([.A326])" office:value-type="float" office:value="3" calcext:value-type="float">
            <text:p>3</text:p>
          </table:table-cell>
          <table:table-cell table:formula="of:=LEN([.C32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  <table:table-cell table:formula="of:=LEN([.A327])" office:value-type="float" office:value="3" calcext:value-type="float">
            <text:p>3</text:p>
          </table:table-cell>
          <table:table-cell table:formula="of:=LEN([.C32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k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okelauanisch</text:p>
          </table:table-cell>
          <table:table-cell table:formula="of:=LEN([.A328])" office:value-type="float" office:value="3" calcext:value-type="float">
            <text:p>3</text:p>
          </table:table-cell>
          <table:table-cell table:formula="of:=LEN([.C328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tl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  <table:table-cell office:value-type="string" calcext:value-type="string">
            <text:p>Tlingit-Sprache</text:p>
          </table:table-cell>
          <table:table-cell table:formula="of:=LEN([.A329])" office:value-type="float" office:value="3" calcext:value-type="float">
            <text:p>3</text:p>
          </table:table-cell>
          <table:table-cell table:formula="of:=LEN([.C329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  <table:table-cell office:value-type="string" calcext:value-type="string">
            <text:p>Turkmenisch</text:p>
          </table:table-cell>
          <table:table-cell table:formula="of:=LEN([.A330])" office:value-type="float" office:value="3" calcext:value-type="float">
            <text:p>3</text:p>
          </table:table-cell>
          <table:table-cell table:formula="of:=LEN([.C330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t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  <table:table-cell office:value-type="string" calcext:value-type="string">
            <text:p>Tumbuka-Sprache</text:p>
          </table:table-cell>
          <table:table-cell table:formula="of:=LEN([.A331])" office:value-type="float" office:value="3" calcext:value-type="float">
            <text:p>3</text:p>
          </table:table-cell>
          <table:table-cell table:formula="of:=LEN([.C33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ürkisch</text:p>
          </table:table-cell>
          <table:table-cell table:formula="of:=LEN([.A332])" office:value-type="float" office:value="3" calcext:value-type="float">
            <text:p>3</text:p>
          </table:table-cell>
          <table:table-cell table:formula="of:=LEN([.C332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u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  <table:table-cell office:value-type="string" calcext:value-type="string">
            <text:p>Mbundu-Sprache</text:p>
          </table:table-cell>
          <table:table-cell table:formula="of:=LEN([.A333])" office:value-type="float" office:value="3" calcext:value-type="float">
            <text:p>3</text:p>
          </table:table-cell>
          <table:table-cell table:formula="of:=LEN([.C33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  <table:table-cell table:formula="of:=LEN([.A334])" office:value-type="float" office:value="3" calcext:value-type="float">
            <text:p>3</text:p>
          </table:table-cell>
          <table:table-cell table:formula="of:=LEN([.C33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  <table:table-cell office:value-type="string" calcext:value-type="string">
            <text:p>Wallonisch</text:p>
          </table:table-cell>
          <table:table-cell table:formula="of:=LEN([.A335])" office:value-type="float" office:value="3" calcext:value-type="float">
            <text:p>3</text:p>
          </table:table-cell>
          <table:table-cell table:formula="of:=LEN([.C33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Jiddisch</text:p>
          </table:table-cell>
          <table:table-cell table:formula="of:=LEN([.A336])" office:value-type="float" office:value="3" calcext:value-type="float">
            <text:p>3</text:p>
          </table:table-cell>
          <table:table-cell table:formula="of:=LEN([.C33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z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  <table:table-cell office:value-type="string" calcext:value-type="string">
            <text:p>Zapotekisch</text:p>
          </table:table-cell>
          <table:table-cell table:formula="of:=LEN([.A337])" office:value-type="float" office:value="3" calcext:value-type="float">
            <text:p>3</text:p>
          </table:table-cell>
          <table:table-cell table:formula="of:=LEN([.C337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aq (B)</text:p>
            <text:p>eus (T)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kisch</text:p>
          </table:table-cell>
          <table:table-cell table:formula="of:=LEN([.A338])" office:value-type="float" office:value="15" calcext:value-type="float">
            <text:p>15</text:p>
          </table:table-cell>
          <table:table-cell table:formula="of:=LEN([.C338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ger (B)</text:p>
            <text:p>deu (T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eutsch</text:p>
          </table:table-cell>
          <table:table-cell table:formula="of:=LEN([.A339])" office:value-type="float" office:value="15" calcext:value-type="float">
            <text:p>15</text:p>
          </table:table-cell>
          <table:table-cell table:formula="of:=LEN([.C339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baq (B)</text:p>
            <text:p>eus (T)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kisch</text:p>
          </table:table-cell>
          <table:table-cell table:formula="of:=LEN([.A340])" office:value-type="float" office:value="15" calcext:value-type="float">
            <text:p>15</text:p>
          </table:table-cell>
          <table:table-cell table:formula="of:=LEN([.C34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fre (B)</text:p>
            <text:p>fra (T)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 table:formula="of:=LEN([.A341])" office:value-type="float" office:value="15" calcext:value-type="float">
            <text:p>15</text:p>
          </table:table-cell>
          <table:table-cell table:formula="of:=LEN([.C341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fre (B)</text:p>
            <text:p>fra (T)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 table:formula="of:=LEN([.A342])" office:value-type="float" office:value="15" calcext:value-type="float">
            <text:p>15</text:p>
          </table:table-cell>
          <table:table-cell table:formula="of:=LEN([.C34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ger (B)</text:p>
            <text:p>deu (T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eutsch</text:p>
          </table:table-cell>
          <table:table-cell table:formula="of:=LEN([.A343])" office:value-type="float" office:value="15" calcext:value-type="float">
            <text:p>15</text:p>
          </table:table-cell>
          <table:table-cell table:formula="of:=LEN([.C34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lo (B)</text:p>
            <text:p>slk (T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  <table:table-cell office:value-type="string" calcext:value-type="string">
            <text:p>Slowakisch</text:p>
          </table:table-cell>
          <table:table-cell table:formula="of:=LEN([.A344])" office:value-type="float" office:value="15" calcext:value-type="float">
            <text:p>15</text:p>
          </table:table-cell>
          <table:table-cell table:formula="of:=LEN([.C34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lo (B)</text:p>
            <text:p>slk (T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  <table:table-cell office:value-type="string" calcext:value-type="string">
            <text:p>Slowakisch</text:p>
          </table:table-cell>
          <table:table-cell table:formula="of:=LEN([.A345])" office:value-type="float" office:value="15" calcext:value-type="float">
            <text:p>15</text:p>
          </table:table-cell>
          <table:table-cell table:formula="of:=LEN([.C34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n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  <table:table-cell office:value-type="string" calcext:value-type="string">
            <text:p>Anga-Sprache</text:p>
          </table:table-cell>
          <table:table-cell table:formula="of:=LEN([.A346])" office:value-type="float" office:value="3" calcext:value-type="float">
            <text:p>3</text:p>
          </table:table-cell>
          <table:table-cell table:formula="of:=LEN([.C34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  <table:table-cell office:value-type="string" calcext:value-type="string">
            <text:p>Arabisch</text:p>
          </table:table-cell>
          <table:table-cell table:formula="of:=LEN([.A347])" office:value-type="float" office:value="3" calcext:value-type="float">
            <text:p>3</text:p>
          </table:table-cell>
          <table:table-cell table:formula="of:=LEN([.C34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ar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  <table:table-cell office:value-type="string" calcext:value-type="string">
            <text:p>Arawak-Sprachen</text:p>
          </table:table-cell>
          <table:table-cell table:formula="of:=LEN([.A348])" office:value-type="float" office:value="3" calcext:value-type="float">
            <text:p>3</text:p>
          </table:table-cell>
          <table:table-cell table:formula="of:=LEN([.C34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  <table:table-cell office:value-type="string" calcext:value-type="string">
            <text:p>Awarisch</text:p>
          </table:table-cell>
          <table:table-cell table:formula="of:=LEN([.A349])" office:value-type="float" office:value="3" calcext:value-type="float">
            <text:p>3</text:p>
          </table:table-cell>
          <table:table-cell table:formula="of:=LEN([.C34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w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  <table:table-cell table:formula="of:=LEN([.A350])" office:value-type="float" office:value="3" calcext:value-type="float">
            <text:p>3</text:p>
          </table:table-cell>
          <table:table-cell table:formula="of:=LEN([.C35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á-Sprache</text:p>
          </table:table-cell>
          <table:table-cell table:formula="of:=LEN([.A351])" office:value-type="float" office:value="3" calcext:value-type="float">
            <text:p>3</text:p>
          </table:table-cell>
          <table:table-cell table:formula="of:=LEN([.C35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isch</text:p>
          </table:table-cell>
          <table:table-cell table:formula="of:=LEN([.A352])" office:value-type="float" office:value="3" calcext:value-type="float">
            <text:p>3</text:p>
          </table:table-cell>
          <table:table-cell table:formula="of:=LEN([.C352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b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  <table:table-cell office:value-type="string" calcext:value-type="string">
            <text:p>Burjatisch</text:p>
          </table:table-cell>
          <table:table-cell table:formula="of:=LEN([.A353])" office:value-type="float" office:value="3" calcext:value-type="float">
            <text:p>3</text:p>
          </table:table-cell>
          <table:table-cell table:formula="of:=LEN([.C353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co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  <table:table-cell office:value-type="string" calcext:value-type="string">
            <text:p>Koptisch</text:p>
          </table:table-cell>
          <table:table-cell table:formula="of:=LEN([.A354])" office:value-type="float" office:value="3" calcext:value-type="float">
            <text:p>3</text:p>
          </table:table-cell>
          <table:table-cell table:formula="of:=LEN([.C35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d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  <table:table-cell office:value-type="string" calcext:value-type="string">
            <text:p>Dakota-Sprache</text:p>
          </table:table-cell>
          <table:table-cell table:formula="of:=LEN([.A355])" office:value-type="float" office:value="3" calcext:value-type="float">
            <text:p>3</text:p>
          </table:table-cell>
          <table:table-cell table:formula="of:=LEN([.C35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Dänisch</text:p>
          </table:table-cell>
          <table:table-cell table:formula="of:=LEN([.A356])" office:value-type="float" office:value="3" calcext:value-type="float">
            <text:p>3</text:p>
          </table:table-cell>
          <table:table-cell table:formula="of:=LEN([.C35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d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  <table:table-cell office:value-type="string" calcext:value-type="string">
            <text:p>Darginisch</text:p>
          </table:table-cell>
          <table:table-cell table:formula="of:=LEN([.A357])" office:value-type="float" office:value="3" calcext:value-type="float">
            <text:p>3</text:p>
          </table:table-cell>
          <table:table-cell table:formula="of:=LEN([.C35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dg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  <table:table-cell office:value-type="string" calcext:value-type="string">
            <text:p>Dogrib-Sprache</text:p>
          </table:table-cell>
          <table:table-cell table:formula="of:=LEN([.A358])" office:value-type="float" office:value="3" calcext:value-type="float">
            <text:p>3</text:p>
          </table:table-cell>
          <table:table-cell table:formula="of:=LEN([.C35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ek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  <table:table-cell table:formula="of:=LEN([.A359])" office:value-type="float" office:value="3" calcext:value-type="float">
            <text:p>3</text:p>
          </table:table-cell>
          <table:table-cell table:formula="of:=LEN([.C35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ew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  <table:table-cell office:value-type="string" calcext:value-type="string">
            <text:p>Ewondo</text:p>
          </table:table-cell>
          <table:table-cell table:formula="of:=LEN([.A360])" office:value-type="float" office:value="3" calcext:value-type="float">
            <text:p>3</text:p>
          </table:table-cell>
          <table:table-cell table:formula="of:=LEN([.C36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  <table:table-cell office:value-type="string" calcext:value-type="string">
            <text:p>Fidschi-Sprache</text:p>
          </table:table-cell>
          <table:table-cell table:formula="of:=LEN([.A361])" office:value-type="float" office:value="3" calcext:value-type="float">
            <text:p>3</text:p>
          </table:table-cell>
          <table:table-cell table:formula="of:=LEN([.C36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g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  <table:table-cell office:value-type="string" calcext:value-type="string">
            <text:p>Gotisch</text:p>
          </table:table-cell>
          <table:table-cell table:formula="of:=LEN([.A362])" office:value-type="float" office:value="3" calcext:value-type="float">
            <text:p>3</text:p>
          </table:table-cell>
          <table:table-cell table:formula="of:=LEN([.C362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  <table:table-cell office:value-type="string" calcext:value-type="string">
            <text:p>Hebräisch</text:p>
          </table:table-cell>
          <table:table-cell table:formula="of:=LEN([.A363])" office:value-type="float" office:value="3" calcext:value-type="float">
            <text:p>3</text:p>
          </table:table-cell>
          <table:table-cell table:formula="of:=LEN([.C36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-Sprache</text:p>
          </table:table-cell>
          <table:table-cell table:formula="of:=LEN([.A364])" office:value-type="float" office:value="3" calcext:value-type="float">
            <text:p>3</text:p>
          </table:table-cell>
          <table:table-cell table:formula="of:=LEN([.C364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in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  <table:table-cell office:value-type="string" calcext:value-type="string">
            <text:p>Inguschisch</text:p>
          </table:table-cell>
          <table:table-cell table:formula="of:=LEN([.A365])" office:value-type="float" office:value="3" calcext:value-type="float">
            <text:p>3</text:p>
          </table:table-cell>
          <table:table-cell table:formula="of:=LEN([.C36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jb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  <table:table-cell table:formula="of:=LEN([.A366])" office:value-type="float" office:value="3" calcext:value-type="float">
            <text:p>3</text:p>
          </table:table-cell>
          <table:table-cell table:formula="of:=LEN([.C36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k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  <table:table-cell office:value-type="string" calcext:value-type="string">
            <text:p>Kabylisch</text:p>
          </table:table-cell>
          <table:table-cell table:formula="of:=LEN([.A367])" office:value-type="float" office:value="3" calcext:value-type="float">
            <text:p>3</text:p>
          </table:table-cell>
          <table:table-cell table:formula="of:=LEN([.C36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  <table:table-cell office:value-type="string" calcext:value-type="string">
            <text:p>Kanuri-Sprache</text:p>
          </table:table-cell>
          <table:table-cell table:formula="of:=LEN([.A368])" office:value-type="float" office:value="3" calcext:value-type="float">
            <text:p>3</text:p>
          </table:table-cell>
          <table:table-cell table:formula="of:=LEN([.C36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sachisch</text:p>
          </table:table-cell>
          <table:table-cell table:formula="of:=LEN([.A369])" office:value-type="float" office:value="3" calcext:value-type="float">
            <text:p>3</text:p>
          </table:table-cell>
          <table:table-cell table:formula="of:=LEN([.C36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  <table:table-cell office:value-type="string" calcext:value-type="string">
            <text:p>Koreanisch</text:p>
          </table:table-cell>
          <table:table-cell table:formula="of:=LEN([.A370])" office:value-type="float" office:value="3" calcext:value-type="float">
            <text:p>3</text:p>
          </table:table-cell>
          <table:table-cell table:formula="of:=LEN([.C37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k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  <table:table-cell office:value-type="string" calcext:value-type="string">
            <text:p>Kpelle-Sprache</text:p>
          </table:table-cell>
          <table:table-cell table:formula="of:=LEN([.A371])" office:value-type="float" office:value="3" calcext:value-type="float">
            <text:p>3</text:p>
          </table:table-cell>
          <table:table-cell table:formula="of:=LEN([.C371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kr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  <table:table-cell office:value-type="string" calcext:value-type="string">
            <text:p>Oraon-Sprache</text:p>
          </table:table-cell>
          <table:table-cell table:formula="of:=LEN([.A372])" office:value-type="float" office:value="3" calcext:value-type="float">
            <text:p>3</text:p>
          </table:table-cell>
          <table:table-cell table:formula="of:=LEN([.C37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l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  <table:table-cell office:value-type="string" calcext:value-type="string">
            <text:p>Judenspanisch</text:p>
          </table:table-cell>
          <table:table-cell table:formula="of:=LEN([.A373])" office:value-type="float" office:value="3" calcext:value-type="float">
            <text:p>3</text:p>
          </table:table-cell>
          <table:table-cell table:formula="of:=LEN([.C373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l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  <table:table-cell table:formula="of:=LEN([.A374])" office:value-type="float" office:value="3" calcext:value-type="float">
            <text:p>3</text:p>
          </table:table-cell>
          <table:table-cell table:formula="of:=LEN([.C37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l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  <table:table-cell office:value-type="string" calcext:value-type="string">
            <text:p>Lushai-Sprache</text:p>
          </table:table-cell>
          <table:table-cell table:formula="of:=LEN([.A375])" office:value-type="float" office:value="3" calcext:value-type="float">
            <text:p>3</text:p>
          </table:table-cell>
          <table:table-cell table:formula="of:=LEN([.C37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m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  <table:table-cell office:value-type="string" calcext:value-type="string">
            <text:p>Khotta</text:p>
          </table:table-cell>
          <table:table-cell table:formula="of:=LEN([.A376])" office:value-type="float" office:value="3" calcext:value-type="float">
            <text:p>3</text:p>
          </table:table-cell>
          <table:table-cell table:formula="of:=LEN([.C376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d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  <table:table-cell office:value-type="string" calcext:value-type="string">
            <text:p>Mokscha-Sprache</text:p>
          </table:table-cell>
          <table:table-cell table:formula="of:=LEN([.A377])" office:value-type="float" office:value="3" calcext:value-type="float">
            <text:p>3</text:p>
          </table:table-cell>
          <table:table-cell table:formula="of:=LEN([.C377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md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  <table:table-cell office:value-type="string" calcext:value-type="string">
            <text:p>Mandaresisch</text:p>
          </table:table-cell>
          <table:table-cell table:formula="of:=LEN([.A378])" office:value-type="float" office:value="3" calcext:value-type="float">
            <text:p>3</text:p>
          </table:table-cell>
          <table:table-cell table:formula="of:=LEN([.C378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  <table:table-cell office:value-type="string" calcext:value-type="string">
            <text:p>Mandschurisch</text:p>
          </table:table-cell>
          <table:table-cell table:formula="of:=LEN([.A379])" office:value-type="float" office:value="3" calcext:value-type="float">
            <text:p>3</text:p>
          </table:table-cell>
          <table:table-cell table:formula="of:=LEN([.C379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Mohawk-Sprache</text:p>
          </table:table-cell>
          <table:table-cell table:formula="of:=LEN([.A380])" office:value-type="float" office:value="3" calcext:value-type="float">
            <text:p>3</text:p>
          </table:table-cell>
          <table:table-cell table:formula="of:=LEN([.C380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  <table:table-cell table:formula="of:=LEN([.A381])" office:value-type="float" office:value="3" calcext:value-type="float">
            <text:p>3</text:p>
          </table:table-cell>
          <table:table-cell table:formula="of:=LEN([.C38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  <table:table-cell office:value-type="string" calcext:value-type="string">
            <text:p>Nepali</text:p>
          </table:table-cell>
          <table:table-cell table:formula="of:=LEN([.A382])" office:value-type="float" office:value="3" calcext:value-type="float">
            <text:p>3</text:p>
          </table:table-cell>
          <table:table-cell table:formula="of:=LEN([.C382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n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  <table:table-cell office:value-type="string" calcext:value-type="string">
            <text:p>Niue-Sprache</text:p>
          </table:table-cell>
          <table:table-cell table:formula="of:=LEN([.A383])" office:value-type="float" office:value="3" calcext:value-type="float">
            <text:p>3</text:p>
          </table:table-cell>
          <table:table-cell table:formula="of:=LEN([.C38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-Sprache</text:p>
          </table:table-cell>
          <table:table-cell table:formula="of:=LEN([.A384])" office:value-type="float" office:value="3" calcext:value-type="float">
            <text:p>3</text:p>
          </table:table-cell>
          <table:table-cell table:formula="of:=LEN([.C384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  <table:table-cell office:value-type="string" calcext:value-type="string">
            <text:p>Polnisch</text:p>
          </table:table-cell>
          <table:table-cell table:formula="of:=LEN([.A385])" office:value-type="float" office:value="3" calcext:value-type="float">
            <text:p>3</text:p>
          </table:table-cell>
          <table:table-cell table:formula="of:=LEN([.C385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ro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  <table:table-cell office:value-type="string" calcext:value-type="string">
            <text:p>Romani (Sprache)</text:p>
          </table:table-cell>
          <table:table-cell table:formula="of:=LEN([.A386])" office:value-type="float" office:value="3" calcext:value-type="float">
            <text:p>3</text:p>
          </table:table-cell>
          <table:table-cell table:formula="of:=LEN([.C38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s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  <table:table-cell office:value-type="string" calcext:value-type="string">
            <text:p>Selkupisch</text:p>
          </table:table-cell>
          <table:table-cell table:formula="of:=LEN([.A387])" office:value-type="float" office:value="3" calcext:value-type="float">
            <text:p>3</text:p>
          </table:table-cell>
          <table:table-cell table:formula="of:=LEN([.C38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i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  <table:table-cell office:value-type="string" calcext:value-type="string">
            <text:p>Sidamo-Sprache</text:p>
          </table:table-cell>
          <table:table-cell table:formula="of:=LEN([.A388])" office:value-type="float" office:value="3" calcext:value-type="float">
            <text:p>3</text:p>
          </table:table-cell>
          <table:table-cell table:formula="of:=LEN([.C38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isch</text:p>
          </table:table-cell>
          <table:table-cell table:formula="of:=LEN([.A389])" office:value-type="float" office:value="3" calcext:value-type="float">
            <text:p>3</text:p>
          </table:table-cell>
          <table:table-cell table:formula="of:=LEN([.C389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-Sprache</text:p>
          </table:table-cell>
          <table:table-cell table:formula="of:=LEN([.A390])" office:value-type="float" office:value="3" calcext:value-type="float">
            <text:p>3</text:p>
          </table:table-cell>
          <table:table-cell table:formula="of:=LEN([.C390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  <table:table-cell table:formula="of:=LEN([.A391])" office:value-type="float" office:value="3" calcext:value-type="float">
            <text:p>3</text:p>
          </table:table-cell>
          <table:table-cell table:formula="of:=LEN([.C391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u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  <table:table-cell office:value-type="string" calcext:value-type="string">
            <text:p>Sukuma-Sprache</text:p>
          </table:table-cell>
          <table:table-cell table:formula="of:=LEN([.A392])" office:value-type="float" office:value="3" calcext:value-type="float">
            <text:p>3</text:p>
          </table:table-cell>
          <table:table-cell table:formula="of:=LEN([.C39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y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  <table:table-cell office:value-type="string" calcext:value-type="string">
            <text:p>Neuostaramäisch</text:p>
          </table:table-cell>
          <table:table-cell table:formula="of:=LEN([.A393])" office:value-type="float" office:value="3" calcext:value-type="float">
            <text:p>3</text:p>
          </table:table-cell>
          <table:table-cell table:formula="of:=LEN([.C39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  <table:table-cell office:value-type="string" calcext:value-type="string">
            <text:p>Telugu-Sprache</text:p>
          </table:table-cell>
          <table:table-cell table:formula="of:=LEN([.A394])" office:value-type="float" office:value="3" calcext:value-type="float">
            <text:p>3</text:p>
          </table:table-cell>
          <table:table-cell table:formula="of:=LEN([.C39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  <table:table-cell office:value-type="string" calcext:value-type="string">
            <text:p>Tereno-Sprache</text:p>
          </table:table-cell>
          <table:table-cell table:formula="of:=LEN([.A395])" office:value-type="float" office:value="3" calcext:value-type="float">
            <text:p>3</text:p>
          </table:table-cell>
          <table:table-cell table:formula="of:=LEN([.C395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-Sprache</text:p>
          </table:table-cell>
          <table:table-cell table:formula="of:=LEN([.A396])" office:value-type="float" office:value="3" calcext:value-type="float">
            <text:p>3</text:p>
          </table:table-cell>
          <table:table-cell table:formula="of:=LEN([.C396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-Sprache</text:p>
          </table:table-cell>
          <table:table-cell table:formula="of:=LEN([.A397])" office:value-type="float" office:value="3" calcext:value-type="float">
            <text:p>3</text:p>
          </table:table-cell>
          <table:table-cell table:formula="of:=LEN([.C397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tv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Elliceanisch</text:p>
          </table:table-cell>
          <table:table-cell table:formula="of:=LEN([.A398])" office:value-type="float" office:value="3" calcext:value-type="float">
            <text:p>3</text:p>
          </table:table-cell>
          <table:table-cell table:formula="of:=LEN([.C39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ud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  <table:table-cell office:value-type="string" calcext:value-type="string">
            <text:p>Udmurtisch</text:p>
          </table:table-cell>
          <table:table-cell table:formula="of:=LEN([.A399])" office:value-type="float" office:value="3" calcext:value-type="float">
            <text:p>3</text:p>
          </table:table-cell>
          <table:table-cell table:formula="of:=LEN([.C39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y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  <table:table-cell office:value-type="string" calcext:value-type="string">
            <text:p>Yapesisch</text:p>
          </table:table-cell>
          <table:table-cell table:formula="of:=LEN([.A400])" office:value-type="float" office:value="3" calcext:value-type="float">
            <text:p>3</text:p>
          </table:table-cell>
          <table:table-cell table:formula="of:=LEN([.C40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-Sprache</text:p>
          </table:table-cell>
          <table:table-cell table:formula="of:=LEN([.A401])" office:value-type="float" office:value="3" calcext:value-type="float">
            <text:p>3</text:p>
          </table:table-cell>
          <table:table-cell table:formula="of:=LEN([.C40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z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  <table:table-cell table:formula="of:=LEN([.A402])" office:value-type="float" office:value="3" calcext:value-type="float">
            <text:p>3</text:p>
          </table:table-cell>
          <table:table-cell table:formula="of:=LEN([.C40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cze (B)</text:p>
            <text:p>ces (T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  <table:table-cell office:value-type="string" calcext:value-type="string">
            <text:p>Tschechisch</text:p>
          </table:table-cell>
          <table:table-cell table:formula="of:=LEN([.A403])" office:value-type="float" office:value="15" calcext:value-type="float">
            <text:p>15</text:p>
          </table:table-cell>
          <table:table-cell table:formula="of:=LEN([.C403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el (B)</text:p>
            <text:p>cym (T)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  <table:table-cell office:value-type="string" calcext:value-type="string">
            <text:p>Kymrisch</text:p>
          </table:table-cell>
          <table:table-cell table:formula="of:=LEN([.A404])" office:value-type="float" office:value="15" calcext:value-type="float">
            <text:p>15</text:p>
          </table:table-cell>
          <table:table-cell table:formula="of:=LEN([.C404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cze (B)</text:p>
            <text:p>ces (T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  <table:table-cell office:value-type="string" calcext:value-type="string">
            <text:p>Tschechisch</text:p>
          </table:table-cell>
          <table:table-cell table:formula="of:=LEN([.A405])" office:value-type="float" office:value="15" calcext:value-type="float">
            <text:p>15</text:p>
          </table:table-cell>
          <table:table-cell table:formula="of:=LEN([.C40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o (B)</text:p>
            <text:p>mri (T)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-Sprache</text:p>
          </table:table-cell>
          <table:table-cell table:formula="of:=LEN([.A406])" office:value-type="float" office:value="15" calcext:value-type="float">
            <text:p>15</text:p>
          </table:table-cell>
          <table:table-cell table:formula="of:=LEN([.C40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y (B)</text:p>
            <text:p>msa (T)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  <table:table-cell office:value-type="string" calcext:value-type="string">
            <text:p>Malaiisch</text:p>
          </table:table-cell>
          <table:table-cell table:formula="of:=LEN([.A407])" office:value-type="float" office:value="15" calcext:value-type="float">
            <text:p>15</text:p>
          </table:table-cell>
          <table:table-cell table:formula="of:=LEN([.C40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o (B)</text:p>
            <text:p>mri (T)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-Sprache</text:p>
          </table:table-cell>
          <table:table-cell table:formula="of:=LEN([.A408])" office:value-type="float" office:value="15" calcext:value-type="float">
            <text:p>15</text:p>
          </table:table-cell>
          <table:table-cell table:formula="of:=LEN([.C40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y (B)</text:p>
            <text:p>msa (T)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  <table:table-cell office:value-type="string" calcext:value-type="string">
            <text:p>Malaiisch</text:p>
          </table:table-cell>
          <table:table-cell table:formula="of:=LEN([.A409])" office:value-type="float" office:value="15" calcext:value-type="float">
            <text:p>15</text:p>
          </table:table-cell>
          <table:table-cell table:formula="of:=LEN([.C40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el (B)</text:p>
            <text:p>cym (T)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  <table:table-cell office:value-type="string" calcext:value-type="string">
            <text:p>Kymrisch</text:p>
          </table:table-cell>
          <table:table-cell table:formula="of:=LEN([.A410])" office:value-type="float" office:value="15" calcext:value-type="float">
            <text:p>15</text:p>
          </table:table-cell>
          <table:table-cell table:formula="of:=LEN([.C41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  <table:table-cell office:value-type="string" calcext:value-type="string">
            <text:p>Acholi-Sprache</text:p>
          </table:table-cell>
          <table:table-cell table:formula="of:=LEN([.A411])" office:value-type="float" office:value="3" calcext:value-type="float">
            <text:p>3</text:p>
          </table:table-cell>
          <table:table-cell table:formula="of:=LEN([.C411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a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  <table:table-cell office:value-type="string" calcext:value-type="string">
            <text:p>Aleutisch</text:p>
          </table:table-cell>
          <table:table-cell table:formula="of:=LEN([.A412])" office:value-type="float" office:value="3" calcext:value-type="float">
            <text:p>3</text:p>
          </table:table-cell>
          <table:table-cell table:formula="of:=LEN([.C412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b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  <table:table-cell office:value-type="string" calcext:value-type="string">
            <text:p>Bemba-Sprache</text:p>
          </table:table-cell>
          <table:table-cell table:formula="of:=LEN([.A413])" office:value-type="float" office:value="3" calcext:value-type="float">
            <text:p>3</text:p>
          </table:table-cell>
          <table:table-cell table:formula="of:=LEN([.C41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bi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Bikol-Sprache</text:p>
          </table:table-cell>
          <table:table-cell table:formula="of:=LEN([.A414])" office:value-type="float" office:value="3" calcext:value-type="float">
            <text:p>3</text:p>
          </table:table-cell>
          <table:table-cell table:formula="of:=LEN([.C414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c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  <table:table-cell office:value-type="string" calcext:value-type="string">
            <text:p>Caddo-Sprachen</text:p>
          </table:table-cell>
          <table:table-cell table:formula="of:=LEN([.A415])" office:value-type="float" office:value="3" calcext:value-type="float">
            <text:p>3</text:p>
          </table:table-cell>
          <table:table-cell table:formula="of:=LEN([.C41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d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  <table:table-cell office:value-type="string" calcext:value-type="string">
            <text:p>Dinka-Sprache</text:p>
          </table:table-cell>
          <table:table-cell table:formula="of:=LEN([.A416])" office:value-type="float" office:value="3" calcext:value-type="float">
            <text:p>3</text:p>
          </table:table-cell>
          <table:table-cell table:formula="of:=LEN([.C416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do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  <table:table-cell table:formula="of:=LEN([.A417])" office:value-type="float" office:value="3" calcext:value-type="float">
            <text:p>3</text:p>
          </table:table-cell>
          <table:table-cell table:formula="of:=LEN([.C41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d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Duala-Sprachen</text:p>
          </table:table-cell>
          <table:table-cell table:formula="of:=LEN([.A418])" office:value-type="float" office:value="3" calcext:value-type="float">
            <text:p>3</text:p>
          </table:table-cell>
          <table:table-cell table:formula="of:=LEN([.C41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dy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  <table:table-cell office:value-type="string" calcext:value-type="string">
            <text:p>Dyula-Sprache</text:p>
          </table:table-cell>
          <table:table-cell table:formula="of:=LEN([.A419])" office:value-type="float" office:value="3" calcext:value-type="float">
            <text:p>3</text:p>
          </table:table-cell>
          <table:table-cell table:formula="of:=LEN([.C419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f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  <table:table-cell office:value-type="string" calcext:value-type="string">
            <text:p>Fante-Sprache</text:p>
          </table:table-cell>
          <table:table-cell table:formula="of:=LEN([.A420])" office:value-type="float" office:value="3" calcext:value-type="float">
            <text:p>3</text:p>
          </table:table-cell>
          <table:table-cell table:formula="of:=LEN([.C420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  <table:table-cell office:value-type="string" calcext:value-type="string">
            <text:p>Ful</text:p>
          </table:table-cell>
          <table:table-cell table:formula="of:=LEN([.A421])" office:value-type="float" office:value="3" calcext:value-type="float">
            <text:p>3</text:p>
          </table:table-cell>
          <table:table-cell table:formula="of:=LEN([.C42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g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  <table:table-cell office:value-type="string" calcext:value-type="string">
            <text:p>Gbaya-Sprache</text:p>
          </table:table-cell>
          <table:table-cell table:formula="of:=LEN([.A422])" office:value-type="float" office:value="3" calcext:value-type="float">
            <text:p>3</text:p>
          </table:table-cell>
          <table:table-cell table:formula="of:=LEN([.C42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  <table:table-cell office:value-type="string" calcext:value-type="string">
            <text:p>Irisch</text:p>
          </table:table-cell>
          <table:table-cell table:formula="of:=LEN([.A423])" office:value-type="float" office:value="3" calcext:value-type="float">
            <text:p>3</text:p>
          </table:table-cell>
          <table:table-cell table:formula="of:=LEN([.C423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g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  <table:table-cell office:value-type="string" calcext:value-type="string">
            <text:p>Gondi-Sprache</text:p>
          </table:table-cell>
          <table:table-cell table:formula="of:=LEN([.A424])" office:value-type="float" office:value="3" calcext:value-type="float">
            <text:p>3</text:p>
          </table:table-cell>
          <table:table-cell table:formula="of:=LEN([.C424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g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  <table:table-cell office:value-type="string" calcext:value-type="string">
            <text:p>Grebo-Sprache</text:p>
          </table:table-cell>
          <table:table-cell table:formula="of:=LEN([.A425])" office:value-type="float" office:value="3" calcext:value-type="float">
            <text:p>3</text:p>
          </table:table-cell>
          <table:table-cell table:formula="of:=LEN([.C42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h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  <table:table-cell office:value-type="string" calcext:value-type="string">
            <text:p>Haida-Sprache</text:p>
          </table:table-cell>
          <table:table-cell table:formula="of:=LEN([.A426])" office:value-type="float" office:value="3" calcext:value-type="float">
            <text:p>3</text:p>
          </table:table-cell>
          <table:table-cell table:formula="of:=LEN([.C42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  <table:table-cell office:value-type="string" calcext:value-type="string">
            <text:p>Haussa-Sprache</text:p>
          </table:table-cell>
          <table:table-cell table:formula="of:=LEN([.A427])" office:value-type="float" office:value="3" calcext:value-type="float">
            <text:p>3</text:p>
          </table:table-cell>
          <table:table-cell table:formula="of:=LEN([.C427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  <table:table-cell table:formula="of:=LEN([.A428])" office:value-type="float" office:value="3" calcext:value-type="float">
            <text:p>3</text:p>
          </table:table-cell>
          <table:table-cell table:formula="of:=LEN([.C42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i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  <table:table-cell office:value-type="string" calcext:value-type="string">
            <text:p>Ilokano-Sprache</text:p>
          </table:table-cell>
          <table:table-cell table:formula="of:=LEN([.A429])" office:value-type="float" office:value="3" calcext:value-type="float">
            <text:p>3</text:p>
          </table:table-cell>
          <table:table-cell table:formula="of:=LEN([.C42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k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  <table:table-cell office:value-type="string" calcext:value-type="string">
            <text:p>Kamba-Sprache</text:p>
          </table:table-cell>
          <table:table-cell table:formula="of:=LEN([.A430])" office:value-type="float" office:value="3" calcext:value-type="float">
            <text:p>3</text:p>
          </table:table-cell>
          <table:table-cell table:formula="of:=LEN([.C43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kh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  <table:table-cell office:value-type="string" calcext:value-type="string">
            <text:p>Khasi-Sprache</text:p>
          </table:table-cell>
          <table:table-cell table:formula="of:=LEN([.A431])" office:value-type="float" office:value="3" calcext:value-type="float">
            <text:p>3</text:p>
          </table:table-cell>
          <table:table-cell table:formula="of:=LEN([.C43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-Sprache</text:p>
          </table:table-cell>
          <table:table-cell table:formula="of:=LEN([.A432])" office:value-type="float" office:value="3" calcext:value-type="float">
            <text:p>3</text:p>
          </table:table-cell>
          <table:table-cell table:formula="of:=LEN([.C43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k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  <table:table-cell office:value-type="string" calcext:value-type="string">
            <text:p>Kumükisch</text:p>
          </table:table-cell>
          <table:table-cell table:formula="of:=LEN([.A433])" office:value-type="float" office:value="3" calcext:value-type="float">
            <text:p>3</text:p>
          </table:table-cell>
          <table:table-cell table:formula="of:=LEN([.C433])"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l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  <table:table-cell office:value-type="string" calcext:value-type="string">
            <text:p>Lamba-Sprache (Bantusprache)</text:p>
          </table:table-cell>
          <table:table-cell table:formula="of:=LEN([.A434])" office:value-type="float" office:value="3" calcext:value-type="float">
            <text:p>3</text:p>
          </table:table-cell>
          <table:table-cell table:formula="of:=LEN([.C43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ein</text:p>
          </table:table-cell>
          <table:table-cell table:formula="of:=LEN([.A435])" office:value-type="float" office:value="3" calcext:value-type="float">
            <text:p>3</text:p>
          </table:table-cell>
          <table:table-cell table:formula="of:=LEN([.C43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lo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Mongo-Sprache</text:p>
          </table:table-cell>
          <table:table-cell table:formula="of:=LEN([.A436])" office:value-type="float" office:value="3" calcext:value-type="float">
            <text:p>3</text:p>
          </table:table-cell>
          <table:table-cell table:formula="of:=LEN([.C43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-Sprache</text:p>
          </table:table-cell>
          <table:table-cell table:formula="of:=LEN([.A437])" office:value-type="float" office:value="3" calcext:value-type="float">
            <text:p>3</text:p>
          </table:table-cell>
          <table:table-cell table:formula="of:=LEN([.C43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l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  <table:table-cell office:value-type="string" calcext:value-type="string">
            <text:p>Lunda-Sprache</text:p>
          </table:table-cell>
          <table:table-cell table:formula="of:=LEN([.A438])" office:value-type="float" office:value="3" calcext:value-type="float">
            <text:p>3</text:p>
          </table:table-cell>
          <table:table-cell table:formula="of:=LEN([.C43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  <table:table-cell office:value-type="string" calcext:value-type="string">
            <text:p>Massai-Sprache</text:p>
          </table:table-cell>
          <table:table-cell table:formula="of:=LEN([.A439])" office:value-type="float" office:value="3" calcext:value-type="float">
            <text:p>3</text:p>
          </table:table-cell>
          <table:table-cell table:formula="of:=LEN([.C43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  <table:table-cell office:value-type="string" calcext:value-type="string">
            <text:p>Mende-Sprache</text:p>
          </table:table-cell>
          <table:table-cell table:formula="of:=LEN([.A440])" office:value-type="float" office:value="3" calcext:value-type="float">
            <text:p>3</text:p>
          </table:table-cell>
          <table:table-cell table:formula="of:=LEN([.C44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  <table:table-cell office:value-type="string" calcext:value-type="string">
            <text:p>Mossi-Sprache</text:p>
          </table:table-cell>
          <table:table-cell table:formula="of:=LEN([.A441])" office:value-type="float" office:value="3" calcext:value-type="float">
            <text:p>3</text:p>
          </table:table-cell>
          <table:table-cell table:formula="of:=LEN([.C441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m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Muskogisch</text:p>
          </table:table-cell>
          <table:table-cell table:formula="of:=LEN([.A442])" office:value-type="float" office:value="3" calcext:value-type="float">
            <text:p>3</text:p>
          </table:table-cell>
          <table:table-cell table:formula="of:=LEN([.C442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  <table:table-cell office:value-type="string" calcext:value-type="string">
            <text:p>Erza-Mordwinisch</text:p>
          </table:table-cell>
          <table:table-cell table:formula="of:=LEN([.A443])" office:value-type="float" office:value="3" calcext:value-type="float">
            <text:p>3</text:p>
          </table:table-cell>
          <table:table-cell table:formula="of:=LEN([.C44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  <table:table-cell office:value-type="string" calcext:value-type="string">
            <text:p>Nauruanisch</text:p>
          </table:table-cell>
          <table:table-cell table:formula="of:=LEN([.A444])" office:value-type="float" office:value="3" calcext:value-type="float">
            <text:p>3</text:p>
          </table:table-cell>
          <table:table-cell table:formula="of:=LEN([.C44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n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  <table:table-cell office:value-type="string" calcext:value-type="string">
            <text:p>Nogaisch</text:p>
          </table:table-cell>
          <table:table-cell table:formula="of:=LEN([.A445])" office:value-type="float" office:value="3" calcext:value-type="float">
            <text:p>3</text:p>
          </table:table-cell>
          <table:table-cell table:formula="of:=LEN([.C44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ny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  <table:table-cell office:value-type="string" calcext:value-type="string">
            <text:p>Nyoro-Sprache</text:p>
          </table:table-cell>
          <table:table-cell table:formula="of:=LEN([.A446])" office:value-type="float" office:value="3" calcext:value-type="float">
            <text:p>3</text:p>
          </table:table-cell>
          <table:table-cell table:formula="of:=LEN([.C44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nz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  <table:table-cell office:value-type="string" calcext:value-type="string">
            <text:p>Nzima-Sprache</text:p>
          </table:table-cell>
          <table:table-cell table:formula="of:=LEN([.A447])" office:value-type="float" office:value="3" calcext:value-type="float">
            <text:p>3</text:p>
          </table:table-cell>
          <table:table-cell table:formula="of:=LEN([.C447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-Sprache</text:p>
          </table:table-cell>
          <table:table-cell table:formula="of:=LEN([.A448])" office:value-type="float" office:value="3" calcext:value-type="float">
            <text:p>3</text:p>
          </table:table-cell>
          <table:table-cell table:formula="of:=LEN([.C448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Galla-Sprache</text:p>
          </table:table-cell>
          <table:table-cell table:formula="of:=LEN([.A449])" office:value-type="float" office:value="3" calcext:value-type="float">
            <text:p>3</text:p>
          </table:table-cell>
          <table:table-cell table:formula="of:=LEN([.C44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o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  <table:table-cell office:value-type="string" calcext:value-type="string">
            <text:p>Osage-Sprache</text:p>
          </table:table-cell>
          <table:table-cell table:formula="of:=LEN([.A450])" office:value-type="float" office:value="3" calcext:value-type="float">
            <text:p>3</text:p>
          </table:table-cell>
          <table:table-cell table:formula="of:=LEN([.C45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-Sprache</text:p>
          </table:table-cell>
          <table:table-cell table:formula="of:=LEN([.A451])" office:value-type="float" office:value="3" calcext:value-type="float">
            <text:p>3</text:p>
          </table:table-cell>
          <table:table-cell table:formula="of:=LEN([.C45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-Sprache</text:p>
          </table:table-cell>
          <table:table-cell table:formula="of:=LEN([.A452])" office:value-type="float" office:value="3" calcext:value-type="float">
            <text:p>3</text:p>
          </table:table-cell>
          <table:table-cell table:formula="of:=LEN([.C45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  <table:table-cell office:value-type="string" calcext:value-type="string">
            <text:p>Jakutisch</text:p>
          </table:table-cell>
          <table:table-cell table:formula="of:=LEN([.A453])" office:value-type="float" office:value="3" calcext:value-type="float">
            <text:p>3</text:p>
          </table:table-cell>
          <table:table-cell table:formula="of:=LEN([.C45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  <table:table-cell table:formula="of:=LEN([.A454])" office:value-type="float" office:value="3" calcext:value-type="float">
            <text:p>3</text:p>
          </table:table-cell>
          <table:table-cell table:formula="of:=LEN([.C45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c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  <table:table-cell office:value-type="string" calcext:value-type="string">
            <text:p>Schottisch</text:p>
          </table:table-cell>
          <table:table-cell table:formula="of:=LEN([.A455])" office:value-type="float" office:value="3" calcext:value-type="float">
            <text:p>3</text:p>
          </table:table-cell>
          <table:table-cell table:formula="of:=LEN([.C45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chona-Sprache</text:p>
          </table:table-cell>
          <table:table-cell table:formula="of:=LEN([.A456])" office:value-type="float" office:value="3" calcext:value-type="float">
            <text:p>3</text:p>
          </table:table-cell>
          <table:table-cell table:formula="of:=LEN([.C456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  <table:table-cell office:value-type="string" calcext:value-type="string">
            <text:p>Serer-Sprache</text:p>
          </table:table-cell>
          <table:table-cell table:formula="of:=LEN([.A457])" office:value-type="float" office:value="3" calcext:value-type="float">
            <text:p>3</text:p>
          </table:table-cell>
          <table:table-cell table:formula="of:=LEN([.C45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si-Sprache</text:p>
          </table:table-cell>
          <table:table-cell table:formula="of:=LEN([.A458])" office:value-type="float" office:value="3" calcext:value-type="float">
            <text:p>3</text:p>
          </table:table-cell>
          <table:table-cell table:formula="of:=LEN([.C458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  <table:table-cell office:value-type="string" calcext:value-type="string">
            <text:p>Tamil</text:p>
          </table:table-cell>
          <table:table-cell table:formula="of:=LEN([.A459])" office:value-type="float" office:value="3" calcext:value-type="float">
            <text:p>3</text:p>
          </table:table-cell>
          <table:table-cell table:formula="of:=LEN([.C459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isch</text:p>
          </table:table-cell>
          <table:table-cell table:formula="of:=LEN([.A460])" office:value-type="float" office:value="3" calcext:value-type="float">
            <text:p>3</text:p>
          </table:table-cell>
          <table:table-cell table:formula="of:=LEN([.C46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t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  <table:table-cell office:value-type="string" calcext:value-type="string">
            <text:p>Temne-Sprache</text:p>
          </table:table-cell>
          <table:table-cell table:formula="of:=LEN([.A461])" office:value-type="float" office:value="3" calcext:value-type="float">
            <text:p>3</text:p>
          </table:table-cell>
          <table:table-cell table:formula="of:=LEN([.C46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t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  <table:table-cell office:value-type="string" calcext:value-type="string">
            <text:p>Tetum-Sprache</text:p>
          </table:table-cell>
          <table:table-cell table:formula="of:=LEN([.A462])" office:value-type="float" office:value="3" calcext:value-type="float">
            <text:p>3</text:p>
          </table:table-cell>
          <table:table-cell table:formula="of:=LEN([.C46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  <table:table-cell office:value-type="string" calcext:value-type="string">
            <text:p>Tadschikisch</text:p>
          </table:table-cell>
          <table:table-cell table:formula="of:=LEN([.A463])" office:value-type="float" office:value="3" calcext:value-type="float">
            <text:p>3</text:p>
          </table:table-cell>
          <table:table-cell table:formula="of:=LEN([.C46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i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  <table:table-cell office:value-type="string" calcext:value-type="string">
            <text:p>Tigre-Sprache</text:p>
          </table:table-cell>
          <table:table-cell table:formula="of:=LEN([.A464])" office:value-type="float" office:value="3" calcext:value-type="float">
            <text:p>3</text:p>
          </table:table-cell>
          <table:table-cell table:formula="of:=LEN([.C46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  <table:table-cell office:value-type="string" calcext:value-type="string">
            <text:p>Usbekisch</text:p>
          </table:table-cell>
          <table:table-cell table:formula="of:=LEN([.A465])" office:value-type="float" office:value="3" calcext:value-type="float">
            <text:p>3</text:p>
          </table:table-cell>
          <table:table-cell table:formula="of:=LEN([.C46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-Sprache</text:p>
          </table:table-cell>
          <table:table-cell table:formula="of:=LEN([.A466])" office:value-type="float" office:value="3" calcext:value-type="float">
            <text:p>3</text:p>
          </table:table-cell>
          <table:table-cell table:formula="of:=LEN([.C466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v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Wotisch</text:p>
          </table:table-cell>
          <table:table-cell table:formula="of:=LEN([.A467])" office:value-type="float" office:value="3" calcext:value-type="float">
            <text:p>3</text:p>
          </table:table-cell>
          <table:table-cell table:formula="of:=LEN([.C467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w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  <table:table-cell table:formula="of:=LEN([.A468])" office:value-type="float" office:value="3" calcext:value-type="float">
            <text:p>3</text:p>
          </table:table-cell>
          <table:table-cell table:formula="of:=LEN([.C46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  <table:table-cell office:value-type="string" calcext:value-type="string">
            <text:p>Washo-Sprache</text:p>
          </table:table-cell>
          <table:table-cell table:formula="of:=LEN([.A469])" office:value-type="float" office:value="3" calcext:value-type="float">
            <text:p>3</text:p>
          </table:table-cell>
          <table:table-cell table:formula="of:=LEN([.C46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-Sprache</text:p>
          </table:table-cell>
          <table:table-cell table:formula="of:=LEN([.A470])" office:value-type="float" office:value="3" calcext:value-type="float">
            <text:p>3</text:p>
          </table:table-cell>
          <table:table-cell table:formula="of:=LEN([.C47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-Sprache</text:p>
          </table:table-cell>
          <table:table-cell table:formula="of:=LEN([.A471])" office:value-type="float" office:value="3" calcext:value-type="float">
            <text:p>3</text:p>
          </table:table-cell>
          <table:table-cell table:formula="of:=LEN([.C47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Danakil-Sprache</text:p>
          </table:table-cell>
          <table:table-cell table:formula="of:=LEN([.A472])" office:value-type="float" office:value="3" calcext:value-type="float">
            <text:p>3</text:p>
          </table:table-cell>
          <table:table-cell table:formula="of:=LEN([.C472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a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  <table:table-cell office:value-type="string" calcext:value-type="string">
            <text:p>Ainu-Sprache</text:p>
          </table:table-cell>
          <table:table-cell table:formula="of:=LEN([.A473])" office:value-type="float" office:value="3" calcext:value-type="float">
            <text:p>3</text:p>
          </table:table-cell>
          <table:table-cell table:formula="of:=LEN([.C473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-Sprache</text:p>
          </table:table-cell>
          <table:table-cell table:formula="of:=LEN([.A474])" office:value-type="float" office:value="3" calcext:value-type="float">
            <text:p>3</text:p>
          </table:table-cell>
          <table:table-cell table:formula="of:=LEN([.C474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b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  <table:table-cell office:value-type="string" calcext:value-type="string">
            <text:p>Basaa-Sprache</text:p>
          </table:table-cell>
          <table:table-cell table:formula="of:=LEN([.A475])" office:value-type="float" office:value="3" calcext:value-type="float">
            <text:p>3</text:p>
          </table:table-cell>
          <table:table-cell table:formula="of:=LEN([.C475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  <table:table-cell office:value-type="string" calcext:value-type="string">
            <text:p>Braj-Bhakha</text:p>
          </table:table-cell>
          <table:table-cell table:formula="of:=LEN([.A476])" office:value-type="float" office:value="3" calcext:value-type="float">
            <text:p>3</text:p>
          </table:table-cell>
          <table:table-cell table:formula="of:=LEN([.C476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h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Tscheremissisch</text:p>
          </table:table-cell>
          <table:table-cell table:formula="of:=LEN([.A477])" office:value-type="float" office:value="3" calcext:value-type="float">
            <text:p>3</text:p>
          </table:table-cell>
          <table:table-cell table:formula="of:=LEN([.C477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-Sprache</text:p>
          </table:table-cell>
          <table:table-cell table:formula="of:=LEN([.A478])" office:value-type="float" office:value="3" calcext:value-type="float">
            <text:p>3</text:p>
          </table:table-cell>
          <table:table-cell table:formula="of:=LEN([.C478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ef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  <table:table-cell table:formula="of:=LEN([.A479])" office:value-type="float" office:value="3" calcext:value-type="float">
            <text:p>3</text:p>
          </table:table-cell>
          <table:table-cell table:formula="of:=LEN([.C479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f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Pangwe-Sprache</text:p>
          </table:table-cell>
          <table:table-cell table:formula="of:=LEN([.A480])" office:value-type="float" office:value="3" calcext:value-type="float">
            <text:p>3</text:p>
          </table:table-cell>
          <table:table-cell table:formula="of:=LEN([.C480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g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  <table:table-cell office:value-type="string" calcext:value-type="string">
            <text:p>Gayo-Sprache</text:p>
          </table:table-cell>
          <table:table-cell table:formula="of:=LEN([.A481])" office:value-type="float" office:value="3" calcext:value-type="float">
            <text:p>3</text:p>
          </table:table-cell>
          <table:table-cell table:formula="of:=LEN([.C481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g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  <table:table-cell office:value-type="string" calcext:value-type="string">
            <text:p>Altäthiopisch</text:p>
          </table:table-cell>
          <table:table-cell table:formula="of:=LEN([.A482])" office:value-type="float" office:value="3" calcext:value-type="float">
            <text:p>3</text:p>
          </table:table-cell>
          <table:table-cell table:formula="of:=LEN([.C482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  <table:table-cell office:value-type="string" calcext:value-type="string">
            <text:p>Manx</text:p>
          </table:table-cell>
          <table:table-cell table:formula="of:=LEN([.A483])" office:value-type="float" office:value="3" calcext:value-type="float">
            <text:p>3</text:p>
          </table:table-cell>
          <table:table-cell table:formula="of:=LEN([.C483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h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  <table:table-cell office:value-type="string" calcext:value-type="string">
            <text:p>Hupa-Sprache</text:p>
          </table:table-cell>
          <table:table-cell table:formula="of:=LEN([.A484])" office:value-type="float" office:value="3" calcext:value-type="float">
            <text:p>3</text:p>
          </table:table-cell>
          <table:table-cell table:formula="of:=LEN([.C484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i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Iban-Sprache</text:p>
          </table:table-cell>
          <table:table-cell table:formula="of:=LEN([.A485])" office:value-type="float" office:value="3" calcext:value-type="float">
            <text:p>3</text:p>
          </table:table-cell>
          <table:table-cell table:formula="of:=LEN([.C485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bo-Sprache</text:p>
          </table:table-cell>
          <table:table-cell table:formula="of:=LEN([.A486])" office:value-type="float" office:value="3" calcext:value-type="float">
            <text:p>3</text:p>
          </table:table-cell>
          <table:table-cell table:formula="of:=LEN([.C486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k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  <table:table-cell table:formula="of:=LEN([.A487])" office:value-type="float" office:value="3" calcext:value-type="float">
            <text:p>3</text:p>
          </table:table-cell>
          <table:table-cell table:formula="of:=LEN([.C487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omi-Sprache</text:p>
          </table:table-cell>
          <table:table-cell table:formula="of:=LEN([.A488])" office:value-type="float" office:value="3" calcext:value-type="float">
            <text:p>3</text:p>
          </table:table-cell>
          <table:table-cell table:formula="of:=LEN([.C488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lo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  <table:table-cell office:value-type="string" calcext:value-type="string">
            <text:p>Rotse-Sprache</text:p>
          </table:table-cell>
          <table:table-cell table:formula="of:=LEN([.A489])" office:value-type="float" office:value="3" calcext:value-type="float">
            <text:p>3</text:p>
          </table:table-cell>
          <table:table-cell table:formula="of:=LEN([.C489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n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  <table:table-cell office:value-type="string" calcext:value-type="string">
            <text:p>Nias-Sprache</text:p>
          </table:table-cell>
          <table:table-cell table:formula="of:=LEN([.A490])" office:value-type="float" office:value="3" calcext:value-type="float">
            <text:p>3</text:p>
          </table:table-cell>
          <table:table-cell table:formula="of:=LEN([.C490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nq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  <table:table-cell table:formula="of:=LEN([.A491])" office:value-type="float" office:value="3" calcext:value-type="float">
            <text:p>3</text:p>
          </table:table-cell>
          <table:table-cell table:formula="of:=LEN([.C491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  <table:table-cell table:formula="of:=LEN([.A492])" office:value-type="float" office:value="3" calcext:value-type="float">
            <text:p>3</text:p>
          </table:table-cell>
          <table:table-cell table:formula="of:=LEN([.C492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s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Schan-Sprache</text:p>
          </table:table-cell>
          <table:table-cell table:formula="of:=LEN([.A493])" office:value-type="float" office:value="3" calcext:value-type="float">
            <text:p>3</text:p>
          </table:table-cell>
          <table:table-cell table:formula="of:=LEN([.C493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s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  <table:table-cell office:value-type="string" calcext:value-type="string">
            <text:p>Susu</text:p>
          </table:table-cell>
          <table:table-cell table:formula="of:=LEN([.A494])" office:value-type="float" office:value="3" calcext:value-type="float">
            <text:p>3</text:p>
          </table:table-cell>
          <table:table-cell table:formula="of:=LEN([.C494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  <table:table-cell office:value-type="string" calcext:value-type="string">
            <text:p>Thailändisch</text:p>
          </table:table-cell>
          <table:table-cell table:formula="of:=LEN([.A495])" office:value-type="float" office:value="3" calcext:value-type="float">
            <text:p>3</text:p>
          </table:table-cell>
          <table:table-cell table:formula="of:=LEN([.C495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  <table:table-cell office:value-type="string" calcext:value-type="string">
            <text:p>Urdu</text:p>
          </table:table-cell>
          <table:table-cell table:formula="of:=LEN([.A496])" office:value-type="float" office:value="3" calcext:value-type="float">
            <text:p>3</text:p>
          </table:table-cell>
          <table:table-cell table:formula="of:=LEN([.C496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  <table:table-cell office:value-type="string" calcext:value-type="string">
            <text:p>Zulu-Sprache</text:p>
          </table:table-cell>
          <table:table-cell table:formula="of:=LEN([.A497])" office:value-type="float" office:value="3" calcext:value-type="float">
            <text:p>3</text:p>
          </table:table-cell>
          <table:table-cell table:formula="of:=LEN([.C497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z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Zuñi-Sprache</text:p>
          </table:table-cell>
          <table:table-cell table:formula="of:=LEN([.A498])" office:value-type="float" office:value="3" calcext:value-type="float">
            <text:p>3</text:p>
          </table:table-cell>
          <table:table-cell table:formula="of:=LEN([.C498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  <table:table-cell office:value-type="string" calcext:value-type="string">
            <text:p>Ewe-Sprache</text:p>
          </table:table-cell>
          <table:table-cell table:formula="of:=LEN([.A499])" office:value-type="float" office:value="3" calcext:value-type="float">
            <text:p>3</text:p>
          </table:table-cell>
          <table:table-cell table:formula="of:=LEN([.C499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f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Fon-Sprache</text:p>
          </table:table-cell>
          <table:table-cell table:formula="of:=LEN([.A500])" office:value-type="float" office:value="3" calcext:value-type="float">
            <text:p>3</text:p>
          </table:table-cell>
          <table:table-cell table:formula="of:=LEN([.C500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  <table:table-cell table:formula="of:=LEN([.A501])" office:value-type="float" office:value="3" calcext:value-type="float">
            <text:p>3</text:p>
          </table:table-cell>
          <table:table-cell table:formula="of:=LEN([.C501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tisch</text:p>
          </table:table-cell>
          <table:table-cell table:formula="of:=LEN([.A502])" office:value-type="float" office:value="3" calcext:value-type="float">
            <text:p>3</text:p>
          </table:table-cell>
          <table:table-cell table:formula="of:=LEN([.C502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ti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  <table:table-cell office:value-type="string" calcext:value-type="string">
            <text:p>Tiv-Sprache</text:p>
          </table:table-cell>
          <table:table-cell table:formula="of:=LEN([.A503])" office:value-type="float" office:value="3" calcext:value-type="float">
            <text:p>3</text:p>
          </table:table-cell>
          <table:table-cell table:formula="of:=LEN([.C503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-Sprache</text:p>
          </table:table-cell>
          <table:table-cell table:formula="of:=LEN([.A504])" office:value-type="float" office:value="3" calcext:value-type="float">
            <text:p>3</text:p>
          </table:table-cell>
          <table:table-cell table:formula="of:=LEN([.C504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v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  <table:table-cell office:value-type="string" calcext:value-type="string">
            <text:p>Vai-Sprache</text:p>
          </table:table-cell>
          <table:table-cell table:formula="of:=LEN([.A505])" office:value-type="float" office:value="3" calcext:value-type="float">
            <text:p>3</text:p>
          </table:table-cell>
          <table:table-cell table:formula="of:=LEN([.C50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Yao-Sprache (Bantusprache)</text:p>
          </table:table-cell>
          <table:table-cell table:formula="of:=LEN([.A506])" office:value-type="float" office:value="3" calcext:value-type="float">
            <text:p>3</text:p>
          </table:table-cell>
          <table:table-cell table:formula="of:=LEN([.C506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g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-Sprache</text:p>
          </table:table-cell>
          <table:table-cell table:formula="of:=LEN([.A507])" office:value-type="float" office:value="3" calcext:value-type="float">
            <text:p>3</text:p>
          </table:table-cell>
          <table:table-cell table:formula="of:=LEN([.C507])"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2" table:default-cell-style-name="Default"/>
        <table:table-row table:style-name="ro2">
          <table:table-cell table:style-name="ce1" office:value-type="string" calcext:value-type="string">
            <text:p>Full Wikipedia language list sorted by code. (<text:a xlink:href="https://meta.wikimedia.org/w/index.php?title=Template:N_en/list&amp;action=edit" xlink:type="simple">edit list</text:a>) </text:p>
            <text:p>Code</text:p>
          </table:table-cell>
          <table:table-cell table:style-name="ce4" office:value-type="string" calcext:value-type="string">
            <text:p><text:a xlink:href="https://meta.wikimedia.org/wiki/Template:N_en" xlink:type="simple">English language name</text:a></text:p>
          </table:table-cell>
          <table:table-cell table:style-name="ce4" office:value-type="string" calcext:value-type="string">
            <text:p><text:a xlink:href="https://meta.wikimedia.org/wiki/Template:N_dir" xlink:type="simple">Directionality</text:a></text:p>
          </table:table-cell>
          <table:table-cell table:style-name="ce4" office:value-type="string" calcext:value-type="string">
            <text:p><text:a xlink:href="https://meta.wikimedia.org/wiki/Template:N_local" xlink:type="simple">Local language name</text:a></text:p>
          </table:table-cell>
          <table:table-cell table:style-name="ce4" office:value-type="string" calcext:value-type="string">
            <text:p><text:a xlink:href="https://meta.wikimedia.org/wiki/Template:N_wiki_article" xlink:type="simple">Local or English Wikipedia article</text:a></text:p>
          </table:table-cell>
          <table:table-cell table:style-name="ce1" office:value-type="string" calcext:value-type="string">
            <text:p>Comment</text:p>
          </table:table-cell>
          <table:table-cell/>
        </table:table-row>
        <table:table-row table:style-name="ro8"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<text:a xlink:href="https://en.wikipedia.org/wiki/Afar_language" xlink:type="simple">en:Afar language</text:a></text:p>
          </table:table-cell>
          <table:table-cell/>
          <table:table-cell table:formula="of:=COM.MICROSOFT.CONCAT(&quot;INSERT INTO Language (EnglishName, NativeName)   VALUES('&quot;;[.B2];&quot;', '&quot;;[.D2]; &quot;');&quot;)" office:value-type="string" office:string-value="INSERT INTO Language (EnglishName, NativeName)   VALUES('Afar', 'Afar');" calcext:value-type="string">
            <text:p>INSERT INTO Language (EnglishName, NativeName) <text:s text:c="2"/>VALUES('Afar', 'Afar');</text:p>
          </table:table-cell>
        </table:table-row>
        <table:table-row table:style-name="ro8"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<text:a xlink:href="https://en.wikipedia.org/wiki/Abkhazian_language" xlink:type="simple">en:Abkhazian language</text:a></text:p>
          </table:table-cell>
          <table:table-cell/>
          <table:table-cell table:formula="of:=COM.MICROSOFT.CONCAT(&quot;INSERT INTO Language (EnglishName, NativeName)   VALUES('&quot;;[.B3];&quot;', '&quot;;[.D3]; &quot;');&quot;)" office:value-type="string" office:string-value="INSERT INTO Language (EnglishName, NativeName)   VALUES('Abkhazian', 'Аҧсуа');" calcext:value-type="string">
            <text:p>INSERT INTO Language (EnglishName, NativeName) <text:s text:c="2"/>VALUES('Abkhazian', 'Аҧсуа');</text:p>
          </table:table-cell>
        </table:table-row>
        <table:table-row table:style-name="ro8"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<text:a xlink:href="https://en.wikipedia.org/wiki/Afrikaans_language" xlink:type="simple">en:Afrikaans language</text:a></text:p>
          </table:table-cell>
          <table:table-cell/>
          <table:table-cell table:formula="of:=COM.MICROSOFT.CONCAT(&quot;INSERT INTO Language (EnglishName, NativeName)   VALUES('&quot;;[.B4];&quot;', '&quot;;[.D4]; &quot;');&quot;)" office:value-type="string" office:string-value="INSERT INTO Language (EnglishName, NativeName)   VALUES('Afrikaans', 'Afrikaans');" calcext:value-type="string">
            <text:p>INSERT INTO Language (EnglishName, NativeName) <text:s text:c="2"/>VALUES('Afrikaans', 'Afrikaans');</text:p>
          </table:table-cell>
        </table:table-row>
        <table:table-row table:style-name="ro8"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kana</text:p>
          </table:table-cell>
          <table:table-cell office:value-type="string" calcext:value-type="string">
            <text:p><text:a xlink:href="https://en.wikipedia.org/wiki/Akan_language" xlink:type="simple">en:Akan language</text:a></text:p>
          </table:table-cell>
          <table:table-cell/>
          <table:table-cell table:formula="of:=COM.MICROSOFT.CONCAT(&quot;INSERT INTO Language (EnglishName, NativeName)   VALUES('&quot;;[.B5];&quot;', '&quot;;[.D5]; &quot;');&quot;)" office:value-type="string" office:string-value="INSERT INTO Language (EnglishName, NativeName)   VALUES('Akan', 'Akana');" calcext:value-type="string">
            <text:p>INSERT INTO Language (EnglishName, NativeName) <text:s text:c="2"/>VALUES('Akan', 'Akana');</text:p>
          </table:table-cell>
        </table:table-row>
        <table:table-row table:style-name="ro6">
          <table:table-cell office:value-type="string" calcext:value-type="string">
            <text:p>als</text:p>
          </table:table-cell>
          <table:table-cell office:value-type="string" calcext:value-type="string">
            <text:p>Alemann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lemannisch</text:p>
          </table:table-cell>
          <table:table-cell office:value-type="string" calcext:value-type="string">
            <text:p><text:a xlink:href="https://en.wikipedia.org/wiki/Alemannic_language" xlink:type="simple">en:Alemannic language</text:a></text:p>
          </table:table-cell>
          <table:table-cell table:style-name="ce2" office:value-type="string" calcext:value-type="string">
            <text:p><text:a xlink:href="https://en.wikipedia.org/wiki/ISO_639-3" xlink:type="simple">en:ISO 639-3</text:a>: gsw (als is <text:a xlink:href="https://en.wikipedia.org/wiki/Tosk_Albanian" xlink:type="simple">en:Tosk Albanian</text:a>)</text:p>
          </table:table-cell>
          <table:table-cell table:formula="of:=COM.MICROSOFT.CONCAT(&quot;INSERT INTO Language (EnglishName, NativeName)   VALUES('&quot;;[.B6];&quot;', '&quot;;[.D6]; &quot;');&quot;)" office:value-type="string" office:string-value="INSERT INTO Language (EnglishName, NativeName)   VALUES('Alemannic', 'Alemannisch');" calcext:value-type="string">
            <text:p>INSERT INTO Language (EnglishName, NativeName) <text:s text:c="2"/>VALUES('Alemannic', 'Alemannisch');</text:p>
          </table:table-cell>
        </table:table-row>
        <table:table-row table:style-name="ro8"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<text:a xlink:href="https://en.wikipedia.org/wiki/Amharic_language" xlink:type="simple">en:Amharic language</text:a></text:p>
          </table:table-cell>
          <table:table-cell/>
          <table:table-cell table:formula="of:=COM.MICROSOFT.CONCAT(&quot;INSERT INTO Language (EnglishName, NativeName)   VALUES('&quot;;[.B7];&quot;', '&quot;;[.D7]; &quot;');&quot;)" office:value-type="string" office:string-value="INSERT INTO Language (EnglishName, NativeName)   VALUES('Amharic', 'አማርኛ');" calcext:value-type="string">
            <text:p>INSERT INTO Language (EnglishName, NativeName) <text:s text:c="2"/>VALUES('Amharic', 'አማርኛ');</text:p>
          </table:table-cell>
        </table:table-row>
        <table:table-row table:style-name="ro8"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<text:a xlink:href="https://en.wikipedia.org/wiki/Aragonese_language" xlink:type="simple">en:Aragonese language</text:a></text:p>
          </table:table-cell>
          <table:table-cell/>
          <table:table-cell table:formula="of:=COM.MICROSOFT.CONCAT(&quot;INSERT INTO Language (EnglishName, NativeName)   VALUES('&quot;;[.B8];&quot;', '&quot;;[.D8]; &quot;');&quot;)" office:value-type="string" office:string-value="INSERT INTO Language (EnglishName, NativeName)   VALUES('Aragonese', 'Aragonés');" calcext:value-type="string">
            <text:p>INSERT INTO Language (EnglishName, NativeName) <text:s text:c="2"/>VALUES('Aragonese', 'Aragonés');</text:p>
          </table:table-cell>
        </table:table-row>
        <table:table-row table:style-name="ro7">
          <table:table-cell office:value-type="string" calcext:value-type="string">
            <text:p>ang</text:p>
          </table:table-cell>
          <table:table-cell office:value-type="string" calcext:value-type="string">
            <text:p>Anglo-Saxon / Old Engl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nglisc</text:p>
          </table:table-cell>
          <table:table-cell office:value-type="string" calcext:value-type="string">
            <text:p><text:a xlink:href="https://en.wikipedia.org/wiki/Anglo-Saxon_language" xlink:type="simple">en:Anglo-Saxon language</text:a></text:p>
          </table:table-cell>
          <table:table-cell/>
          <table:table-cell table:formula="of:=COM.MICROSOFT.CONCAT(&quot;INSERT INTO Language (EnglishName, NativeName)   VALUES('&quot;;[.B9];&quot;', '&quot;;[.D9]; &quot;');&quot;)" office:value-type="string" office:string-value="INSERT INTO Language (EnglishName, NativeName)   VALUES('Anglo-Saxon / Old English', 'Englisc');" calcext:value-type="string">
            <text:p>INSERT INTO Language (EnglishName, NativeName) <text:s text:c="2"/>VALUES('Anglo-Saxon / Old English', 'Englisc');</text:p>
          </table:table-cell>
        </table:table-row>
        <table:table-row table:style-name="ro8"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table:style-name="ce5" office:value-type="string" calcext:value-type="string">
            <text:p>rtl</text:p>
          </table:table-cell>
          <table:table-cell table:style-name="ce5" office:value-type="string" calcext:value-type="string">
            <text:p>العربية</text:p>
          </table:table-cell>
          <table:table-cell office:value-type="string" calcext:value-type="string">
            <text:p><text:a xlink:href="https://en.wikipedia.org/wiki/Arabic_language" xlink:type="simple">en:Arabic language</text:a></text:p>
          </table:table-cell>
          <table:table-cell/>
          <table:table-cell table:formula="of:=COM.MICROSOFT.CONCAT(&quot;INSERT INTO Language (EnglishName, NativeName)   VALUES('&quot;;[.B10];&quot;', '&quot;;[.D10]; &quot;');&quot;)" office:value-type="string" office:string-value="INSERT INTO Language (EnglishName, NativeName)   VALUES('Arabic', 'العربية');" calcext:value-type="string">
            <text:p>INSERT INTO Language (EnglishName, NativeName) <text:s text:c="2"/>VALUES('Arabic', 'العربية');</text:p>
          </table:table-cell>
        </table:table-row>
        <table:table-row table:style-name="ro8">
          <table:table-cell office:value-type="string" calcext:value-type="string">
            <text:p>arc</text:p>
          </table:table-cell>
          <table:table-cell office:value-type="string" calcext:value-type="string">
            <text:p>Aramaic</text:p>
          </table:table-cell>
          <table:table-cell table:style-name="ce5" office:value-type="string" calcext:value-type="string">
            <text:p>rtl</text:p>
          </table:table-cell>
          <table:table-cell table:style-name="ce5" office:value-type="string" calcext:value-type="string">
            <text:p>ܣܘܪܬ</text:p>
          </table:table-cell>
          <table:table-cell office:value-type="string" calcext:value-type="string">
            <text:p><text:a xlink:href="https://en.wikipedia.org/wiki/Assyrian_Neo-Aramaic_language" xlink:type="simple">en:Assyrian Neo-Aramaic language</text:a></text:p>
          </table:table-cell>
          <table:table-cell/>
          <table:table-cell table:formula="of:=COM.MICROSOFT.CONCAT(&quot;INSERT INTO Language (EnglishName, NativeName)   VALUES('&quot;;[.B11];&quot;', '&quot;;[.D11]; &quot;');&quot;)" office:value-type="string" office:string-value="INSERT INTO Language (EnglishName, NativeName)   VALUES('Aramaic', 'ܣܘܪܬ');" calcext:value-type="string">
            <text:p>INSERT INTO Language (EnglishName, NativeName) <text:s text:c="2"/>VALUES('Aramaic', 'ܣܘܪܬ');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<text:a xlink:href="https://en.wikipedia.org/wiki/Assamese_language" xlink:type="simple">en:Assamese language</text:a></text:p>
          </table:table-cell>
          <table:table-cell/>
          <table:table-cell table:formula="of:=COM.MICROSOFT.CONCAT(&quot;INSERT INTO Language (EnglishName, NativeName)   VALUES('&quot;;[.B12];&quot;', '&quot;;[.D12]; &quot;');&quot;)" office:value-type="string" office:string-value="INSERT INTO Language (EnglishName, NativeName)   VALUES('Assamese', 'অসমীয়া');" calcext:value-type="string">
            <text:p>INSERT INTO Language (EnglishName, NativeName) <text:s text:c="2"/>VALUES('Assamese', 'অসমীয়া');</text:p>
          </table:table-cell>
        </table:table-row>
        <table:table-row table:style-name="ro8">
          <table:table-cell office:value-type="string" calcext:value-type="string">
            <text:p>ast</text:p>
          </table:table-cell>
          <table:table-cell office:value-type="string" calcext:value-type="string">
            <text:p>Astu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sturianu</text:p>
          </table:table-cell>
          <table:table-cell office:value-type="string" calcext:value-type="string">
            <text:p><text:a xlink:href="https://en.wikipedia.org/wiki/Asturian_language" xlink:type="simple">en:Asturian language</text:a></text:p>
          </table:table-cell>
          <table:table-cell/>
          <table:table-cell table:formula="of:=COM.MICROSOFT.CONCAT(&quot;INSERT INTO Language (EnglishName, NativeName)   VALUES('&quot;;[.B13];&quot;', '&quot;;[.D13]; &quot;');&quot;)" office:value-type="string" office:string-value="INSERT INTO Language (EnglishName, NativeName)   VALUES('Asturian', 'Asturianu');" calcext:value-type="string">
            <text:p>INSERT INTO Language (EnglishName, NativeName) <text:s text:c="2"/>VALUES('Asturian', 'Asturianu');</text:p>
          </table:table-cell>
        </table:table-row>
        <table:table-row table:style-name="ro8">
          <table:table-cell office:value-type="string" calcext:value-type="string">
            <text:p>av</text:p>
          </table:table-cell>
          <table:table-cell office:value-type="string" calcext:value-type="string">
            <text:p>Ava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Авар</text:p>
          </table:table-cell>
          <table:table-cell office:value-type="string" calcext:value-type="string">
            <text:p><text:a xlink:href="https://en.wikipedia.org/wiki/Avar_language" xlink:type="simple">en:Avar language</text:a></text:p>
          </table:table-cell>
          <table:table-cell/>
          <table:table-cell table:formula="of:=COM.MICROSOFT.CONCAT(&quot;INSERT INTO Language (EnglishName, NativeName)   VALUES('&quot;;[.B14];&quot;', '&quot;;[.D14]; &quot;');&quot;)" office:value-type="string" office:string-value="INSERT INTO Language (EnglishName, NativeName)   VALUES('Avar', 'Авар');" calcext:value-type="string">
            <text:p>INSERT INTO Language (EnglishName, NativeName) <text:s text:c="2"/>VALUES('Avar', 'Авар');</text:p>
          </table:table-cell>
        </table:table-row>
        <table:table-row table:style-name="ro8"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ymar</text:p>
          </table:table-cell>
          <table:table-cell office:value-type="string" calcext:value-type="string">
            <text:p><text:a xlink:href="https://en.wikipedia.org/wiki/Aymara_language" xlink:type="simple">en:Aymara language</text:a></text:p>
          </table:table-cell>
          <table:table-cell/>
          <table:table-cell table:formula="of:=COM.MICROSOFT.CONCAT(&quot;INSERT INTO Language (EnglishName, NativeName)   VALUES('&quot;;[.B15];&quot;', '&quot;;[.D15]; &quot;');&quot;)" office:value-type="string" office:string-value="INSERT INTO Language (EnglishName, NativeName)   VALUES('Aymara', 'Aymar');" calcext:value-type="string">
            <text:p>INSERT INTO Language (EnglishName, NativeName) <text:s text:c="2"/>VALUES('Aymara', 'Aymar');</text:p>
          </table:table-cell>
        </table:table-row>
        <table:table-row table:style-name="ro7"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zərbaycanca / آذربايجان</text:p>
          </table:table-cell>
          <table:table-cell office:value-type="string" calcext:value-type="string">
            <text:p><text:a xlink:href="https://en.wikipedia.org/wiki/Azerbaijani_language" xlink:type="simple">en:Azerbaijani language</text:a></text:p>
          </table:table-cell>
          <table:table-cell/>
          <table:table-cell table:formula="of:=COM.MICROSOFT.CONCAT(&quot;INSERT INTO Language (EnglishName, NativeName)   VALUES('&quot;;[.B16];&quot;', '&quot;;[.D16]; &quot;');&quot;)" office:value-type="string" office:string-value="INSERT INTO Language (EnglishName, NativeName)   VALUES('Azerbaijani', 'Azərbaycanca / آذربايجان');" calcext:value-type="string">
            <text:p>INSERT INTO Language (EnglishName, NativeName) <text:s text:c="2"/>VALUES('Azerbaijani', 'Azərbaycanca / آذربايجان');</text:p>
          </table:table-cell>
        </table:table-row>
        <table:table-row table:style-name="ro8"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Башҡорт</text:p>
          </table:table-cell>
          <table:table-cell office:value-type="string" calcext:value-type="string">
            <text:p><text:a xlink:href="https://en.wikipedia.org/wiki/Bashkir_language" xlink:type="simple">en:Bashkir language</text:a></text:p>
          </table:table-cell>
          <table:table-cell/>
          <table:table-cell table:formula="of:=COM.MICROSOFT.CONCAT(&quot;INSERT INTO Language (EnglishName, NativeName)   VALUES('&quot;;[.B17];&quot;', '&quot;;[.D17]; &quot;');&quot;)" office:value-type="string" office:string-value="INSERT INTO Language (EnglishName, NativeName)   VALUES('Bashkir', 'Башҡорт');" calcext:value-type="string">
            <text:p>INSERT INTO Language (EnglishName, NativeName) <text:s text:c="2"/>VALUES('Bashkir', 'Башҡорт');</text:p>
          </table:table-cell>
        </table:table-row>
        <table:table-row table:style-name="ro8">
          <table:table-cell office:value-type="string" calcext:value-type="string">
            <text:p>bar</text:p>
          </table:table-cell>
          <table:table-cell office:value-type="string" calcext:value-type="string">
            <text:p>Bava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oarisch</text:p>
          </table:table-cell>
          <table:table-cell office:value-type="string" calcext:value-type="string">
            <text:p><text:a xlink:href="https://en.wikipedia.org/wiki/Bavarian_language" xlink:type="simple">en:Bavarian language</text:a></text:p>
          </table:table-cell>
          <table:table-cell/>
          <table:table-cell table:formula="of:=COM.MICROSOFT.CONCAT(&quot;INSERT INTO Language (EnglishName, NativeName)   VALUES('&quot;;[.B18];&quot;', '&quot;;[.D18]; &quot;');&quot;)" office:value-type="string" office:string-value="INSERT INTO Language (EnglishName, NativeName)   VALUES('Bavarian', 'Boarisch');" calcext:value-type="string">
            <text:p>INSERT INTO Language (EnglishName, NativeName) <text:s text:c="2"/>VALUES('Bavarian', 'Boarisch');</text:p>
          </table:table-cell>
        </table:table-row>
        <table:table-row table:style-name="ro7">
          <table:table-cell office:value-type="string" calcext:value-type="string">
            <text:p>bat-smg</text:p>
          </table:table-cell>
          <table:table-cell office:value-type="string" calcext:value-type="string">
            <text:p>Samogi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Žemaitėška</text:p>
          </table:table-cell>
          <table:table-cell office:value-type="string" calcext:value-type="string">
            <text:p><text:a xlink:href="https://en.wikipedia.org/wiki/Samogitian_language" xlink:type="simple">en:Samogitian language</text:a></text:p>
          </table:table-cell>
          <table:table-cell table:style-name="ce2" office:value-type="string" calcext:value-type="string">
            <text:p>ISO 639-3: sgs</text:p>
          </table:table-cell>
          <table:table-cell table:formula="of:=COM.MICROSOFT.CONCAT(&quot;INSERT INTO Language (EnglishName, NativeName)   VALUES('&quot;;[.B19];&quot;', '&quot;;[.D19]; &quot;');&quot;)" office:value-type="string" office:string-value="INSERT INTO Language (EnglishName, NativeName)   VALUES('Samogitian', 'Žemaitėška');" calcext:value-type="string">
            <text:p>INSERT INTO Language (EnglishName, NativeName) <text:s text:c="2"/>VALUES('Samogitian', 'Žemaitėška');</text:p>
          </table:table-cell>
        </table:table-row>
        <table:table-row table:style-name="ro4">
          <table:table-cell office:value-type="string" calcext:value-type="string">
            <text:p>bcl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ikol Central</text:p>
          </table:table-cell>
          <table:table-cell office:value-type="string" calcext:value-type="string">
            <text:p><text:a xlink:href="https://en.wikipedia.org/wiki/Bikol_language" xlink:type="simple">en:Bikol language</text:a></text:p>
          </table:table-cell>
          <table:table-cell table:style-name="ce2" office:value-type="string" calcext:value-type="string">
            <text:p>ISO: 639-2:bik (also known as Central Bicolano)</text:p>
          </table:table-cell>
          <table:table-cell table:formula="of:=COM.MICROSOFT.CONCAT(&quot;INSERT INTO Language (EnglishName, NativeName)   VALUES('&quot;;[.B20];&quot;', '&quot;;[.D20]; &quot;');&quot;)" office:value-type="string" office:string-value="INSERT INTO Language (EnglishName, NativeName)   VALUES('Bikol', 'Bikol Central');" calcext:value-type="string">
            <text:p>INSERT INTO Language (EnglishName, NativeName) <text:s text:c="2"/>VALUES('Bikol', 'Bikol Central');</text:p>
          </table:table-cell>
        </table:table-row>
        <table:table-row table:style-name="ro8"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<text:a xlink:href="https://en.wikipedia.org/wiki/Belarusian_language" xlink:type="simple">en:Belarusian language</text:a></text:p>
          </table:table-cell>
          <table:table-cell/>
          <table:table-cell table:formula="of:=COM.MICROSOFT.CONCAT(&quot;INSERT INTO Language (EnglishName, NativeName)   VALUES('&quot;;[.B21];&quot;', '&quot;;[.D21]; &quot;');&quot;)" office:value-type="string" office:string-value="INSERT INTO Language (EnglishName, NativeName)   VALUES('Belarusian', 'Беларуская');" calcext:value-type="string">
            <text:p>INSERT INTO Language (EnglishName, NativeName) <text:s text:c="2"/>VALUES('Belarusian', 'Беларуская');</text:p>
          </table:table-cell>
        </table:table-row>
        <table:table-row table:style-name="ro7">
          <table:table-cell office:value-type="string" calcext:value-type="string">
            <text:p>be-x-old</text:p>
          </table:table-cell>
          <table:table-cell office:value-type="string" calcext:value-type="string">
            <text:p>Belarusian (Taraškievica)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Беларуская (тарашкевіца)</text:p>
          </table:table-cell>
          <table:table-cell office:value-type="string" calcext:value-type="string">
            <text:p><text:a xlink:href="https://en.wikipedia.org/wiki/Taraškievica" xlink:type="simple">en:Taraškievica</text:a></text:p>
          </table:table-cell>
          <table:table-cell/>
          <table:table-cell table:formula="of:=COM.MICROSOFT.CONCAT(&quot;INSERT INTO Language (EnglishName, NativeName)   VALUES('&quot;;[.B22];&quot;', '&quot;;[.D22]; &quot;');&quot;)" office:value-type="string" office:string-value="INSERT INTO Language (EnglishName, NativeName)   VALUES('Belarusian (Taraškievica)', 'Беларуская (тарашкевіца)');" calcext:value-type="string">
            <text:p>INSERT INTO Language (EnglishName, NativeName) <text:s text:c="2"/>VALUES('Belarusian (Taraškievica)', 'Беларуская (тарашкевіца)');</text:p>
          </table:table-cell>
        </table:table-row>
        <table:table-row table:style-name="ro8"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Български</text:p>
          </table:table-cell>
          <table:table-cell office:value-type="string" calcext:value-type="string">
            <text:p><text:a xlink:href="https://bg.wikipedia.org/wiki/Български_език" xlink:type="simple">bg:Български език</text:a></text:p>
          </table:table-cell>
          <table:table-cell/>
          <table:table-cell table:formula="of:=COM.MICROSOFT.CONCAT(&quot;INSERT INTO Language (EnglishName, NativeName)   VALUES('&quot;;[.B23];&quot;', '&quot;;[.D23]; &quot;');&quot;)" office:value-type="string" office:string-value="INSERT INTO Language (EnglishName, NativeName)   VALUES('Bulgarian', 'Български');" calcext:value-type="string">
            <text:p>INSERT INTO Language (EnglishName, NativeName) <text:s text:c="2"/>VALUES('Bulgarian', 'Български');</text:p>
          </table:table-cell>
        </table:table-row>
        <table:table-row table:style-name="ro8">
          <table:table-cell office:value-type="string" calcext:value-type="string">
            <text:p>bh</text:p>
          </table:table-cell>
          <table:table-cell office:value-type="string" calcext:value-type="string">
            <text:p>Bihar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भोजपुरी</text:p>
          </table:table-cell>
          <table:table-cell office:value-type="string" calcext:value-type="string">
            <text:p><text:a xlink:href="https://en.wikipedia.org/wiki/Bihari_language" xlink:type="simple">en:Bihari language</text:a></text:p>
          </table:table-cell>
          <table:table-cell/>
          <table:table-cell table:formula="of:=COM.MICROSOFT.CONCAT(&quot;INSERT INTO Language (EnglishName, NativeName)   VALUES('&quot;;[.B24];&quot;', '&quot;;[.D24]; &quot;');&quot;)" office:value-type="string" office:string-value="INSERT INTO Language (EnglishName, NativeName)   VALUES('Bihari', 'भोजपुरी');" calcext:value-type="string">
            <text:p>INSERT INTO Language (EnglishName, NativeName) <text:s text:c="2"/>VALUES('Bihari', 'भोजपुरी');</text:p>
          </table:table-cell>
        </table:table-row>
        <table:table-row table:style-name="ro8"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<text:a xlink:href="https://en.wikipedia.org/wiki/Bislama_language" xlink:type="simple">en:Bislama language</text:a></text:p>
          </table:table-cell>
          <table:table-cell/>
          <table:table-cell table:formula="of:=COM.MICROSOFT.CONCAT(&quot;INSERT INTO Language (EnglishName, NativeName)   VALUES('&quot;;[.B25];&quot;', '&quot;;[.D25]; &quot;');&quot;)" office:value-type="string" office:string-value="INSERT INTO Language (EnglishName, NativeName)   VALUES('Bislama', 'Bislama');" calcext:value-type="string">
            <text:p>INSERT INTO Language (EnglishName, NativeName) <text:s text:c="2"/>VALUES('Bislama', 'Bislama');</text:p>
          </table:table-cell>
        </table:table-row>
        <table:table-row table:style-name="ro8"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manankan</text:p>
          </table:table-cell>
          <table:table-cell office:value-type="string" calcext:value-type="string">
            <text:p><text:a xlink:href="https://en.wikipedia.org/wiki/Bambara_language" xlink:type="simple">en:Bambara language</text:a></text:p>
          </table:table-cell>
          <table:table-cell/>
          <table:table-cell table:formula="of:=COM.MICROSOFT.CONCAT(&quot;INSERT INTO Language (EnglishName, NativeName)   VALUES('&quot;;[.B26];&quot;', '&quot;;[.D26]; &quot;');&quot;)" office:value-type="string" office:string-value="INSERT INTO Language (EnglishName, NativeName)   VALUES('Bambara', 'Bamanankan');" calcext:value-type="string">
            <text:p>INSERT INTO Language (EnglishName, NativeName) <text:s text:c="2"/>VALUES('Bambara', 'Bamanankan');</text:p>
          </table:table-cell>
        </table:table-row>
        <table:table-row table:style-name="ro8"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<text:a xlink:href="https://en.wikipedia.org/wiki/Bengali_language" xlink:type="simple">en:Bengali language</text:a></text:p>
          </table:table-cell>
          <table:table-cell/>
          <table:table-cell table:formula="of:=COM.MICROSOFT.CONCAT(&quot;INSERT INTO Language (EnglishName, NativeName)   VALUES('&quot;;[.B27];&quot;', '&quot;;[.D27]; &quot;');&quot;)" office:value-type="string" office:string-value="INSERT INTO Language (EnglishName, NativeName)   VALUES('Bengali', 'বাংলা');" calcext:value-type="string">
            <text:p>INSERT INTO Language (EnglishName, NativeName) <text:s text:c="2"/>VALUES('Bengali', 'বাংলা');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བོད་ཡིག / Bod skad</text:p>
          </table:table-cell>
          <table:table-cell office:value-type="string" calcext:value-type="string">
            <text:p><text:a xlink:href="https://en.wikipedia.org/wiki/Tibetan_language" xlink:type="simple">en:Tibetan language</text:a></text:p>
          </table:table-cell>
          <table:table-cell/>
          <table:table-cell table:formula="of:=COM.MICROSOFT.CONCAT(&quot;INSERT INTO Language (EnglishName, NativeName)   VALUES('&quot;;[.B28];&quot;', '&quot;;[.D28]; &quot;');&quot;)" office:value-type="string" office:string-value="INSERT INTO Language (EnglishName, NativeName)   VALUES('Tibetan', 'བོད་ཡིག / Bod skad');" calcext:value-type="string">
            <text:p>INSERT INTO Language (EnglishName, NativeName) <text:s text:c="2"/>VALUES('Tibetan', 'བོད་ཡིག / Bod skad');</text:p>
          </table:table-cell>
        </table:table-row>
        <table:table-row table:style-name="ro4">
          <table:table-cell office:value-type="string" calcext:value-type="string">
            <text:p>bpy</text:p>
          </table:table-cell>
          <table:table-cell office:value-type="string" calcext:value-type="string">
            <text:p>Bishnupriya Manipur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ইমার ঠার/বিষ্ণুপ্রিয়া মণিপুরী</text:p>
          </table:table-cell>
          <table:table-cell office:value-type="string" calcext:value-type="string">
            <text:p><text:a xlink:href="https://en.wikipedia.org/wiki/Bishnupriya_Manipuri_language" xlink:type="simple">en:Bishnupriya Manipuri language</text:a></text:p>
          </table:table-cell>
          <table:table-cell/>
          <table:table-cell table:formula="of:=COM.MICROSOFT.CONCAT(&quot;INSERT INTO Language (EnglishName, NativeName)   VALUES('&quot;;[.B29];&quot;', '&quot;;[.D29]; &quot;');&quot;)" office:value-type="string" office:string-value="INSERT INTO Language (EnglishName, NativeName)   VALUES('Bishnupriya Manipuri', 'ইমার ঠার/বিষ্ণুপ্রিয়া মণিপুরী');" calcext:value-type="string">
            <text:p>INSERT INTO Language (EnglishName, NativeName) <text:s text:c="2"/>VALUES('Bishnupriya Manipuri', 'ইমার ঠার/বিষ্ণুপ্রিয়া মণিপুরী');</text:p>
          </table:table-cell>
        </table:table-row>
        <table:table-row table:style-name="ro8"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rezhoneg</text:p>
          </table:table-cell>
          <table:table-cell office:value-type="string" calcext:value-type="string">
            <text:p><text:a xlink:href="https://en.wikipedia.org/wiki/Breton_language" xlink:type="simple">en:Breton language</text:a></text:p>
          </table:table-cell>
          <table:table-cell/>
          <table:table-cell table:formula="of:=COM.MICROSOFT.CONCAT(&quot;INSERT INTO Language (EnglishName, NativeName)   VALUES('&quot;;[.B30];&quot;', '&quot;;[.D30]; &quot;');&quot;)" office:value-type="string" office:string-value="INSERT INTO Language (EnglishName, NativeName)   VALUES('Breton', 'Brezhoneg');" calcext:value-type="string">
            <text:p>INSERT INTO Language (EnglishName, NativeName) <text:s text:c="2"/>VALUES('Breton', 'Brezhoneg');</text:p>
          </table:table-cell>
        </table:table-row>
        <table:table-row table:style-name="ro8"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osanski</text:p>
          </table:table-cell>
          <table:table-cell office:value-type="string" calcext:value-type="string">
            <text:p><text:a xlink:href="https://en.wikipedia.org/wiki/Bosnian_language" xlink:type="simple">en:Bosnian language</text:a></text:p>
          </table:table-cell>
          <table:table-cell/>
          <table:table-cell table:formula="of:=COM.MICROSOFT.CONCAT(&quot;INSERT INTO Language (EnglishName, NativeName)   VALUES('&quot;;[.B31];&quot;', '&quot;;[.D31]; &quot;');&quot;)" office:value-type="string" office:string-value="INSERT INTO Language (EnglishName, NativeName)   VALUES('Bosnian', 'Bosanski');" calcext:value-type="string">
            <text:p>INSERT INTO Language (EnglishName, NativeName) <text:s text:c="2"/>VALUES('Bosnian', 'Bosanski');</text:p>
          </table:table-cell>
        </table:table-row>
        <table:table-row table:style-name="ro7">
          <table:table-cell office:value-type="string" calcext:value-type="string">
            <text:p>bug</text:p>
          </table:table-cell>
          <table:table-cell office:value-type="string" calcext:value-type="string">
            <text:p>Bug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ᨅᨔ ᨕᨘᨁᨗ / Basa Ugi</text:p>
          </table:table-cell>
          <table:table-cell office:value-type="string" calcext:value-type="string">
            <text:p><text:a xlink:href="https://en.wikipedia.org/wiki/Buginese_language" xlink:type="simple">en:Buginese language</text:a></text:p>
          </table:table-cell>
          <table:table-cell/>
          <table:table-cell table:formula="of:=COM.MICROSOFT.CONCAT(&quot;INSERT INTO Language (EnglishName, NativeName)   VALUES('&quot;;[.B32];&quot;', '&quot;;[.D32]; &quot;');&quot;)" office:value-type="string" office:string-value="INSERT INTO Language (EnglishName, NativeName)   VALUES('Buginese', 'ᨅᨔ ᨕᨘᨁᨗ / Basa Ugi');" calcext:value-type="string">
            <text:p>INSERT INTO Language (EnglishName, NativeName) <text:s text:c="2"/>VALUES('Buginese', 'ᨅᨔ ᨕᨘᨁᨗ / Basa Ugi');</text:p>
          </table:table-cell>
        </table:table-row>
        <table:table-row table:style-name="ro7">
          <table:table-cell office:value-type="string" calcext:value-type="string">
            <text:p>bxr</text:p>
          </table:table-cell>
          <table:table-cell office:value-type="string" calcext:value-type="string">
            <text:p>Buriat (Russia)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Буряад хэлэн</text:p>
          </table:table-cell>
          <table:table-cell office:value-type="string" calcext:value-type="string">
            <text:p><text:a xlink:href="https://en.wikipedia.org/wiki/Buryat_language" xlink:type="simple">en:Buryat language</text:a></text:p>
          </table:table-cell>
          <table:table-cell/>
          <table:table-cell table:formula="of:=COM.MICROSOFT.CONCAT(&quot;INSERT INTO Language (EnglishName, NativeName)   VALUES('&quot;;[.B33];&quot;', '&quot;;[.D33]; &quot;');&quot;)" office:value-type="string" office:string-value="INSERT INTO Language (EnglishName, NativeName)   VALUES('Buriat (Russia)', 'Буряад хэлэн');" calcext:value-type="string">
            <text:p>INSERT INTO Language (EnglishName, NativeName) <text:s text:c="2"/>VALUES('Buriat (Russia)', 'Буряад хэлэн');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<text:a xlink:href="https://ca.wikipedia.org/wiki/Català" xlink:type="simple">ca:Català</text:a></text:p>
          </table:table-cell>
          <table:table-cell/>
          <table:table-cell table:formula="of:=COM.MICROSOFT.CONCAT(&quot;INSERT INTO Language (EnglishName, NativeName)   VALUES('&quot;;[.B34];&quot;', '&quot;;[.D34]; &quot;');&quot;)" office:value-type="string" office:string-value="INSERT INTO Language (EnglishName, NativeName)   VALUES('Catalan', 'Català');" calcext:value-type="string">
            <text:p>INSERT INTO Language (EnglishName, NativeName) <text:s text:c="2"/>VALUES('Catalan', 'Català');</text:p>
          </table:table-cell>
        </table:table-row>
        <table:table-row table:style-name="ro9">
          <table:table-cell office:value-type="string" calcext:value-type="string">
            <text:p>cdo</text:p>
          </table:table-cell>
          <table:table-cell office:value-type="string" calcext:value-type="string">
            <text:p>Min Dong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ìng-dĕ̤ng-ngṳ̄ / 閩東語</text:p>
          </table:table-cell>
          <table:table-cell office:value-type="string" calcext:value-type="string">
            <text:p><text:a xlink:href="https://en.wikipedia.org/wiki/Min_Dong_language" xlink:type="simple">en:Min Dong language</text:a></text:p>
          </table:table-cell>
          <table:table-cell/>
          <table:table-cell table:formula="of:=COM.MICROSOFT.CONCAT(&quot;INSERT INTO Language (EnglishName, NativeName)   VALUES('&quot;;[.B35];&quot;', '&quot;;[.D35]; &quot;');&quot;)" office:value-type="string" office:string-value="INSERT INTO Language (EnglishName, NativeName)   VALUES('Min Dong Chinese', 'Mìng-dĕ̤ng-ngṳ̄ / 閩東語');" calcext:value-type="string">
            <text:p>INSERT INTO Language (EnglishName, NativeName) <text:s text:c="2"/>VALUES('Min Dong Chinese', 'Mìng-dĕ̤ng-ngṳ̄ / 閩東語');</text:p>
          </table:table-cell>
        </table:table-row>
        <table:table-row table:style-name="ro8"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Нохчийн</text:p>
          </table:table-cell>
          <table:table-cell office:value-type="string" calcext:value-type="string">
            <text:p><text:a xlink:href="https://en.wikipedia.org/wiki/Chechen_language" xlink:type="simple">en:Chechen language</text:a></text:p>
          </table:table-cell>
          <table:table-cell/>
          <table:table-cell table:formula="of:=COM.MICROSOFT.CONCAT(&quot;INSERT INTO Language (EnglishName, NativeName)   VALUES('&quot;;[.B36];&quot;', '&quot;;[.D36]; &quot;');&quot;)" office:value-type="string" office:string-value="INSERT INTO Language (EnglishName, NativeName)   VALUES('Chechen', 'Нохчийн');" calcext:value-type="string">
            <text:p>INSERT INTO Language (EnglishName, NativeName) <text:s text:c="2"/>VALUES('Chechen', 'Нохчийн');</text:p>
          </table:table-cell>
        </table:table-row>
        <table:table-row table:style-name="ro7">
          <table:table-cell office:value-type="string" calcext:value-type="string">
            <text:p>ceb</text:p>
          </table:table-cell>
          <table:table-cell office:value-type="string" calcext:value-type="string">
            <text:p>Cebuan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inugboanong Binisaya</text:p>
          </table:table-cell>
          <table:table-cell office:value-type="string" calcext:value-type="string">
            <text:p><text:a xlink:href="https://en.wikipedia.org/wiki/Cebuano_language" xlink:type="simple">en:Cebuano language</text:a></text:p>
          </table:table-cell>
          <table:table-cell/>
          <table:table-cell table:formula="of:=COM.MICROSOFT.CONCAT(&quot;INSERT INTO Language (EnglishName, NativeName)   VALUES('&quot;;[.B37];&quot;', '&quot;;[.D37]; &quot;');&quot;)" office:value-type="string" office:string-value="INSERT INTO Language (EnglishName, NativeName)   VALUES('Cebuano', 'Sinugboanong Binisaya');" calcext:value-type="string">
            <text:p>INSERT INTO Language (EnglishName, NativeName) <text:s text:c="2"/>VALUES('Cebuano', 'Sinugboanong Binisaya');</text:p>
          </table:table-cell>
        </table:table-row>
        <table:table-row table:style-name="ro8"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hamoru</text:p>
          </table:table-cell>
          <table:table-cell office:value-type="string" calcext:value-type="string">
            <text:p><text:a xlink:href="https://en.wikipedia.org/wiki/Chamorro_language" xlink:type="simple">en:Chamorro language</text:a></text:p>
          </table:table-cell>
          <table:table-cell/>
          <table:table-cell table:formula="of:=COM.MICROSOFT.CONCAT(&quot;INSERT INTO Language (EnglishName, NativeName)   VALUES('&quot;;[.B38];&quot;', '&quot;;[.D38]; &quot;');&quot;)" office:value-type="string" office:string-value="INSERT INTO Language (EnglishName, NativeName)   VALUES('Chamorro', 'Chamoru');" calcext:value-type="string">
            <text:p>INSERT INTO Language (EnglishName, NativeName) <text:s text:c="2"/>VALUES('Chamorro', 'Chamoru');</text:p>
          </table:table-cell>
        </table:table-row>
        <table:table-row table:style-name="ro8">
          <table:table-cell office:value-type="string" calcext:value-type="string">
            <text:p>cho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<text:a xlink:href="https://en.wikipedia.org/wiki/Choctaw_language" xlink:type="simple">en:Choctaw language</text:a></text:p>
          </table:table-cell>
          <table:table-cell/>
          <table:table-cell table:formula="of:=COM.MICROSOFT.CONCAT(&quot;INSERT INTO Language (EnglishName, NativeName)   VALUES('&quot;;[.B39];&quot;', '&quot;;[.D39]; &quot;');&quot;)" office:value-type="string" office:string-value="INSERT INTO Language (EnglishName, NativeName)   VALUES('Choctaw', 'Choctaw');" calcext:value-type="string">
            <text:p>INSERT INTO Language (EnglishName, NativeName) <text:s text:c="2"/>VALUES('Choctaw', 'Choctaw');</text:p>
          </table:table-cell>
        </table:table-row>
        <table:table-row table:style-name="ro8">
          <table:table-cell office:value-type="string" calcext:value-type="string">
            <text:p>chr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ᏣᎳᎩ</text:p>
          </table:table-cell>
          <table:table-cell office:value-type="string" calcext:value-type="string">
            <text:p><text:a xlink:href="https://en.wikipedia.org/wiki/Cherokee_language" xlink:type="simple">en:Cherokee language</text:a></text:p>
          </table:table-cell>
          <table:table-cell/>
          <table:table-cell table:formula="of:=COM.MICROSOFT.CONCAT(&quot;INSERT INTO Language (EnglishName, NativeName)   VALUES('&quot;;[.B40];&quot;', '&quot;;[.D40]; &quot;');&quot;)" office:value-type="string" office:string-value="INSERT INTO Language (EnglishName, NativeName)   VALUES('Cherokee', 'ᏣᎳᎩ');" calcext:value-type="string">
            <text:p>INSERT INTO Language (EnglishName, NativeName) <text:s text:c="2"/>VALUES('Cherokee', 'ᏣᎳᎩ');</text:p>
          </table:table-cell>
        </table:table-row>
        <table:table-row table:style-name="ro7">
          <table:table-cell office:value-type="string" calcext:value-type="string">
            <text:p>chy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setsêhestâhese</text:p>
          </table:table-cell>
          <table:table-cell office:value-type="string" calcext:value-type="string">
            <text:p><text:a xlink:href="https://en.wikipedia.org/wiki/Cheyenne_language" xlink:type="simple">en:Cheyenne language</text:a></text:p>
          </table:table-cell>
          <table:table-cell/>
          <table:table-cell table:formula="of:=COM.MICROSOFT.CONCAT(&quot;INSERT INTO Language (EnglishName, NativeName)   VALUES('&quot;;[.B41];&quot;', '&quot;;[.D41]; &quot;');&quot;)" office:value-type="string" office:string-value="INSERT INTO Language (EnglishName, NativeName)   VALUES('Cheyenne', 'Tsetsêhestâhese');" calcext:value-type="string">
            <text:p>INSERT INTO Language (EnglishName, NativeName) <text:s text:c="2"/>VALUES('Cheyenne', 'Tsetsêhestâhese');</text:p>
          </table:table-cell>
        </table:table-row>
        <table:table-row table:style-name="ro8"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orsu</text:p>
          </table:table-cell>
          <table:table-cell office:value-type="string" calcext:value-type="string">
            <text:p><text:a xlink:href="https://en.wikipedia.org/wiki/Corsican_language" xlink:type="simple">en:Corsican language</text:a></text:p>
          </table:table-cell>
          <table:table-cell/>
          <table:table-cell table:formula="of:=COM.MICROSOFT.CONCAT(&quot;INSERT INTO Language (EnglishName, NativeName)   VALUES('&quot;;[.B42];&quot;', '&quot;;[.D42]; &quot;');&quot;)" office:value-type="string" office:string-value="INSERT INTO Language (EnglishName, NativeName)   VALUES('Corsican', 'Corsu');" calcext:value-type="string">
            <text:p>INSERT INTO Language (EnglishName, NativeName) <text:s text:c="2"/>VALUES('Corsican', 'Corsu');</text:p>
          </table:table-cell>
        </table:table-row>
        <table:table-row table:style-name="ro8"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ehiyaw</text:p>
          </table:table-cell>
          <table:table-cell office:value-type="string" calcext:value-type="string">
            <text:p><text:a xlink:href="https://en.wikipedia.org/wiki/Cree_language" xlink:type="simple">en:Cree language</text:a></text:p>
          </table:table-cell>
          <table:table-cell/>
          <table:table-cell table:formula="of:=COM.MICROSOFT.CONCAT(&quot;INSERT INTO Language (EnglishName, NativeName)   VALUES('&quot;;[.B43];&quot;', '&quot;;[.D43]; &quot;');&quot;)" office:value-type="string" office:string-value="INSERT INTO Language (EnglishName, NativeName)   VALUES('Cree', 'Nehiyaw');" calcext:value-type="string">
            <text:p>INSERT INTO Language (EnglishName, NativeName) <text:s text:c="2"/>VALUES('Cree', 'Nehiyaw');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Česky</text:p>
          </table:table-cell>
          <table:table-cell office:value-type="string" calcext:value-type="string">
            <text:p><text:a xlink:href="https://cs.wikipedia.org/wiki/Čeština" xlink:type="simple">cs:Čeština</text:a></text:p>
          </table:table-cell>
          <table:table-cell/>
          <table:table-cell table:formula="of:=COM.MICROSOFT.CONCAT(&quot;INSERT INTO Language (EnglishName, NativeName)   VALUES('&quot;;[.B44];&quot;', '&quot;;[.D44]; &quot;');&quot;)" office:value-type="string" office:string-value="INSERT INTO Language (EnglishName, NativeName)   VALUES('Czech', 'Česky');" calcext:value-type="string">
            <text:p>INSERT INTO Language (EnglishName, NativeName) <text:s text:c="2"/>VALUES('Czech', 'Česky');</text:p>
          </table:table-cell>
        </table:table-row>
        <table:table-row table:style-name="ro8">
          <table:table-cell office:value-type="string" calcext:value-type="string">
            <text:p>csb</text:p>
          </table:table-cell>
          <table:table-cell office:value-type="string" calcext:value-type="string">
            <text:p>Kashub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aszëbsczi</text:p>
          </table:table-cell>
          <table:table-cell office:value-type="string" calcext:value-type="string">
            <text:p><text:a xlink:href="https://en.wikipedia.org/wiki/Kashubian_language" xlink:type="simple">en:Kashubian language</text:a></text:p>
          </table:table-cell>
          <table:table-cell/>
          <table:table-cell table:formula="of:=COM.MICROSOFT.CONCAT(&quot;INSERT INTO Language (EnglishName, NativeName)   VALUES('&quot;;[.B45];&quot;', '&quot;;[.D45]; &quot;');&quot;)" office:value-type="string" office:string-value="INSERT INTO Language (EnglishName, NativeName)   VALUES('Kashubian', 'Kaszëbsczi');" calcext:value-type="string">
            <text:p>INSERT INTO Language (EnglishName, NativeName) <text:s text:c="2"/>VALUES('Kashubian', 'Kaszëbsczi');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Old Church Slavonic / Old Bulga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словѣньскъ / slověnĭskŭ</text:p>
          </table:table-cell>
          <table:table-cell office:value-type="string" calcext:value-type="string">
            <text:p><text:a xlink:href="https://en.wikipedia.org/wiki/Old_Church_Slavonic" xlink:type="simple">en:Old Church Slavonic</text:a></text:p>
          </table:table-cell>
          <table:table-cell/>
          <table:table-cell table:formula="of:=COM.MICROSOFT.CONCAT(&quot;INSERT INTO Language (EnglishName, NativeName)   VALUES('&quot;;[.B46];&quot;', '&quot;;[.D46]; &quot;');&quot;)" office:value-type="string" office:string-value="INSERT INTO Language (EnglishName, NativeName)   VALUES('Old Church Slavonic / Old Bulgarian', 'словѣньскъ / slověnĭskŭ');" calcext:value-type="string">
            <text:p>INSERT INTO Language (EnglishName, NativeName) <text:s text:c="2"/>VALUES('Old Church Slavonic / Old Bulgarian', 'словѣньскъ / slověnĭskŭ');</text:p>
          </table:table-cell>
        </table:table-row>
        <table:table-row table:style-name="ro8"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Чăваш</text:p>
          </table:table-cell>
          <table:table-cell office:value-type="string" calcext:value-type="string">
            <text:p><text:a xlink:href="https://en.wikipedia.org/wiki/Chuvash_language" xlink:type="simple">en:Chuvash language</text:a></text:p>
          </table:table-cell>
          <table:table-cell/>
          <table:table-cell table:formula="of:=COM.MICROSOFT.CONCAT(&quot;INSERT INTO Language (EnglishName, NativeName)   VALUES('&quot;;[.B47];&quot;', '&quot;;[.D47]; &quot;');&quot;)" office:value-type="string" office:string-value="INSERT INTO Language (EnglishName, NativeName)   VALUES('Chuvash', 'Чăваш');" calcext:value-type="string">
            <text:p>INSERT INTO Language (EnglishName, NativeName) <text:s text:c="2"/>VALUES('Chuvash', 'Чăваш');</text:p>
          </table:table-cell>
        </table:table-row>
        <table:table-row table:style-name="ro8"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<text:a xlink:href="https://en.wikipedia.org/wiki/Welsh_language" xlink:type="simple">en:Welsh language</text:a></text:p>
          </table:table-cell>
          <table:table-cell/>
          <table:table-cell table:formula="of:=COM.MICROSOFT.CONCAT(&quot;INSERT INTO Language (EnglishName, NativeName)   VALUES('&quot;;[.B48];&quot;', '&quot;;[.D48]; &quot;');&quot;)" office:value-type="string" office:string-value="INSERT INTO Language (EnglishName, NativeName)   VALUES('Welsh', 'Cymraeg');" calcext:value-type="string">
            <text:p>INSERT INTO Language (EnglishName, NativeName) <text:s text:c="2"/>VALUES('Welsh', 'Cymraeg');</text:p>
          </table:table-cell>
        </table:table-row>
        <table:table-row table:style-name="ro8"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<text:a xlink:href="https://en.wikipedia.org/wiki/da:Dansk_%28sprog%29" xlink:type="simple">en:da:Dansk (sprog)</text:a></text:p>
          </table:table-cell>
          <table:table-cell/>
          <table:table-cell table:formula="of:=COM.MICROSOFT.CONCAT(&quot;INSERT INTO Language (EnglishName, NativeName)   VALUES('&quot;;[.B49];&quot;', '&quot;;[.D49]; &quot;');&quot;)" office:value-type="string" office:string-value="INSERT INTO Language (EnglishName, NativeName)   VALUES('Danish', 'Dansk');" calcext:value-type="string">
            <text:p>INSERT INTO Language (EnglishName, NativeName) <text:s text:c="2"/>VALUES('Danish', 'Dansk');</text:p>
          </table:table-cell>
        </table:table-row>
        <table:table-row table:style-name="ro8"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<text:a xlink:href="https://en.wikipedia.org/wiki/de:Deutsche_Sprache" xlink:type="simple">en:de:Deutsche Sprache</text:a></text:p>
          </table:table-cell>
          <table:table-cell/>
          <table:table-cell table:formula="of:=COM.MICROSOFT.CONCAT(&quot;INSERT INTO Language (EnglishName, NativeName)   VALUES('&quot;;[.B50];&quot;', '&quot;;[.D50]; &quot;');&quot;)" office:value-type="string" office:string-value="INSERT INTO Language (EnglishName, NativeName)   VALUES('German', 'Deutsch');" calcext:value-type="string">
            <text:p>INSERT INTO Language (EnglishName, NativeName) <text:s text:c="2"/>VALUES('German', 'Deutsch');</text:p>
          </table:table-cell>
        </table:table-row>
        <table:table-row table:style-name="ro8">
          <table:table-cell office:value-type="string" calcext:value-type="string">
            <text:p>diq</text:p>
          </table:table-cell>
          <table:table-cell office:value-type="string" calcext:value-type="string">
            <text:p>Diml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Zazaki</text:p>
          </table:table-cell>
          <table:table-cell office:value-type="string" calcext:value-type="string">
            <text:p><text:a xlink:href="https://en.wikipedia.org/wiki/diq:Zazaki" xlink:type="simple">en:diq:Zazaki</text:a></text:p>
          </table:table-cell>
          <table:table-cell/>
          <table:table-cell table:formula="of:=COM.MICROSOFT.CONCAT(&quot;INSERT INTO Language (EnglishName, NativeName)   VALUES('&quot;;[.B51];&quot;', '&quot;;[.D51]; &quot;');&quot;)" office:value-type="string" office:string-value="INSERT INTO Language (EnglishName, NativeName)   VALUES('Dimli', 'Zazaki');" calcext:value-type="string">
            <text:p>INSERT INTO Language (EnglishName, NativeName) <text:s text:c="2"/>VALUES('Dimli', 'Zazaki');</text:p>
          </table:table-cell>
        </table:table-row>
        <table:table-row table:style-name="ro7">
          <table:table-cell office:value-type="string" calcext:value-type="string">
            <text:p>dsb</text:p>
          </table:table-cell>
          <table:table-cell office:value-type="string" calcext:value-type="string">
            <text:p>Lower Sorb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olnoserbski</text:p>
          </table:table-cell>
          <table:table-cell office:value-type="string" calcext:value-type="string">
            <text:p><text:a xlink:href="https://en.wikipedia.org/wiki/Lower_Sorbian_language" xlink:type="simple">en:Lower Sorbian language</text:a></text:p>
          </table:table-cell>
          <table:table-cell/>
          <table:table-cell table:formula="of:=COM.MICROSOFT.CONCAT(&quot;INSERT INTO Language (EnglishName, NativeName)   VALUES('&quot;;[.B52];&quot;', '&quot;;[.D52]; &quot;');&quot;)" office:value-type="string" office:string-value="INSERT INTO Language (EnglishName, NativeName)   VALUES('Lower Sorbian', 'Dolnoserbski');" calcext:value-type="string">
            <text:p>INSERT INTO Language (EnglishName, NativeName) <text:s text:c="2"/>VALUES('Lower Sorbian', 'Dolnoserbski');</text:p>
          </table:table-cell>
        </table:table-row>
        <table:table-row table:style-name="ro7">
          <table:table-cell office:value-type="string" calcext:value-type="string">
            <text:p>dv</text:p>
          </table:table-cell>
          <table:table-cell office:value-type="string" calcext:value-type="string">
            <text:p>Divehi</text:p>
          </table:table-cell>
          <table:table-cell table:style-name="ce5" office:value-type="string" calcext:value-type="string">
            <text:p>rtl</text:p>
          </table:table-cell>
          <table:table-cell table:style-name="ce5" office:value-type="string" calcext:value-type="string">
            <text:p>ދިވެހިބަސް</text:p>
          </table:table-cell>
          <table:table-cell office:value-type="string" calcext:value-type="string">
            <text:p><text:a xlink:href="https://en.wikipedia.org/wiki/Divehi_language" xlink:type="simple">en:Divehi language</text:a></text:p>
          </table:table-cell>
          <table:table-cell/>
          <table:table-cell table:formula="of:=COM.MICROSOFT.CONCAT(&quot;INSERT INTO Language (EnglishName, NativeName)   VALUES('&quot;;[.B53];&quot;', '&quot;;[.D53]; &quot;');&quot;)" office:value-type="string" office:string-value="INSERT INTO Language (EnglishName, NativeName)   VALUES('Divehi', 'ދިވެހިބަސް');" calcext:value-type="string">
            <text:p>INSERT INTO Language (EnglishName, NativeName) <text:s text:c="2"/>VALUES('Divehi', 'ދިވެހިބަސް');</text:p>
          </table:table-cell>
        </table:table-row>
        <table:table-row table:style-name="ro8"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ཇོང་ཁ</text:p>
          </table:table-cell>
          <table:table-cell office:value-type="string" calcext:value-type="string">
            <text:p><text:a xlink:href="https://en.wikipedia.org/wiki/Dzongkha_language" xlink:type="simple">en:Dzongkha language</text:a></text:p>
          </table:table-cell>
          <table:table-cell/>
          <table:table-cell table:formula="of:=COM.MICROSOFT.CONCAT(&quot;INSERT INTO Language (EnglishName, NativeName)   VALUES('&quot;;[.B54];&quot;', '&quot;;[.D54]; &quot;');&quot;)" office:value-type="string" office:string-value="INSERT INTO Language (EnglishName, NativeName)   VALUES('Dzongkha', 'ཇོང་ཁ');" calcext:value-type="string">
            <text:p>INSERT INTO Language (EnglishName, NativeName) <text:s text:c="2"/>VALUES('Dzongkha', 'ཇོང་ཁ');</text:p>
          </table:table-cell>
        </table:table-row>
        <table:table-row table:style-name="ro8"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Ɛʋɛ</text:p>
          </table:table-cell>
          <table:table-cell office:value-type="string" calcext:value-type="string">
            <text:p><text:a xlink:href="https://en.wikipedia.org/wiki/Ewe_language" xlink:type="simple">en:Ewe language</text:a></text:p>
          </table:table-cell>
          <table:table-cell/>
          <table:table-cell table:formula="of:=COM.MICROSOFT.CONCAT(&quot;INSERT INTO Language (EnglishName, NativeName)   VALUES('&quot;;[.B55];&quot;', '&quot;;[.D55]; &quot;');&quot;)" office:value-type="string" office:string-value="INSERT INTO Language (EnglishName, NativeName)   VALUES('Ewe', 'Ɛʋɛ');" calcext:value-type="string">
            <text:p>INSERT INTO Language (EnglishName, NativeName) <text:s text:c="2"/>VALUES('Ewe', 'Ɛʋɛ');</text:p>
          </table:table-cell>
        </table:table-row>
        <table:table-row table:style-name="ro8">
          <table:table-cell office:value-type="string" calcext:value-type="string">
            <text:p>far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فارسی</text:p>
          </table:table-cell>
          <table:table-cell office:value-type="string" calcext:value-type="string">
            <text:p><text:a xlink:href="https://en.wikipedia.org/wiki/Farsi_language" xlink:type="simple">en:Farsi language</text:a></text:p>
          </table:table-cell>
          <table:table-cell/>
          <table:table-cell table:formula="of:=COM.MICROSOFT.CONCAT(&quot;INSERT INTO Language (EnglishName, NativeName)   VALUES('&quot;;[.B56];&quot;', '&quot;;[.D56]; &quot;');&quot;)" office:value-type="string" office:string-value="INSERT INTO Language (EnglishName, NativeName)   VALUES('Farsi', 'فارسی');" calcext:value-type="string">
            <text:p>INSERT INTO Language (EnglishName, NativeName) <text:s text:c="2"/>VALUES('Farsi', 'فارسی');</text:p>
          </table:table-cell>
        </table:table-row>
        <table:table-row table:style-name="ro8">
          <table:table-cell office:value-type="string" calcext:value-type="string">
            <text:p>el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<text:a xlink:href="https://el.wikipedia.org/wiki/Ελληνική_γλώσσα" xlink:type="simple">el:Ελληνική γλώσσα</text:a></text:p>
          </table:table-cell>
          <table:table-cell/>
          <table:table-cell table:formula="of:=COM.MICROSOFT.CONCAT(&quot;INSERT INTO Language (EnglishName, NativeName)   VALUES('&quot;;[.B57];&quot;', '&quot;;[.D57]; &quot;');&quot;)" office:value-type="string" office:string-value="INSERT INTO Language (EnglishName, NativeName)   VALUES('Greek', 'Ελληνικά');" calcext:value-type="string">
            <text:p>INSERT INTO Language (EnglishName, NativeName) <text:s text:c="2"/>VALUES('Greek', 'Ελληνικά');</text:p>
          </table:table-cell>
        </table:table-row>
        <table:table-row table:style-name="ro8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<text:a xlink:href="https://en.wikipedia.org/wiki/English_language" xlink:type="simple">en:English language</text:a></text:p>
          </table:table-cell>
          <table:table-cell/>
          <table:table-cell table:formula="of:=COM.MICROSOFT.CONCAT(&quot;INSERT INTO Language (EnglishName, NativeName)   VALUES('&quot;;[.B58];&quot;', '&quot;;[.D58]; &quot;');&quot;)" office:value-type="string" office:string-value="INSERT INTO Language (EnglishName, NativeName)   VALUES('English', 'English');" calcext:value-type="string">
            <text:p>INSERT INTO Language (EnglishName, NativeName) <text:s text:c="2"/>VALUES('English', 'English');</text:p>
          </table:table-cell>
        </table:table-row>
        <table:table-row table:style-name="ro8"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<text:a xlink:href="https://eo.wikipedia.org/wiki/Esperanto" xlink:type="simple">eo:Esperanto</text:a></text:p>
          </table:table-cell>
          <table:table-cell/>
          <table:table-cell table:formula="of:=COM.MICROSOFT.CONCAT(&quot;INSERT INTO Language (EnglishName, NativeName)   VALUES('&quot;;[.B59];&quot;', '&quot;;[.D59]; &quot;');&quot;)" office:value-type="string" office:string-value="INSERT INTO Language (EnglishName, NativeName)   VALUES('Esperanto', 'Esperanto');" calcext:value-type="string">
            <text:p>INSERT INTO Language (EnglishName, NativeName) <text:s text:c="2"/>VALUES('Esperanto', 'Esperanto');</text:p>
          </table:table-cell>
        </table:table-row>
        <table:table-row table:style-name="ro8">
          <table:table-cell office:value-type="string" calcext:value-type="string">
            <text:p>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<text:a xlink:href="https://es.wikipedia.org/wiki/Idioma_español" xlink:type="simple">es:Idioma español</text:a></text:p>
          </table:table-cell>
          <table:table-cell/>
          <table:table-cell table:formula="of:=COM.MICROSOFT.CONCAT(&quot;INSERT INTO Language (EnglishName, NativeName)   VALUES('&quot;;[.B60];&quot;', '&quot;;[.D60]; &quot;');&quot;)" office:value-type="string" office:string-value="INSERT INTO Language (EnglishName, NativeName)   VALUES('Spanish', 'Español');" calcext:value-type="string">
            <text:p>INSERT INTO Language (EnglishName, NativeName) <text:s text:c="2"/>VALUES('Spanish', 'Español');</text:p>
          </table:table-cell>
        </table:table-row>
        <table:table-row table:style-name="ro8"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esti</text:p>
          </table:table-cell>
          <table:table-cell office:value-type="string" calcext:value-type="string">
            <text:p><text:a xlink:href="https://en.wikipedia.org/wiki/Estonian_language" xlink:type="simple">en:Estonian language</text:a></text:p>
          </table:table-cell>
          <table:table-cell/>
          <table:table-cell table:formula="of:=COM.MICROSOFT.CONCAT(&quot;INSERT INTO Language (EnglishName, NativeName)   VALUES('&quot;;[.B61];&quot;', '&quot;;[.D61]; &quot;');&quot;)" office:value-type="string" office:string-value="INSERT INTO Language (EnglishName, NativeName)   VALUES('Estonian', 'Eesti');" calcext:value-type="string">
            <text:p>INSERT INTO Language (EnglishName, NativeName) <text:s text:c="2"/>VALUES('Estonian', 'Eesti');</text:p>
          </table:table-cell>
        </table:table-row>
        <table:table-row table:style-name="ro8"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<text:a xlink:href="https://en.wikipedia.org/wiki/Basque_language" xlink:type="simple">en:Basque language</text:a></text:p>
          </table:table-cell>
          <table:table-cell/>
          <table:table-cell table:formula="of:=COM.MICROSOFT.CONCAT(&quot;INSERT INTO Language (EnglishName, NativeName)   VALUES('&quot;;[.B62];&quot;', '&quot;;[.D62]; &quot;');&quot;)" office:value-type="string" office:string-value="INSERT INTO Language (EnglishName, NativeName)   VALUES('Basque', 'Euskara');" calcext:value-type="string">
            <text:p>INSERT INTO Language (EnglishName, NativeName) <text:s text:c="2"/>VALUES('Basque', 'Euskara');</text:p>
          </table:table-cell>
        </table:table-row>
        <table:table-row table:style-name="ro8">
          <table:table-cell office:value-type="string" calcext:value-type="string">
            <text:p>ext</text:p>
          </table:table-cell>
          <table:table-cell office:value-type="string" calcext:value-type="string">
            <text:p>Extremadur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stremeñu</text:p>
          </table:table-cell>
          <table:table-cell office:value-type="string" calcext:value-type="string">
            <text:p><text:a xlink:href="https://en.wikipedia.org/wiki/Extremaduran_language" xlink:type="simple">en:Extremaduran language</text:a></text:p>
          </table:table-cell>
          <table:table-cell/>
          <table:table-cell table:formula="of:=COM.MICROSOFT.CONCAT(&quot;INSERT INTO Language (EnglishName, NativeName)   VALUES('&quot;;[.B63];&quot;', '&quot;;[.D63]; &quot;');&quot;)" office:value-type="string" office:string-value="INSERT INTO Language (EnglishName, NativeName)   VALUES('Extremaduran', 'Estremeñu');" calcext:value-type="string">
            <text:p>INSERT INTO Language (EnglishName, NativeName) <text:s text:c="2"/>VALUES('Extremaduran', 'Estremeñu');</text:p>
          </table:table-cell>
        </table:table-row>
        <table:table-row table:style-name="ro8">
          <table:table-cell office:value-type="string" calcext:value-type="string">
            <text:p>ff</text:p>
          </table:table-cell>
          <table:table-cell office:value-type="string" calcext:value-type="string">
            <text:p>Peu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<text:a xlink:href="https://en.wikipedia.org/wiki/Peul_language" xlink:type="simple">en:Peul language</text:a></text:p>
          </table:table-cell>
          <table:table-cell/>
          <table:table-cell table:formula="of:=COM.MICROSOFT.CONCAT(&quot;INSERT INTO Language (EnglishName, NativeName)   VALUES('&quot;;[.B64];&quot;', '&quot;;[.D64]; &quot;');&quot;)" office:value-type="string" office:string-value="INSERT INTO Language (EnglishName, NativeName)   VALUES('Peul', 'Fulfulde');" calcext:value-type="string">
            <text:p>INSERT INTO Language (EnglishName, NativeName) <text:s text:c="2"/>VALUES('Peul', 'Fulfulde');</text:p>
          </table:table-cell>
        </table:table-row>
        <table:table-row table:style-name="ro8"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uomi</text:p>
          </table:table-cell>
          <table:table-cell office:value-type="string" calcext:value-type="string">
            <text:p><text:a xlink:href="https://fi.wikipedia.org/wiki/Suomen_kieli" xlink:type="simple">fi:Suomen kieli</text:a></text:p>
          </table:table-cell>
          <table:table-cell/>
          <table:table-cell table:formula="of:=COM.MICROSOFT.CONCAT(&quot;INSERT INTO Language (EnglishName, NativeName)   VALUES('&quot;;[.B65];&quot;', '&quot;;[.D65]; &quot;');&quot;)" office:value-type="string" office:string-value="INSERT INTO Language (EnglishName, NativeName)   VALUES('Finnish', 'Suomi');" calcext:value-type="string">
            <text:p>INSERT INTO Language (EnglishName, NativeName) <text:s text:c="2"/>VALUES('Finnish', 'Suomi');</text:p>
          </table:table-cell>
        </table:table-row>
        <table:table-row table:style-name="ro7">
          <table:table-cell office:value-type="string" calcext:value-type="string">
            <text:p>fiu-vro</text:p>
          </table:table-cell>
          <table:table-cell office:value-type="string" calcext:value-type="string">
            <text:p>Võr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Võro</text:p>
          </table:table-cell>
          <table:table-cell office:value-type="string" calcext:value-type="string">
            <text:p><text:a xlink:href="https://en.wikipedia.org/wiki/Võro_language" xlink:type="simple">en:Võro language</text:a></text:p>
          </table:table-cell>
          <table:table-cell table:style-name="ce2" office:value-type="string" calcext:value-type="string">
            <text:p>ISO 639-3: vro</text:p>
          </table:table-cell>
          <table:table-cell table:formula="of:=COM.MICROSOFT.CONCAT(&quot;INSERT INTO Language (EnglishName, NativeName)   VALUES('&quot;;[.B66];&quot;', '&quot;;[.D66]; &quot;');&quot;)" office:value-type="string" office:string-value="INSERT INTO Language (EnglishName, NativeName)   VALUES('Võro', 'Võro');" calcext:value-type="string">
            <text:p>INSERT INTO Language (EnglishName, NativeName) <text:s text:c="2"/>VALUES('Võro', 'Võro');</text:p>
          </table:table-cell>
        </table:table-row>
        <table:table-row table:style-name="ro7"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a Vosa Vakaviti</text:p>
          </table:table-cell>
          <table:table-cell office:value-type="string" calcext:value-type="string">
            <text:p><text:a xlink:href="https://en.wikipedia.org/wiki/Fijian_language" xlink:type="simple">en:Fijian language</text:a></text:p>
          </table:table-cell>
          <table:table-cell/>
          <table:table-cell table:formula="of:=COM.MICROSOFT.CONCAT(&quot;INSERT INTO Language (EnglishName, NativeName)   VALUES('&quot;;[.B67];&quot;', '&quot;;[.D67]; &quot;');&quot;)" office:value-type="string" office:string-value="INSERT INTO Language (EnglishName, NativeName)   VALUES('Fijian', 'Na Vosa Vakaviti');" calcext:value-type="string">
            <text:p>INSERT INTO Language (EnglishName, NativeName) <text:s text:c="2"/>VALUES('Fijian', 'Na Vosa Vakaviti');</text:p>
          </table:table-cell>
        </table:table-row>
        <table:table-row table:style-name="ro8"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<text:a xlink:href="https://en.wikipedia.org/wiki/Faroese_language" xlink:type="simple">en:Faroese language</text:a></text:p>
          </table:table-cell>
          <table:table-cell/>
          <table:table-cell table:formula="of:=COM.MICROSOFT.CONCAT(&quot;INSERT INTO Language (EnglishName, NativeName)   VALUES('&quot;;[.B68];&quot;', '&quot;;[.D68]; &quot;');&quot;)" office:value-type="string" office:string-value="INSERT INTO Language (EnglishName, NativeName)   VALUES('Faroese', 'Føroyskt');" calcext:value-type="string">
            <text:p>INSERT INTO Language (EnglishName, NativeName) <text:s text:c="2"/>VALUES('Faroese', 'Føroyskt');</text:p>
          </table:table-cell>
        </table:table-row>
        <table:table-row table:style-name="ro8"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<text:a xlink:href="https://fr.wikipedia.org/wiki/Français" xlink:type="simple">fr:Français</text:a></text:p>
          </table:table-cell>
          <table:table-cell/>
          <table:table-cell table:formula="of:=COM.MICROSOFT.CONCAT(&quot;INSERT INTO Language (EnglishName, NativeName)   VALUES('&quot;;[.B69];&quot;', '&quot;;[.D69]; &quot;');&quot;)" office:value-type="string" office:string-value="INSERT INTO Language (EnglishName, NativeName)   VALUES('French', 'Français');" calcext:value-type="string">
            <text:p>INSERT INTO Language (EnglishName, NativeName) <text:s text:c="2"/>VALUES('French', 'Français');</text:p>
          </table:table-cell>
        </table:table-row>
        <table:table-row table:style-name="ro1">
          <table:table-cell office:value-type="string" calcext:value-type="string">
            <text:p>frp</text:p>
          </table:table-cell>
          <table:table-cell office:value-type="string" calcext:value-type="string">
            <text:p>Arpitan / Franco-Provença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rpitan / francoprovençal</text:p>
          </table:table-cell>
          <table:table-cell office:value-type="string" calcext:value-type="string">
            <text:p><text:a xlink:href="https://en.wikipedia.org/wiki/Franco-Provençal/Arpitan_language" xlink:type="simple">en:Franco-Provençal/Arpitan language</text:a></text:p>
          </table:table-cell>
          <table:table-cell/>
          <table:table-cell table:formula="of:=COM.MICROSOFT.CONCAT(&quot;INSERT INTO Language (EnglishName, NativeName)   VALUES('&quot;;[.B70];&quot;', '&quot;;[.D70]; &quot;');&quot;)" office:value-type="string" office:string-value="INSERT INTO Language (EnglishName, NativeName)   VALUES('Arpitan / Franco-Provençal', 'Arpitan / francoprovençal');" calcext:value-type="string">
            <text:p>INSERT INTO Language (EnglishName, NativeName) <text:s text:c="2"/>VALUES('Arpitan / Franco-Provençal', 'Arpitan / francoprovençal');</text:p>
          </table:table-cell>
        </table:table-row>
        <table:table-row table:style-name="ro8">
          <table:table-cell office:value-type="string" calcext:value-type="string">
            <text:p>fur</text:p>
          </table:table-cell>
          <table:table-cell office:value-type="string" calcext:value-type="string">
            <text:p>Friul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urlan</text:p>
          </table:table-cell>
          <table:table-cell office:value-type="string" calcext:value-type="string">
            <text:p><text:a xlink:href="https://en.wikipedia.org/wiki/Friulian_language" xlink:type="simple">en:Friulian language</text:a></text:p>
          </table:table-cell>
          <table:table-cell/>
          <table:table-cell table:formula="of:=COM.MICROSOFT.CONCAT(&quot;INSERT INTO Language (EnglishName, NativeName)   VALUES('&quot;;[.B71];&quot;', '&quot;;[.D71]; &quot;');&quot;)" office:value-type="string" office:string-value="INSERT INTO Language (EnglishName, NativeName)   VALUES('Friulian', 'Furlan');" calcext:value-type="string">
            <text:p>INSERT INTO Language (EnglishName, NativeName) <text:s text:c="2"/>VALUES('Friulian', 'Furlan');</text:p>
          </table:table-cell>
        </table:table-row>
        <table:table-row table:style-name="ro8">
          <table:table-cell office:value-type="string" calcext:value-type="string">
            <text:p>fy</text:p>
          </table:table-cell>
          <table:table-cell office:value-type="string" calcext:value-type="string">
            <text:p>West Fris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<text:a xlink:href="https://en.wikipedia.org/wiki/West_Frisian_language" xlink:type="simple">en:West Frisian language</text:a></text:p>
          </table:table-cell>
          <table:table-cell/>
          <table:table-cell table:formula="of:=COM.MICROSOFT.CONCAT(&quot;INSERT INTO Language (EnglishName, NativeName)   VALUES('&quot;;[.B72];&quot;', '&quot;;[.D72]; &quot;');&quot;)" office:value-type="string" office:string-value="INSERT INTO Language (EnglishName, NativeName)   VALUES('West Frisian', 'Frysk');" calcext:value-type="string">
            <text:p>INSERT INTO Language (EnglishName, NativeName) <text:s text:c="2"/>VALUES('West Frisian', 'Frysk');</text:p>
          </table:table-cell>
        </table:table-row>
        <table:table-row table:style-name="ro8"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<text:a xlink:href="https://en.wikipedia.org/wiki/Irish_Gaelic_language" xlink:type="simple">en:Irish Gaelic language</text:a></text:p>
          </table:table-cell>
          <table:table-cell/>
          <table:table-cell table:formula="of:=COM.MICROSOFT.CONCAT(&quot;INSERT INTO Language (EnglishName, NativeName)   VALUES('&quot;;[.B73];&quot;', '&quot;;[.D73]; &quot;');&quot;)" office:value-type="string" office:string-value="INSERT INTO Language (EnglishName, NativeName)   VALUES('Irish', 'Gaeilge');" calcext:value-type="string">
            <text:p>INSERT INTO Language (EnglishName, NativeName) <text:s text:c="2"/>VALUES('Irish', 'Gaeilge');</text:p>
          </table:table-cell>
        </table:table-row>
        <table:table-row table:style-name="ro10">
          <table:table-cell office:value-type="string" calcext:value-type="string">
            <text:p>gan</text:p>
          </table:table-cell>
          <table:table-cell office:value-type="string" calcext:value-type="string">
            <text:p>Gan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贛語</text:p>
          </table:table-cell>
          <table:table-cell office:value-type="string" calcext:value-type="string">
            <text:p><text:a xlink:href="https://en.wikipedia.org/wiki/Gan_language" xlink:type="simple">en:Gan language</text:a></text:p>
          </table:table-cell>
          <table:table-cell/>
          <table:table-cell table:formula="of:=COM.MICROSOFT.CONCAT(&quot;INSERT INTO Language (EnglishName, NativeName)   VALUES('&quot;;[.B74];&quot;', '&quot;;[.D74]; &quot;');&quot;)" office:value-type="string" office:string-value="INSERT INTO Language (EnglishName, NativeName)   VALUES('Gan Chinese', '贛語');" calcext:value-type="string">
            <text:p>INSERT INTO Language (EnglishName, NativeName) <text:s text:c="2"/>VALUES('Gan Chinese', '贛語');</text:p>
          </table:table-cell>
        </table:table-row>
        <table:table-row table:style-name="ro7">
          <table:table-cell office:value-type="string" calcext:value-type="string">
            <text:p>gd</text:p>
          </table:table-cell>
          <table:table-cell office:value-type="string" calcext:value-type="string">
            <text:p>Scottish Gael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<text:a xlink:href="https://en.wikipedia.org/wiki/Scottish_Gaelic_language" xlink:type="simple">en:Scottish Gaelic language</text:a></text:p>
          </table:table-cell>
          <table:table-cell/>
          <table:table-cell table:formula="of:=COM.MICROSOFT.CONCAT(&quot;INSERT INTO Language (EnglishName, NativeName)   VALUES('&quot;;[.B75];&quot;', '&quot;;[.D75]; &quot;');&quot;)" office:value-type="string" office:string-value="INSERT INTO Language (EnglishName, NativeName)   VALUES('Scottish Gaelic', 'Gàidhlig');" calcext:value-type="string">
            <text:p>INSERT INTO Language (EnglishName, NativeName) <text:s text:c="2"/>VALUES('Scottish Gaelic', 'Gàidhlig');</text:p>
          </table:table-cell>
        </table:table-row>
        <table:table-row table:style-name="ro7">
          <table:table-cell office:value-type="string" calcext:value-type="string">
            <text:p>gil</text:p>
          </table:table-cell>
          <table:table-cell office:value-type="string" calcext:value-type="string">
            <text:p>Gilbert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aetae ni kiribati</text:p>
          </table:table-cell>
          <table:table-cell office:value-type="string" calcext:value-type="string">
            <text:p><text:a xlink:href="https://en.wikipedia.org/wiki/Gilbertese_language" xlink:type="simple">en:Gilbertese language</text:a></text:p>
          </table:table-cell>
          <table:table-cell/>
          <table:table-cell table:formula="of:=COM.MICROSOFT.CONCAT(&quot;INSERT INTO Language (EnglishName, NativeName)   VALUES('&quot;;[.B76];&quot;', '&quot;;[.D76]; &quot;');&quot;)" office:value-type="string" office:string-value="INSERT INTO Language (EnglishName, NativeName)   VALUES('Gilbertese', 'Taetae ni kiribati');" calcext:value-type="string">
            <text:p>INSERT INTO Language (EnglishName, NativeName) <text:s text:c="2"/>VALUES('Gilbertese', 'Taetae ni kiribati');</text:p>
          </table:table-cell>
        </table:table-row>
        <table:table-row table:style-name="ro8"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<text:a xlink:href="https://en.wikipedia.org/wiki/Galician_language" xlink:type="simple">en:Galician language</text:a></text:p>
          </table:table-cell>
          <table:table-cell/>
          <table:table-cell table:formula="of:=COM.MICROSOFT.CONCAT(&quot;INSERT INTO Language (EnglishName, NativeName)   VALUES('&quot;;[.B77];&quot;', '&quot;;[.D77]; &quot;');&quot;)" office:value-type="string" office:string-value="INSERT INTO Language (EnglishName, NativeName)   VALUES('Galician', 'Galego');" calcext:value-type="string">
            <text:p>INSERT INTO Language (EnglishName, NativeName) <text:s text:c="2"/>VALUES('Galician', 'Galego');</text:p>
          </table:table-cell>
        </table:table-row>
        <table:table-row table:style-name="ro8"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vañe'ẽ</text:p>
          </table:table-cell>
          <table:table-cell office:value-type="string" calcext:value-type="string">
            <text:p><text:a xlink:href="https://en.wikipedia.org/wiki/Guarani_language" xlink:type="simple">en:Guarani language</text:a></text:p>
          </table:table-cell>
          <table:table-cell/>
          <table:table-cell table:formula="of:=COM.MICROSOFT.CONCAT(&quot;INSERT INTO Language (EnglishName, NativeName)   VALUES('&quot;;[.B78];&quot;', '&quot;;[.D78]; &quot;');&quot;)" office:value-type="string" office:string-value="INSERT INTO Language (EnglishName, NativeName)   VALUES('Guarani', 'Avañe'ẽ');" calcext:value-type="string">
            <text:p>INSERT INTO Language (EnglishName, NativeName) <text:s text:c="2"/>VALUES('Guarani', 'Avañe'ẽ');</text:p>
          </table:table-cell>
        </table:table-row>
        <table:table-row table:style-name="ro8">
          <table:table-cell office:value-type="string" calcext:value-type="string">
            <text:p>got</text:p>
          </table:table-cell>
          <table:table-cell office:value-type="string" calcext:value-type="string">
            <text:p>Goth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utisk</text:p>
          </table:table-cell>
          <table:table-cell office:value-type="string" calcext:value-type="string">
            <text:p><text:a xlink:href="https://en.wikipedia.org/wiki/Gothic_language" xlink:type="simple">en:Gothic language</text:a></text:p>
          </table:table-cell>
          <table:table-cell/>
          <table:table-cell table:formula="of:=COM.MICROSOFT.CONCAT(&quot;INSERT INTO Language (EnglishName, NativeName)   VALUES('&quot;;[.B79];&quot;', '&quot;;[.D79]; &quot;');&quot;)" office:value-type="string" office:string-value="INSERT INTO Language (EnglishName, NativeName)   VALUES('Gothic', 'gutisk');" calcext:value-type="string">
            <text:p>INSERT INTO Language (EnglishName, NativeName) <text:s text:c="2"/>VALUES('Gothic', 'gutisk');</text:p>
          </table:table-cell>
        </table:table-row>
        <table:table-row table:style-name="ro8"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<text:a xlink:href="https://en.wikipedia.org/wiki/Gujarati_language" xlink:type="simple">en:Gujarati language</text:a></text:p>
          </table:table-cell>
          <table:table-cell/>
          <table:table-cell table:formula="of:=COM.MICROSOFT.CONCAT(&quot;INSERT INTO Language (EnglishName, NativeName)   VALUES('&quot;;[.B80];&quot;', '&quot;;[.D80]; &quot;');&quot;)" office:value-type="string" office:string-value="INSERT INTO Language (EnglishName, NativeName)   VALUES('Gujarati', 'ગુજરાતી');" calcext:value-type="string">
            <text:p>INSERT INTO Language (EnglishName, NativeName) <text:s text:c="2"/>VALUES('Gujarati', 'ગુજરાતી');</text:p>
          </table:table-cell>
        </table:table-row>
        <table:table-row table:style-name="ro8"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aelg</text:p>
          </table:table-cell>
          <table:table-cell office:value-type="string" calcext:value-type="string">
            <text:p><text:a xlink:href="https://en.wikipedia.org/wiki/Manx_language" xlink:type="simple">en:Manx language</text:a></text:p>
          </table:table-cell>
          <table:table-cell/>
          <table:table-cell table:formula="of:=COM.MICROSOFT.CONCAT(&quot;INSERT INTO Language (EnglishName, NativeName)   VALUES('&quot;;[.B81];&quot;', '&quot;;[.D81]; &quot;');&quot;)" office:value-type="string" office:string-value="INSERT INTO Language (EnglishName, NativeName)   VALUES('Manx', 'Gaelg');" calcext:value-type="string">
            <text:p>INSERT INTO Language (EnglishName, NativeName) <text:s text:c="2"/>VALUES('Manx', 'Gaelg');</text:p>
          </table:table-cell>
        </table:table-row>
        <table:table-row table:style-name="ro8"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table:style-name="ce5" office:value-type="string" calcext:value-type="string">
            <text:p>rtl</text:p>
          </table:table-cell>
          <table:table-cell table:style-name="ce5" office:value-type="string" calcext:value-type="string">
            <text:p>هَوُسَ</text:p>
          </table:table-cell>
          <table:table-cell office:value-type="string" calcext:value-type="string">
            <text:p><text:a xlink:href="https://en.wikipedia.org/wiki/Hausa_language" xlink:type="simple">en:Hausa language</text:a></text:p>
          </table:table-cell>
          <table:table-cell/>
          <table:table-cell table:formula="of:=COM.MICROSOFT.CONCAT(&quot;INSERT INTO Language (EnglishName, NativeName)   VALUES('&quot;;[.B82];&quot;', '&quot;;[.D82]; &quot;');&quot;)" office:value-type="string" office:string-value="INSERT INTO Language (EnglishName, NativeName)   VALUES('Hausa', 'هَوُسَ');" calcext:value-type="string">
            <text:p>INSERT INTO Language (EnglishName, NativeName) <text:s text:c="2"/>VALUES('Hausa', 'هَوُسَ');</text:p>
          </table:table-cell>
        </table:table-row>
        <table:table-row table:style-name="ro9">
          <table:table-cell office:value-type="string" calcext:value-type="string">
            <text:p>hak</text:p>
          </table:table-cell>
          <table:table-cell office:value-type="string" calcext:value-type="string">
            <text:p>Hakka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客家語/Hak-kâ-ngî</text:p>
          </table:table-cell>
          <table:table-cell office:value-type="string" calcext:value-type="string">
            <text:p><text:a xlink:href="https://en.wikipedia.org/wiki/Hakka_Chinese" xlink:type="simple">Hakka language</text:a></text:p>
          </table:table-cell>
          <table:table-cell/>
          <table:table-cell table:formula="of:=COM.MICROSOFT.CONCAT(&quot;INSERT INTO Language (EnglishName, NativeName)   VALUES('&quot;;[.B83];&quot;', '&quot;;[.D83]; &quot;');&quot;)" office:value-type="string" office:string-value="INSERT INTO Language (EnglishName, NativeName)   VALUES('Hakka Chinese', '客家語/Hak-kâ-ngî');" calcext:value-type="string">
            <text:p>INSERT INTO Language (EnglishName, NativeName) <text:s text:c="2"/>VALUES('Hakka Chinese', '客家語/Hak-kâ-ngî');</text:p>
          </table:table-cell>
        </table:table-row>
        <table:table-row table:style-name="ro8">
          <table:table-cell office:value-type="string" calcext:value-type="string">
            <text:p>haw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Hawai`i</text:p>
          </table:table-cell>
          <table:table-cell office:value-type="string" calcext:value-type="string">
            <text:p><text:a xlink:href="https://en.wikipedia.org/wiki/Hawaiian_language" xlink:type="simple">en:Hawaiian language</text:a></text:p>
          </table:table-cell>
          <table:table-cell/>
          <table:table-cell table:formula="of:=COM.MICROSOFT.CONCAT(&quot;INSERT INTO Language (EnglishName, NativeName)   VALUES('&quot;;[.B84];&quot;', '&quot;;[.D84]; &quot;');&quot;)" office:value-type="string" office:string-value="INSERT INTO Language (EnglishName, NativeName)   VALUES('Hawaiian', 'Hawai`i');" calcext:value-type="string">
            <text:p>INSERT INTO Language (EnglishName, NativeName) <text:s text:c="2"/>VALUES('Hawaiian', 'Hawai`i');</text:p>
          </table:table-cell>
        </table:table-row>
        <table:table-row table:style-name="ro8"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table:style-name="ce5" office:value-type="string" calcext:value-type="string">
            <text:p>rtl</text:p>
          </table:table-cell>
          <table:table-cell table:style-name="ce5" office:value-type="string" calcext:value-type="string">
            <text:p>עברית</text:p>
          </table:table-cell>
          <table:table-cell office:value-type="string" calcext:value-type="string">
            <text:p><text:a xlink:href="https://he.wikipedia.org/wiki/עברית" xlink:type="simple">he:עברית</text:a></text:p>
          </table:table-cell>
          <table:table-cell/>
          <table:table-cell table:formula="of:=COM.MICROSOFT.CONCAT(&quot;INSERT INTO Language (EnglishName, NativeName)   VALUES('&quot;;[.B85];&quot;', '&quot;;[.D85]; &quot;');&quot;)" office:value-type="string" office:string-value="INSERT INTO Language (EnglishName, NativeName)   VALUES('Hebrew', 'עברית');" calcext:value-type="string">
            <text:p>INSERT INTO Language (EnglishName, NativeName) <text:s text:c="2"/>VALUES('Hebrew', 'עברית');</text:p>
          </table:table-cell>
        </table:table-row>
        <table:table-row table:style-name="ro8"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हिन्दी</text:p>
          </table:table-cell>
          <table:table-cell office:value-type="string" calcext:value-type="string">
            <text:p><text:a xlink:href="https://en.wikipedia.org/wiki/Hindi_language" xlink:type="simple">en:Hindi language</text:a></text:p>
          </table:table-cell>
          <table:table-cell/>
          <table:table-cell table:formula="of:=COM.MICROSOFT.CONCAT(&quot;INSERT INTO Language (EnglishName, NativeName)   VALUES('&quot;;[.B86];&quot;', '&quot;;[.D86]; &quot;');&quot;)" office:value-type="string" office:string-value="INSERT INTO Language (EnglishName, NativeName)   VALUES('Hindi', 'हिन्दी');" calcext:value-type="string">
            <text:p>INSERT INTO Language (EnglishName, NativeName) <text:s text:c="2"/>VALUES('Hindi', 'हिन्दी');</text:p>
          </table:table-cell>
        </table:table-row>
        <table:table-row table:style-name="ro8"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<text:a xlink:href="https://en.wikipedia.org/wiki/Hiri_Motu_language" xlink:type="simple">en:Hiri Motu language</text:a></text:p>
          </table:table-cell>
          <table:table-cell/>
          <table:table-cell table:formula="of:=COM.MICROSOFT.CONCAT(&quot;INSERT INTO Language (EnglishName, NativeName)   VALUES('&quot;;[.B87];&quot;', '&quot;;[.D87]; &quot;');&quot;)" office:value-type="string" office:string-value="INSERT INTO Language (EnglishName, NativeName)   VALUES('Hiri Motu', 'Hiri Motu');" calcext:value-type="string">
            <text:p>INSERT INTO Language (EnglishName, NativeName) <text:s text:c="2"/>VALUES('Hiri Motu', 'Hiri Motu');</text:p>
          </table:table-cell>
        </table:table-row>
        <table:table-row table:style-name="ro8"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<text:a xlink:href="https://en.wikipedia.org/wiki/Croatian_language" xlink:type="simple">en:Croatian language</text:a></text:p>
          </table:table-cell>
          <table:table-cell/>
          <table:table-cell table:formula="of:=COM.MICROSOFT.CONCAT(&quot;INSERT INTO Language (EnglishName, NativeName)   VALUES('&quot;;[.B88];&quot;', '&quot;;[.D88]; &quot;');&quot;)" office:value-type="string" office:string-value="INSERT INTO Language (EnglishName, NativeName)   VALUES('Croatian', 'Hrvatski');" calcext:value-type="string">
            <text:p>INSERT INTO Language (EnglishName, NativeName) <text:s text:c="2"/>VALUES('Croatian', 'Hrvatski');</text:p>
          </table:table-cell>
        </table:table-row>
        <table:table-row table:style-name="ro7">
          <table:table-cell office:value-type="string" calcext:value-type="string">
            <text:p>ht</text:p>
          </table:table-cell>
          <table:table-cell office:value-type="string" calcext:value-type="string">
            <text:p>Hai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rèyol ayisyen</text:p>
          </table:table-cell>
          <table:table-cell office:value-type="string" calcext:value-type="string">
            <text:p><text:a xlink:href="https://en.wikipedia.org/wiki/Haitian_language" xlink:type="simple">en:Haitian language</text:a></text:p>
          </table:table-cell>
          <table:table-cell/>
          <table:table-cell table:formula="of:=COM.MICROSOFT.CONCAT(&quot;INSERT INTO Language (EnglishName, NativeName)   VALUES('&quot;;[.B89];&quot;', '&quot;;[.D89]; &quot;');&quot;)" office:value-type="string" office:string-value="INSERT INTO Language (EnglishName, NativeName)   VALUES('Haitian', 'Krèyol ayisyen');" calcext:value-type="string">
            <text:p>INSERT INTO Language (EnglishName, NativeName) <text:s text:c="2"/>VALUES('Haitian', 'Krèyol ayisyen');</text:p>
          </table:table-cell>
        </table:table-row>
        <table:table-row table:style-name="ro8"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<text:a xlink:href="https://en.wikipedia.org/wiki/hu:Magyar_nyelv" xlink:type="simple">en:hu:Magyar nyelv</text:a></text:p>
          </table:table-cell>
          <table:table-cell/>
          <table:table-cell table:formula="of:=COM.MICROSOFT.CONCAT(&quot;INSERT INTO Language (EnglishName, NativeName)   VALUES('&quot;;[.B90];&quot;', '&quot;;[.D90]; &quot;');&quot;)" office:value-type="string" office:string-value="INSERT INTO Language (EnglishName, NativeName)   VALUES('Hungarian', 'Magyar');" calcext:value-type="string">
            <text:p>INSERT INTO Language (EnglishName, NativeName) <text:s text:c="2"/>VALUES('Hungarian', 'Magyar');</text:p>
          </table:table-cell>
        </table:table-row>
        <table:table-row table:style-name="ro8"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<text:a xlink:href="https://en.wikipedia.org/wiki/Armenian_language" xlink:type="simple">en:Armenian language</text:a></text:p>
          </table:table-cell>
          <table:table-cell/>
          <table:table-cell table:formula="of:=COM.MICROSOFT.CONCAT(&quot;INSERT INTO Language (EnglishName, NativeName)   VALUES('&quot;;[.B91];&quot;', '&quot;;[.D91]; &quot;');&quot;)" office:value-type="string" office:string-value="INSERT INTO Language (EnglishName, NativeName)   VALUES('Armenian', 'Հայերեն');" calcext:value-type="string">
            <text:p>INSERT INTO Language (EnglishName, NativeName) <text:s text:c="2"/>VALUES('Armenian', 'Հայերեն');</text:p>
          </table:table-cell>
        </table:table-row>
        <table:table-row table:style-name="ro8"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Otsiherero</text:p>
          </table:table-cell>
          <table:table-cell office:value-type="string" calcext:value-type="string">
            <text:p><text:a xlink:href="https://en.wikipedia.org/wiki/Herero_language" xlink:type="simple">en:Herero language</text:a></text:p>
          </table:table-cell>
          <table:table-cell/>
          <table:table-cell table:formula="of:=COM.MICROSOFT.CONCAT(&quot;INSERT INTO Language (EnglishName, NativeName)   VALUES('&quot;;[.B92];&quot;', '&quot;;[.D92]; &quot;');&quot;)" office:value-type="string" office:string-value="INSERT INTO Language (EnglishName, NativeName)   VALUES('Herero', 'Otsiherero');" calcext:value-type="string">
            <text:p>INSERT INTO Language (EnglishName, NativeName) <text:s text:c="2"/>VALUES('Herero', 'Otsiherero');</text:p>
          </table:table-cell>
        </table:table-row>
        <table:table-row table:style-name="ro8">
          <table:table-cell office:value-type="string" calcext:value-type="string">
            <text:p>ia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<text:a xlink:href="https://en.wikipedia.org/wiki/Interlingua_language" xlink:type="simple">en:Interlingua language</text:a></text:p>
          </table:table-cell>
          <table:table-cell/>
          <table:table-cell table:formula="of:=COM.MICROSOFT.CONCAT(&quot;INSERT INTO Language (EnglishName, NativeName)   VALUES('&quot;;[.B93];&quot;', '&quot;;[.D93]; &quot;');&quot;)" office:value-type="string" office:string-value="INSERT INTO Language (EnglishName, NativeName)   VALUES('Interlingua', 'Interlingua');" calcext:value-type="string">
            <text:p>INSERT INTO Language (EnglishName, NativeName) <text:s text:c="2"/>VALUES('Interlingua', 'Interlingua');</text:p>
          </table:table-cell>
        </table:table-row>
        <table:table-row table:style-name="ro7"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<text:a xlink:href="https://id.wikipedia.org/wiki/Bahasa_Indonesia" xlink:type="simple">id:Bahasa Indonesia</text:a></text:p>
          </table:table-cell>
          <table:table-cell/>
          <table:table-cell table:formula="of:=COM.MICROSOFT.CONCAT(&quot;INSERT INTO Language (EnglishName, NativeName)   VALUES('&quot;;[.B94];&quot;', '&quot;;[.D94]; &quot;');&quot;)" office:value-type="string" office:string-value="INSERT INTO Language (EnglishName, NativeName)   VALUES('Indonesian', 'Bahasa Indonesia');" calcext:value-type="string">
            <text:p>INSERT INTO Language (EnglishName, NativeName) <text:s text:c="2"/>VALUES('Indonesian', 'Bahasa Indonesia');</text:p>
          </table:table-cell>
        </table:table-row>
        <table:table-row table:style-name="ro8">
          <table:table-cell office:value-type="string" calcext:value-type="string">
            <text:p>ie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<text:a xlink:href="https://en.wikipedia.org/wiki/Interlingue_language" xlink:type="simple">en:Interlingue language</text:a></text:p>
          </table:table-cell>
          <table:table-cell/>
          <table:table-cell table:formula="of:=COM.MICROSOFT.CONCAT(&quot;INSERT INTO Language (EnglishName, NativeName)   VALUES('&quot;;[.B95];&quot;', '&quot;;[.D95]; &quot;');&quot;)" office:value-type="string" office:string-value="INSERT INTO Language (EnglishName, NativeName)   VALUES('Interlingue', 'Interlingue');" calcext:value-type="string">
            <text:p>INSERT INTO Language (EnglishName, NativeName) <text:s text:c="2"/>VALUES('Interlingue', 'Interlingue');</text:p>
          </table:table-cell>
        </table:table-row>
        <table:table-row table:style-name="ro8"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<text:a xlink:href="https://en.wikipedia.org/wiki/Igbo_language" xlink:type="simple">en:Igbo language</text:a></text:p>
          </table:table-cell>
          <table:table-cell/>
          <table:table-cell table:formula="of:=COM.MICROSOFT.CONCAT(&quot;INSERT INTO Language (EnglishName, NativeName)   VALUES('&quot;;[.B96];&quot;', '&quot;;[.D96]; &quot;');&quot;)" office:value-type="string" office:string-value="INSERT INTO Language (EnglishName, NativeName)   VALUES('Igbo', 'Igbo');" calcext:value-type="string">
            <text:p>INSERT INTO Language (EnglishName, NativeName) <text:s text:c="2"/>VALUES('Igbo', 'Igbo');</text:p>
          </table:table-cell>
        </table:table-row>
        <table:table-row table:style-name="ro11">
          <table:table-cell office:value-type="string" calcext:value-type="string">
            <text:p>ii</text:p>
          </table:table-cell>
          <table:table-cell office:value-type="string" calcext:value-type="string">
            <text:p>Sichuan Y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ꆇꉙ / 四川彝语</text:p>
          </table:table-cell>
          <table:table-cell office:value-type="string" calcext:value-type="string">
            <text:p><text:a xlink:href="https://en.wikipedia.org/wiki/Sichuan_Yi_language" xlink:type="simple">en:Sichuan Yi language</text:a></text:p>
          </table:table-cell>
          <table:table-cell/>
          <table:table-cell table:formula="of:=COM.MICROSOFT.CONCAT(&quot;INSERT INTO Language (EnglishName, NativeName)   VALUES('&quot;;[.B97];&quot;', '&quot;;[.D97]; &quot;');&quot;)" office:value-type="string" office:string-value="INSERT INTO Language (EnglishName, NativeName)   VALUES('Sichuan Yi', 'ꆇꉙ / 四川彝语');" calcext:value-type="string">
            <text:p>INSERT INTO Language (EnglishName, NativeName) <text:s text:c="2"/>VALUES('Sichuan Yi', 'ꆇꉙ / 四川彝语');</text:p>
          </table:table-cell>
        </table:table-row>
        <table:table-row table:style-name="ro8">
          <table:table-cell office:value-type="string" calcext:value-type="string">
            <text:p>ik</text:p>
          </table:table-cell>
          <table:table-cell office:value-type="string" calcext:value-type="string">
            <text:p>Inupia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ñupiak</text:p>
          </table:table-cell>
          <table:table-cell office:value-type="string" calcext:value-type="string">
            <text:p><text:a xlink:href="https://en.wikipedia.org/wiki/Inupiak_language" xlink:type="simple">en:Inupiak language</text:a></text:p>
          </table:table-cell>
          <table:table-cell/>
          <table:table-cell table:formula="of:=COM.MICROSOFT.CONCAT(&quot;INSERT INTO Language (EnglishName, NativeName)   VALUES('&quot;;[.B98];&quot;', '&quot;;[.D98]; &quot;');&quot;)" office:value-type="string" office:string-value="INSERT INTO Language (EnglishName, NativeName)   VALUES('Inupiak', 'Iñupiak');" calcext:value-type="string">
            <text:p>INSERT INTO Language (EnglishName, NativeName) <text:s text:c="2"/>VALUES('Inupiak', 'Iñupiak');</text:p>
          </table:table-cell>
        </table:table-row>
        <table:table-row table:style-name="ro8">
          <table:table-cell office:value-type="string" calcext:value-type="string">
            <text:p>ilo</text:p>
          </table:table-cell>
          <table:table-cell office:value-type="string" calcext:value-type="string">
            <text:p>Ilokan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lokano</text:p>
          </table:table-cell>
          <table:table-cell office:value-type="string" calcext:value-type="string">
            <text:p><text:a xlink:href="https://en.wikipedia.org/wiki/Ilokano_language" xlink:type="simple">en:Ilokano language</text:a></text:p>
          </table:table-cell>
          <table:table-cell/>
          <table:table-cell table:formula="of:=COM.MICROSOFT.CONCAT(&quot;INSERT INTO Language (EnglishName, NativeName)   VALUES('&quot;;[.B99];&quot;', '&quot;;[.D99]; &quot;');&quot;)" office:value-type="string" office:string-value="INSERT INTO Language (EnglishName, NativeName)   VALUES('Ilokano', 'Ilokano');" calcext:value-type="string">
            <text:p>INSERT INTO Language (EnglishName, NativeName) <text:s text:c="2"/>VALUES('Ilokano', 'Ilokano');</text:p>
          </table:table-cell>
        </table:table-row>
        <table:table-row table:style-name="ro8"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<text:a xlink:href="https://en.wikipedia.org/wiki/Ido_language" xlink:type="simple">en:Ido language</text:a></text:p>
          </table:table-cell>
          <table:table-cell/>
          <table:table-cell table:formula="of:=COM.MICROSOFT.CONCAT(&quot;INSERT INTO Language (EnglishName, NativeName)   VALUES('&quot;;[.B100];&quot;', '&quot;;[.D100]; &quot;');&quot;)" office:value-type="string" office:string-value="INSERT INTO Language (EnglishName, NativeName)   VALUES('Ido', 'Ido');" calcext:value-type="string">
            <text:p>INSERT INTO Language (EnglishName, NativeName) <text:s text:c="2"/>VALUES('Ido', 'Ido');</text:p>
          </table:table-cell>
        </table:table-row>
        <table:table-row table:style-name="ro8"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<text:a xlink:href="https://en.wikipedia.org/wiki/Icelandic_language" xlink:type="simple">en:Icelandic language</text:a></text:p>
          </table:table-cell>
          <table:table-cell/>
          <table:table-cell table:formula="of:=COM.MICROSOFT.CONCAT(&quot;INSERT INTO Language (EnglishName, NativeName)   VALUES('&quot;;[.B101];&quot;', '&quot;;[.D101]; &quot;');&quot;)" office:value-type="string" office:string-value="INSERT INTO Language (EnglishName, NativeName)   VALUES('Icelandic', 'Íslenska');" calcext:value-type="string">
            <text:p>INSERT INTO Language (EnglishName, NativeName) <text:s text:c="2"/>VALUES('Icelandic', 'Íslenska');</text:p>
          </table:table-cell>
        </table:table-row>
        <table:table-row table:style-name="ro8"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<text:a xlink:href="https://it.wikipedia.org/wiki/Lingua_italiana" xlink:type="simple">it:Lingua italiana</text:a></text:p>
          </table:table-cell>
          <table:table-cell/>
          <table:table-cell table:formula="of:=COM.MICROSOFT.CONCAT(&quot;INSERT INTO Language (EnglishName, NativeName)   VALUES('&quot;;[.B102];&quot;', '&quot;;[.D102]; &quot;');&quot;)" office:value-type="string" office:string-value="INSERT INTO Language (EnglishName, NativeName)   VALUES('Italian', 'Italiano');" calcext:value-type="string">
            <text:p>INSERT INTO Language (EnglishName, NativeName) <text:s text:c="2"/>VALUES('Italian', 'Italiano');</text:p>
          </table:table-cell>
        </table:table-row>
        <table:table-row table:style-name="ro8"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ᐃᓄᒃᑎᑐᑦ</text:p>
          </table:table-cell>
          <table:table-cell office:value-type="string" calcext:value-type="string">
            <text:p><text:a xlink:href="https://en.wikipedia.org/wiki/Inuktitut_language" xlink:type="simple">en:Inuktitut language</text:a></text:p>
          </table:table-cell>
          <table:table-cell/>
          <table:table-cell table:formula="of:=COM.MICROSOFT.CONCAT(&quot;INSERT INTO Language (EnglishName, NativeName)   VALUES('&quot;;[.B103];&quot;', '&quot;;[.D103]; &quot;');&quot;)" office:value-type="string" office:string-value="INSERT INTO Language (EnglishName, NativeName)   VALUES('Inuktitut', 'ᐃᓄᒃᑎᑐᑦ');" calcext:value-type="string">
            <text:p>INSERT INTO Language (EnglishName, NativeName) <text:s text:c="2"/>VALUES('Inuktitut', 'ᐃᓄᒃᑎᑐᑦ');</text:p>
          </table:table-cell>
        </table:table-row>
        <table:table-row table:style-name="ro10"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日本語</text:p>
          </table:table-cell>
          <table:table-cell office:value-type="string" calcext:value-type="string">
            <text:p><text:a xlink:href="https://ja.wikipedia.org/wiki/日本語" xlink:type="simple">ja:日本語</text:a></text:p>
          </table:table-cell>
          <table:table-cell/>
          <table:table-cell table:formula="of:=COM.MICROSOFT.CONCAT(&quot;INSERT INTO Language (EnglishName, NativeName)   VALUES('&quot;;[.B104];&quot;', '&quot;;[.D104]; &quot;');&quot;)" office:value-type="string" office:string-value="INSERT INTO Language (EnglishName, NativeName)   VALUES('Japanese', '日本語');" calcext:value-type="string">
            <text:p>INSERT INTO Language (EnglishName, NativeName) <text:s text:c="2"/>VALUES('Japanese', '日本語');</text:p>
          </table:table-cell>
        </table:table-row>
        <table:table-row table:style-name="ro8">
          <table:table-cell office:value-type="string" calcext:value-type="string">
            <text:p>jbo</text:p>
          </table:table-cell>
          <table:table-cell office:value-type="string" calcext:value-type="string">
            <text:p>Lojb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ojban</text:p>
          </table:table-cell>
          <table:table-cell office:value-type="string" calcext:value-type="string">
            <text:p><text:a xlink:href="https://en.wikipedia.org/wiki/Lojban_language" xlink:type="simple">en:Lojban language</text:a></text:p>
          </table:table-cell>
          <table:table-cell/>
          <table:table-cell table:formula="of:=COM.MICROSOFT.CONCAT(&quot;INSERT INTO Language (EnglishName, NativeName)   VALUES('&quot;;[.B105];&quot;', '&quot;;[.D105]; &quot;');&quot;)" office:value-type="string" office:string-value="INSERT INTO Language (EnglishName, NativeName)   VALUES('Lojban', 'Lojban');" calcext:value-type="string">
            <text:p>INSERT INTO Language (EnglishName, NativeName) <text:s text:c="2"/>VALUES('Lojban', 'Lojban');</text:p>
          </table:table-cell>
        </table:table-row>
        <table:table-row table:style-name="ro8"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<text:a xlink:href="https://en.wikipedia.org/wiki/Javanese_language" xlink:type="simple">en:Javanese language</text:a></text:p>
          </table:table-cell>
          <table:table-cell/>
          <table:table-cell table:formula="of:=COM.MICROSOFT.CONCAT(&quot;INSERT INTO Language (EnglishName, NativeName)   VALUES('&quot;;[.B106];&quot;', '&quot;;[.D106]; &quot;');&quot;)" office:value-type="string" office:string-value="INSERT INTO Language (EnglishName, NativeName)   VALUES('Javanese', 'Basa Jawa');" calcext:value-type="string">
            <text:p>INSERT INTO Language (EnglishName, NativeName) <text:s text:c="2"/>VALUES('Javanese', 'Basa Jawa');</text:p>
          </table:table-cell>
        </table:table-row>
        <table:table-row table:style-name="ro8"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<text:a xlink:href="https://en.wikipedia.org/wiki/Georgian_language" xlink:type="simple">en:Georgian language</text:a></text:p>
          </table:table-cell>
          <table:table-cell/>
          <table:table-cell table:formula="of:=COM.MICROSOFT.CONCAT(&quot;INSERT INTO Language (EnglishName, NativeName)   VALUES('&quot;;[.B107];&quot;', '&quot;;[.D107]; &quot;');&quot;)" office:value-type="string" office:string-value="INSERT INTO Language (EnglishName, NativeName)   VALUES('Georgian', 'ქართული');" calcext:value-type="string">
            <text:p>INSERT INTO Language (EnglishName, NativeName) <text:s text:c="2"/>VALUES('Georgian', 'ქართული');</text:p>
          </table:table-cell>
        </table:table-row>
        <table:table-row table:style-name="ro8"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<text:a xlink:href="https://en.wikipedia.org/wiki/Kongo_language" xlink:type="simple">en:Kongo language</text:a></text:p>
          </table:table-cell>
          <table:table-cell/>
          <table:table-cell table:formula="of:=COM.MICROSOFT.CONCAT(&quot;INSERT INTO Language (EnglishName, NativeName)   VALUES('&quot;;[.B108];&quot;', '&quot;;[.D108]; &quot;');&quot;)" office:value-type="string" office:string-value="INSERT INTO Language (EnglishName, NativeName)   VALUES('Kongo', 'KiKongo');" calcext:value-type="string">
            <text:p>INSERT INTO Language (EnglishName, NativeName) <text:s text:c="2"/>VALUES('Kongo', 'KiKongo');</text:p>
          </table:table-cell>
        </table:table-row>
        <table:table-row table:style-name="ro8">
          <table:table-cell office:value-type="string" calcext:value-type="string">
            <text:p>ki</text:p>
          </table:table-cell>
          <table:table-cell office:value-type="string" calcext:value-type="string">
            <text:p>Kikuy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ĩkũyũ</text:p>
          </table:table-cell>
          <table:table-cell office:value-type="string" calcext:value-type="string">
            <text:p><text:a xlink:href="https://en.wikipedia.org/wiki/Kikuyu_language" xlink:type="simple">en:Kikuyu language</text:a></text:p>
          </table:table-cell>
          <table:table-cell/>
          <table:table-cell table:formula="of:=COM.MICROSOFT.CONCAT(&quot;INSERT INTO Language (EnglishName, NativeName)   VALUES('&quot;;[.B109];&quot;', '&quot;;[.D109]; &quot;');&quot;)" office:value-type="string" office:string-value="INSERT INTO Language (EnglishName, NativeName)   VALUES('Kikuyu', 'Gĩkũyũ');" calcext:value-type="string">
            <text:p>INSERT INTO Language (EnglishName, NativeName) <text:s text:c="2"/>VALUES('Kikuyu', 'Gĩkũyũ');</text:p>
          </table:table-cell>
        </table:table-row>
        <table:table-row table:style-name="ro8">
          <table:table-cell office:value-type="string" calcext:value-type="string">
            <text:p>kj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<text:a xlink:href="https://en.wikipedia.org/wiki/Kuanyama_language" xlink:type="simple">en:Kuanyama language</text:a></text:p>
          </table:table-cell>
          <table:table-cell/>
          <table:table-cell table:formula="of:=COM.MICROSOFT.CONCAT(&quot;INSERT INTO Language (EnglishName, NativeName)   VALUES('&quot;;[.B110];&quot;', '&quot;;[.D110]; &quot;');&quot;)" office:value-type="string" office:string-value="INSERT INTO Language (EnglishName, NativeName)   VALUES('Kuanyama', 'Kuanyama');" calcext:value-type="string">
            <text:p>INSERT INTO Language (EnglishName, NativeName) <text:s text:c="2"/>VALUES('Kuanyama', 'Kuanyama');</text:p>
          </table:table-cell>
        </table:table-row>
        <table:table-row table:style-name="ro8"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Қазақша</text:p>
          </table:table-cell>
          <table:table-cell office:value-type="string" calcext:value-type="string">
            <text:p><text:a xlink:href="https://en.wikipedia.org/wiki/Kazakh_language" xlink:type="simple">en:Kazakh language</text:a></text:p>
          </table:table-cell>
          <table:table-cell/>
          <table:table-cell table:formula="of:=COM.MICROSOFT.CONCAT(&quot;INSERT INTO Language (EnglishName, NativeName)   VALUES('&quot;;[.B111];&quot;', '&quot;;[.D111]; &quot;');&quot;)" office:value-type="string" office:string-value="INSERT INTO Language (EnglishName, NativeName)   VALUES('Kazakh', 'Қазақша');" calcext:value-type="string">
            <text:p>INSERT INTO Language (EnglishName, NativeName) <text:s text:c="2"/>VALUES('Kazakh', 'Қазақша');</text:p>
          </table:table-cell>
        </table:table-row>
        <table:table-row table:style-name="ro8">
          <table:table-cell office:value-type="string" calcext:value-type="string">
            <text:p>kl</text:p>
          </table:table-cell>
          <table:table-cell office:value-type="string" calcext:value-type="string">
            <text:p>Greenland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alaallisut</text:p>
          </table:table-cell>
          <table:table-cell office:value-type="string" calcext:value-type="string">
            <text:p><text:a xlink:href="https://en.wikipedia.org/wiki/Greenlandic_language" xlink:type="simple">en:Greenlandic language</text:a></text:p>
          </table:table-cell>
          <table:table-cell/>
          <table:table-cell table:formula="of:=COM.MICROSOFT.CONCAT(&quot;INSERT INTO Language (EnglishName, NativeName)   VALUES('&quot;;[.B112];&quot;', '&quot;;[.D112]; &quot;');&quot;)" office:value-type="string" office:string-value="INSERT INTO Language (EnglishName, NativeName)   VALUES('Greenlandic', 'Kalaallisut');" calcext:value-type="string">
            <text:p>INSERT INTO Language (EnglishName, NativeName) <text:s text:c="2"/>VALUES('Greenlandic', 'Kalaallisut');</text:p>
          </table:table-cell>
        </table:table-row>
        <table:table-row table:style-name="ro7">
          <table:table-cell office:value-type="string" calcext:value-type="string">
            <text:p>km</text:p>
          </table:table-cell>
          <table:table-cell office:value-type="string" calcext:value-type="string">
            <text:p>Cambod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<text:a xlink:href="https://en.wikipedia.org/wiki/Khmer_language" xlink:type="simple">en:Khmer language</text:a></text:p>
          </table:table-cell>
          <table:table-cell/>
          <table:table-cell table:formula="of:=COM.MICROSOFT.CONCAT(&quot;INSERT INTO Language (EnglishName, NativeName)   VALUES('&quot;;[.B113];&quot;', '&quot;;[.D113]; &quot;');&quot;)" office:value-type="string" office:string-value="INSERT INTO Language (EnglishName, NativeName)   VALUES('Cambodian', 'ភាសាខ្មែរ');" calcext:value-type="string">
            <text:p>INSERT INTO Language (EnglishName, NativeName) <text:s text:c="2"/>VALUES('Cambodian', 'ភាសាខ្មែរ');</text:p>
          </table:table-cell>
        </table:table-row>
        <table:table-row table:style-name="ro8"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<text:a xlink:href="https://en.wikipedia.org/wiki/Kannada_language" xlink:type="simple">en:Kannada language</text:a></text:p>
          </table:table-cell>
          <table:table-cell/>
          <table:table-cell table:formula="of:=COM.MICROSOFT.CONCAT(&quot;INSERT INTO Language (EnglishName, NativeName)   VALUES('&quot;;[.B114];&quot;', '&quot;;[.D114]; &quot;');&quot;)" office:value-type="string" office:string-value="INSERT INTO Language (EnglishName, NativeName)   VALUES('Kannada', 'ಕನ್ನಡ');" calcext:value-type="string">
            <text:p>INSERT INTO Language (EnglishName, NativeName) <text:s text:c="2"/>VALUES('Kannada', 'ಕನ್ನಡ');</text:p>
          </table:table-cell>
        </table:table-row>
        <table:table-row table:style-name="ro8">
          <table:table-cell office:value-type="string" calcext:value-type="string">
            <text:p>khw</text:p>
          </table:table-cell>
          <table:table-cell office:value-type="string" calcext:value-type="string">
            <text:p>Khowar</text:p>
          </table:table-cell>
          <table:table-cell table:style-name="ce5" office:value-type="string" calcext:value-type="string">
            <text:p>rtl</text:p>
          </table:table-cell>
          <table:table-cell table:style-name="ce5" office:value-type="string" calcext:value-type="string">
            <text:p>کھوار</text:p>
          </table:table-cell>
          <table:table-cell office:value-type="string" calcext:value-type="string">
            <text:p><text:a xlink:href="https://en.wikipedia.org/wiki/Khowar_language" xlink:type="simple">en:Khowar language</text:a></text:p>
          </table:table-cell>
          <table:table-cell/>
          <table:table-cell table:formula="of:=COM.MICROSOFT.CONCAT(&quot;INSERT INTO Language (EnglishName, NativeName)   VALUES('&quot;;[.B115];&quot;', '&quot;;[.D115]; &quot;');&quot;)" office:value-type="string" office:string-value="INSERT INTO Language (EnglishName, NativeName)   VALUES('Khowar', 'کھوار');" calcext:value-type="string">
            <text:p>INSERT INTO Language (EnglishName, NativeName) <text:s text:c="2"/>VALUES('Khowar', 'کھوار');</text:p>
          </table:table-cell>
        </table:table-row>
        <table:table-row table:style-name="ro10"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한국어</text:p>
          </table:table-cell>
          <table:table-cell office:value-type="string" calcext:value-type="string">
            <text:p><text:a xlink:href="https://en.wikipedia.org/wiki/Korean_language" xlink:type="simple">en:Korean language</text:a></text:p>
          </table:table-cell>
          <table:table-cell/>
          <table:table-cell table:formula="of:=COM.MICROSOFT.CONCAT(&quot;INSERT INTO Language (EnglishName, NativeName)   VALUES('&quot;;[.B116];&quot;', '&quot;;[.D116]; &quot;');&quot;)" office:value-type="string" office:string-value="INSERT INTO Language (EnglishName, NativeName)   VALUES('Korean', '한국어');" calcext:value-type="string">
            <text:p>INSERT INTO Language (EnglishName, NativeName) <text:s text:c="2"/>VALUES('Korean', '한국어');</text:p>
          </table:table-cell>
        </table:table-row>
        <table:table-row table:style-name="ro8"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<text:a xlink:href="https://en.wikipedia.org/wiki/Kanuri_language" xlink:type="simple">en:Kanuri language</text:a></text:p>
          </table:table-cell>
          <table:table-cell/>
          <table:table-cell table:formula="of:=COM.MICROSOFT.CONCAT(&quot;INSERT INTO Language (EnglishName, NativeName)   VALUES('&quot;;[.B117];&quot;', '&quot;;[.D117]; &quot;');&quot;)" office:value-type="string" office:string-value="INSERT INTO Language (EnglishName, NativeName)   VALUES('Kanuri', 'Kanuri');" calcext:value-type="string">
            <text:p>INSERT INTO Language (EnglishName, NativeName) <text:s text:c="2"/>VALUES('Kanuri', 'Kanuri');</text:p>
          </table:table-cell>
        </table:table-row>
        <table:table-row table:style-name="ro7"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table:style-name="ce5" office:value-type="string" calcext:value-type="string">
            <text:p>rtl</text:p>
          </table:table-cell>
          <table:table-cell table:style-name="ce5" office:value-type="string" calcext:value-type="string">
            <text:p>कश्मीरी / كشميري</text:p>
          </table:table-cell>
          <table:table-cell office:value-type="string" calcext:value-type="string">
            <text:p><text:a xlink:href="https://en.wikipedia.org/wiki/Kashmiri_language" xlink:type="simple">en:Kashmiri language</text:a></text:p>
          </table:table-cell>
          <table:table-cell/>
          <table:table-cell table:formula="of:=COM.MICROSOFT.CONCAT(&quot;INSERT INTO Language (EnglishName, NativeName)   VALUES('&quot;;[.B118];&quot;', '&quot;;[.D118]; &quot;');&quot;)" office:value-type="string" office:string-value="INSERT INTO Language (EnglishName, NativeName)   VALUES('Kashmiri', 'कश्मीरी / كشميري');" calcext:value-type="string">
            <text:p>INSERT INTO Language (EnglishName, NativeName) <text:s text:c="2"/>VALUES('Kashmiri', 'कश्मीरी / كشميري');</text:p>
          </table:table-cell>
        </table:table-row>
        <table:table-row table:style-name="ro8">
          <table:table-cell office:value-type="string" calcext:value-type="string">
            <text:p>ksh</text:p>
          </table:table-cell>
          <table:table-cell office:value-type="string" calcext:value-type="string">
            <text:p>Ripua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ipoarisch</text:p>
          </table:table-cell>
          <table:table-cell office:value-type="string" calcext:value-type="string">
            <text:p><text:a xlink:href="https://en.wikipedia.org/wiki/Ripuarian_language" xlink:type="simple">en:Ripuarian language</text:a></text:p>
          </table:table-cell>
          <table:table-cell/>
          <table:table-cell table:formula="of:=COM.MICROSOFT.CONCAT(&quot;INSERT INTO Language (EnglishName, NativeName)   VALUES('&quot;;[.B119];&quot;', '&quot;;[.D119]; &quot;');&quot;)" office:value-type="string" office:string-value="INSERT INTO Language (EnglishName, NativeName)   VALUES('Ripuarian', 'Ripoarisch');" calcext:value-type="string">
            <text:p>INSERT INTO Language (EnglishName, NativeName) <text:s text:c="2"/>VALUES('Ripuarian', 'Ripoarisch');</text:p>
          </table:table-cell>
        </table:table-row>
        <table:table-row table:style-name="ro8"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table:style-name="ce5" office:value-type="string" calcext:value-type="string">
            <text:p>rtl</text:p>
          </table:table-cell>
          <table:table-cell table:style-name="ce5" office:value-type="string" calcext:value-type="string">
            <text:p>Kurdî / كوردی</text:p>
          </table:table-cell>
          <table:table-cell office:value-type="string" calcext:value-type="string">
            <text:p><text:a xlink:href="https://en.wikipedia.org/wiki/Kurdish_language" xlink:type="simple">en:Kurdish language</text:a></text:p>
          </table:table-cell>
          <table:table-cell/>
          <table:table-cell table:formula="of:=COM.MICROSOFT.CONCAT(&quot;INSERT INTO Language (EnglishName, NativeName)   VALUES('&quot;;[.B120];&quot;', '&quot;;[.D120]; &quot;');&quot;)" office:value-type="string" office:string-value="INSERT INTO Language (EnglishName, NativeName)   VALUES('Kurdish', 'Kurdî / كوردی');" calcext:value-type="string">
            <text:p>INSERT INTO Language (EnglishName, NativeName) <text:s text:c="2"/>VALUES('Kurdish', 'Kurdî / كوردی');</text:p>
          </table:table-cell>
        </table:table-row>
        <table:table-row table:style-name="ro8"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Коми</text:p>
          </table:table-cell>
          <table:table-cell office:value-type="string" calcext:value-type="string">
            <text:p><text:a xlink:href="https://en.wikipedia.org/wiki/Komi_language" xlink:type="simple">en:Komi language</text:a></text:p>
          </table:table-cell>
          <table:table-cell/>
          <table:table-cell table:formula="of:=COM.MICROSOFT.CONCAT(&quot;INSERT INTO Language (EnglishName, NativeName)   VALUES('&quot;;[.B121];&quot;', '&quot;;[.D121]; &quot;');&quot;)" office:value-type="string" office:string-value="INSERT INTO Language (EnglishName, NativeName)   VALUES('Komi', 'Коми');" calcext:value-type="string">
            <text:p>INSERT INTO Language (EnglishName, NativeName) <text:s text:c="2"/>VALUES('Komi', 'Коми');</text:p>
          </table:table-cell>
        </table:table-row>
        <table:table-row table:style-name="ro8"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<text:a xlink:href="https://en.wikipedia.org/wiki/Cornish_language" xlink:type="simple">en:Cornish language</text:a></text:p>
          </table:table-cell>
          <table:table-cell/>
          <table:table-cell table:formula="of:=COM.MICROSOFT.CONCAT(&quot;INSERT INTO Language (EnglishName, NativeName)   VALUES('&quot;;[.B122];&quot;', '&quot;;[.D122]; &quot;');&quot;)" office:value-type="string" office:string-value="INSERT INTO Language (EnglishName, NativeName)   VALUES('Cornish', 'Kernewek');" calcext:value-type="string">
            <text:p>INSERT INTO Language (EnglishName, NativeName) <text:s text:c="2"/>VALUES('Cornish', 'Kernewek');</text:p>
          </table:table-cell>
        </table:table-row>
        <table:table-row table:style-name="ro7">
          <table:table-cell office:value-type="string" calcext:value-type="string">
            <text:p>ky</text:p>
          </table:table-cell>
          <table:table-cell office:value-type="string" calcext:value-type="string">
            <text:p>Kirghiz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ırgızca / Кыргызча</text:p>
          </table:table-cell>
          <table:table-cell office:value-type="string" calcext:value-type="string">
            <text:p><text:a xlink:href="https://en.wikipedia.org/wiki/Kirghiz_language" xlink:type="simple">en:Kirghiz language</text:a></text:p>
          </table:table-cell>
          <table:table-cell/>
          <table:table-cell table:formula="of:=COM.MICROSOFT.CONCAT(&quot;INSERT INTO Language (EnglishName, NativeName)   VALUES('&quot;;[.B123];&quot;', '&quot;;[.D123]; &quot;');&quot;)" office:value-type="string" office:string-value="INSERT INTO Language (EnglishName, NativeName)   VALUES('Kirghiz', 'Kırgızca / Кыргызча');" calcext:value-type="string">
            <text:p>INSERT INTO Language (EnglishName, NativeName) <text:s text:c="2"/>VALUES('Kirghiz', 'Kırgızca / Кыргызча');</text:p>
          </table:table-cell>
        </table:table-row>
        <table:table-row table:style-name="ro8"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<text:a xlink:href="https://en.wikipedia.org/wiki/Latin_language" xlink:type="simple">en:Latin language</text:a></text:p>
          </table:table-cell>
          <table:table-cell/>
          <table:table-cell table:formula="of:=COM.MICROSOFT.CONCAT(&quot;INSERT INTO Language (EnglishName, NativeName)   VALUES('&quot;;[.B124];&quot;', '&quot;;[.D124]; &quot;');&quot;)" office:value-type="string" office:string-value="INSERT INTO Language (EnglishName, NativeName)   VALUES('Latin', 'Latina');" calcext:value-type="string">
            <text:p>INSERT INTO Language (EnglishName, NativeName) <text:s text:c="2"/>VALUES('Latin', 'Latina');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Ladino / Judeo-Span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zhudezmo / Djudeo-Espanyol</text:p>
          </table:table-cell>
          <table:table-cell office:value-type="string" calcext:value-type="string">
            <text:p><text:a xlink:href="https://en.wikipedia.org/wiki/Ladino_language" xlink:type="simple">en:Ladino language</text:a></text:p>
          </table:table-cell>
          <table:table-cell/>
          <table:table-cell table:formula="of:=COM.MICROSOFT.CONCAT(&quot;INSERT INTO Language (EnglishName, NativeName)   VALUES('&quot;;[.B125];&quot;', '&quot;;[.D125]; &quot;');&quot;)" office:value-type="string" office:string-value="INSERT INTO Language (EnglishName, NativeName)   VALUES('Ladino / Judeo-Spanish', 'Dzhudezmo / Djudeo-Espanyol');" calcext:value-type="string">
            <text:p>INSERT INTO Language (EnglishName, NativeName) <text:s text:c="2"/>VALUES('Ladino / Judeo-Spanish', 'Dzhudezmo / Djudeo-Espanyol');</text:p>
          </table:table-cell>
        </table:table-row>
        <table:table-row table:style-name="ro7">
          <table:table-cell office:value-type="string" calcext:value-type="string">
            <text:p>lan</text:p>
          </table:table-cell>
          <table:table-cell office:value-type="string" calcext:value-type="string">
            <text:p>Lang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eb Lango / Luo</text:p>
          </table:table-cell>
          <table:table-cell office:value-type="string" calcext:value-type="string">
            <text:p><text:a xlink:href="https://en.wikipedia.org/wiki/Lango" xlink:type="simple">en:Lango</text:a></text:p>
          </table:table-cell>
          <table:table-cell/>
          <table:table-cell table:formula="of:=COM.MICROSOFT.CONCAT(&quot;INSERT INTO Language (EnglishName, NativeName)   VALUES('&quot;;[.B126];&quot;', '&quot;;[.D126]; &quot;');&quot;)" office:value-type="string" office:string-value="INSERT INTO Language (EnglishName, NativeName)   VALUES('Lango', 'Leb Lango / Luo');" calcext:value-type="string">
            <text:p>INSERT INTO Language (EnglishName, NativeName) <text:s text:c="2"/>VALUES('Lango', 'Leb Lango / Luo');</text:p>
          </table:table-cell>
        </table:table-row>
        <table:table-row table:style-name="ro7">
          <table:table-cell office:value-type="string" calcext:value-type="string">
            <text:p>lb</text:p>
          </table:table-cell>
          <table:table-cell office:value-type="string" calcext:value-type="string">
            <text:p>Luxembourg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<text:a xlink:href="https://en.wikipedia.org/wiki/Luxembourgish_language" xlink:type="simple">en:Luxembourgish language</text:a></text:p>
          </table:table-cell>
          <table:table-cell/>
          <table:table-cell table:formula="of:=COM.MICROSOFT.CONCAT(&quot;INSERT INTO Language (EnglishName, NativeName)   VALUES('&quot;;[.B127];&quot;', '&quot;;[.D127]; &quot;');&quot;)" office:value-type="string" office:string-value="INSERT INTO Language (EnglishName, NativeName)   VALUES('Luxembourgish', 'Lëtzebuergesch');" calcext:value-type="string">
            <text:p>INSERT INTO Language (EnglishName, NativeName) <text:s text:c="2"/>VALUES('Luxembourgish', 'Lëtzebuergesch');</text:p>
          </table:table-cell>
        </table:table-row>
        <table:table-row table:style-name="ro8"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uganda</text:p>
          </table:table-cell>
          <table:table-cell office:value-type="string" calcext:value-type="string">
            <text:p><text:a xlink:href="https://en.wikipedia.org/wiki/Luganda_language" xlink:type="simple">en:Luganda language</text:a></text:p>
          </table:table-cell>
          <table:table-cell/>
          <table:table-cell table:formula="of:=COM.MICROSOFT.CONCAT(&quot;INSERT INTO Language (EnglishName, NativeName)   VALUES('&quot;;[.B128];&quot;', '&quot;;[.D128]; &quot;');&quot;)" office:value-type="string" office:string-value="INSERT INTO Language (EnglishName, NativeName)   VALUES('Ganda', 'Luganda');" calcext:value-type="string">
            <text:p>INSERT INTO Language (EnglishName, NativeName) <text:s text:c="2"/>VALUES('Ganda', 'Luganda');</text:p>
          </table:table-cell>
        </table:table-row>
        <table:table-row table:style-name="ro8">
          <table:table-cell office:value-type="string" calcext:value-type="string">
            <text:p>li</text:p>
          </table:table-cell>
          <table:table-cell office:value-type="string" calcext:value-type="string">
            <text:p>Limburg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<text:a xlink:href="https://en.wikipedia.org/wiki/Limburgian_language" xlink:type="simple">en:Limburgian language</text:a></text:p>
          </table:table-cell>
          <table:table-cell/>
          <table:table-cell table:formula="of:=COM.MICROSOFT.CONCAT(&quot;INSERT INTO Language (EnglishName, NativeName)   VALUES('&quot;;[.B129];&quot;', '&quot;;[.D129]; &quot;');&quot;)" office:value-type="string" office:string-value="INSERT INTO Language (EnglishName, NativeName)   VALUES('Limburgian', 'Limburgs');" calcext:value-type="string">
            <text:p>INSERT INTO Language (EnglishName, NativeName) <text:s text:c="2"/>VALUES('Limburgian', 'Limburgs');</text:p>
          </table:table-cell>
        </table:table-row>
        <table:table-row table:style-name="ro8">
          <table:table-cell office:value-type="string" calcext:value-type="string">
            <text:p>lij</text:p>
          </table:table-cell>
          <table:table-cell office:value-type="string" calcext:value-type="string">
            <text:p>Ligu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íguru</text:p>
          </table:table-cell>
          <table:table-cell office:value-type="string" calcext:value-type="string">
            <text:p><text:a xlink:href="https://en.wikipedia.org/wiki/Ligurian_language" xlink:type="simple">en:Ligurian language</text:a></text:p>
          </table:table-cell>
          <table:table-cell/>
          <table:table-cell table:formula="of:=COM.MICROSOFT.CONCAT(&quot;INSERT INTO Language (EnglishName, NativeName)   VALUES('&quot;;[.B130];&quot;', '&quot;;[.D130]; &quot;');&quot;)" office:value-type="string" office:string-value="INSERT INTO Language (EnglishName, NativeName)   VALUES('Ligurian', 'Líguru');" calcext:value-type="string">
            <text:p>INSERT INTO Language (EnglishName, NativeName) <text:s text:c="2"/>VALUES('Ligurian', 'Líguru');</text:p>
          </table:table-cell>
        </table:table-row>
        <table:table-row table:style-name="ro8">
          <table:table-cell office:value-type="string" calcext:value-type="string">
            <text:p>lmo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umbaart</text:p>
          </table:table-cell>
          <table:table-cell office:value-type="string" calcext:value-type="string">
            <text:p><text:a xlink:href="https://en.wikipedia.org/wiki/Lombard_language" xlink:type="simple">en:Lombard language</text:a></text:p>
          </table:table-cell>
          <table:table-cell/>
          <table:table-cell table:formula="of:=COM.MICROSOFT.CONCAT(&quot;INSERT INTO Language (EnglishName, NativeName)   VALUES('&quot;;[.B131];&quot;', '&quot;;[.D131]; &quot;');&quot;)" office:value-type="string" office:string-value="INSERT INTO Language (EnglishName, NativeName)   VALUES('Lombard', 'Lumbaart');" calcext:value-type="string">
            <text:p>INSERT INTO Language (EnglishName, NativeName) <text:s text:c="2"/>VALUES('Lombard', 'Lumbaart');</text:p>
          </table:table-cell>
        </table:table-row>
        <table:table-row table:style-name="ro8"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ingála</text:p>
          </table:table-cell>
          <table:table-cell office:value-type="string" calcext:value-type="string">
            <text:p><text:a xlink:href="https://en.wikipedia.org/wiki/Lingala_language" xlink:type="simple">en:Lingala language</text:a></text:p>
          </table:table-cell>
          <table:table-cell/>
          <table:table-cell table:formula="of:=COM.MICROSOFT.CONCAT(&quot;INSERT INTO Language (EnglishName, NativeName)   VALUES('&quot;;[.B132];&quot;', '&quot;;[.D132]; &quot;');&quot;)" office:value-type="string" office:string-value="INSERT INTO Language (EnglishName, NativeName)   VALUES('Lingala', 'Lingála');" calcext:value-type="string">
            <text:p>INSERT INTO Language (EnglishName, NativeName) <text:s text:c="2"/>VALUES('Lingala', 'Lingála');</text:p>
          </table:table-cell>
        </table:table-row>
        <table:table-row table:style-name="ro7">
          <table:table-cell office:value-type="string" calcext:value-type="string">
            <text:p>lo</text:p>
          </table:table-cell>
          <table:table-cell office:value-type="string" calcext:value-type="string">
            <text:p>Lao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ລາວ / Pha xa lao</text:p>
          </table:table-cell>
          <table:table-cell office:value-type="string" calcext:value-type="string">
            <text:p><text:a xlink:href="https://en.wikipedia.org/wiki/Lao_language" xlink:type="simple">en:Lao language</text:a></text:p>
          </table:table-cell>
          <table:table-cell/>
          <table:table-cell table:formula="of:=COM.MICROSOFT.CONCAT(&quot;INSERT INTO Language (EnglishName, NativeName)   VALUES('&quot;;[.B133];&quot;', '&quot;;[.D133]; &quot;');&quot;)" office:value-type="string" office:string-value="INSERT INTO Language (EnglishName, NativeName)   VALUES('Laotian', 'ລາວ / Pha xa lao');" calcext:value-type="string">
            <text:p>INSERT INTO Language (EnglishName, NativeName) <text:s text:c="2"/>VALUES('Laotian', 'ລາວ / Pha xa lao');</text:p>
          </table:table-cell>
        </table:table-row>
        <table:table-row table:style-name="ro8"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ietuvių</text:p>
          </table:table-cell>
          <table:table-cell office:value-type="string" calcext:value-type="string">
            <text:p><text:a xlink:href="https://en.wikipedia.org/wiki/Lithuanian_language" xlink:type="simple">en:Lithuanian language</text:a></text:p>
          </table:table-cell>
          <table:table-cell/>
          <table:table-cell table:formula="of:=COM.MICROSOFT.CONCAT(&quot;INSERT INTO Language (EnglishName, NativeName)   VALUES('&quot;;[.B134];&quot;', '&quot;;[.D134]; &quot;');&quot;)" office:value-type="string" office:string-value="INSERT INTO Language (EnglishName, NativeName)   VALUES('Lithuanian', 'Lietuvių');" calcext:value-type="string">
            <text:p>INSERT INTO Language (EnglishName, NativeName) <text:s text:c="2"/>VALUES('Lithuanian', 'Lietuvių');</text:p>
          </table:table-cell>
        </table:table-row>
        <table:table-row table:style-name="ro8"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atviešu</text:p>
          </table:table-cell>
          <table:table-cell office:value-type="string" calcext:value-type="string">
            <text:p><text:a xlink:href="https://en.wikipedia.org/wiki/Latvian_language" xlink:type="simple">en:Latvian language</text:a></text:p>
          </table:table-cell>
          <table:table-cell/>
          <table:table-cell table:formula="of:=COM.MICROSOFT.CONCAT(&quot;INSERT INTO Language (EnglishName, NativeName)   VALUES('&quot;;[.B135];&quot;', '&quot;;[.D135]; &quot;');&quot;)" office:value-type="string" office:string-value="INSERT INTO Language (EnglishName, NativeName)   VALUES('Latvian', 'Latviešu');" calcext:value-type="string">
            <text:p>INSERT INTO Language (EnglishName, NativeName) <text:s text:c="2"/>VALUES('Latvian', 'Latviešu');</text:p>
          </table:table-cell>
        </table:table-row>
        <table:table-row table:style-name="ro7">
          <table:table-cell office:value-type="string" calcext:value-type="string">
            <text:p>map-bms</text:p>
          </table:table-cell>
          <table:table-cell office:value-type="string" calcext:value-type="string">
            <text:p>Banyumas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sa Banyumasan</text:p>
          </table:table-cell>
          <table:table-cell office:value-type="string" calcext:value-type="string">
            <text:p><text:a xlink:href="https://en.wikipedia.org/wiki/Banyumasan_language" xlink:type="simple">en:Banyumasan language</text:a></text:p>
          </table:table-cell>
          <table:table-cell table:style-name="ce2" office:value-type="string" calcext:value-type="string">
            <text:p> !no ISO 639 language code</text:p>
          </table:table-cell>
          <table:table-cell table:formula="of:=COM.MICROSOFT.CONCAT(&quot;INSERT INTO Language (EnglishName, NativeName)   VALUES('&quot;;[.B136];&quot;', '&quot;;[.D136]; &quot;');&quot;)" office:value-type="string" office:string-value="INSERT INTO Language (EnglishName, NativeName)   VALUES('Banyumasan', 'Basa Banyumasan');" calcext:value-type="string">
            <text:p>INSERT INTO Language (EnglishName, NativeName) <text:s text:c="2"/>VALUES('Banyumasan', 'Basa Banyumasan');</text:p>
          </table:table-cell>
        </table:table-row>
        <table:table-row table:style-name="ro8"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<text:a xlink:href="https://en.wikipedia.org/wiki/Malagasy_language" xlink:type="simple">en:Malagasy language</text:a></text:p>
          </table:table-cell>
          <table:table-cell/>
          <table:table-cell table:formula="of:=COM.MICROSOFT.CONCAT(&quot;INSERT INTO Language (EnglishName, NativeName)   VALUES('&quot;;[.B137];&quot;', '&quot;;[.D137]; &quot;');&quot;)" office:value-type="string" office:string-value="INSERT INTO Language (EnglishName, NativeName)   VALUES('Malagasy', 'Malagasy');" calcext:value-type="string">
            <text:p>INSERT INTO Language (EnglishName, NativeName) <text:s text:c="2"/>VALUES('Malagasy', 'Malagasy');</text:p>
          </table:table-cell>
        </table:table-row>
        <table:table-row table:style-name="ro10">
          <table:table-cell office:value-type="string" calcext:value-type="string">
            <text:p>man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官話/官话</text:p>
          </table:table-cell>
          <table:table-cell office:value-type="string" calcext:value-type="string">
            <text:p><text:a xlink:href="https://en.wikipedia.org/wiki/Mandarin_language" xlink:type="simple">en:Mandarin language</text:a></text:p>
          </table:table-cell>
          <table:table-cell/>
          <table:table-cell table:formula="of:=COM.MICROSOFT.CONCAT(&quot;INSERT INTO Language (EnglishName, NativeName)   VALUES('&quot;;[.B138];&quot;', '&quot;;[.D138]; &quot;');&quot;)" office:value-type="string" office:string-value="INSERT INTO Language (EnglishName, NativeName)   VALUES('Mandarin', '官話/官话');" calcext:value-type="string">
            <text:p>INSERT INTO Language (EnglishName, NativeName) <text:s text:c="2"/>VALUES('Mandarin', '官話/官话');</text:p>
          </table:table-cell>
        </table:table-row>
        <table:table-row table:style-name="ro7"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ajin Majel / Ebon</text:p>
          </table:table-cell>
          <table:table-cell office:value-type="string" calcext:value-type="string">
            <text:p><text:a xlink:href="https://en.wikipedia.org/wiki/Marshallese_language" xlink:type="simple">en:Marshallese language</text:a></text:p>
          </table:table-cell>
          <table:table-cell/>
          <table:table-cell table:formula="of:=COM.MICROSOFT.CONCAT(&quot;INSERT INTO Language (EnglishName, NativeName)   VALUES('&quot;;[.B139];&quot;', '&quot;;[.D139]; &quot;');&quot;)" office:value-type="string" office:string-value="INSERT INTO Language (EnglishName, NativeName)   VALUES('Marshallese', 'Kajin Majel / Ebon');" calcext:value-type="string">
            <text:p>INSERT INTO Language (EnglishName, NativeName) <text:s text:c="2"/>VALUES('Marshallese', 'Kajin Majel / Ebon');</text:p>
          </table:table-cell>
        </table:table-row>
        <table:table-row table:style-name="ro8"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āori</text:p>
          </table:table-cell>
          <table:table-cell office:value-type="string" calcext:value-type="string">
            <text:p><text:a xlink:href="https://en.wikipedia.org/wiki/Maori_language" xlink:type="simple">en:Maori language</text:a></text:p>
          </table:table-cell>
          <table:table-cell/>
          <table:table-cell table:formula="of:=COM.MICROSOFT.CONCAT(&quot;INSERT INTO Language (EnglishName, NativeName)   VALUES('&quot;;[.B140];&quot;', '&quot;;[.D140]; &quot;');&quot;)" office:value-type="string" office:string-value="INSERT INTO Language (EnglishName, NativeName)   VALUES('Maori', 'Māori');" calcext:value-type="string">
            <text:p>INSERT INTO Language (EnglishName, NativeName) <text:s text:c="2"/>VALUES('Maori', 'Māori');</text:p>
          </table:table-cell>
        </table:table-row>
        <table:table-row table:style-name="ro8">
          <table:table-cell office:value-type="string" calcext:value-type="string">
            <text:p>min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<text:a xlink:href="https://en.wikipedia.org/wiki/Minangkabau_language" xlink:type="simple">en:Minangkabau language</text:a></text:p>
          </table:table-cell>
          <table:table-cell/>
          <table:table-cell table:formula="of:=COM.MICROSOFT.CONCAT(&quot;INSERT INTO Language (EnglishName, NativeName)   VALUES('&quot;;[.B141];&quot;', '&quot;;[.D141]; &quot;');&quot;)" office:value-type="string" office:string-value="INSERT INTO Language (EnglishName, NativeName)   VALUES('Minangkabau', 'Minangkabau');" calcext:value-type="string">
            <text:p>INSERT INTO Language (EnglishName, NativeName) <text:s text:c="2"/>VALUES('Minangkabau', 'Minangkabau');</text:p>
          </table:table-cell>
        </table:table-row>
        <table:table-row table:style-name="ro8"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Македонски</text:p>
          </table:table-cell>
          <table:table-cell office:value-type="string" calcext:value-type="string">
            <text:p><text:a xlink:href="https://en.wikipedia.org/wiki/Macedonian_language" xlink:type="simple">en:Macedonian language</text:a></text:p>
          </table:table-cell>
          <table:table-cell/>
          <table:table-cell table:formula="of:=COM.MICROSOFT.CONCAT(&quot;INSERT INTO Language (EnglishName, NativeName)   VALUES('&quot;;[.B142];&quot;', '&quot;;[.D142]; &quot;');&quot;)" office:value-type="string" office:string-value="INSERT INTO Language (EnglishName, NativeName)   VALUES('Macedonian', 'Македонски');" calcext:value-type="string">
            <text:p>INSERT INTO Language (EnglishName, NativeName) <text:s text:c="2"/>VALUES('Macedonian', 'Македонски');</text:p>
          </table:table-cell>
        </table:table-row>
        <table:table-row table:style-name="ro8"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<text:a xlink:href="https://en.wikipedia.org/wiki/Malayalam_language" xlink:type="simple">en:Malayalam language</text:a></text:p>
          </table:table-cell>
          <table:table-cell/>
          <table:table-cell table:formula="of:=COM.MICROSOFT.CONCAT(&quot;INSERT INTO Language (EnglishName, NativeName)   VALUES('&quot;;[.B143];&quot;', '&quot;;[.D143]; &quot;');&quot;)" office:value-type="string" office:string-value="INSERT INTO Language (EnglishName, NativeName)   VALUES('Malayalam', 'മലയാളം');" calcext:value-type="string">
            <text:p>INSERT INTO Language (EnglishName, NativeName) <text:s text:c="2"/>VALUES('Malayalam', 'മലയാളം');</text:p>
          </table:table-cell>
        </table:table-row>
        <table:table-row table:style-name="ro8"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<text:a xlink:href="https://en.wikipedia.org/wiki/Mongolian_language" xlink:type="simple">en:Mongolian language</text:a></text:p>
          </table:table-cell>
          <table:table-cell/>
          <table:table-cell table:formula="of:=COM.MICROSOFT.CONCAT(&quot;INSERT INTO Language (EnglishName, NativeName)   VALUES('&quot;;[.B144];&quot;', '&quot;;[.D144]; &quot;');&quot;)" office:value-type="string" office:string-value="INSERT INTO Language (EnglishName, NativeName)   VALUES('Mongolian', 'Монгол');" calcext:value-type="string">
            <text:p>INSERT INTO Language (EnglishName, NativeName) <text:s text:c="2"/>VALUES('Mongolian', 'Монгол');</text:p>
          </table:table-cell>
        </table:table-row>
        <table:table-row table:style-name="ro7">
          <table:table-cell office:value-type="string" calcext:value-type="string">
            <text:p>mo</text:p>
          </table:table-cell>
          <table:table-cell office:value-type="string" calcext:value-type="string">
            <text:p>Moldov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oldovenească</text:p>
          </table:table-cell>
          <table:table-cell office:value-type="string" calcext:value-type="string">
            <text:p><text:a xlink:href="https://en.wikipedia.org/wiki/Moldovan_language" xlink:type="simple">en:Moldovan language</text:a></text:p>
          </table:table-cell>
          <table:table-cell/>
          <table:table-cell table:formula="of:=COM.MICROSOFT.CONCAT(&quot;INSERT INTO Language (EnglishName, NativeName)   VALUES('&quot;;[.B145];&quot;', '&quot;;[.D145]; &quot;');&quot;)" office:value-type="string" office:string-value="INSERT INTO Language (EnglishName, NativeName)   VALUES('Moldovan', 'Moldovenească');" calcext:value-type="string">
            <text:p>INSERT INTO Language (EnglishName, NativeName) <text:s text:c="2"/>VALUES('Moldovan', 'Moldovenească');</text:p>
          </table:table-cell>
        </table:table-row>
        <table:table-row table:style-name="ro8"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<text:a xlink:href="https://en.wikipedia.org/wiki/Marathi_language" xlink:type="simple">en:Marathi language</text:a></text:p>
          </table:table-cell>
          <table:table-cell/>
          <table:table-cell table:formula="of:=COM.MICROSOFT.CONCAT(&quot;INSERT INTO Language (EnglishName, NativeName)   VALUES('&quot;;[.B146];&quot;', '&quot;;[.D146]; &quot;');&quot;)" office:value-type="string" office:string-value="INSERT INTO Language (EnglishName, NativeName)   VALUES('Marathi', 'मराठी');" calcext:value-type="string">
            <text:p>INSERT INTO Language (EnglishName, NativeName) <text:s text:c="2"/>VALUES('Marathi', 'मराठी');</text:p>
          </table:table-cell>
        </table:table-row>
        <table:table-row table:style-name="ro7"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hasa Melayu</text:p>
          </table:table-cell>
          <table:table-cell office:value-type="string" calcext:value-type="string">
            <text:p><text:a xlink:href="https://en.wikipedia.org/wiki/Malay_language" xlink:type="simple">en:Malay language</text:a></text:p>
          </table:table-cell>
          <table:table-cell/>
          <table:table-cell table:formula="of:=COM.MICROSOFT.CONCAT(&quot;INSERT INTO Language (EnglishName, NativeName)   VALUES('&quot;;[.B147];&quot;', '&quot;;[.D147]; &quot;');&quot;)" office:value-type="string" office:string-value="INSERT INTO Language (EnglishName, NativeName)   VALUES('Malay', 'Bahasa Melayu');" calcext:value-type="string">
            <text:p>INSERT INTO Language (EnglishName, NativeName) <text:s text:c="2"/>VALUES('Malay', 'Bahasa Melayu');</text:p>
          </table:table-cell>
        </table:table-row>
        <table:table-row table:style-name="ro8"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il-Malti</text:p>
          </table:table-cell>
          <table:table-cell office:value-type="string" calcext:value-type="string">
            <text:p><text:a xlink:href="https://en.wikipedia.org/wiki/Maltese_language" xlink:type="simple">en:Maltese language</text:a></text:p>
          </table:table-cell>
          <table:table-cell/>
          <table:table-cell table:formula="of:=COM.MICROSOFT.CONCAT(&quot;INSERT INTO Language (EnglishName, NativeName)   VALUES('&quot;;[.B148];&quot;', '&quot;;[.D148]; &quot;');&quot;)" office:value-type="string" office:string-value="INSERT INTO Language (EnglishName, NativeName)   VALUES('Maltese', 'bil-Malti');" calcext:value-type="string">
            <text:p>INSERT INTO Language (EnglishName, NativeName) <text:s text:c="2"/>VALUES('Maltese', 'bil-Malti');</text:p>
          </table:table-cell>
        </table:table-row>
        <table:table-row table:style-name="ro7">
          <table:table-cell office:value-type="string" calcext:value-type="string">
            <text:p>mus</text:p>
          </table:table-cell>
          <table:table-cell office:value-type="string" calcext:value-type="string">
            <text:p>Creek / Muskoge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vskoke</text:p>
          </table:table-cell>
          <table:table-cell office:value-type="string" calcext:value-type="string">
            <text:p><text:a xlink:href="https://en.wikipedia.org/wiki/Muscogee_language" xlink:type="simple">en:Muscogee language</text:a></text:p>
          </table:table-cell>
          <table:table-cell/>
          <table:table-cell table:formula="of:=COM.MICROSOFT.CONCAT(&quot;INSERT INTO Language (EnglishName, NativeName)   VALUES('&quot;;[.B149];&quot;', '&quot;;[.D149]; &quot;');&quot;)" office:value-type="string" office:string-value="INSERT INTO Language (EnglishName, NativeName)   VALUES('Creek / Muskogee', 'Mvskoke');" calcext:value-type="string">
            <text:p>INSERT INTO Language (EnglishName, NativeName) <text:s text:c="2"/>VALUES('Creek / Muskogee', 'Mvskoke');</text:p>
          </table:table-cell>
        </table:table-row>
        <table:table-row table:style-name="ro8"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yanmasa</text:p>
          </table:table-cell>
          <table:table-cell office:value-type="string" calcext:value-type="string">
            <text:p><text:a xlink:href="https://en.wikipedia.org/wiki/Burmese_language" xlink:type="simple">en:Burmese language</text:a></text:p>
          </table:table-cell>
          <table:table-cell/>
          <table:table-cell table:formula="of:=COM.MICROSOFT.CONCAT(&quot;INSERT INTO Language (EnglishName, NativeName)   VALUES('&quot;;[.B150];&quot;', '&quot;;[.D150]; &quot;');&quot;)" office:value-type="string" office:string-value="INSERT INTO Language (EnglishName, NativeName)   VALUES('Burmese', 'Myanmasa');" calcext:value-type="string">
            <text:p>INSERT INTO Language (EnglishName, NativeName) <text:s text:c="2"/>VALUES('Burmese', 'Myanmasa');</text:p>
          </table:table-cell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Nauru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orerin Naoero</text:p>
          </table:table-cell>
          <table:table-cell office:value-type="string" calcext:value-type="string">
            <text:p><text:a xlink:href="https://en.wikipedia.org/wiki/Nauruan_language" xlink:type="simple">en:Nauruan language</text:a></text:p>
          </table:table-cell>
          <table:table-cell/>
          <table:table-cell table:formula="of:=COM.MICROSOFT.CONCAT(&quot;INSERT INTO Language (EnglishName, NativeName)   VALUES('&quot;;[.B151];&quot;', '&quot;;[.D151]; &quot;');&quot;)" office:value-type="string" office:string-value="INSERT INTO Language (EnglishName, NativeName)   VALUES('Nauruan', 'Dorerin Naoero');" calcext:value-type="string">
            <text:p>INSERT INTO Language (EnglishName, NativeName) <text:s text:c="2"/>VALUES('Nauruan', 'Dorerin Naoero');</text:p>
          </table:table-cell>
        </table:table-row>
        <table:table-row table:style-name="ro8">
          <table:table-cell office:value-type="string" calcext:value-type="string">
            <text:p>nah</text:p>
          </table:table-cell>
          <table:table-cell office:value-type="string" calcext:value-type="string">
            <text:p>Nahuat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ahuatl</text:p>
          </table:table-cell>
          <table:table-cell office:value-type="string" calcext:value-type="string">
            <text:p><text:a xlink:href="https://en.wikipedia.org/wiki/Nahuatl_language" xlink:type="simple">en:Nahuatl language</text:a></text:p>
          </table:table-cell>
          <table:table-cell/>
          <table:table-cell table:formula="of:=COM.MICROSOFT.CONCAT(&quot;INSERT INTO Language (EnglishName, NativeName)   VALUES('&quot;;[.B152];&quot;', '&quot;;[.D152]; &quot;');&quot;)" office:value-type="string" office:string-value="INSERT INTO Language (EnglishName, NativeName)   VALUES('Nahuatl', 'Nahuatl');" calcext:value-type="string">
            <text:p>INSERT INTO Language (EnglishName, NativeName) <text:s text:c="2"/>VALUES('Nahuatl', 'Nahuatl');</text:p>
          </table:table-cell>
        </table:table-row>
        <table:table-row table:style-name="ro8">
          <table:table-cell office:value-type="string" calcext:value-type="string">
            <text:p>nap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napulitano</text:p>
          </table:table-cell>
          <table:table-cell office:value-type="string" calcext:value-type="string">
            <text:p><text:a xlink:href="https://en.wikipedia.org/wiki/Neapolitan_language" xlink:type="simple">en:Neapolitan language</text:a></text:p>
          </table:table-cell>
          <table:table-cell/>
          <table:table-cell table:formula="of:=COM.MICROSOFT.CONCAT(&quot;INSERT INTO Language (EnglishName, NativeName)   VALUES('&quot;;[.B153];&quot;', '&quot;;[.D153]; &quot;');&quot;)" office:value-type="string" office:string-value="INSERT INTO Language (EnglishName, NativeName)   VALUES('Neapolitan', 'Nnapulitano');" calcext:value-type="string">
            <text:p>INSERT INTO Language (EnglishName, NativeName) <text:s text:c="2"/>VALUES('Neapolitan', 'Nnapulitano');</text:p>
          </table:table-cell>
        </table:table-row>
        <table:table-row table:style-name="ro7">
          <table:table-cell office:value-type="string" calcext:value-type="string">
            <text:p>nd</text:p>
          </table:table-cell>
          <table:table-cell office:value-type="string" calcext:value-type="string">
            <text:p>North Ndebel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indebele</text:p>
          </table:table-cell>
          <table:table-cell office:value-type="string" calcext:value-type="string">
            <text:p><text:a xlink:href="https://en.wikipedia.org/wiki/Northern_Ndebele_language" xlink:type="simple">en:Northern Ndebele language</text:a></text:p>
          </table:table-cell>
          <table:table-cell/>
          <table:table-cell table:formula="of:=COM.MICROSOFT.CONCAT(&quot;INSERT INTO Language (EnglishName, NativeName)   VALUES('&quot;;[.B154];&quot;', '&quot;;[.D154]; &quot;');&quot;)" office:value-type="string" office:string-value="INSERT INTO Language (EnglishName, NativeName)   VALUES('North Ndebele', 'Sindebele');" calcext:value-type="string">
            <text:p>INSERT INTO Language (EnglishName, NativeName) <text:s text:c="2"/>VALUES('North Ndebele', 'Sindebele');</text:p>
          </table:table-cell>
        </table:table-row>
        <table:table-row table:style-name="ro7">
          <table:table-cell office:value-type="string" calcext:value-type="string">
            <text:p>nds</text:p>
          </table:table-cell>
          <table:table-cell office:value-type="string" calcext:value-type="string">
            <text:p>Low German / Low Saxo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lattdüütsch</text:p>
          </table:table-cell>
          <table:table-cell office:value-type="string" calcext:value-type="string">
            <text:p><text:a xlink:href="https://en.wikipedia.org/wiki/Low_Saxon_language" xlink:type="simple">en:Low Saxon language</text:a></text:p>
          </table:table-cell>
          <table:table-cell/>
          <table:table-cell table:formula="of:=COM.MICROSOFT.CONCAT(&quot;INSERT INTO Language (EnglishName, NativeName)   VALUES('&quot;;[.B155];&quot;', '&quot;;[.D155]; &quot;');&quot;)" office:value-type="string" office:string-value="INSERT INTO Language (EnglishName, NativeName)   VALUES('Low German / Low Saxon', 'Plattdüütsch');" calcext:value-type="string">
            <text:p>INSERT INTO Language (EnglishName, NativeName) <text:s text:c="2"/>VALUES('Low German / Low Saxon', 'Plattdüütsch');</text:p>
          </table:table-cell>
        </table:table-row>
        <table:table-row table:style-name="ro5">
          <table:table-cell office:value-type="string" calcext:value-type="string">
            <text:p>nds-nl</text:p>
          </table:table-cell>
          <table:table-cell office:value-type="string" calcext:value-type="string">
            <text:p>Dutch Low Saxo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edersaksisch</text:p>
          </table:table-cell>
          <table:table-cell office:value-type="string" calcext:value-type="string">
            <text:p><text:a xlink:href="https://en.wikipedia.org/wiki/Dutch_Low_Saxon_language" xlink:type="simple">en:Dutch Low Saxon language</text:a></text:p>
          </table:table-cell>
          <table:table-cell table:style-name="ce2" office:value-type="string" calcext:value-type="string">
            <text:p>no code for that language, but several codes for constituent languages</text:p>
          </table:table-cell>
          <table:table-cell table:formula="of:=COM.MICROSOFT.CONCAT(&quot;INSERT INTO Language (EnglishName, NativeName)   VALUES('&quot;;[.B156];&quot;', '&quot;;[.D156]; &quot;');&quot;)" office:value-type="string" office:string-value="INSERT INTO Language (EnglishName, NativeName)   VALUES('Dutch Low Saxon', 'Nedersaksisch');" calcext:value-type="string">
            <text:p>INSERT INTO Language (EnglishName, NativeName) <text:s text:c="2"/>VALUES('Dutch Low Saxon', 'Nedersaksisch');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<text:a xlink:href="https://en.wikipedia.org/wiki/Nepali_language" xlink:type="simple">en:Nepali language</text:a></text:p>
          </table:table-cell>
          <table:table-cell/>
          <table:table-cell table:formula="of:=COM.MICROSOFT.CONCAT(&quot;INSERT INTO Language (EnglishName, NativeName)   VALUES('&quot;;[.B157];&quot;', '&quot;;[.D157]; &quot;');&quot;)" office:value-type="string" office:string-value="INSERT INTO Language (EnglishName, NativeName)   VALUES('Nepali', 'नेपाली');" calcext:value-type="string">
            <text:p>INSERT INTO Language (EnglishName, NativeName) <text:s text:c="2"/>VALUES('Nepali', 'नेपाली');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Newa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नेपालभाषा / Newah Bhaye</text:p>
          </table:table-cell>
          <table:table-cell office:value-type="string" calcext:value-type="string">
            <text:p><text:a xlink:href="https://en.wikipedia.org/wiki/Nepal_Bhasa_language" xlink:type="simple">en:Nepal Bhasa language</text:a></text:p>
          </table:table-cell>
          <table:table-cell/>
          <table:table-cell table:formula="of:=COM.MICROSOFT.CONCAT(&quot;INSERT INTO Language (EnglishName, NativeName)   VALUES('&quot;;[.B158];&quot;', '&quot;;[.D158]; &quot;');&quot;)" office:value-type="string" office:string-value="INSERT INTO Language (EnglishName, NativeName)   VALUES('Newar', 'नेपालभाषा / Newah Bhaye');" calcext:value-type="string">
            <text:p>INSERT INTO Language (EnglishName, NativeName) <text:s text:c="2"/>VALUES('Newar', 'नेपालभाषा / Newah Bhaye');</text:p>
          </table:table-cell>
        </table:table-row>
        <table:table-row table:style-name="ro8"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Oshiwambo</text:p>
          </table:table-cell>
          <table:table-cell office:value-type="string" calcext:value-type="string">
            <text:p><text:a xlink:href="https://en.wikipedia.org/wiki/Ndonga_language" xlink:type="simple">en:Ndonga language</text:a></text:p>
          </table:table-cell>
          <table:table-cell/>
          <table:table-cell table:formula="of:=COM.MICROSOFT.CONCAT(&quot;INSERT INTO Language (EnglishName, NativeName)   VALUES('&quot;;[.B159];&quot;', '&quot;;[.D159]; &quot;');&quot;)" office:value-type="string" office:string-value="INSERT INTO Language (EnglishName, NativeName)   VALUES('Ndonga', 'Oshiwambo');" calcext:value-type="string">
            <text:p>INSERT INTO Language (EnglishName, NativeName) <text:s text:c="2"/>VALUES('Ndonga', 'Oshiwambo');</text:p>
          </table:table-cell>
        </table:table-row>
        <table:table-row table:style-name="ro8">
          <table:table-cell office:value-type="string" calcext:value-type="string">
            <text:p>nl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<text:a xlink:href="https://en.wikipedia.org/wiki/nl:Nederlands" xlink:type="simple">en:nl:Nederlands</text:a></text:p>
          </table:table-cell>
          <table:table-cell/>
          <table:table-cell table:formula="of:=COM.MICROSOFT.CONCAT(&quot;INSERT INTO Language (EnglishName, NativeName)   VALUES('&quot;;[.B160];&quot;', '&quot;;[.D160]; &quot;');&quot;)" office:value-type="string" office:string-value="INSERT INTO Language (EnglishName, NativeName)   VALUES('Dutch', 'Nederlands');" calcext:value-type="string">
            <text:p>INSERT INTO Language (EnglishName, NativeName) <text:s text:c="2"/>VALUES('Dutch', 'Nederlands');</text:p>
          </table:table-cell>
        </table:table-row>
        <table:table-row table:style-name="ro7">
          <table:table-cell office:value-type="string" calcext:value-type="string">
            <text:p>nn</text:p>
          </table:table-cell>
          <table:table-cell office:value-type="string" calcext:value-type="string">
            <text:p>Norwegian Nynors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orsk (nynorsk)</text:p>
          </table:table-cell>
          <table:table-cell office:value-type="string" calcext:value-type="string">
            <text:p><text:a xlink:href="https://en.wikipedia.org/wiki/Nynorsk_language" xlink:type="simple">en:Nynorsk language</text:a></text:p>
          </table:table-cell>
          <table:table-cell/>
          <table:table-cell table:formula="of:=COM.MICROSOFT.CONCAT(&quot;INSERT INTO Language (EnglishName, NativeName)   VALUES('&quot;;[.B161];&quot;', '&quot;;[.D161]; &quot;');&quot;)" office:value-type="string" office:string-value="INSERT INTO Language (EnglishName, NativeName)   VALUES('Norwegian Nynorsk', 'Norsk (nynorsk)');" calcext:value-type="string">
            <text:p>INSERT INTO Language (EnglishName, NativeName) <text:s text:c="2"/>VALUES('Norwegian Nynorsk', 'Norsk (nynorsk)');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orsk (bokmål / riksmål)</text:p>
          </table:table-cell>
          <table:table-cell office:value-type="string" calcext:value-type="string">
            <text:p><text:a xlink:href="https://en.wikipedia.org/wiki/no:Norsk_språk" xlink:type="simple">en:no:Norsk språk</text:a></text:p>
          </table:table-cell>
          <table:table-cell/>
          <table:table-cell table:formula="of:=COM.MICROSOFT.CONCAT(&quot;INSERT INTO Language (EnglishName, NativeName)   VALUES('&quot;;[.B162];&quot;', '&quot;;[.D162]; &quot;');&quot;)" office:value-type="string" office:string-value="INSERT INTO Language (EnglishName, NativeName)   VALUES('Norwegian', 'Norsk (bokmål / riksmål)');" calcext:value-type="string">
            <text:p>INSERT INTO Language (EnglishName, NativeName) <text:s text:c="2"/>VALUES('Norwegian', 'Norsk (bokmål / riksmål)');</text:p>
          </table:table-cell>
        </table:table-row>
        <table:table-row table:style-name="ro7">
          <table:table-cell office:value-type="string" calcext:value-type="string">
            <text:p>nr</text:p>
          </table:table-cell>
          <table:table-cell office:value-type="string" calcext:value-type="string">
            <text:p>South Ndebel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<text:a xlink:href="https://en.wikipedia.org/wiki/Southern_Ndebele_language" xlink:type="simple">en:Southern Ndebele language</text:a></text:p>
          </table:table-cell>
          <table:table-cell/>
          <table:table-cell table:formula="of:=COM.MICROSOFT.CONCAT(&quot;INSERT INTO Language (EnglishName, NativeName)   VALUES('&quot;;[.B163];&quot;', '&quot;;[.D163]; &quot;');&quot;)" office:value-type="string" office:string-value="INSERT INTO Language (EnglishName, NativeName)   VALUES('South Ndebele', 'isiNdebele');" calcext:value-type="string">
            <text:p>INSERT INTO Language (EnglishName, NativeName) <text:s text:c="2"/>VALUES('South Ndebele', 'isiNdebele');</text:p>
          </table:table-cell>
        </table:table-row>
        <table:table-row table:style-name="ro1">
          <table:table-cell office:value-type="string" calcext:value-type="string">
            <text:p>nso</text:p>
          </table:table-cell>
          <table:table-cell office:value-type="string" calcext:value-type="string">
            <text:p>Northern Soth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esotho sa Leboa / Sepedi</text:p>
          </table:table-cell>
          <table:table-cell office:value-type="string" calcext:value-type="string">
            <text:p><text:a xlink:href="https://en.wikipedia.org/wiki/Northern_Sotho_language" xlink:type="simple">en:Northern Sotho language</text:a></text:p>
          </table:table-cell>
          <table:table-cell/>
          <table:table-cell table:formula="of:=COM.MICROSOFT.CONCAT(&quot;INSERT INTO Language (EnglishName, NativeName)   VALUES('&quot;;[.B164];&quot;', '&quot;;[.D164]; &quot;');&quot;)" office:value-type="string" office:string-value="INSERT INTO Language (EnglishName, NativeName)   VALUES('Northern Sotho', 'Sesotho sa Leboa / Sepedi');" calcext:value-type="string">
            <text:p>INSERT INTO Language (EnglishName, NativeName) <text:s text:c="2"/>VALUES('Northern Sotho', 'Sesotho sa Leboa / Sepedi');</text:p>
          </table:table-cell>
        </table:table-row>
        <table:table-row table:style-name="ro4">
          <table:table-cell office:value-type="string" calcext:value-type="string">
            <text:p>nrm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ouormand / Normaund</text:p>
          </table:table-cell>
          <table:table-cell office:value-type="string" calcext:value-type="string">
            <text:p><text:a xlink:href="https://en.wikipedia.org/wiki/Norman_language" xlink:type="simple">en:Norman language</text:a></text:p>
          </table:table-cell>
          <table:table-cell table:style-name="ce2" office:value-type="string" calcext:value-type="string">
            <text:p>Non-ISO 639 code (nrm is a language in East Malaysia)</text:p>
          </table:table-cell>
          <table:table-cell table:formula="of:=COM.MICROSOFT.CONCAT(&quot;INSERT INTO Language (EnglishName, NativeName)   VALUES('&quot;;[.B165];&quot;', '&quot;;[.D165]; &quot;');&quot;)" office:value-type="string" office:string-value="INSERT INTO Language (EnglishName, NativeName)   VALUES('Norman', 'Nouormand / Normaund');" calcext:value-type="string">
            <text:p>INSERT INTO Language (EnglishName, NativeName) <text:s text:c="2"/>VALUES('Norman', 'Nouormand / Normaund');</text:p>
          </table:table-cell>
        </table:table-row>
        <table:table-row table:style-name="ro8">
          <table:table-cell office:value-type="string" calcext:value-type="string">
            <text:p>nv</text:p>
          </table:table-cell>
          <table:table-cell office:value-type="string" calcext:value-type="string">
            <text:p>Navaj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iné bizaad</text:p>
          </table:table-cell>
          <table:table-cell office:value-type="string" calcext:value-type="string">
            <text:p><text:a xlink:href="https://en.wikipedia.org/wiki/Navajo_language" xlink:type="simple">en:Navajo language</text:a></text:p>
          </table:table-cell>
          <table:table-cell/>
          <table:table-cell table:formula="of:=COM.MICROSOFT.CONCAT(&quot;INSERT INTO Language (EnglishName, NativeName)   VALUES('&quot;;[.B166];&quot;', '&quot;;[.D166]; &quot;');&quot;)" office:value-type="string" office:string-value="INSERT INTO Language (EnglishName, NativeName)   VALUES('Navajo', 'Diné bizaad');" calcext:value-type="string">
            <text:p>INSERT INTO Language (EnglishName, NativeName) <text:s text:c="2"/>VALUES('Navajo', 'Diné bizaad');</text:p>
          </table:table-cell>
        </table:table-row>
        <table:table-row table:style-name="ro8">
          <table:table-cell office:value-type="string" calcext:value-type="string">
            <text:p>ny</text:p>
          </table:table-cell>
          <table:table-cell office:value-type="string" calcext:value-type="string">
            <text:p>Chichew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hi-Chewa</text:p>
          </table:table-cell>
          <table:table-cell office:value-type="string" calcext:value-type="string">
            <text:p><text:a xlink:href="https://en.wikipedia.org/wiki/Chichewa_language" xlink:type="simple">en:Chichewa language</text:a></text:p>
          </table:table-cell>
          <table:table-cell/>
          <table:table-cell table:formula="of:=COM.MICROSOFT.CONCAT(&quot;INSERT INTO Language (EnglishName, NativeName)   VALUES('&quot;;[.B167];&quot;', '&quot;;[.D167]; &quot;');&quot;)" office:value-type="string" office:string-value="INSERT INTO Language (EnglishName, NativeName)   VALUES('Chichewa', 'Chi-Chewa');" calcext:value-type="string">
            <text:p>INSERT INTO Language (EnglishName, NativeName) <text:s text:c="2"/>VALUES('Chichewa', 'Chi-Chewa');</text:p>
          </table:table-cell>
        </table:table-row>
        <table:table-row table:style-name="ro8">
          <table:table-cell office:value-type="string" calcext:value-type="string">
            <text:p>oc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<text:a xlink:href="https://en.wikipedia.org/wiki/Occitan_language" xlink:type="simple">en:Occitan language</text:a></text:p>
          </table:table-cell>
          <table:table-cell/>
          <table:table-cell table:formula="of:=COM.MICROSOFT.CONCAT(&quot;INSERT INTO Language (EnglishName, NativeName)   VALUES('&quot;;[.B168];&quot;', '&quot;;[.D168]; &quot;');&quot;)" office:value-type="string" office:string-value="INSERT INTO Language (EnglishName, NativeName)   VALUES('Occitan', 'Occitan');" calcext:value-type="string">
            <text:p>INSERT INTO Language (EnglishName, NativeName) <text:s text:c="2"/>VALUES('Occitan', 'Occitan');</text:p>
          </table:table-cell>
        </table:table-row>
        <table:table-row table:style-name="ro6"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ᐊᓂᔑᓈᐯᒧᐎᓐ / Anishinaabemowin</text:p>
          </table:table-cell>
          <table:table-cell office:value-type="string" calcext:value-type="string">
            <text:p><text:a xlink:href="https://en.wikipedia.org/wiki/Ojibwe_language" xlink:type="simple">en:Ojibwe language</text:a></text:p>
          </table:table-cell>
          <table:table-cell/>
          <table:table-cell table:formula="of:=COM.MICROSOFT.CONCAT(&quot;INSERT INTO Language (EnglishName, NativeName)   VALUES('&quot;;[.B169];&quot;', '&quot;;[.D169]; &quot;');&quot;)" office:value-type="string" office:string-value="INSERT INTO Language (EnglishName, NativeName)   VALUES('Ojibwa', 'ᐊᓂᔑᓈᐯᒧᐎᓐ / Anishinaabemowin');" calcext:value-type="string">
            <text:p>INSERT INTO Language (EnglishName, NativeName) <text:s text:c="2"/>VALUES('Ojibwa', 'ᐊᓂᔑᓈᐯᒧᐎᓐ / Anishinaabemowin');</text:p>
          </table:table-cell>
        </table:table-row>
        <table:table-row table:style-name="ro8"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Oromoo</text:p>
          </table:table-cell>
          <table:table-cell office:value-type="string" calcext:value-type="string">
            <text:p><text:a xlink:href="https://en.wikipedia.org/wiki/Oromo_language" xlink:type="simple">en:Oromo language</text:a></text:p>
          </table:table-cell>
          <table:table-cell/>
          <table:table-cell table:formula="of:=COM.MICROSOFT.CONCAT(&quot;INSERT INTO Language (EnglishName, NativeName)   VALUES('&quot;;[.B170];&quot;', '&quot;;[.D170]; &quot;');&quot;)" office:value-type="string" office:string-value="INSERT INTO Language (EnglishName, NativeName)   VALUES('Oromo', 'Oromoo');" calcext:value-type="string">
            <text:p>INSERT INTO Language (EnglishName, NativeName) <text:s text:c="2"/>VALUES('Oromo', 'Oromoo');</text:p>
          </table:table-cell>
        </table:table-row>
        <table:table-row table:style-name="ro8"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ଓଡ଼ିଆ</text:p>
          </table:table-cell>
          <table:table-cell office:value-type="string" calcext:value-type="string">
            <text:p><text:a xlink:href="https://en.wikipedia.org/wiki/Oriya_language" xlink:type="simple">en:Oriya language</text:a></text:p>
          </table:table-cell>
          <table:table-cell/>
          <table:table-cell table:formula="of:=COM.MICROSOFT.CONCAT(&quot;INSERT INTO Language (EnglishName, NativeName)   VALUES('&quot;;[.B171];&quot;', '&quot;;[.D171]; &quot;');&quot;)" office:value-type="string" office:string-value="INSERT INTO Language (EnglishName, NativeName)   VALUES('Oriya', 'ଓଡ଼ିଆ');" calcext:value-type="string">
            <text:p>INSERT INTO Language (EnglishName, NativeName) <text:s text:c="2"/>VALUES('Oriya', 'ଓଡ଼ିଆ');</text:p>
          </table:table-cell>
        </table:table-row>
        <table:table-row table:style-name="ro7">
          <table:table-cell office:value-type="string" calcext:value-type="string">
            <text:p>os</text:p>
          </table:table-cell>
          <table:table-cell office:value-type="string" calcext:value-type="string">
            <text:p>Ossetian / Osset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Иронау</text:p>
          </table:table-cell>
          <table:table-cell office:value-type="string" calcext:value-type="string">
            <text:p><text:a xlink:href="https://en.wikipedia.org/wiki/Ossetian_language" xlink:type="simple">en:Ossetian language</text:a></text:p>
          </table:table-cell>
          <table:table-cell/>
          <table:table-cell table:formula="of:=COM.MICROSOFT.CONCAT(&quot;INSERT INTO Language (EnglishName, NativeName)   VALUES('&quot;;[.B172];&quot;', '&quot;;[.D172]; &quot;');&quot;)" office:value-type="string" office:string-value="INSERT INTO Language (EnglishName, NativeName)   VALUES('Ossetian / Ossetic', 'Иронау');" calcext:value-type="string">
            <text:p>INSERT INTO Language (EnglishName, NativeName) <text:s text:c="2"/>VALUES('Ossetian / Ossetic', 'Иронау');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jabi / Punjab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ਪੰਜਾਬੀ / पंजाबी / پنجابي</text:p>
          </table:table-cell>
          <table:table-cell office:value-type="string" calcext:value-type="string">
            <text:p><text:a xlink:href="https://en.wikipedia.org/wiki/Punjabi_language" xlink:type="simple">en:Punjabi language</text:a></text:p>
          </table:table-cell>
          <table:table-cell/>
          <table:table-cell table:formula="of:=COM.MICROSOFT.CONCAT(&quot;INSERT INTO Language (EnglishName, NativeName)   VALUES('&quot;;[.B173];&quot;', '&quot;;[.D173]; &quot;');&quot;)" office:value-type="string" office:string-value="INSERT INTO Language (EnglishName, NativeName)   VALUES('Panjabi / Punjabi', 'ਪੰਜਾਬੀ / पंजाबी / پنجابي');" calcext:value-type="string">
            <text:p>INSERT INTO Language (EnglishName, NativeName) <text:s text:c="2"/>VALUES('Panjabi / Punjabi', 'ਪੰਜਾਬੀ / पंजाबी / پنجابي');</text:p>
          </table:table-cell>
        </table:table-row>
        <table:table-row table:style-name="ro8">
          <table:table-cell office:value-type="string" calcext:value-type="string">
            <text:p>pag</text:p>
          </table:table-cell>
          <table:table-cell office:value-type="string" calcext:value-type="string">
            <text:p>Pangasin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angasinan</text:p>
          </table:table-cell>
          <table:table-cell office:value-type="string" calcext:value-type="string">
            <text:p><text:a xlink:href="https://en.wikipedia.org/wiki/Pangasinan_language" xlink:type="simple">en:Pangasinan language</text:a></text:p>
          </table:table-cell>
          <table:table-cell/>
          <table:table-cell table:formula="of:=COM.MICROSOFT.CONCAT(&quot;INSERT INTO Language (EnglishName, NativeName)   VALUES('&quot;;[.B174];&quot;', '&quot;;[.D174]; &quot;');&quot;)" office:value-type="string" office:string-value="INSERT INTO Language (EnglishName, NativeName)   VALUES('Pangasinan', 'Pangasinan');" calcext:value-type="string">
            <text:p>INSERT INTO Language (EnglishName, NativeName) <text:s text:c="2"/>VALUES('Pangasinan', 'Pangasinan');</text:p>
          </table:table-cell>
        </table:table-row>
        <table:table-row table:style-name="ro8">
          <table:table-cell office:value-type="string" calcext:value-type="string">
            <text:p>pam</text:p>
          </table:table-cell>
          <table:table-cell office:value-type="string" calcext:value-type="string">
            <text:p>Kapampang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apampangan</text:p>
          </table:table-cell>
          <table:table-cell office:value-type="string" calcext:value-type="string">
            <text:p><text:a xlink:href="https://en.wikipedia.org/wiki/Kapampangan_language" xlink:type="simple">en:Kapampangan language</text:a></text:p>
          </table:table-cell>
          <table:table-cell/>
          <table:table-cell table:formula="of:=COM.MICROSOFT.CONCAT(&quot;INSERT INTO Language (EnglishName, NativeName)   VALUES('&quot;;[.B175];&quot;', '&quot;;[.D175]; &quot;');&quot;)" office:value-type="string" office:string-value="INSERT INTO Language (EnglishName, NativeName)   VALUES('Kapampangan', 'Kapampangan');" calcext:value-type="string">
            <text:p>INSERT INTO Language (EnglishName, NativeName) <text:s text:c="2"/>VALUES('Kapampangan', 'Kapampangan');</text:p>
          </table:table-cell>
        </table:table-row>
        <table:table-row table:style-name="ro8">
          <table:table-cell office:value-type="string" calcext:value-type="string">
            <text:p>pap</text:p>
          </table:table-cell>
          <table:table-cell office:value-type="string" calcext:value-type="string">
            <text:p>Papiament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apiamentu</text:p>
          </table:table-cell>
          <table:table-cell office:value-type="string" calcext:value-type="string">
            <text:p><text:a xlink:href="https://en.wikipedia.org/wiki/Papiamentu_language" xlink:type="simple">en:Papiamentu language</text:a></text:p>
          </table:table-cell>
          <table:table-cell/>
          <table:table-cell table:formula="of:=COM.MICROSOFT.CONCAT(&quot;INSERT INTO Language (EnglishName, NativeName)   VALUES('&quot;;[.B176];&quot;', '&quot;;[.D176]; &quot;');&quot;)" office:value-type="string" office:string-value="INSERT INTO Language (EnglishName, NativeName)   VALUES('Papiamentu', 'Papiamentu');" calcext:value-type="string">
            <text:p>INSERT INTO Language (EnglishName, NativeName) <text:s text:c="2"/>VALUES('Papiamentu', 'Papiamentu');</text:p>
          </table:table-cell>
        </table:table-row>
        <table:table-row table:style-name="ro7">
          <table:table-cell office:value-type="string" calcext:value-type="string">
            <text:p>pdc</text:p>
          </table:table-cell>
          <table:table-cell office:value-type="string" calcext:value-type="string">
            <text:p>Pennsylvania Germ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eitsch</text:p>
          </table:table-cell>
          <table:table-cell office:value-type="string" calcext:value-type="string">
            <text:p><text:a xlink:href="https://en.wikipedia.org/wiki/Pennsylvania_German_language" xlink:type="simple">en:Pennsylvania German language</text:a></text:p>
          </table:table-cell>
          <table:table-cell/>
          <table:table-cell table:formula="of:=COM.MICROSOFT.CONCAT(&quot;INSERT INTO Language (EnglishName, NativeName)   VALUES('&quot;;[.B177];&quot;', '&quot;;[.D177]; &quot;');&quot;)" office:value-type="string" office:string-value="INSERT INTO Language (EnglishName, NativeName)   VALUES('Pennsylvania German', 'Deitsch');" calcext:value-type="string">
            <text:p>INSERT INTO Language (EnglishName, NativeName) <text:s text:c="2"/>VALUES('Pennsylvania German', 'Deitsch');</text:p>
          </table:table-cell>
        </table:table-row>
        <table:table-row table:style-name="ro8"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āli / पाऴि</text:p>
          </table:table-cell>
          <table:table-cell office:value-type="string" calcext:value-type="string">
            <text:p><text:a xlink:href="https://en.wikipedia.org/wiki/Pali_language" xlink:type="simple">en:Pali language</text:a></text:p>
          </table:table-cell>
          <table:table-cell/>
          <table:table-cell table:formula="of:=COM.MICROSOFT.CONCAT(&quot;INSERT INTO Language (EnglishName, NativeName)   VALUES('&quot;;[.B178];&quot;', '&quot;;[.D178]; &quot;');&quot;)" office:value-type="string" office:string-value="INSERT INTO Language (EnglishName, NativeName)   VALUES('Pali', 'Pāli / पाऴि');" calcext:value-type="string">
            <text:p>INSERT INTO Language (EnglishName, NativeName) <text:s text:c="2"/>VALUES('Pali', 'Pāli / पाऴि');</text:p>
          </table:table-cell>
        </table:table-row>
        <table:table-row table:style-name="ro8">
          <table:table-cell office:value-type="string" calcext:value-type="string">
            <text:p>pih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orfuk</text:p>
          </table:table-cell>
          <table:table-cell office:value-type="string" calcext:value-type="string">
            <text:p><text:a xlink:href="https://en.wikipedia.org/wiki/Norfolk_language" xlink:type="simple">en:Norfolk language</text:a></text:p>
          </table:table-cell>
          <table:table-cell/>
          <table:table-cell table:formula="of:=COM.MICROSOFT.CONCAT(&quot;INSERT INTO Language (EnglishName, NativeName)   VALUES('&quot;;[.B179];&quot;', '&quot;;[.D179]; &quot;');&quot;)" office:value-type="string" office:string-value="INSERT INTO Language (EnglishName, NativeName)   VALUES('Norfolk', 'Norfuk');" calcext:value-type="string">
            <text:p>INSERT INTO Language (EnglishName, NativeName) <text:s text:c="2"/>VALUES('Norfolk', 'Norfuk');</text:p>
          </table:table-cell>
        </table:table-row>
        <table:table-row table:style-name="ro8"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<text:a xlink:href="https://en.wikipedia.org/wiki/pl:Język_polski" xlink:type="simple">en:pl:Język polski</text:a></text:p>
          </table:table-cell>
          <table:table-cell/>
          <table:table-cell table:formula="of:=COM.MICROSOFT.CONCAT(&quot;INSERT INTO Language (EnglishName, NativeName)   VALUES('&quot;;[.B180];&quot;', '&quot;;[.D180]; &quot;');&quot;)" office:value-type="string" office:string-value="INSERT INTO Language (EnglishName, NativeName)   VALUES('Polish', 'Polski');" calcext:value-type="string">
            <text:p>INSERT INTO Language (EnglishName, NativeName) <text:s text:c="2"/>VALUES('Polish', 'Polski');</text:p>
          </table:table-cell>
        </table:table-row>
        <table:table-row table:style-name="ro8">
          <table:table-cell office:value-type="string" calcext:value-type="string">
            <text:p>pms</text:p>
          </table:table-cell>
          <table:table-cell office:value-type="string" calcext:value-type="string">
            <text:p>Piedmont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iemontèis</text:p>
          </table:table-cell>
          <table:table-cell office:value-type="string" calcext:value-type="string">
            <text:p><text:a xlink:href="https://en.wikipedia.org/wiki/Piedmontese_language" xlink:type="simple">en:Piedmontese language</text:a></text:p>
          </table:table-cell>
          <table:table-cell/>
          <table:table-cell table:formula="of:=COM.MICROSOFT.CONCAT(&quot;INSERT INTO Language (EnglishName, NativeName)   VALUES('&quot;;[.B181];&quot;', '&quot;;[.D181]; &quot;');&quot;)" office:value-type="string" office:string-value="INSERT INTO Language (EnglishName, NativeName)   VALUES('Piedmontese', 'Piemontèis');" calcext:value-type="string">
            <text:p>INSERT INTO Language (EnglishName, NativeName) <text:s text:c="2"/>VALUES('Piedmontese', 'Piemontèis');</text:p>
          </table:table-cell>
        </table:table-row>
        <table:table-row table:style-name="ro8">
          <table:table-cell office:value-type="string" calcext:value-type="string">
            <text:p>ps</text:p>
          </table:table-cell>
          <table:table-cell office:value-type="string" calcext:value-type="string">
            <text:p>Pashto</text:p>
          </table:table-cell>
          <table:table-cell table:style-name="ce5" office:value-type="string" calcext:value-type="string">
            <text:p>rtl</text:p>
          </table:table-cell>
          <table:table-cell table:style-name="ce5" office:value-type="string" calcext:value-type="string">
            <text:p>پښتو</text:p>
          </table:table-cell>
          <table:table-cell office:value-type="string" calcext:value-type="string">
            <text:p><text:a xlink:href="https://en.wikipedia.org/wiki/Pashto_language" xlink:type="simple">en:Pashto language</text:a></text:p>
          </table:table-cell>
          <table:table-cell/>
          <table:table-cell table:formula="of:=COM.MICROSOFT.CONCAT(&quot;INSERT INTO Language (EnglishName, NativeName)   VALUES('&quot;;[.B182];&quot;', '&quot;;[.D182]; &quot;');&quot;)" office:value-type="string" office:string-value="INSERT INTO Language (EnglishName, NativeName)   VALUES('Pashto', 'پښتو');" calcext:value-type="string">
            <text:p>INSERT INTO Language (EnglishName, NativeName) <text:s text:c="2"/>VALUES('Pashto', 'پښتو');</text:p>
          </table:table-cell>
        </table:table-row>
        <table:table-row table:style-name="ro8"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<text:a xlink:href="https://en.wikipedia.org/wiki/pt:Língua_portuguesa" xlink:type="simple">en:pt:Língua portuguesa</text:a></text:p>
          </table:table-cell>
          <table:table-cell/>
          <table:table-cell table:formula="of:=COM.MICROSOFT.CONCAT(&quot;INSERT INTO Language (EnglishName, NativeName)   VALUES('&quot;;[.B183];&quot;', '&quot;;[.D183]; &quot;');&quot;)" office:value-type="string" office:string-value="INSERT INTO Language (EnglishName, NativeName)   VALUES('Portuguese', 'Português');" calcext:value-type="string">
            <text:p>INSERT INTO Language (EnglishName, NativeName) <text:s text:c="2"/>VALUES('Portuguese', 'Português');</text:p>
          </table:table-cell>
        </table:table-row>
        <table:table-row table:style-name="ro8"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una Simi</text:p>
          </table:table-cell>
          <table:table-cell office:value-type="string" calcext:value-type="string">
            <text:p><text:a xlink:href="https://en.wikipedia.org/wiki/Quechua_language" xlink:type="simple">en:Quechua language</text:a></text:p>
          </table:table-cell>
          <table:table-cell/>
          <table:table-cell table:formula="of:=COM.MICROSOFT.CONCAT(&quot;INSERT INTO Language (EnglishName, NativeName)   VALUES('&quot;;[.B184];&quot;', '&quot;;[.D184]; &quot;');&quot;)" office:value-type="string" office:string-value="INSERT INTO Language (EnglishName, NativeName)   VALUES('Quechua', 'Runa Simi');" calcext:value-type="string">
            <text:p>INSERT INTO Language (EnglishName, NativeName) <text:s text:c="2"/>VALUES('Quechua', 'Runa Simi');</text:p>
          </table:table-cell>
        </table:table-row>
        <table:table-row table:style-name="ro7">
          <table:table-cell office:value-type="string" calcext:value-type="string">
            <text:p>rm</text:p>
          </table:table-cell>
          <table:table-cell office:value-type="string" calcext:value-type="string">
            <text:p>Raeto Romanc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umantsch</text:p>
          </table:table-cell>
          <table:table-cell office:value-type="string" calcext:value-type="string">
            <text:p><text:a xlink:href="https://en.wikipedia.org/wiki/Romansh_language" xlink:type="simple">en:Romansh language</text:a></text:p>
          </table:table-cell>
          <table:table-cell/>
          <table:table-cell table:formula="of:=COM.MICROSOFT.CONCAT(&quot;INSERT INTO Language (EnglishName, NativeName)   VALUES('&quot;;[.B185];&quot;', '&quot;;[.D185]; &quot;');&quot;)" office:value-type="string" office:string-value="INSERT INTO Language (EnglishName, NativeName)   VALUES('Raeto Romance', 'Rumantsch');" calcext:value-type="string">
            <text:p>INSERT INTO Language (EnglishName, NativeName) <text:s text:c="2"/>VALUES('Raeto Romance', 'Rumantsch');</text:p>
          </table:table-cell>
        </table:table-row>
        <table:table-row table:style-name="ro7">
          <table:table-cell office:value-type="string" calcext:value-type="string">
            <text:p>rmy</text:p>
          </table:table-cell>
          <table:table-cell office:value-type="string" calcext:value-type="string">
            <text:p>Roman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omani / रोमानी</text:p>
          </table:table-cell>
          <table:table-cell office:value-type="string" calcext:value-type="string">
            <text:p><text:a xlink:href="https://en.wikipedia.org/wiki/Romani_language" xlink:type="simple">en:Romani language</text:a></text:p>
          </table:table-cell>
          <table:table-cell/>
          <table:table-cell table:formula="of:=COM.MICROSOFT.CONCAT(&quot;INSERT INTO Language (EnglishName, NativeName)   VALUES('&quot;;[.B186];&quot;', '&quot;;[.D186]; &quot;');&quot;)" office:value-type="string" office:string-value="INSERT INTO Language (EnglishName, NativeName)   VALUES('Romani', 'Romani / रोमानी');" calcext:value-type="string">
            <text:p>INSERT INTO Language (EnglishName, NativeName) <text:s text:c="2"/>VALUES('Romani', 'Romani / रोमानी');</text:p>
          </table:table-cell>
        </table:table-row>
        <table:table-row table:style-name="ro8">
          <table:table-cell office:value-type="string" calcext:value-type="string">
            <text:p>rn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<text:a xlink:href="https://en.wikipedia.org/wiki/Kirundi_language" xlink:type="simple">en:Kirundi language</text:a></text:p>
          </table:table-cell>
          <table:table-cell/>
          <table:table-cell table:formula="of:=COM.MICROSOFT.CONCAT(&quot;INSERT INTO Language (EnglishName, NativeName)   VALUES('&quot;;[.B187];&quot;', '&quot;;[.D187]; &quot;');&quot;)" office:value-type="string" office:string-value="INSERT INTO Language (EnglishName, NativeName)   VALUES('Kirundi', 'Kirundi');" calcext:value-type="string">
            <text:p>INSERT INTO Language (EnglishName, NativeName) <text:s text:c="2"/>VALUES('Kirundi', 'Kirundi');</text:p>
          </table:table-cell>
        </table:table-row>
        <table:table-row table:style-name="ro8">
          <table:table-cell office:value-type="string" calcext:value-type="string">
            <text:p>ro</text:p>
          </table:table-cell>
          <table:table-cell office:value-type="string" calcext:value-type="string">
            <text:p>Roma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<text:a xlink:href="https://en.wikipedia.org/wiki/ro:Limba_română" xlink:type="simple">en:ro:Limba română</text:a></text:p>
          </table:table-cell>
          <table:table-cell/>
          <table:table-cell table:formula="of:=COM.MICROSOFT.CONCAT(&quot;INSERT INTO Language (EnglishName, NativeName)   VALUES('&quot;;[.B188];&quot;', '&quot;;[.D188]; &quot;');&quot;)" office:value-type="string" office:string-value="INSERT INTO Language (EnglishName, NativeName)   VALUES('Romanian', 'Română');" calcext:value-type="string">
            <text:p>INSERT INTO Language (EnglishName, NativeName) <text:s text:c="2"/>VALUES('Romanian', 'Română');</text:p>
          </table:table-cell>
        </table:table-row>
        <table:table-row table:style-name="ro7">
          <table:table-cell office:value-type="string" calcext:value-type="string">
            <text:p>roa-rup</text:p>
          </table:table-cell>
          <table:table-cell office:value-type="string" calcext:value-type="string">
            <text:p>Aroma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rmâneashti</text:p>
          </table:table-cell>
          <table:table-cell office:value-type="string" calcext:value-type="string">
            <text:p><text:a xlink:href="https://en.wikipedia.org/wiki/Aromanian_language" xlink:type="simple">en:Aromanian language</text:a></text:p>
          </table:table-cell>
          <table:table-cell table:style-name="ce2" office:value-type="string" calcext:value-type="string">
            <text:p>ISO 639-2: rup</text:p>
          </table:table-cell>
          <table:table-cell table:formula="of:=COM.MICROSOFT.CONCAT(&quot;INSERT INTO Language (EnglishName, NativeName)   VALUES('&quot;;[.B189];&quot;', '&quot;;[.D189]; &quot;');&quot;)" office:value-type="string" office:string-value="INSERT INTO Language (EnglishName, NativeName)   VALUES('Aromanian', 'Armâneashti');" calcext:value-type="string">
            <text:p>INSERT INTO Language (EnglishName, NativeName) <text:s text:c="2"/>VALUES('Aromanian', 'Armâneashti');</text:p>
          </table:table-cell>
        </table:table-row>
        <table:table-row table:style-name="ro8"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<text:a xlink:href="https://en.wikipedia.org/wiki/ru:Русский_язык" xlink:type="simple">en:ru:Русский язык</text:a></text:p>
          </table:table-cell>
          <table:table-cell/>
          <table:table-cell table:formula="of:=COM.MICROSOFT.CONCAT(&quot;INSERT INTO Language (EnglishName, NativeName)   VALUES('&quot;;[.B190];&quot;', '&quot;;[.D190]; &quot;');&quot;)" office:value-type="string" office:string-value="INSERT INTO Language (EnglishName, NativeName)   VALUES('Russian', 'Русский');" calcext:value-type="string">
            <text:p>INSERT INTO Language (EnglishName, NativeName) <text:s text:c="2"/>VALUES('Russian', 'Русский');</text:p>
          </table:table-cell>
        </table:table-row>
        <table:table-row table:style-name="ro8">
          <table:table-cell office:value-type="string" calcext:value-type="string">
            <text:p>rw</text:p>
          </table:table-cell>
          <table:table-cell office:value-type="string" calcext:value-type="string">
            <text:p>Rwand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inyarwandi</text:p>
          </table:table-cell>
          <table:table-cell office:value-type="string" calcext:value-type="string">
            <text:p><text:a xlink:href="https://en.wikipedia.org/wiki/Kinyarwanda_language" xlink:type="simple">en:Kinyarwanda language</text:a></text:p>
          </table:table-cell>
          <table:table-cell/>
          <table:table-cell table:formula="of:=COM.MICROSOFT.CONCAT(&quot;INSERT INTO Language (EnglishName, NativeName)   VALUES('&quot;;[.B191];&quot;', '&quot;;[.D191]; &quot;');&quot;)" office:value-type="string" office:string-value="INSERT INTO Language (EnglishName, NativeName)   VALUES('Rwandi', 'Kinyarwandi');" calcext:value-type="string">
            <text:p>INSERT INTO Language (EnglishName, NativeName) <text:s text:c="2"/>VALUES('Rwandi', 'Kinyarwandi');</text:p>
          </table:table-cell>
        </table:table-row>
        <table:table-row table:style-name="ro7"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संस्कृतम्</text:p>
          </table:table-cell>
          <table:table-cell office:value-type="string" calcext:value-type="string">
            <text:p><text:a xlink:href="https://en.wikipedia.org/wiki/Sanskrit_language" xlink:type="simple">en:Sanskrit language</text:a></text:p>
          </table:table-cell>
          <table:table-cell/>
          <table:table-cell table:formula="of:=COM.MICROSOFT.CONCAT(&quot;INSERT INTO Language (EnglishName, NativeName)   VALUES('&quot;;[.B192];&quot;', '&quot;;[.D192]; &quot;');&quot;)" office:value-type="string" office:string-value="INSERT INTO Language (EnglishName, NativeName)   VALUES('Sanskrit', 'संस्कृतम्');" calcext:value-type="string">
            <text:p>INSERT INTO Language (EnglishName, NativeName) <text:s text:c="2"/>VALUES('Sanskrit', 'संस्कृतम्');</text:p>
          </table:table-cell>
        </table:table-row>
        <table:table-row table:style-name="ro8"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<text:a xlink:href="https://en.wikipedia.org/wiki/Sardinian_language" xlink:type="simple">en:Sardinian language</text:a></text:p>
          </table:table-cell>
          <table:table-cell/>
          <table:table-cell table:formula="of:=COM.MICROSOFT.CONCAT(&quot;INSERT INTO Language (EnglishName, NativeName)   VALUES('&quot;;[.B193];&quot;', '&quot;;[.D193]; &quot;');&quot;)" office:value-type="string" office:string-value="INSERT INTO Language (EnglishName, NativeName)   VALUES('Sardinian', 'Sardu');" calcext:value-type="string">
            <text:p>INSERT INTO Language (EnglishName, NativeName) <text:s text:c="2"/>VALUES('Sardinian', 'Sardu');</text:p>
          </table:table-cell>
        </table:table-row>
        <table:table-row table:style-name="ro8">
          <table:table-cell office:value-type="string" calcext:value-type="string">
            <text:p>scn</text:p>
          </table:table-cell>
          <table:table-cell office:value-type="string" calcext:value-type="string">
            <text:p>Sicil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icilianu</text:p>
          </table:table-cell>
          <table:table-cell office:value-type="string" calcext:value-type="string">
            <text:p><text:a xlink:href="https://en.wikipedia.org/wiki/Sicilian_language" xlink:type="simple">en:Sicilian language</text:a></text:p>
          </table:table-cell>
          <table:table-cell/>
          <table:table-cell table:formula="of:=COM.MICROSOFT.CONCAT(&quot;INSERT INTO Language (EnglishName, NativeName)   VALUES('&quot;;[.B194];&quot;', '&quot;;[.D194]; &quot;');&quot;)" office:value-type="string" office:string-value="INSERT INTO Language (EnglishName, NativeName)   VALUES('Sicilian', 'Sicilianu');" calcext:value-type="string">
            <text:p>INSERT INTO Language (EnglishName, NativeName) <text:s text:c="2"/>VALUES('Sicilian', 'Sicilianu');</text:p>
          </table:table-cell>
        </table:table-row>
        <table:table-row table:style-name="ro8">
          <table:table-cell office:value-type="string" calcext:value-type="string">
            <text:p>sco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<text:a xlink:href="https://en.wikipedia.org/wiki/Scots_language" xlink:type="simple">en:Scots language</text:a></text:p>
          </table:table-cell>
          <table:table-cell/>
          <table:table-cell table:formula="of:=COM.MICROSOFT.CONCAT(&quot;INSERT INTO Language (EnglishName, NativeName)   VALUES('&quot;;[.B195];&quot;', '&quot;;[.D195]; &quot;');&quot;)" office:value-type="string" office:string-value="INSERT INTO Language (EnglishName, NativeName)   VALUES('Scots', 'Scots');" calcext:value-type="string">
            <text:p>INSERT INTO Language (EnglishName, NativeName) <text:s text:c="2"/>VALUES('Scots', 'Scots');</text:p>
          </table:table-cell>
        </table:table-row>
        <table:table-row table:style-name="ro8"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सिनधि</text:p>
          </table:table-cell>
          <table:table-cell office:value-type="string" calcext:value-type="string">
            <text:p><text:a xlink:href="https://en.wikipedia.org/wiki/Sindhi_language" xlink:type="simple">en:Sindhi language</text:a></text:p>
          </table:table-cell>
          <table:table-cell/>
          <table:table-cell table:formula="of:=COM.MICROSOFT.CONCAT(&quot;INSERT INTO Language (EnglishName, NativeName)   VALUES('&quot;;[.B196];&quot;', '&quot;;[.D196]; &quot;');&quot;)" office:value-type="string" office:string-value="INSERT INTO Language (EnglishName, NativeName)   VALUES('Sindhi', 'सिनधि');" calcext:value-type="string">
            <text:p>INSERT INTO Language (EnglishName, NativeName) <text:s text:c="2"/>VALUES('Sindhi', 'सिनधि');</text:p>
          </table:table-cell>
        </table:table-row>
        <table:table-row table:style-name="ro7"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<text:a xlink:href="https://en.wikipedia.org/wiki/Northern_Sami_language" xlink:type="simple">en:Northern Sami language</text:a></text:p>
          </table:table-cell>
          <table:table-cell/>
          <table:table-cell table:formula="of:=COM.MICROSOFT.CONCAT(&quot;INSERT INTO Language (EnglishName, NativeName)   VALUES('&quot;;[.B197];&quot;', '&quot;;[.D197]; &quot;');&quot;)" office:value-type="string" office:string-value="INSERT INTO Language (EnglishName, NativeName)   VALUES('Northern Sami', 'Davvisámegiella');" calcext:value-type="string">
            <text:p>INSERT INTO Language (EnglishName, NativeName) <text:s text:c="2"/>VALUES('Northern Sami', 'Davvisámegiella');</text:p>
          </table:table-cell>
        </table:table-row>
        <table:table-row table:style-name="ro8"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ängö</text:p>
          </table:table-cell>
          <table:table-cell office:value-type="string" calcext:value-type="string">
            <text:p><text:a xlink:href="https://en.wikipedia.org/wiki/Sango_language" xlink:type="simple">en:Sango language</text:a></text:p>
          </table:table-cell>
          <table:table-cell/>
          <table:table-cell table:formula="of:=COM.MICROSOFT.CONCAT(&quot;INSERT INTO Language (EnglishName, NativeName)   VALUES('&quot;;[.B198];&quot;', '&quot;;[.D198]; &quot;');&quot;)" office:value-type="string" office:string-value="INSERT INTO Language (EnglishName, NativeName)   VALUES('Sango', 'Sängö');" calcext:value-type="string">
            <text:p>INSERT INTO Language (EnglishName, NativeName) <text:s text:c="2"/>VALUES('Sango', 'Sängö');</text:p>
          </table:table-cell>
        </table:table-row>
        <table:table-row table:style-name="ro6">
          <table:table-cell office:value-type="string" calcext:value-type="string">
            <text:p>sh</text:p>
          </table:table-cell>
          <table:table-cell office:value-type="string" calcext:value-type="string">
            <text:p>Serbo-Croa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rpskohrvatski / Српскохрватски</text:p>
          </table:table-cell>
          <table:table-cell office:value-type="string" calcext:value-type="string">
            <text:p><text:a xlink:href="https://en.wikipedia.org/wiki/Serbo-Croatian_language" xlink:type="simple">en:Serbo-Croatian language</text:a></text:p>
          </table:table-cell>
          <table:table-cell table:style-name="ce2" office:value-type="string" calcext:value-type="string">
            <text:p>deprecated</text:p>
          </table:table-cell>
          <table:table-cell table:formula="of:=COM.MICROSOFT.CONCAT(&quot;INSERT INTO Language (EnglishName, NativeName)   VALUES('&quot;;[.B199];&quot;', '&quot;;[.D199]; &quot;');&quot;)" office:value-type="string" office:string-value="INSERT INTO Language (EnglishName, NativeName)   VALUES('Serbo-Croatian', 'Srpskohrvatski / Српскохрватски');" calcext:value-type="string">
            <text:p>INSERT INTO Language (EnglishName, NativeName) <text:s text:c="2"/>VALUES('Serbo-Croatian', 'Srpskohrvatski / Српскохрватски');</text:p>
          </table:table-cell>
        </table:table-row>
        <table:table-row table:style-name="ro8">
          <table:table-cell office:value-type="string" calcext:value-type="string">
            <text:p>si</text:p>
          </table:table-cell>
          <table:table-cell office:value-type="string" calcext:value-type="string">
            <text:p>Sinhal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<text:a xlink:href="https://en.wikipedia.org/wiki/Sinhalese_language" xlink:type="simple">en:Sinhalese language</text:a></text:p>
          </table:table-cell>
          <table:table-cell/>
          <table:table-cell table:formula="of:=COM.MICROSOFT.CONCAT(&quot;INSERT INTO Language (EnglishName, NativeName)   VALUES('&quot;;[.B200];&quot;', '&quot;;[.D200]; &quot;');&quot;)" office:value-type="string" office:string-value="INSERT INTO Language (EnglishName, NativeName)   VALUES('Sinhalese', 'සිංහල');" calcext:value-type="string">
            <text:p>INSERT INTO Language (EnglishName, NativeName) <text:s text:c="2"/>VALUES('Sinhalese', 'සිංහල');</text:p>
          </table:table-cell>
        </table:table-row>
        <table:table-row table:style-name="ro7">
          <table:table-cell office:value-type="string" calcext:value-type="string">
            <text:p>simple</text:p>
          </table:table-cell>
          <table:table-cell office:value-type="string" calcext:value-type="string">
            <text:p>Simple Engl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imple English</text:p>
          </table:table-cell>
          <table:table-cell office:value-type="string" calcext:value-type="string">
            <text:p><text:a xlink:href="https://en.wikipedia.org/wiki/Simple_English_language" xlink:type="simple">en:Simple English language</text:a></text:p>
          </table:table-cell>
          <table:table-cell/>
          <table:table-cell table:formula="of:=COM.MICROSOFT.CONCAT(&quot;INSERT INTO Language (EnglishName, NativeName)   VALUES('&quot;;[.B201];&quot;', '&quot;;[.D201]; &quot;');&quot;)" office:value-type="string" office:string-value="INSERT INTO Language (EnglishName, NativeName)   VALUES('Simple English', 'Simple English');" calcext:value-type="string">
            <text:p>INSERT INTO Language (EnglishName, NativeName) <text:s text:c="2"/>VALUES('Simple English', 'Simple English');</text:p>
          </table:table-cell>
        </table:table-row>
        <table:table-row table:style-name="ro8"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<text:a xlink:href="https://sk.wikipedia.org/wiki/Slovenčina" xlink:type="simple">sk:Slovenčina</text:a></text:p>
          </table:table-cell>
          <table:table-cell/>
          <table:table-cell table:formula="of:=COM.MICROSOFT.CONCAT(&quot;INSERT INTO Language (EnglishName, NativeName)   VALUES('&quot;;[.B202];&quot;', '&quot;;[.D202]; &quot;');&quot;)" office:value-type="string" office:string-value="INSERT INTO Language (EnglishName, NativeName)   VALUES('Slovak', 'Slovenčina');" calcext:value-type="string">
            <text:p>INSERT INTO Language (EnglishName, NativeName) <text:s text:c="2"/>VALUES('Slovak', 'Slovenčina');</text:p>
          </table:table-cell>
        </table:table-row>
        <table:table-row table:style-name="ro8"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<text:a xlink:href="https://sl.wikipedia.org/wiki/Slovenščina" xlink:type="simple">sl:Slovenščina</text:a></text:p>
          </table:table-cell>
          <table:table-cell/>
          <table:table-cell table:formula="of:=COM.MICROSOFT.CONCAT(&quot;INSERT INTO Language (EnglishName, NativeName)   VALUES('&quot;;[.B203];&quot;', '&quot;;[.D203]; &quot;');&quot;)" office:value-type="string" office:string-value="INSERT INTO Language (EnglishName, NativeName)   VALUES('Slovenian', 'Slovenščina');" calcext:value-type="string">
            <text:p>INSERT INTO Language (EnglishName, NativeName) <text:s text:c="2"/>VALUES('Slovenian', 'Slovenščina');</text:p>
          </table:table-cell>
        </table:table-row>
        <table:table-row table:style-name="ro8"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agana Samoa</text:p>
          </table:table-cell>
          <table:table-cell office:value-type="string" calcext:value-type="string">
            <text:p><text:a xlink:href="https://en.wikipedia.org/wiki/Samoan_language" xlink:type="simple">en:Samoan language</text:a></text:p>
          </table:table-cell>
          <table:table-cell/>
          <table:table-cell table:formula="of:=COM.MICROSOFT.CONCAT(&quot;INSERT INTO Language (EnglishName, NativeName)   VALUES('&quot;;[.B204];&quot;', '&quot;;[.D204]; &quot;');&quot;)" office:value-type="string" office:string-value="INSERT INTO Language (EnglishName, NativeName)   VALUES('Samoan', 'Gagana Samoa');" calcext:value-type="string">
            <text:p>INSERT INTO Language (EnglishName, NativeName) <text:s text:c="2"/>VALUES('Samoan', 'Gagana Samoa');</text:p>
          </table:table-cell>
        </table:table-row>
        <table:table-row table:style-name="ro8"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<text:a xlink:href="https://en.wikipedia.org/wiki/Shona_language" xlink:type="simple">en:Shona language</text:a></text:p>
          </table:table-cell>
          <table:table-cell/>
          <table:table-cell table:formula="of:=COM.MICROSOFT.CONCAT(&quot;INSERT INTO Language (EnglishName, NativeName)   VALUES('&quot;;[.B205];&quot;', '&quot;;[.D205]; &quot;');&quot;)" office:value-type="string" office:string-value="INSERT INTO Language (EnglishName, NativeName)   VALUES('Shona', 'chiShona');" calcext:value-type="string">
            <text:p>INSERT INTO Language (EnglishName, NativeName) <text:s text:c="2"/>VALUES('Shona', 'chiShona');</text:p>
          </table:table-cell>
        </table:table-row>
        <table:table-row table:style-name="ro8"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oomaaliga</text:p>
          </table:table-cell>
          <table:table-cell office:value-type="string" calcext:value-type="string">
            <text:p><text:a xlink:href="https://en.wikipedia.org/wiki/Somali_language" xlink:type="simple">en:Somali language</text:a></text:p>
          </table:table-cell>
          <table:table-cell/>
          <table:table-cell table:formula="of:=COM.MICROSOFT.CONCAT(&quot;INSERT INTO Language (EnglishName, NativeName)   VALUES('&quot;;[.B206];&quot;', '&quot;;[.D206]; &quot;');&quot;)" office:value-type="string" office:string-value="INSERT INTO Language (EnglishName, NativeName)   VALUES('Somalia', 'Soomaaliga');" calcext:value-type="string">
            <text:p>INSERT INTO Language (EnglishName, NativeName) <text:s text:c="2"/>VALUES('Somalia', 'Soomaaliga');</text:p>
          </table:table-cell>
        </table:table-row>
        <table:table-row table:style-name="ro8"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<text:a xlink:href="https://en.wikipedia.org/wiki/Albanian_language" xlink:type="simple">en:Albanian language</text:a></text:p>
          </table:table-cell>
          <table:table-cell/>
          <table:table-cell table:formula="of:=COM.MICROSOFT.CONCAT(&quot;INSERT INTO Language (EnglishName, NativeName)   VALUES('&quot;;[.B207];&quot;', '&quot;;[.D207]; &quot;');&quot;)" office:value-type="string" office:string-value="INSERT INTO Language (EnglishName, NativeName)   VALUES('Albanian', 'Shqip');" calcext:value-type="string">
            <text:p>INSERT INTO Language (EnglishName, NativeName) <text:s text:c="2"/>VALUES('Albanian', 'Shqip');</text:p>
          </table:table-cell>
        </table:table-row>
        <table:table-row table:style-name="ro8"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Српски</text:p>
          </table:table-cell>
          <table:table-cell office:value-type="string" calcext:value-type="string">
            <text:p><text:a xlink:href="https://en.wikipedia.org/wiki/sr:Српски_језик" xlink:type="simple">en:sr:Српски језик</text:a></text:p>
          </table:table-cell>
          <table:table-cell/>
          <table:table-cell table:formula="of:=COM.MICROSOFT.CONCAT(&quot;INSERT INTO Language (EnglishName, NativeName)   VALUES('&quot;;[.B208];&quot;', '&quot;;[.D208]; &quot;');&quot;)" office:value-type="string" office:string-value="INSERT INTO Language (EnglishName, NativeName)   VALUES('Serbian', 'Српски');" calcext:value-type="string">
            <text:p>INSERT INTO Language (EnglishName, NativeName) <text:s text:c="2"/>VALUES('Serbian', 'Српски');</text:p>
          </table:table-cell>
        </table:table-row>
        <table:table-row table:style-name="ro8"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iSwati</text:p>
          </table:table-cell>
          <table:table-cell office:value-type="string" calcext:value-type="string">
            <text:p><text:a xlink:href="https://en.wikipedia.org/wiki/Swati_language" xlink:type="simple">en:Swati language</text:a></text:p>
          </table:table-cell>
          <table:table-cell/>
          <table:table-cell table:formula="of:=COM.MICROSOFT.CONCAT(&quot;INSERT INTO Language (EnglishName, NativeName)   VALUES('&quot;;[.B209];&quot;', '&quot;;[.D209]; &quot;');&quot;)" office:value-type="string" office:string-value="INSERT INTO Language (EnglishName, NativeName)   VALUES('Swati', 'SiSwati');" calcext:value-type="string">
            <text:p>INSERT INTO Language (EnglishName, NativeName) <text:s text:c="2"/>VALUES('Swati', 'SiSwati');</text:p>
          </table:table-cell>
        </table:table-row>
        <table:table-row table:style-name="ro7">
          <table:table-cell office:value-type="string" calcext:value-type="string">
            <text:p>st</text:p>
          </table:table-cell>
          <table:table-cell office:value-type="string" calcext:value-type="string">
            <text:p>Southern Soth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<text:a xlink:href="https://en.wikipedia.org/wiki/Sesotho_language" xlink:type="simple">en:Sesotho language</text:a></text:p>
          </table:table-cell>
          <table:table-cell/>
          <table:table-cell table:formula="of:=COM.MICROSOFT.CONCAT(&quot;INSERT INTO Language (EnglishName, NativeName)   VALUES('&quot;;[.B210];&quot;', '&quot;;[.D210]; &quot;');&quot;)" office:value-type="string" office:string-value="INSERT INTO Language (EnglishName, NativeName)   VALUES('Southern Sotho', 'Sesotho');" calcext:value-type="string">
            <text:p>INSERT INTO Language (EnglishName, NativeName) <text:s text:c="2"/>VALUES('Southern Sotho', 'Sesotho');</text:p>
          </table:table-cell>
        </table:table-row>
        <table:table-row table:style-name="ro8"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<text:a xlink:href="https://en.wikipedia.org/wiki/Sundanese_language" xlink:type="simple">en:Sundanese language</text:a></text:p>
          </table:table-cell>
          <table:table-cell/>
          <table:table-cell table:formula="of:=COM.MICROSOFT.CONCAT(&quot;INSERT INTO Language (EnglishName, NativeName)   VALUES('&quot;;[.B211];&quot;', '&quot;;[.D211]; &quot;');&quot;)" office:value-type="string" office:string-value="INSERT INTO Language (EnglishName, NativeName)   VALUES('Sundanese', 'Basa Sunda');" calcext:value-type="string">
            <text:p>INSERT INTO Language (EnglishName, NativeName) <text:s text:c="2"/>VALUES('Sundanese', 'Basa Sunda');</text:p>
          </table:table-cell>
        </table:table-row>
        <table:table-row table:style-name="ro8"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<text:a xlink:href="https://sv.wikipedia.org/wiki/Svenska" xlink:type="simple">sv:Svenska</text:a></text:p>
          </table:table-cell>
          <table:table-cell/>
          <table:table-cell table:formula="of:=COM.MICROSOFT.CONCAT(&quot;INSERT INTO Language (EnglishName, NativeName)   VALUES('&quot;;[.B212];&quot;', '&quot;;[.D212]; &quot;');&quot;)" office:value-type="string" office:string-value="INSERT INTO Language (EnglishName, NativeName)   VALUES('Swedish', 'Svenska');" calcext:value-type="string">
            <text:p>INSERT INTO Language (EnglishName, NativeName) <text:s text:c="2"/>VALUES('Swedish', 'Svenska');</text:p>
          </table:table-cell>
        </table:table-row>
        <table:table-row table:style-name="ro8"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<text:a xlink:href="https://en.wikipedia.org/wiki/Swahili_language" xlink:type="simple">en:Swahili language</text:a></text:p>
          </table:table-cell>
          <table:table-cell/>
          <table:table-cell table:formula="of:=COM.MICROSOFT.CONCAT(&quot;INSERT INTO Language (EnglishName, NativeName)   VALUES('&quot;;[.B213];&quot;', '&quot;;[.D213]; &quot;');&quot;)" office:value-type="string" office:string-value="INSERT INTO Language (EnglishName, NativeName)   VALUES('Swahili', 'Kiswahili');" calcext:value-type="string">
            <text:p>INSERT INTO Language (EnglishName, NativeName) <text:s text:c="2"/>VALUES('Swahili', 'Kiswahili');</text:p>
          </table:table-cell>
        </table:table-row>
        <table:table-row table:style-name="ro8"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<text:a xlink:href="https://en.wikipedia.org/wiki/Tamil_language" xlink:type="simple">en:Tamil language</text:a></text:p>
          </table:table-cell>
          <table:table-cell/>
          <table:table-cell table:formula="of:=COM.MICROSOFT.CONCAT(&quot;INSERT INTO Language (EnglishName, NativeName)   VALUES('&quot;;[.B214];&quot;', '&quot;;[.D214]; &quot;');&quot;)" office:value-type="string" office:string-value="INSERT INTO Language (EnglishName, NativeName)   VALUES('Tamil', 'தமிழ்');" calcext:value-type="string">
            <text:p>INSERT INTO Language (EnglishName, NativeName) <text:s text:c="2"/>VALUES('Tamil', 'தமிழ்');</text:p>
          </table:table-cell>
        </table:table-row>
        <table:table-row table:style-name="ro8"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<text:a xlink:href="https://en.wikipedia.org/wiki/Telugu_language" xlink:type="simple">en:Telugu language</text:a></text:p>
          </table:table-cell>
          <table:table-cell/>
          <table:table-cell table:formula="of:=COM.MICROSOFT.CONCAT(&quot;INSERT INTO Language (EnglishName, NativeName)   VALUES('&quot;;[.B215];&quot;', '&quot;;[.D215]; &quot;');&quot;)" office:value-type="string" office:string-value="INSERT INTO Language (EnglishName, NativeName)   VALUES('Telugu', 'తెలుగు');" calcext:value-type="string">
            <text:p>INSERT INTO Language (EnglishName, NativeName) <text:s text:c="2"/>VALUES('Telugu', 'తెలుగు');</text:p>
          </table:table-cell>
        </table:table-row>
        <table:table-row table:style-name="ro8">
          <table:table-cell office:value-type="string" calcext:value-type="string">
            <text:p>tet</text:p>
          </table:table-cell>
          <table:table-cell office:value-type="string" calcext:value-type="string">
            <text:p>Tetum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etun</text:p>
          </table:table-cell>
          <table:table-cell office:value-type="string" calcext:value-type="string">
            <text:p><text:a xlink:href="https://en.wikipedia.org/wiki/Tetum_language" xlink:type="simple">en:Tetum language</text:a></text:p>
          </table:table-cell>
          <table:table-cell/>
          <table:table-cell table:formula="of:=COM.MICROSOFT.CONCAT(&quot;INSERT INTO Language (EnglishName, NativeName)   VALUES('&quot;;[.B216];&quot;', '&quot;;[.D216]; &quot;');&quot;)" office:value-type="string" office:string-value="INSERT INTO Language (EnglishName, NativeName)   VALUES('Tetum', 'Tetun');" calcext:value-type="string">
            <text:p>INSERT INTO Language (EnglishName, NativeName) <text:s text:c="2"/>VALUES('Tetum', 'Tetun');</text:p>
          </table:table-cell>
        </table:table-row>
        <table:table-row table:style-name="ro8"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Тоҷикӣ</text:p>
          </table:table-cell>
          <table:table-cell office:value-type="string" calcext:value-type="string">
            <text:p><text:a xlink:href="https://en.wikipedia.org/wiki/Tajik_language" xlink:type="simple">en:Tajik language</text:a></text:p>
          </table:table-cell>
          <table:table-cell/>
          <table:table-cell table:formula="of:=COM.MICROSOFT.CONCAT(&quot;INSERT INTO Language (EnglishName, NativeName)   VALUES('&quot;;[.B217];&quot;', '&quot;;[.D217]; &quot;');&quot;)" office:value-type="string" office:string-value="INSERT INTO Language (EnglishName, NativeName)   VALUES('Tajik', 'Тоҷикӣ');" calcext:value-type="string">
            <text:p>INSERT INTO Language (EnglishName, NativeName) <text:s text:c="2"/>VALUES('Tajik', 'Тоҷикӣ');</text:p>
          </table:table-cell>
        </table:table-row>
        <table:table-row table:style-name="ro7"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ไทย / Phasa Thai</text:p>
          </table:table-cell>
          <table:table-cell office:value-type="string" calcext:value-type="string">
            <text:p><text:a xlink:href="https://en.wikipedia.org/wiki/Thai_language" xlink:type="simple">en:Thai language</text:a></text:p>
          </table:table-cell>
          <table:table-cell/>
          <table:table-cell table:formula="of:=COM.MICROSOFT.CONCAT(&quot;INSERT INTO Language (EnglishName, NativeName)   VALUES('&quot;;[.B218];&quot;', '&quot;;[.D218]; &quot;');&quot;)" office:value-type="string" office:string-value="INSERT INTO Language (EnglishName, NativeName)   VALUES('Thai', 'ไทย / Phasa Thai');" calcext:value-type="string">
            <text:p>INSERT INTO Language (EnglishName, NativeName) <text:s text:c="2"/>VALUES('Thai', 'ไทย / Phasa Thai');</text:p>
          </table:table-cell>
        </table:table-row>
        <table:table-row table:style-name="ro8"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<text:a xlink:href="https://en.wikipedia.org/wiki/Tigrinya_language" xlink:type="simple">en:Tigrinya language</text:a></text:p>
          </table:table-cell>
          <table:table-cell/>
          <table:table-cell table:formula="of:=COM.MICROSOFT.CONCAT(&quot;INSERT INTO Language (EnglishName, NativeName)   VALUES('&quot;;[.B219];&quot;', '&quot;;[.D219]; &quot;');&quot;)" office:value-type="string" office:string-value="INSERT INTO Language (EnglishName, NativeName)   VALUES('Tigrinya', 'ትግርኛ');" calcext:value-type="string">
            <text:p>INSERT INTO Language (EnglishName, NativeName) <text:s text:c="2"/>VALUES('Tigrinya', 'ትግርኛ');</text:p>
          </table:table-cell>
        </table:table-row>
        <table:table-row table:style-name="ro7"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Туркмен / تركمن</text:p>
          </table:table-cell>
          <table:table-cell office:value-type="string" calcext:value-type="string">
            <text:p><text:a xlink:href="https://en.wikipedia.org/wiki/Turkmen_language" xlink:type="simple">en:Turkmen language</text:a></text:p>
          </table:table-cell>
          <table:table-cell/>
          <table:table-cell table:formula="of:=COM.MICROSOFT.CONCAT(&quot;INSERT INTO Language (EnglishName, NativeName)   VALUES('&quot;;[.B220];&quot;', '&quot;;[.D220]; &quot;');&quot;)" office:value-type="string" office:string-value="INSERT INTO Language (EnglishName, NativeName)   VALUES('Turkmen', 'Туркмен / تركمن');" calcext:value-type="string">
            <text:p>INSERT INTO Language (EnglishName, NativeName) <text:s text:c="2"/>VALUES('Turkmen', 'Туркмен / تركمن');</text:p>
          </table:table-cell>
        </table:table-row>
        <table:table-row table:style-name="ro8"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<text:a xlink:href="https://en.wikipedia.org/wiki/Tagalog_language" xlink:type="simple">en:Tagalog language</text:a></text:p>
          </table:table-cell>
          <table:table-cell/>
          <table:table-cell table:formula="of:=COM.MICROSOFT.CONCAT(&quot;INSERT INTO Language (EnglishName, NativeName)   VALUES('&quot;;[.B221];&quot;', '&quot;;[.D221]; &quot;');&quot;)" office:value-type="string" office:string-value="INSERT INTO Language (EnglishName, NativeName)   VALUES('Tagalog', 'Tagalog');" calcext:value-type="string">
            <text:p>INSERT INTO Language (EnglishName, NativeName) <text:s text:c="2"/>VALUES('Tagalog', 'Tagalog');</text:p>
          </table:table-cell>
        </table:table-row>
        <table:table-row table:style-name="ro8">
          <table:table-cell office:value-type="string" calcext:value-type="string">
            <text:p>tlh</text:p>
          </table:table-cell>
          <table:table-cell office:value-type="string" calcext:value-type="string">
            <text:p>Klingo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lhIngan-Hol</text:p>
          </table:table-cell>
          <table:table-cell office:value-type="string" calcext:value-type="string">
            <text:p><text:a xlink:href="https://en.wikipedia.org/wiki/Klingon_language" xlink:type="simple">en:Klingon language</text:a></text:p>
          </table:table-cell>
          <table:table-cell/>
          <table:table-cell table:formula="of:=COM.MICROSOFT.CONCAT(&quot;INSERT INTO Language (EnglishName, NativeName)   VALUES('&quot;;[.B222];&quot;', '&quot;;[.D222]; &quot;');&quot;)" office:value-type="string" office:string-value="INSERT INTO Language (EnglishName, NativeName)   VALUES('Klingon', 'tlhIngan-Hol');" calcext:value-type="string">
            <text:p>INSERT INTO Language (EnglishName, NativeName) <text:s text:c="2"/>VALUES('Klingon', 'tlhIngan-Hol');</text:p>
          </table:table-cell>
        </table:table-row>
        <table:table-row table:style-name="ro8"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etswana</text:p>
          </table:table-cell>
          <table:table-cell office:value-type="string" calcext:value-type="string">
            <text:p><text:a xlink:href="https://en.wikipedia.org/wiki/Tswana_language" xlink:type="simple">en:Tswana language</text:a></text:p>
          </table:table-cell>
          <table:table-cell/>
          <table:table-cell table:formula="of:=COM.MICROSOFT.CONCAT(&quot;INSERT INTO Language (EnglishName, NativeName)   VALUES('&quot;;[.B223];&quot;', '&quot;;[.D223]; &quot;');&quot;)" office:value-type="string" office:string-value="INSERT INTO Language (EnglishName, NativeName)   VALUES('Tswana', 'Setswana');" calcext:value-type="string">
            <text:p>INSERT INTO Language (EnglishName, NativeName) <text:s text:c="2"/>VALUES('Tswana', 'Setswana');</text:p>
          </table:table-cell>
        </table:table-row>
        <table:table-row table:style-name="ro7"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ea Faka-Tonga</text:p>
          </table:table-cell>
          <table:table-cell office:value-type="string" calcext:value-type="string">
            <text:p><text:a xlink:href="https://en.wikipedia.org/wiki/Tongan_language" xlink:type="simple">en:Tongan language</text:a></text:p>
          </table:table-cell>
          <table:table-cell/>
          <table:table-cell table:formula="of:=COM.MICROSOFT.CONCAT(&quot;INSERT INTO Language (EnglishName, NativeName)   VALUES('&quot;;[.B224];&quot;', '&quot;;[.D224]; &quot;');&quot;)" office:value-type="string" office:string-value="INSERT INTO Language (EnglishName, NativeName)   VALUES('Tonga', 'Lea Faka-Tonga');" calcext:value-type="string">
            <text:p>INSERT INTO Language (EnglishName, NativeName) <text:s text:c="2"/>VALUES('Tonga', 'Lea Faka-Tonga');</text:p>
          </table:table-cell>
        </table:table-row>
        <table:table-row table:style-name="ro8">
          <table:table-cell office:value-type="string" calcext:value-type="string">
            <text:p>tpi</text:p>
          </table:table-cell>
          <table:table-cell office:value-type="string" calcext:value-type="string">
            <text:p>Tok Pisi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ok Pisin</text:p>
          </table:table-cell>
          <table:table-cell office:value-type="string" calcext:value-type="string">
            <text:p><text:a xlink:href="https://en.wikipedia.org/wiki/Tok_Pisin_language" xlink:type="simple">en:Tok Pisin language</text:a></text:p>
          </table:table-cell>
          <table:table-cell/>
          <table:table-cell table:formula="of:=COM.MICROSOFT.CONCAT(&quot;INSERT INTO Language (EnglishName, NativeName)   VALUES('&quot;;[.B225];&quot;', '&quot;;[.D225]; &quot;');&quot;)" office:value-type="string" office:string-value="INSERT INTO Language (EnglishName, NativeName)   VALUES('Tok Pisin', 'Tok Pisin');" calcext:value-type="string">
            <text:p>INSERT INTO Language (EnglishName, NativeName) <text:s text:c="2"/>VALUES('Tok Pisin', 'Tok Pisin');</text:p>
          </table:table-cell>
        </table:table-row>
        <table:table-row table:style-name="ro8"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<text:a xlink:href="https://en.wikipedia.org/wiki/Turkish_language" xlink:type="simple">en:Turkish language</text:a></text:p>
          </table:table-cell>
          <table:table-cell/>
          <table:table-cell table:formula="of:=COM.MICROSOFT.CONCAT(&quot;INSERT INTO Language (EnglishName, NativeName)   VALUES('&quot;;[.B226];&quot;', '&quot;;[.D226]; &quot;');&quot;)" office:value-type="string" office:string-value="INSERT INTO Language (EnglishName, NativeName)   VALUES('Turkish', 'Türkçe');" calcext:value-type="string">
            <text:p>INSERT INTO Language (EnglishName, NativeName) <text:s text:c="2"/>VALUES('Turkish', 'Türkçe');</text:p>
          </table:table-cell>
        </table:table-row>
        <table:table-row table:style-name="ro8"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Xitsonga</text:p>
          </table:table-cell>
          <table:table-cell office:value-type="string" calcext:value-type="string">
            <text:p><text:a xlink:href="https://en.wikipedia.org/wiki/Tsonga_language" xlink:type="simple">en:Tsonga language</text:a></text:p>
          </table:table-cell>
          <table:table-cell/>
          <table:table-cell table:formula="of:=COM.MICROSOFT.CONCAT(&quot;INSERT INTO Language (EnglishName, NativeName)   VALUES('&quot;;[.B227];&quot;', '&quot;;[.D227]; &quot;');&quot;)" office:value-type="string" office:string-value="INSERT INTO Language (EnglishName, NativeName)   VALUES('Tsonga', 'Xitsonga');" calcext:value-type="string">
            <text:p>INSERT INTO Language (EnglishName, NativeName) <text:s text:c="2"/>VALUES('Tsonga', 'Xitsonga');</text:p>
          </table:table-cell>
        </table:table-row>
        <table:table-row table:style-name="ro8"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atarça</text:p>
          </table:table-cell>
          <table:table-cell office:value-type="string" calcext:value-type="string">
            <text:p><text:a xlink:href="https://en.wikipedia.org/wiki/Tatar_language" xlink:type="simple">en:Tatar language</text:a></text:p>
          </table:table-cell>
          <table:table-cell/>
          <table:table-cell table:formula="of:=COM.MICROSOFT.CONCAT(&quot;INSERT INTO Language (EnglishName, NativeName)   VALUES('&quot;;[.B228];&quot;', '&quot;;[.D228]; &quot;');&quot;)" office:value-type="string" office:string-value="INSERT INTO Language (EnglishName, NativeName)   VALUES('Tatar', 'Tatarça');" calcext:value-type="string">
            <text:p>INSERT INTO Language (EnglishName, NativeName) <text:s text:c="2"/>VALUES('Tatar', 'Tatarça');</text:p>
          </table:table-cell>
        </table:table-row>
        <table:table-row table:style-name="ro8">
          <table:table-cell office:value-type="string" calcext:value-type="string">
            <text:p>tum</text:p>
          </table:table-cell>
          <table:table-cell office:value-type="string" calcext:value-type="string">
            <text:p>Tumbuk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hiTumbuka</text:p>
          </table:table-cell>
          <table:table-cell office:value-type="string" calcext:value-type="string">
            <text:p><text:a xlink:href="https://en.wikipedia.org/wiki/Tumbuka_language" xlink:type="simple">en:Tumbuka language</text:a></text:p>
          </table:table-cell>
          <table:table-cell/>
          <table:table-cell table:formula="of:=COM.MICROSOFT.CONCAT(&quot;INSERT INTO Language (EnglishName, NativeName)   VALUES('&quot;;[.B229];&quot;', '&quot;;[.D229]; &quot;');&quot;)" office:value-type="string" office:string-value="INSERT INTO Language (EnglishName, NativeName)   VALUES('Tumbuka', 'chiTumbuka');" calcext:value-type="string">
            <text:p>INSERT INTO Language (EnglishName, NativeName) <text:s text:c="2"/>VALUES('Tumbuka', 'chiTumbuka');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<text:a xlink:href="https://en.wikipedia.org/wiki/Twi_language" xlink:type="simple">en:Twi language</text:a></text:p>
          </table:table-cell>
          <table:table-cell/>
          <table:table-cell table:formula="of:=COM.MICROSOFT.CONCAT(&quot;INSERT INTO Language (EnglishName, NativeName)   VALUES('&quot;;[.B230];&quot;', '&quot;;[.D230]; &quot;');&quot;)" office:value-type="string" office:string-value="INSERT INTO Language (EnglishName, NativeName)   VALUES('Twi', 'Twi');" calcext:value-type="string">
            <text:p>INSERT INTO Language (EnglishName, NativeName) <text:s text:c="2"/>VALUES('Twi', 'Twi');</text:p>
          </table:table-cell>
        </table:table-row>
        <table:table-row table:style-name="ro8"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<text:a xlink:href="https://en.wikipedia.org/wiki/Tahitian_language" xlink:type="simple">en:Tahitian language</text:a></text:p>
          </table:table-cell>
          <table:table-cell/>
          <table:table-cell table:formula="of:=COM.MICROSOFT.CONCAT(&quot;INSERT INTO Language (EnglishName, NativeName)   VALUES('&quot;;[.B231];&quot;', '&quot;;[.D231]; &quot;');&quot;)" office:value-type="string" office:string-value="INSERT INTO Language (EnglishName, NativeName)   VALUES('Tahitian', 'Reo Mā`ohi');" calcext:value-type="string">
            <text:p>INSERT INTO Language (EnglishName, NativeName) <text:s text:c="2"/>VALUES('Tahitian', 'Reo Mā`ohi');</text:p>
          </table:table-cell>
        </table:table-row>
        <table:table-row table:style-name="ro8">
          <table:table-cell office:value-type="string" calcext:value-type="string">
            <text:p>udm</text:p>
          </table:table-cell>
          <table:table-cell office:value-type="string" calcext:value-type="string">
            <text:p>Udmurt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Удмурт кыл</text:p>
          </table:table-cell>
          <table:table-cell office:value-type="string" calcext:value-type="string">
            <text:p><text:a xlink:href="https://en.wikipedia.org/wiki/Udmurt_language" xlink:type="simple">en:Udmurt language</text:a></text:p>
          </table:table-cell>
          <table:table-cell/>
          <table:table-cell table:formula="of:=COM.MICROSOFT.CONCAT(&quot;INSERT INTO Language (EnglishName, NativeName)   VALUES('&quot;;[.B232];&quot;', '&quot;;[.D232]; &quot;');&quot;)" office:value-type="string" office:string-value="INSERT INTO Language (EnglishName, NativeName)   VALUES('Udmurt', 'Удмурт кыл');" calcext:value-type="string">
            <text:p>INSERT INTO Language (EnglishName, NativeName) <text:s text:c="2"/>VALUES('Udmurt', 'Удмурт кыл');</text:p>
          </table:table-cell>
        </table:table-row>
        <table:table-row table:style-name="ro7">
          <table:table-cell office:value-type="string" calcext:value-type="string">
            <text:p>ug</text:p>
          </table:table-cell>
          <table:table-cell office:value-type="string" calcext:value-type="string">
            <text:p>Uyghu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Uyƣurqə / ئۇيغۇرچە</text:p>
          </table:table-cell>
          <table:table-cell office:value-type="string" calcext:value-type="string">
            <text:p><text:a xlink:href="https://en.wikipedia.org/wiki/Uyghur_language" xlink:type="simple">en:Uyghur language</text:a></text:p>
          </table:table-cell>
          <table:table-cell/>
          <table:table-cell table:formula="of:=COM.MICROSOFT.CONCAT(&quot;INSERT INTO Language (EnglishName, NativeName)   VALUES('&quot;;[.B233];&quot;', '&quot;;[.D233]; &quot;');&quot;)" office:value-type="string" office:string-value="INSERT INTO Language (EnglishName, NativeName)   VALUES('Uyghur', 'Uyƣurqə / ئۇيغۇرچە');" calcext:value-type="string">
            <text:p>INSERT INTO Language (EnglishName, NativeName) <text:s text:c="2"/>VALUES('Uyghur', 'Uyƣurqə / ئۇيغۇرچە');</text:p>
          </table:table-cell>
        </table:table-row>
        <table:table-row table:style-name="ro8"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Українська</text:p>
          </table:table-cell>
          <table:table-cell office:value-type="string" calcext:value-type="string">
            <text:p><text:a xlink:href="https://en.wikipedia.org/wiki/Ukrainian_language" xlink:type="simple">en:Ukrainian language</text:a></text:p>
          </table:table-cell>
          <table:table-cell/>
          <table:table-cell table:formula="of:=COM.MICROSOFT.CONCAT(&quot;INSERT INTO Language (EnglishName, NativeName)   VALUES('&quot;;[.B234];&quot;', '&quot;;[.D234]; &quot;');&quot;)" office:value-type="string" office:string-value="INSERT INTO Language (EnglishName, NativeName)   VALUES('Ukrainian', 'Українська');" calcext:value-type="string">
            <text:p>INSERT INTO Language (EnglishName, NativeName) <text:s text:c="2"/>VALUES('Ukrainian', 'Українська');</text:p>
          </table:table-cell>
        </table:table-row>
        <table:table-row table:style-name="ro8"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table:style-name="ce5" office:value-type="string" calcext:value-type="string">
            <text:p>rtl</text:p>
          </table:table-cell>
          <table:table-cell table:style-name="ce5" office:value-type="string" calcext:value-type="string">
            <text:p>اردو</text:p>
          </table:table-cell>
          <table:table-cell office:value-type="string" calcext:value-type="string">
            <text:p><text:a xlink:href="https://en.wikipedia.org/wiki/Urdu_language" xlink:type="simple">en:Urdu language</text:a></text:p>
          </table:table-cell>
          <table:table-cell/>
          <table:table-cell table:formula="of:=COM.MICROSOFT.CONCAT(&quot;INSERT INTO Language (EnglishName, NativeName)   VALUES('&quot;;[.B235];&quot;', '&quot;;[.D235]; &quot;');&quot;)" office:value-type="string" office:string-value="INSERT INTO Language (EnglishName, NativeName)   VALUES('Urdu', 'اردو');" calcext:value-type="string">
            <text:p>INSERT INTO Language (EnglishName, NativeName) <text:s text:c="2"/>VALUES('Urdu', 'اردو');</text:p>
          </table:table-cell>
        </table:table-row>
        <table:table-row table:style-name="ro8"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Ўзбек</text:p>
          </table:table-cell>
          <table:table-cell office:value-type="string" calcext:value-type="string">
            <text:p><text:a xlink:href="https://en.wikipedia.org/wiki/Uzbek_language" xlink:type="simple">en:Uzbek language</text:a></text:p>
          </table:table-cell>
          <table:table-cell/>
          <table:table-cell table:formula="of:=COM.MICROSOFT.CONCAT(&quot;INSERT INTO Language (EnglishName, NativeName)   VALUES('&quot;;[.B236];&quot;', '&quot;;[.D236]; &quot;');&quot;)" office:value-type="string" office:string-value="INSERT INTO Language (EnglishName, NativeName)   VALUES('Uzbek', 'Ўзбек');" calcext:value-type="string">
            <text:p>INSERT INTO Language (EnglishName, NativeName) <text:s text:c="2"/>VALUES('Uzbek', 'Ўзбек');</text:p>
          </table:table-cell>
        </table:table-row>
        <table:table-row table:style-name="ro8"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shivenḓa</text:p>
          </table:table-cell>
          <table:table-cell office:value-type="string" calcext:value-type="string">
            <text:p><text:a xlink:href="https://en.wikipedia.org/wiki/Venda_language" xlink:type="simple">en:Venda language</text:a></text:p>
          </table:table-cell>
          <table:table-cell/>
          <table:table-cell table:formula="of:=COM.MICROSOFT.CONCAT(&quot;INSERT INTO Language (EnglishName, NativeName)   VALUES('&quot;;[.B237];&quot;', '&quot;;[.D237]; &quot;');&quot;)" office:value-type="string" office:string-value="INSERT INTO Language (EnglishName, NativeName)   VALUES('Venda', 'Tshivenḓa');" calcext:value-type="string">
            <text:p>INSERT INTO Language (EnglishName, NativeName) <text:s text:c="2"/>VALUES('Venda', 'Tshivenḓa');</text:p>
          </table:table-cell>
        </table:table-row>
        <table:table-row table:style-name="ro8"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<text:a xlink:href="https://en.wikipedia.org/wiki/Vietnamese_language" xlink:type="simple">en:Vietnamese language</text:a></text:p>
          </table:table-cell>
          <table:table-cell/>
          <table:table-cell table:formula="of:=COM.MICROSOFT.CONCAT(&quot;INSERT INTO Language (EnglishName, NativeName)   VALUES('&quot;;[.B238];&quot;', '&quot;;[.D238]; &quot;');&quot;)" office:value-type="string" office:string-value="INSERT INTO Language (EnglishName, NativeName)   VALUES('Vietnamese', 'Tiếng Việt');" calcext:value-type="string">
            <text:p>INSERT INTO Language (EnglishName, NativeName) <text:s text:c="2"/>VALUES('Vietnamese', 'Tiếng Việt');</text:p>
          </table:table-cell>
        </table:table-row>
        <table:table-row table:style-name="ro8">
          <table:table-cell office:value-type="string" calcext:value-type="string">
            <text:p>vec</text:p>
          </table:table-cell>
          <table:table-cell office:value-type="string" calcext:value-type="string">
            <text:p>Vene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Vèneto</text:p>
          </table:table-cell>
          <table:table-cell office:value-type="string" calcext:value-type="string">
            <text:p><text:a xlink:href="https://en.wikipedia.org/wiki/Venetian_language" xlink:type="simple">en:Venetian language</text:a></text:p>
          </table:table-cell>
          <table:table-cell/>
          <table:table-cell table:formula="of:=COM.MICROSOFT.CONCAT(&quot;INSERT INTO Language (EnglishName, NativeName)   VALUES('&quot;;[.B239];&quot;', '&quot;;[.D239]; &quot;');&quot;)" office:value-type="string" office:string-value="INSERT INTO Language (EnglishName, NativeName)   VALUES('Venetian', 'Vèneto');" calcext:value-type="string">
            <text:p>INSERT INTO Language (EnglishName, NativeName) <text:s text:c="2"/>VALUES('Venetian', 'Vèneto');</text:p>
          </table:table-cell>
        </table:table-row>
        <table:table-row table:style-name="ro8">
          <table:table-cell office:value-type="string" calcext:value-type="string">
            <text:p>vls</text:p>
          </table:table-cell>
          <table:table-cell office:value-type="string" calcext:value-type="string">
            <text:p>West Flem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West-Vlaoms</text:p>
          </table:table-cell>
          <table:table-cell office:value-type="string" calcext:value-type="string">
            <text:p><text:a xlink:href="https://en.wikipedia.org/wiki/West_Flemish_language" xlink:type="simple">en:West Flemish language</text:a></text:p>
          </table:table-cell>
          <table:table-cell/>
          <table:table-cell table:formula="of:=COM.MICROSOFT.CONCAT(&quot;INSERT INTO Language (EnglishName, NativeName)   VALUES('&quot;;[.B240];&quot;', '&quot;;[.D240]; &quot;');&quot;)" office:value-type="string" office:string-value="INSERT INTO Language (EnglishName, NativeName)   VALUES('West Flemish', 'West-Vlaoms');" calcext:value-type="string">
            <text:p>INSERT INTO Language (EnglishName, NativeName) <text:s text:c="2"/>VALUES('West Flemish', 'West-Vlaoms');</text:p>
          </table:table-cell>
        </table:table-row>
        <table:table-row table:style-name="ro8"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<text:a xlink:href="https://en.wikipedia.org/wiki/Volapük_language" xlink:type="simple">en:Volapük language</text:a></text:p>
          </table:table-cell>
          <table:table-cell/>
          <table:table-cell table:formula="of:=COM.MICROSOFT.CONCAT(&quot;INSERT INTO Language (EnglishName, NativeName)   VALUES('&quot;;[.B241];&quot;', '&quot;;[.D241]; &quot;');&quot;)" office:value-type="string" office:string-value="INSERT INTO Language (EnglishName, NativeName)   VALUES('Volapük', 'Volapük');" calcext:value-type="string">
            <text:p>INSERT INTO Language (EnglishName, NativeName) <text:s text:c="2"/>VALUES('Volapük', 'Volapük');</text:p>
          </table:table-cell>
        </table:table-row>
        <table:table-row table:style-name="ro8"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<text:a xlink:href="https://en.wikipedia.org/wiki/Walloon_language" xlink:type="simple">en:Walloon language</text:a></text:p>
          </table:table-cell>
          <table:table-cell/>
          <table:table-cell table:formula="of:=COM.MICROSOFT.CONCAT(&quot;INSERT INTO Language (EnglishName, NativeName)   VALUES('&quot;;[.B242];&quot;', '&quot;;[.D242]; &quot;');&quot;)" office:value-type="string" office:string-value="INSERT INTO Language (EnglishName, NativeName)   VALUES('Walloon', 'Walon');" calcext:value-type="string">
            <text:p>INSERT INTO Language (EnglishName, NativeName) <text:s text:c="2"/>VALUES('Walloon', 'Walon');</text:p>
          </table:table-cell>
        </table:table-row>
        <table:table-row table:style-name="ro6">
          <table:table-cell office:value-type="string" calcext:value-type="string">
            <text:p>war</text:p>
          </table:table-cell>
          <table:table-cell office:value-type="string" calcext:value-type="string">
            <text:p>Waray / Samar-Leyte Visay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Winaray / Binisaya Lineyte-Samarnon</text:p>
          </table:table-cell>
          <table:table-cell office:value-type="string" calcext:value-type="string">
            <text:p><text:a xlink:href="https://en.wikipedia.org/wiki/Waray_language" xlink:type="simple">en:Waray language</text:a></text:p>
          </table:table-cell>
          <table:table-cell/>
          <table:table-cell table:formula="of:=COM.MICROSOFT.CONCAT(&quot;INSERT INTO Language (EnglishName, NativeName)   VALUES('&quot;;[.B243];&quot;', '&quot;;[.D243]; &quot;');&quot;)" office:value-type="string" office:string-value="INSERT INTO Language (EnglishName, NativeName)   VALUES('Waray / Samar-Leyte Visayan', 'Winaray / Binisaya Lineyte-Samarnon');" calcext:value-type="string">
            <text:p>INSERT INTO Language (EnglishName, NativeName) <text:s text:c="2"/>VALUES('Waray / Samar-Leyte Visayan', 'Winaray / Binisaya Lineyte-Samarnon');</text:p>
          </table:table-cell>
        </table:table-row>
        <table:table-row table:style-name="ro8"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Wollof</text:p>
          </table:table-cell>
          <table:table-cell office:value-type="string" calcext:value-type="string">
            <text:p><text:a xlink:href="https://en.wikipedia.org/wiki/Wolof_language" xlink:type="simple">en:Wolof language</text:a></text:p>
          </table:table-cell>
          <table:table-cell/>
          <table:table-cell table:formula="of:=COM.MICROSOFT.CONCAT(&quot;INSERT INTO Language (EnglishName, NativeName)   VALUES('&quot;;[.B244];&quot;', '&quot;;[.D244]; &quot;');&quot;)" office:value-type="string" office:string-value="INSERT INTO Language (EnglishName, NativeName)   VALUES('Wolof', 'Wollof');" calcext:value-type="string">
            <text:p>INSERT INTO Language (EnglishName, NativeName) <text:s text:c="2"/>VALUES('Wolof', 'Wollof');</text:p>
          </table:table-cell>
        </table:table-row>
        <table:table-row table:style-name="ro8">
          <table:table-cell office:value-type="string" calcext:value-type="string">
            <text:p>xal</text:p>
          </table:table-cell>
          <table:table-cell office:value-type="string" calcext:value-type="string">
            <text:p>Kalmy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Хальмг</text:p>
          </table:table-cell>
          <table:table-cell office:value-type="string" calcext:value-type="string">
            <text:p><text:a xlink:href="https://en.wikipedia.org/wiki/Kalmyk_language" xlink:type="simple">en:Kalmyk language</text:a></text:p>
          </table:table-cell>
          <table:table-cell/>
          <table:table-cell table:formula="of:=COM.MICROSOFT.CONCAT(&quot;INSERT INTO Language (EnglishName, NativeName)   VALUES('&quot;;[.B245];&quot;', '&quot;;[.D245]; &quot;');&quot;)" office:value-type="string" office:string-value="INSERT INTO Language (EnglishName, NativeName)   VALUES('Kalmyk', 'Хальмг');" calcext:value-type="string">
            <text:p>INSERT INTO Language (EnglishName, NativeName) <text:s text:c="2"/>VALUES('Kalmyk', 'Хальмг');</text:p>
          </table:table-cell>
        </table:table-row>
        <table:table-row table:style-name="ro8"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<text:a xlink:href="https://en.wikipedia.org/wiki/Xhosan_language" xlink:type="simple">en:Xhosan language</text:a></text:p>
          </table:table-cell>
          <table:table-cell/>
          <table:table-cell table:formula="of:=COM.MICROSOFT.CONCAT(&quot;INSERT INTO Language (EnglishName, NativeName)   VALUES('&quot;;[.B246];&quot;', '&quot;;[.D246]; &quot;');&quot;)" office:value-type="string" office:string-value="INSERT INTO Language (EnglishName, NativeName)   VALUES('Xhosa', 'isiXhosa');" calcext:value-type="string">
            <text:p>INSERT INTO Language (EnglishName, NativeName) <text:s text:c="2"/>VALUES('Xhosa', 'isiXhosa');</text:p>
          </table:table-cell>
        </table:table-row>
        <table:table-row table:style-name="ro8"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table:style-name="ce5" office:value-type="string" calcext:value-type="string">
            <text:p>rtl</text:p>
          </table:table-cell>
          <table:table-cell table:style-name="ce5" office:value-type="string" calcext:value-type="string">
            <text:p>ייִדיש</text:p>
          </table:table-cell>
          <table:table-cell office:value-type="string" calcext:value-type="string">
            <text:p><text:a xlink:href="https://en.wikipedia.org/wiki/Yiddish_language" xlink:type="simple">en:Yiddish language</text:a></text:p>
          </table:table-cell>
          <table:table-cell/>
          <table:table-cell table:formula="of:=COM.MICROSOFT.CONCAT(&quot;INSERT INTO Language (EnglishName, NativeName)   VALUES('&quot;;[.B247];&quot;', '&quot;;[.D247]; &quot;');&quot;)" office:value-type="string" office:string-value="INSERT INTO Language (EnglishName, NativeName)   VALUES('Yiddish', 'ייִדיש');" calcext:value-type="string">
            <text:p>INSERT INTO Language (EnglishName, NativeName) <text:s text:c="2"/>VALUES('Yiddish', 'ייִדיש');</text:p>
          </table:table-cell>
        </table:table-row>
        <table:table-row table:style-name="ro8"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<text:a xlink:href="https://en.wikipedia.org/wiki/Yoruba_language" xlink:type="simple">en:Yoruba language</text:a></text:p>
          </table:table-cell>
          <table:table-cell/>
          <table:table-cell table:formula="of:=COM.MICROSOFT.CONCAT(&quot;INSERT INTO Language (EnglishName, NativeName)   VALUES('&quot;;[.B248];&quot;', '&quot;;[.D248]; &quot;');&quot;)" office:value-type="string" office:string-value="INSERT INTO Language (EnglishName, NativeName)   VALUES('Yoruba', 'Yorùbá');" calcext:value-type="string">
            <text:p>INSERT INTO Language (EnglishName, NativeName) <text:s text:c="2"/>VALUES('Yoruba', 'Yorùbá');</text:p>
          </table:table-cell>
        </table:table-row>
        <table:table-row table:style-name="ro9">
          <table:table-cell office:value-type="string" calcext:value-type="string">
            <text:p>za</text:p>
          </table:table-cell>
          <table:table-cell office:value-type="string" calcext:value-type="string">
            <text:p>Zhuang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uengh / Tôô / 壮语</text:p>
          </table:table-cell>
          <table:table-cell office:value-type="string" calcext:value-type="string">
            <text:p><text:a xlink:href="https://en.wikipedia.org/wiki/Zhuang_language" xlink:type="simple">en:Zhuang language</text:a></text:p>
          </table:table-cell>
          <table:table-cell/>
          <table:table-cell table:formula="of:=COM.MICROSOFT.CONCAT(&quot;INSERT INTO Language (EnglishName, NativeName)   VALUES('&quot;;[.B249];&quot;', '&quot;;[.D249]; &quot;');&quot;)" office:value-type="string" office:string-value="INSERT INTO Language (EnglishName, NativeName)   VALUES('Zhuang', 'Cuengh / Tôô / 壮语');" calcext:value-type="string">
            <text:p>INSERT INTO Language (EnglishName, NativeName) <text:s text:c="2"/>VALUES('Zhuang', 'Cuengh / Tôô / 壮语');</text:p>
          </table:table-cell>
        </table:table-row>
        <table:table-row table:style-name="ro10"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中文</text:p>
          </table:table-cell>
          <table:table-cell office:value-type="string" calcext:value-type="string">
            <text:p><text:a xlink:href="https://zh.wikipedia.org/wiki/汉语" xlink:type="simple">zh:汉语</text:a></text:p>
          </table:table-cell>
          <table:table-cell/>
          <table:table-cell table:formula="of:=COM.MICROSOFT.CONCAT(&quot;INSERT INTO Language (EnglishName, NativeName)   VALUES('&quot;;[.B250];&quot;', '&quot;;[.D250]; &quot;');&quot;)" office:value-type="string" office:string-value="INSERT INTO Language (EnglishName, NativeName)   VALUES('Chinese', '中文');" calcext:value-type="string">
            <text:p>INSERT INTO Language (EnglishName, NativeName) <text:s text:c="2"/>VALUES('Chinese', '中文');</text:p>
          </table:table-cell>
        </table:table-row>
        <table:table-row table:style-name="ro7">
          <table:table-cell office:value-type="string" calcext:value-type="string">
            <text:p>zh-classical</text:p>
          </table:table-cell>
          <table:table-cell office:value-type="string" calcext:value-type="string">
            <text:p>Classical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文言</text:p>
          </table:table-cell>
          <table:table-cell office:value-type="string" calcext:value-type="string">
            <text:p><text:a xlink:href="https://zh.wikipedia.org/wiki/文言文" xlink:type="simple">zh:文言文</text:a></text:p>
          </table:table-cell>
          <table:table-cell table:style-name="ce2" office:value-type="string" calcext:value-type="string">
            <text:p>ISO 639-3: lzh</text:p>
          </table:table-cell>
          <table:table-cell table:formula="of:=COM.MICROSOFT.CONCAT(&quot;INSERT INTO Language (EnglishName, NativeName)   VALUES('&quot;;[.B251];&quot;', '&quot;;[.D251]; &quot;');&quot;)" office:value-type="string" office:string-value="INSERT INTO Language (EnglishName, NativeName)   VALUES('Classical Chinese', '文言');" calcext:value-type="string">
            <text:p>INSERT INTO Language (EnglishName, NativeName) <text:s text:c="2"/>VALUES('Classical Chinese', '文言');</text:p>
          </table:table-cell>
        </table:table-row>
        <table:table-row table:style-name="ro7">
          <table:table-cell office:value-type="string" calcext:value-type="string">
            <text:p>zh-min-nan</text:p>
          </table:table-cell>
          <table:table-cell office:value-type="string" calcext:value-type="string">
            <text:p>Minn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ân-lâm-gú</text:p>
          </table:table-cell>
          <table:table-cell office:value-type="string" calcext:value-type="string">
            <text:p><text:a xlink:href="https://en.wikipedia.org/wiki/Min_Nan_language" xlink:type="simple">en:Min Nan language</text:a></text:p>
          </table:table-cell>
          <table:table-cell table:style-name="ce2" office:value-type="string" calcext:value-type="string">
            <text:p>ISO 639-3: nan</text:p>
          </table:table-cell>
          <table:table-cell table:formula="of:=COM.MICROSOFT.CONCAT(&quot;INSERT INTO Language (EnglishName, NativeName)   VALUES('&quot;;[.B252];&quot;', '&quot;;[.D252]; &quot;');&quot;)" office:value-type="string" office:string-value="INSERT INTO Language (EnglishName, NativeName)   VALUES('Minnan', 'Bân-lâm-gú');" calcext:value-type="string">
            <text:p>INSERT INTO Language (EnglishName, NativeName) <text:s text:c="2"/>VALUES('Minnan', 'Bân-lâm-gú');</text:p>
          </table:table-cell>
        </table:table-row>
        <table:table-row table:style-name="ro7">
          <table:table-cell office:value-type="string" calcext:value-type="string">
            <text:p>zh-yue</text:p>
          </table:table-cell>
          <table:table-cell office:value-type="string" calcext:value-type="string">
            <text:p>Canto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粵語 / 粤语</text:p>
          </table:table-cell>
          <table:table-cell office:value-type="string" calcext:value-type="string">
            <text:p><text:a xlink:href="https://zh-yue.wikipedia.org/wiki/粵語" xlink:type="simple">zh-yue:粵語</text:a></text:p>
          </table:table-cell>
          <table:table-cell table:style-name="ce2" office:value-type="string" calcext:value-type="string">
            <text:p>ISO 639-3: yue</text:p>
          </table:table-cell>
          <table:table-cell table:formula="of:=COM.MICROSOFT.CONCAT(&quot;INSERT INTO Language (EnglishName, NativeName)   VALUES('&quot;;[.B253];&quot;', '&quot;;[.D253]; &quot;');&quot;)" office:value-type="string" office:string-value="INSERT INTO Language (EnglishName, NativeName)   VALUES('Cantonese', '粵語 / 粤语');" calcext:value-type="string">
            <text:p>INSERT INTO Language (EnglishName, NativeName) <text:s text:c="2"/>VALUES('Cantonese', '粵語 / 粤语');</text:p>
          </table:table-cell>
        </table:table-row>
        <table:table-row table:style-name="ro8"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<text:a xlink:href="https://en.wikipedia.org/wiki/Zulu_language" xlink:type="simple">en:Zulu language</text:a></text:p>
          </table:table-cell>
          <table:table-cell/>
          <table:table-cell table:formula="of:=COM.MICROSOFT.CONCAT(&quot;INSERT INTO Language (EnglishName, NativeName)   VALUES('&quot;;[.B254];&quot;', '&quot;;[.D254]; &quot;');&quot;)" office:value-type="string" office:string-value="INSERT INTO Language (EnglishName, NativeName)   VALUES('Zulu', 'isiZulu');" calcext:value-type="string">
            <text:p>INSERT INTO Language (EnglishName, NativeName) <text:s text:c="2"/>VALUES('Zulu', 'isiZulu');</text:p>
          </table:table-cell>
        </table:table-row>
        <table:table-row table:style-name="ro8">
          <table:table-cell table:style-name="ce1" office:value-type="string" calcext:value-type="string" table:number-columns-spanned="6" table:number-rows-spanned="1">
            <text:p>Old projects</text:p>
          </table:table-cell>
          <table:covered-table-cell table:number-columns-repeated="5" table:style-name="Default"/>
          <table:table-cell/>
        </table:table-row>
        <table:table-row table:style-name="ro7">
          <table:table-cell office:value-type="string" calcext:value-type="string">
            <text:p>closed-zh-tw</text:p>
          </table:table-cell>
          <table:table-cell office:value-type="string" calcext:value-type="string">
            <text:p>Traditional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‪中文(台灣)‬</text:p>
          </table:table-cell>
          <table:table-cell office:value-type="string" calcext:value-type="string">
            <text:p><text:a xlink:href="https://en.wikipedia.org/wiki/Chinese_language" xlink:type="simple">en:Chinese language</text:a></text:p>
          </table:table-cell>
          <table:table-cell table:style-name="ce2" office:value-type="string" calcext:value-type="string">
            <text:p>Closed</text:p>
          </table:table-cell>
          <table:table-cell/>
        </table:table-row>
        <table:table-row table:style-name="ro7">
          <table:table-cell office:value-type="string" calcext:value-type="string">
            <text:p>nb</text:p>
          </table:table-cell>
          <table:table-cell office:value-type="string" calcext:value-type="string">
            <text:p>Norwegian Bokmå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orsk (bokmål)</text:p>
          </table:table-cell>
          <table:table-cell office:value-type="string" calcext:value-type="string">
            <text:p><text:a xlink:href="https://en.wikipedia.org/wiki/Bokmål" xlink:type="simple">en:Bokmål</text:a></text:p>
          </table:table-cell>
          <table:table-cell table:style-name="ce2" office:value-type="string" calcext:value-type="string">
            <text:p>Redirects to no</text:p>
          </table:table-cell>
          <table:table-cell/>
        </table:table-row>
        <table:table-row table:style-name="ro7">
          <table:table-cell office:value-type="string" calcext:value-type="string">
            <text:p>zh-tw</text:p>
          </table:table-cell>
          <table:table-cell office:value-type="string" calcext:value-type="string">
            <text:p>Traditional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‪中文(台灣)‬</text:p>
          </table:table-cell>
          <table:table-cell office:value-type="string" calcext:value-type="string">
            <text:p><text:a xlink:href="https://en.wikipedia.org/wiki/Chinese_language" xlink:type="simple">en:Chinese language</text:a></text:p>
          </table:table-cell>
          <table:table-cell table:style-name="ce2" office:value-type="string" calcext:value-type="string">
            <text:p>Redirects to zh</text:p>
          </table:table-cell>
          <table:table-cell/>
        </table:table-row>
        <table:table-row table:style-name="ro7">
          <table:table-cell table:number-columns-repeated="2" office:value-type="string" calcext:value-type="string">
            <text:p>tokipon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okipona</text:p>
          </table:table-cell>
          <table:table-cell office:value-type="string" calcext:value-type="string">
            <text:p><text:a xlink:href="https://en.wikipedia.org/wiki/Toki_Pona" xlink:type="simple">en:Toki Pona</text:a></text:p>
          </table:table-cell>
          <table:table-cell table:style-name="ce2" office:value-type="string" calcext:value-type="string">
            <text:p>moved to <text:a xlink:href="http://tokipona.wikia.com/" xlink:type="simple">http://tokipona.wikia.com/</text:a></text:p>
          </table:table-cell>
          <table:table-cell/>
        </table:table-row>
        <table:table-row table:style-name="ro8">
          <table:table-cell table:style-name="ce1" office:value-type="string" calcext:value-type="string" table:number-columns-spanned="6" table:number-rows-spanned="1">
            <text:p>See also <text:a xlink:href="https://incubator.wikimedia.org/wiki/Main_Page" xlink:type="simple">Test languages</text:a></text:p>
          </table:table-cell>
          <table:covered-table-cell table:number-columns-repeated="5" table:style-name="Default"/>
          <table:table-cell/>
        </table:table-row>
      </table:table>
      <table:named-expressions/>
      <table:database-ranges>
        <table:database-range table:name="__Anonymous_Sheet_DB__0" table:target-range-address="Sheet1.A1:Sheet1.G507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7:59:47.9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6:25:07.003000000</meta:creation-date>
    <dc:date>2016-09-25T18:15:09.912000000</dc:date>
    <meta:editing-duration>PT34M20S</meta:editing-duration>
    <meta:editing-cycles>3</meta:editing-cycles>
    <meta:generator>LibreOffice/5.2.1.2$Windows_X86_64 LibreOffice_project/31dd62db80d4e60af04904455ec9c9219178d620</meta:generator>
    <meta:document-statistic meta:table-count="2" meta:cell-count="5108" meta:object-count="0"/>
  </office:meta>
</office:document-meta>
</file>